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10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1,2,3" table:style-name="ta1">
        <table:shapes>
          <draw:frame draw:z-index="0" draw:style-name="gr1" draw:text-style-name="P1" svg:width="15.999cm" svg:height="8.999cm" svg:x="0cm" svg:y="49.345cm">
            <draw:object draw:notify-on-update-of-ranges="'zad1,2,3'.I2:'zad1,2,3'.I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h. spal.</text:p>
          </table:table-cell>
          <table:table-cell office:value-type="string" calcext:value-type="string">
            <text:p>h. elek.</text:p>
          </table:table-cell>
          <table:table-cell office:value-type="string" calcext:value-type="string">
            <text:p>v. elek.</text:p>
          </table:table-cell>
          <table:table-cell office:value-type="string" calcext:value-type="string">
            <text:p>v.spal.</text:p>
          </table:table-cell>
          <table:table-cell office:value-type="string" calcext:value-type="string">
            <text:p>dyst. Elek.</text:p>
          </table:table-cell>
          <table:table-cell office:value-type="string" calcext:value-type="string">
            <text:p>dyst. Spal</text:p>
          </table:table-cell>
          <table:table-cell office:value-type="string" calcext:value-type="string">
            <text:p>dyst. Dzi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45-05-03" calcext:value-type="date">
            <text:p>1945-05-03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2]*[.E2]" office:value-type="float" office:value="80" calcext:value-type="float">
            <text:p>80</text:p>
          </table:table-cell>
          <table:table-cell table:formula="of:=[.C2]*[.F2]" office:value-type="float" office:value="40" calcext:value-type="float">
            <text:p>40</text:p>
          </table:table-cell>
          <table:table-cell table:formula="of:=[.G2]+[.H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45-05-04" calcext:value-type="date">
            <text:p>1945-05-04 00:00</text:p>
          </table:table-cell>
          <table:table-cell table:formula="of:=[.C2]" office:value-type="float" office:value="4" calcext:value-type="float">
            <text:p>4</text:p>
          </table:table-cell>
          <table:table-cell table:formula="of:=[.D2]" office:value-type="float" office:value="20" calcext:value-type="float">
            <text:p>20</text:p>
          </table:table-cell>
          <table:table-cell table:formula="of:=[.E2]*0.99" office:value-type="float" office:value="3.96" calcext:value-type="float">
            <text:p>3,96</text:p>
          </table:table-cell>
          <table:table-cell table:formula="of:=[.F2]*0.99" office:value-type="float" office:value="9.9" calcext:value-type="float">
            <text:p>9,9</text:p>
          </table:table-cell>
          <table:table-cell table:formula="of:=[.D3]*[.E3]" office:value-type="float" office:value="79.2" calcext:value-type="float">
            <text:p>79,2</text:p>
          </table:table-cell>
          <table:table-cell table:formula="of:=[.C3]*[.F3]" office:value-type="float" office:value="39.6" calcext:value-type="float">
            <text:p>39,6</text:p>
          </table:table-cell>
          <table:table-cell table:formula="of:=[.G3]+[.H3]" office:value-type="float" office:value="118.8" calcext:value-type="float">
            <text:p>118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45-05-05" calcext:value-type="date">
            <text:p>1945-05-05 00:00</text:p>
          </table:table-cell>
          <table:table-cell table:formula="of:=[.C3]" office:value-type="float" office:value="4" calcext:value-type="float">
            <text:p>4</text:p>
          </table:table-cell>
          <table:table-cell table:formula="of:=[.D3]" office:value-type="float" office:value="20" calcext:value-type="float">
            <text:p>20</text:p>
          </table:table-cell>
          <table:table-cell table:formula="of:=[.E3]*0.99" office:value-type="float" office:value="3.9204" calcext:value-type="float">
            <text:p>3,9204</text:p>
          </table:table-cell>
          <table:table-cell table:formula="of:=[.F3]*0.99" office:value-type="float" office:value="9.801" calcext:value-type="float">
            <text:p>9,801</text:p>
          </table:table-cell>
          <table:table-cell table:formula="of:=[.D4]*[.E4]" office:value-type="float" office:value="78.408" calcext:value-type="float">
            <text:p>78,408</text:p>
          </table:table-cell>
          <table:table-cell table:formula="of:=[.C4]*[.F4]" office:value-type="float" office:value="39.204" calcext:value-type="float">
            <text:p>39,204</text:p>
          </table:table-cell>
          <table:table-cell table:formula="of:=[.G4]+[.H4]" office:value-type="float" office:value="117.612" calcext:value-type="float">
            <text:p>117,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45-05-06" calcext:value-type="date">
            <text:p>1945-05-06 00:00</text:p>
          </table:table-cell>
          <table:table-cell table:formula="of:=[.C4]" office:value-type="float" office:value="4" calcext:value-type="float">
            <text:p>4</text:p>
          </table:table-cell>
          <table:table-cell table:formula="of:=[.D4]" office:value-type="float" office:value="20" calcext:value-type="float">
            <text:p>20</text:p>
          </table:table-cell>
          <table:table-cell table:formula="of:=[.E4]*0.99" office:value-type="float" office:value="3.881196" calcext:value-type="float">
            <text:p>3,881196</text:p>
          </table:table-cell>
          <table:table-cell table:formula="of:=[.F4]*0.99" office:value-type="float" office:value="9.70299" calcext:value-type="float">
            <text:p>9,70299</text:p>
          </table:table-cell>
          <table:table-cell table:formula="of:=[.D5]*[.E5]" office:value-type="float" office:value="77.62392" calcext:value-type="float">
            <text:p>77,62392</text:p>
          </table:table-cell>
          <table:table-cell table:formula="of:=[.C5]*[.F5]" office:value-type="float" office:value="38.81196" calcext:value-type="float">
            <text:p>38,81196</text:p>
          </table:table-cell>
          <table:table-cell table:formula="of:=[.G5]+[.H5]" office:value-type="float" office:value="116.43588" calcext:value-type="float">
            <text:p>116,43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05-07" calcext:value-type="date">
            <text:p>1945-05-07 00:00</text:p>
          </table:table-cell>
          <table:table-cell table:formula="of:=[.C5]" office:value-type="float" office:value="4" calcext:value-type="float">
            <text:p>4</text:p>
          </table:table-cell>
          <table:table-cell table:formula="of:=[.D5]" office:value-type="float" office:value="20" calcext:value-type="float">
            <text:p>20</text:p>
          </table:table-cell>
          <table:table-cell table:formula="of:=[.E5]*0.99" office:value-type="float" office:value="3.84238404" calcext:value-type="float">
            <text:p>3,84238404</text:p>
          </table:table-cell>
          <table:table-cell table:formula="of:=[.F5]*0.99" office:value-type="float" office:value="9.6059601" calcext:value-type="float">
            <text:p>9,6059601</text:p>
          </table:table-cell>
          <table:table-cell table:formula="of:=[.D6]*[.E6]" office:value-type="float" office:value="76.8476808" calcext:value-type="float">
            <text:p>76,8476808</text:p>
          </table:table-cell>
          <table:table-cell table:formula="of:=[.C6]*[.F6]" office:value-type="float" office:value="38.4238404" calcext:value-type="float">
            <text:p>38,4238404</text:p>
          </table:table-cell>
          <table:table-cell table:formula="of:=[.G6]+[.H6]" office:value-type="float" office:value="115.2715212" calcext:value-type="float">
            <text:p>115,2715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45-05-08" calcext:value-type="date">
            <text:p>1945-05-08 00:00</text:p>
          </table:table-cell>
          <table:table-cell table:formula="of:=[.C6]" office:value-type="float" office:value="4" calcext:value-type="float">
            <text:p>4</text:p>
          </table:table-cell>
          <table:table-cell table:formula="of:=[.D6]" office:value-type="float" office:value="20" calcext:value-type="float">
            <text:p>20</text:p>
          </table:table-cell>
          <table:table-cell table:formula="of:=[.E6]*0.99" office:value-type="float" office:value="3.8039601996" calcext:value-type="float">
            <text:p>3,8039601996</text:p>
          </table:table-cell>
          <table:table-cell table:formula="of:=[.F6]*0.99" office:value-type="float" office:value="9.509900499" calcext:value-type="float">
            <text:p>9,509900499</text:p>
          </table:table-cell>
          <table:table-cell table:formula="of:=[.D7]*[.E7]" office:value-type="float" office:value="76.079203992" calcext:value-type="float">
            <text:p>76,079203992</text:p>
          </table:table-cell>
          <table:table-cell table:formula="of:=[.C7]*[.F7]" office:value-type="float" office:value="38.039601996" calcext:value-type="float">
            <text:p>38,039601996</text:p>
          </table:table-cell>
          <table:table-cell table:formula="of:=[.G7]+[.H7]" office:value-type="float" office:value="114.118805988" calcext:value-type="float">
            <text:p>114,118805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5-05-09" calcext:value-type="date">
            <text:p>1945-05-09 00:00</text:p>
          </table:table-cell>
          <table:table-cell table:formula="of:=[.C7]" office:value-type="float" office:value="4" calcext:value-type="float">
            <text:p>4</text:p>
          </table:table-cell>
          <table:table-cell table:formula="of:=[.D7]" office:value-type="float" office:value="20" calcext:value-type="float">
            <text:p>20</text:p>
          </table:table-cell>
          <table:table-cell table:formula="of:=[.E7]*0.99" office:value-type="float" office:value="3.765920597604" calcext:value-type="float">
            <text:p>3,765920597604</text:p>
          </table:table-cell>
          <table:table-cell table:formula="of:=[.F7]*0.99" office:value-type="float" office:value="9.41480149401" calcext:value-type="float">
            <text:p>9,41480149401</text:p>
          </table:table-cell>
          <table:table-cell table:formula="of:=[.D8]*[.E8]" office:value-type="float" office:value="75.31841195208" calcext:value-type="float">
            <text:p>75,31841195208</text:p>
          </table:table-cell>
          <table:table-cell table:formula="of:=[.C8]*[.F8]" office:value-type="float" office:value="37.65920597604" calcext:value-type="float">
            <text:p>37,65920597604</text:p>
          </table:table-cell>
          <table:table-cell table:formula="of:=[.G8]+[.H8]" office:value-type="float" office:value="112.97761792812" calcext:value-type="float">
            <text:p>112,97761792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45-05-10" calcext:value-type="date">
            <text:p>1945-05-10 00:00</text:p>
          </table:table-cell>
          <table:table-cell table:formula="of:=[.C8]" office:value-type="float" office:value="4" calcext:value-type="float">
            <text:p>4</text:p>
          </table:table-cell>
          <table:table-cell table:formula="of:=[.D8]" office:value-type="float" office:value="20" calcext:value-type="float">
            <text:p>20</text:p>
          </table:table-cell>
          <table:table-cell table:formula="of:=[.E8]*0.99" office:value-type="float" office:value="3.72826139162796" calcext:value-type="float">
            <text:p>3,72826139162796</text:p>
          </table:table-cell>
          <table:table-cell table:formula="of:=[.F8]*0.99" office:value-type="float" office:value="9.3206534790699" calcext:value-type="float">
            <text:p>9,3206534790699</text:p>
          </table:table-cell>
          <table:table-cell table:formula="of:=[.D9]*[.E9]" office:value-type="float" office:value="74.5652278325592" calcext:value-type="float">
            <text:p>74,5652278325592</text:p>
          </table:table-cell>
          <table:table-cell table:formula="of:=[.C9]*[.F9]" office:value-type="float" office:value="37.2826139162796" calcext:value-type="float">
            <text:p>37,2826139162796</text:p>
          </table:table-cell>
          <table:table-cell table:formula="of:=[.G9]+[.H9]" office:value-type="float" office:value="111.847841748839" calcext:value-type="float">
            <text:p>111,8478417488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45-05-11" calcext:value-type="date">
            <text:p>1945-05-11 00:00</text:p>
          </table:table-cell>
          <table:table-cell table:formula="of:=[.C9]" office:value-type="float" office:value="4" calcext:value-type="float">
            <text:p>4</text:p>
          </table:table-cell>
          <table:table-cell table:formula="of:=[.D9]" office:value-type="float" office:value="20" calcext:value-type="float">
            <text:p>20</text:p>
          </table:table-cell>
          <table:table-cell table:formula="of:=[.E9]*0.99" office:value-type="float" office:value="3.69097877771168" calcext:value-type="float">
            <text:p>3,69097877771168</text:p>
          </table:table-cell>
          <table:table-cell table:formula="of:=[.F9]*0.99" office:value-type="float" office:value="9.2274469442792" calcext:value-type="float">
            <text:p>9,2274469442792</text:p>
          </table:table-cell>
          <table:table-cell table:formula="of:=[.D10]*[.E10]" office:value-type="float" office:value="73.8195755542336" calcext:value-type="float">
            <text:p>73,8195755542336</text:p>
          </table:table-cell>
          <table:table-cell table:formula="of:=[.C10]*[.F10]" office:value-type="float" office:value="36.9097877771168" calcext:value-type="float">
            <text:p>36,9097877771168</text:p>
          </table:table-cell>
          <table:table-cell table:formula="of:=[.G10]+[.H10]" office:value-type="float" office:value="110.72936333135" calcext:value-type="float">
            <text:p>110,72936333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45-05-12" calcext:value-type="date">
            <text:p>1945-05-12 00:00</text:p>
          </table:table-cell>
          <table:table-cell table:formula="of:=[.C10]" office:value-type="float" office:value="4" calcext:value-type="float">
            <text:p>4</text:p>
          </table:table-cell>
          <table:table-cell table:formula="of:=[.D10]" office:value-type="float" office:value="20" calcext:value-type="float">
            <text:p>20</text:p>
          </table:table-cell>
          <table:table-cell table:formula="of:=[.E10]*0.99" office:value-type="float" office:value="3.65406898993456" calcext:value-type="float">
            <text:p>3,65406898993456</text:p>
          </table:table-cell>
          <table:table-cell table:formula="of:=[.F10]*0.99" office:value-type="float" office:value="9.13517247483641" calcext:value-type="float">
            <text:p>9,13517247483641</text:p>
          </table:table-cell>
          <table:table-cell table:formula="of:=[.D11]*[.E11]" office:value-type="float" office:value="73.0813797986913" calcext:value-type="float">
            <text:p>73,0813797986913</text:p>
          </table:table-cell>
          <table:table-cell table:formula="of:=[.C11]*[.F11]" office:value-type="float" office:value="36.5406898993456" calcext:value-type="float">
            <text:p>36,5406898993456</text:p>
          </table:table-cell>
          <table:table-cell table:formula="of:=[.G11]+[.H11]" office:value-type="float" office:value="109.622069698037" calcext:value-type="float">
            <text:p>109,622069698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45-05-13" calcext:value-type="date">
            <text:p>1945-05-13 00:00</text:p>
          </table:table-cell>
          <table:table-cell table:formula="of:=[.C11]" office:value-type="float" office:value="4" calcext:value-type="float">
            <text:p>4</text:p>
          </table:table-cell>
          <table:table-cell table:formula="of:=[.D11]" office:value-type="float" office:value="20" calcext:value-type="float">
            <text:p>20</text:p>
          </table:table-cell>
          <table:table-cell table:formula="of:=[.E11]*0.99" office:value-type="float" office:value="3.61752830003522" calcext:value-type="float">
            <text:p>3,61752830003522</text:p>
          </table:table-cell>
          <table:table-cell table:formula="of:=[.F11]*0.99" office:value-type="float" office:value="9.04382075008804" calcext:value-type="float">
            <text:p>9,04382075008804</text:p>
          </table:table-cell>
          <table:table-cell table:formula="of:=[.D12]*[.E12]" office:value-type="float" office:value="72.3505660007043" calcext:value-type="float">
            <text:p>72,3505660007043</text:p>
          </table:table-cell>
          <table:table-cell table:formula="of:=[.C12]*[.F12]" office:value-type="float" office:value="36.1752830003522" calcext:value-type="float">
            <text:p>36,1752830003522</text:p>
          </table:table-cell>
          <table:table-cell table:formula="of:=[.G12]+[.H12]" office:value-type="float" office:value="108.525849001057" calcext:value-type="float">
            <text:p>108,5258490010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45-05-14" calcext:value-type="date">
            <text:p>1945-05-14 00:00</text:p>
          </table:table-cell>
          <table:table-cell table:formula="of:=[.C12]" office:value-type="float" office:value="4" calcext:value-type="float">
            <text:p>4</text:p>
          </table:table-cell>
          <table:table-cell table:formula="of:=[.D12]" office:value-type="float" office:value="20" calcext:value-type="float">
            <text:p>20</text:p>
          </table:table-cell>
          <table:table-cell table:formula="of:=[.E12]*0.99" office:value-type="float" office:value="3.58135301703486" calcext:value-type="float">
            <text:p>3,58135301703486</text:p>
          </table:table-cell>
          <table:table-cell table:formula="of:=[.F12]*0.99" office:value-type="float" office:value="8.95338254258716" calcext:value-type="float">
            <text:p>8,95338254258716</text:p>
          </table:table-cell>
          <table:table-cell table:formula="of:=[.D13]*[.E13]" office:value-type="float" office:value="71.6270603406973" calcext:value-type="float">
            <text:p>71,6270603406973</text:p>
          </table:table-cell>
          <table:table-cell table:formula="of:=[.C13]*[.F13]" office:value-type="float" office:value="35.8135301703486" calcext:value-type="float">
            <text:p>35,8135301703486</text:p>
          </table:table-cell>
          <table:table-cell table:formula="of:=[.G13]+[.H13]" office:value-type="float" office:value="107.440590511046" calcext:value-type="float">
            <text:p>107,4405905110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45-05-15" calcext:value-type="date">
            <text:p>1945-05-15 00:00</text:p>
          </table:table-cell>
          <table:table-cell table:formula="of:=[.C13]" office:value-type="float" office:value="4" calcext:value-type="float">
            <text:p>4</text:p>
          </table:table-cell>
          <table:table-cell table:formula="of:=[.D13]" office:value-type="float" office:value="20" calcext:value-type="float">
            <text:p>20</text:p>
          </table:table-cell>
          <table:table-cell table:formula="of:=[.E13]*0.99" office:value-type="float" office:value="3.54553948686452" calcext:value-type="float">
            <text:p>3,54553948686452</text:p>
          </table:table-cell>
          <table:table-cell table:formula="of:=[.F13]*0.99" office:value-type="float" office:value="8.86384871716129" calcext:value-type="float">
            <text:p>8,86384871716129</text:p>
          </table:table-cell>
          <table:table-cell table:formula="of:=[.D14]*[.E14]" office:value-type="float" office:value="70.9107897372903" calcext:value-type="float">
            <text:p>70,9107897372903</text:p>
          </table:table-cell>
          <table:table-cell table:formula="of:=[.C14]*[.F14]" office:value-type="float" office:value="35.4553948686452" calcext:value-type="float">
            <text:p>35,4553948686452</text:p>
          </table:table-cell>
          <table:table-cell table:formula="of:=[.G14]+[.H14]" office:value-type="float" office:value="106.366184605936" calcext:value-type="float">
            <text:p>106,3661846059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45-05-16" calcext:value-type="date">
            <text:p>1945-05-16 00:00</text:p>
          </table:table-cell>
          <table:table-cell table:formula="of:=[.C14]" office:value-type="float" office:value="4" calcext:value-type="float">
            <text:p>4</text:p>
          </table:table-cell>
          <table:table-cell table:formula="of:=[.D14]" office:value-type="float" office:value="20" calcext:value-type="float">
            <text:p>20</text:p>
          </table:table-cell>
          <table:table-cell table:formula="of:=[.E14]*0.99" office:value-type="float" office:value="3.51008409199587" calcext:value-type="float">
            <text:p>3,51008409199587</text:p>
          </table:table-cell>
          <table:table-cell table:formula="of:=[.F14]*0.99" office:value-type="float" office:value="8.77521022998968" calcext:value-type="float">
            <text:p>8,77521022998968</text:p>
          </table:table-cell>
          <table:table-cell table:formula="of:=[.D15]*[.E15]" office:value-type="float" office:value="70.2016818399174" calcext:value-type="float">
            <text:p>70,2016818399174</text:p>
          </table:table-cell>
          <table:table-cell table:formula="of:=[.C15]*[.F15]" office:value-type="float" office:value="35.1008409199587" calcext:value-type="float">
            <text:p>35,1008409199587</text:p>
          </table:table-cell>
          <table:table-cell table:formula="of:=[.G15]+[.H15]" office:value-type="float" office:value="105.302522759876" calcext:value-type="float">
            <text:p>105,302522759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45-05-17" calcext:value-type="date">
            <text:p>1945-05-17 00:00</text:p>
          </table:table-cell>
          <table:table-cell table:formula="of:=[.C15]" office:value-type="float" office:value="4" calcext:value-type="float">
            <text:p>4</text:p>
          </table:table-cell>
          <table:table-cell table:formula="of:=[.D15]" office:value-type="float" office:value="20" calcext:value-type="float">
            <text:p>20</text:p>
          </table:table-cell>
          <table:table-cell table:formula="of:=[.E15]*0.99" office:value-type="float" office:value="3.47498325107591" calcext:value-type="float">
            <text:p>3,47498325107591</text:p>
          </table:table-cell>
          <table:table-cell table:formula="of:=[.F15]*0.99" office:value-type="float" office:value="8.68745812768978" calcext:value-type="float">
            <text:p>8,68745812768978</text:p>
          </table:table-cell>
          <table:table-cell table:formula="of:=[.D16]*[.E16]" office:value-type="float" office:value="69.4996650215183" calcext:value-type="float">
            <text:p>69,4996650215183</text:p>
          </table:table-cell>
          <table:table-cell table:formula="of:=[.C16]*[.F16]" office:value-type="float" office:value="34.7498325107591" calcext:value-type="float">
            <text:p>34,7498325107591</text:p>
          </table:table-cell>
          <table:table-cell table:formula="of:=[.G16]+[.H16]" office:value-type="float" office:value="104.249497532277" calcext:value-type="float">
            <text:p>104,249497532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45-05-18" calcext:value-type="date">
            <text:p>1945-05-18 00:00</text:p>
          </table:table-cell>
          <table:table-cell table:formula="of:=[.C16]" office:value-type="float" office:value="4" calcext:value-type="float">
            <text:p>4</text:p>
          </table:table-cell>
          <table:table-cell table:formula="of:=[.D16]" office:value-type="float" office:value="20" calcext:value-type="float">
            <text:p>20</text:p>
          </table:table-cell>
          <table:table-cell table:formula="of:=[.E16]*0.99" office:value-type="float" office:value="3.44023341856515" calcext:value-type="float">
            <text:p>3,44023341856515</text:p>
          </table:table-cell>
          <table:table-cell table:formula="of:=[.F16]*0.99" office:value-type="float" office:value="8.60058354641288" calcext:value-type="float">
            <text:p>8,60058354641288</text:p>
          </table:table-cell>
          <table:table-cell table:formula="of:=[.D17]*[.E17]" office:value-type="float" office:value="68.8046683713031" calcext:value-type="float">
            <text:p>68,8046683713031</text:p>
          </table:table-cell>
          <table:table-cell table:formula="of:=[.C17]*[.F17]" office:value-type="float" office:value="34.4023341856515" calcext:value-type="float">
            <text:p>34,4023341856515</text:p>
          </table:table-cell>
          <table:table-cell table:formula="of:=[.G17]+[.H17]" office:value-type="float" office:value="103.207002556955" calcext:value-type="float">
            <text:p>103,2070025569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45-05-19" calcext:value-type="date">
            <text:p>1945-05-19 00:00</text:p>
          </table:table-cell>
          <table:table-cell table:formula="of:=[.C17]" office:value-type="float" office:value="4" calcext:value-type="float">
            <text:p>4</text:p>
          </table:table-cell>
          <table:table-cell table:formula="of:=[.D17]" office:value-type="float" office:value="20" calcext:value-type="float">
            <text:p>20</text:p>
          </table:table-cell>
          <table:table-cell table:formula="of:=[.E17]*0.99" office:value-type="float" office:value="3.4058310843795" calcext:value-type="float">
            <text:p>3,4058310843795</text:p>
          </table:table-cell>
          <table:table-cell table:formula="of:=[.F17]*0.99" office:value-type="float" office:value="8.51457771094876" calcext:value-type="float">
            <text:p>8,51457771094876</text:p>
          </table:table-cell>
          <table:table-cell table:formula="of:=[.D18]*[.E18]" office:value-type="float" office:value="68.11662168759" calcext:value-type="float">
            <text:p>68,11662168759</text:p>
          </table:table-cell>
          <table:table-cell table:formula="of:=[.C18]*[.F18]" office:value-type="float" office:value="34.058310843795" calcext:value-type="float">
            <text:p>34,058310843795</text:p>
          </table:table-cell>
          <table:table-cell table:formula="of:=[.G18]+[.H18]" office:value-type="float" office:value="102.174932531385" calcext:value-type="float">
            <text:p>102,174932531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45-05-20" calcext:value-type="date">
            <text:p>1945-05-20 00:00</text:p>
          </table:table-cell>
          <table:table-cell table:formula="of:=[.C18]" office:value-type="float" office:value="4" calcext:value-type="float">
            <text:p>4</text:p>
          </table:table-cell>
          <table:table-cell table:formula="of:=[.D18]" office:value-type="float" office:value="20" calcext:value-type="float">
            <text:p>20</text:p>
          </table:table-cell>
          <table:table-cell table:formula="of:=[.E18]*0.99" office:value-type="float" office:value="3.37177277353571" calcext:value-type="float">
            <text:p>3,37177277353571</text:p>
          </table:table-cell>
          <table:table-cell table:formula="of:=[.F18]*0.99" office:value-type="float" office:value="8.42943193383927" calcext:value-type="float">
            <text:p>8,42943193383927</text:p>
          </table:table-cell>
          <table:table-cell table:formula="of:=[.D19]*[.E19]" office:value-type="float" office:value="67.4354554707141" calcext:value-type="float">
            <text:p>67,4354554707141</text:p>
          </table:table-cell>
          <table:table-cell table:formula="of:=[.C19]*[.F19]" office:value-type="float" office:value="33.7177277353571" calcext:value-type="float">
            <text:p>33,7177277353571</text:p>
          </table:table-cell>
          <table:table-cell table:formula="of:=[.G19]+[.H19]" office:value-type="float" office:value="101.153183206071" calcext:value-type="float">
            <text:p>101,153183206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45-05-21" calcext:value-type="date">
            <text:p>1945-05-21 00:00</text:p>
          </table:table-cell>
          <table:table-cell table:formula="of:=[.C19]" office:value-type="float" office:value="4" calcext:value-type="float">
            <text:p>4</text:p>
          </table:table-cell>
          <table:table-cell table:formula="of:=[.D19]" office:value-type="float" office:value="20" calcext:value-type="float">
            <text:p>20</text:p>
          </table:table-cell>
          <table:table-cell table:formula="of:=[.E19]*0.99" office:value-type="float" office:value="3.33805504580035" calcext:value-type="float">
            <text:p>3,33805504580035</text:p>
          </table:table-cell>
          <table:table-cell table:formula="of:=[.F19]*0.99" office:value-type="float" office:value="8.34513761450088" calcext:value-type="float">
            <text:p>8,34513761450088</text:p>
          </table:table-cell>
          <table:table-cell table:formula="of:=[.D20]*[.E20]" office:value-type="float" office:value="66.761100916007" calcext:value-type="float">
            <text:p>66,761100916007</text:p>
          </table:table-cell>
          <table:table-cell table:formula="of:=[.C20]*[.F20]" office:value-type="float" office:value="33.3805504580035" calcext:value-type="float">
            <text:p>33,3805504580035</text:p>
          </table:table-cell>
          <table:table-cell table:formula="of:=[.G20]+[.H20]" office:value-type="float" office:value="100.141651374011" calcext:value-type="float">
            <text:p>100,141651374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45-05-22" calcext:value-type="date">
            <text:p>1945-05-22 00:00</text:p>
          </table:table-cell>
          <table:table-cell table:formula="of:=[.C20]" office:value-type="float" office:value="4" calcext:value-type="float">
            <text:p>4</text:p>
          </table:table-cell>
          <table:table-cell table:formula="of:=[.D20]" office:value-type="float" office:value="20" calcext:value-type="float">
            <text:p>20</text:p>
          </table:table-cell>
          <table:table-cell table:formula="of:=[.E20]*0.99" office:value-type="float" office:value="3.30467449534235" calcext:value-type="float">
            <text:p>3,30467449534235</text:p>
          </table:table-cell>
          <table:table-cell table:formula="of:=[.F20]*0.99" office:value-type="float" office:value="8.26168623835587" calcext:value-type="float">
            <text:p>8,26168623835587</text:p>
          </table:table-cell>
          <table:table-cell table:formula="of:=[.D21]*[.E21]" office:value-type="float" office:value="66.0934899068469" calcext:value-type="float">
            <text:p>66,0934899068469</text:p>
          </table:table-cell>
          <table:table-cell table:formula="of:=[.C21]*[.F21]" office:value-type="float" office:value="33.0467449534235" calcext:value-type="float">
            <text:p>33,0467449534235</text:p>
          </table:table-cell>
          <table:table-cell table:formula="of:=[.G21]+[.H21]" office:value-type="float" office:value="99.1402348602704" calcext:value-type="float">
            <text:p>99,14023486027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5-05-23" calcext:value-type="date">
            <text:p>1945-05-23 00:00</text:p>
          </table:table-cell>
          <table:table-cell table:formula="of:=[.C21]" office:value-type="float" office:value="4" calcext:value-type="float">
            <text:p>4</text:p>
          </table:table-cell>
          <table:table-cell table:formula="of:=[.D21]" office:value-type="float" office:value="20" calcext:value-type="float">
            <text:p>20</text:p>
          </table:table-cell>
          <table:table-cell table:formula="of:=[.E21]*0.99" office:value-type="float" office:value="3.27162775038892" calcext:value-type="float">
            <text:p>3,27162775038892</text:p>
          </table:table-cell>
          <table:table-cell table:formula="of:=[.F21]*0.99" office:value-type="float" office:value="8.17906937597231" calcext:value-type="float">
            <text:p>8,17906937597231</text:p>
          </table:table-cell>
          <table:table-cell table:formula="of:=[.D22]*[.E22]" office:value-type="float" office:value="65.4325550077784" calcext:value-type="float">
            <text:p>65,4325550077784</text:p>
          </table:table-cell>
          <table:table-cell table:formula="of:=[.C22]*[.F22]" office:value-type="float" office:value="32.7162775038892" calcext:value-type="float">
            <text:p>32,7162775038892</text:p>
          </table:table-cell>
          <table:table-cell table:formula="of:=[.G22]+[.H22]" office:value-type="float" office:value="98.1488325116677" calcext:value-type="float">
            <text:p>98,14883251166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5-05-24" calcext:value-type="date">
            <text:p>1945-05-24 00:00</text:p>
          </table:table-cell>
          <table:table-cell table:formula="of:=[.C22]" office:value-type="float" office:value="4" calcext:value-type="float">
            <text:p>4</text:p>
          </table:table-cell>
          <table:table-cell table:formula="of:=[.D22]" office:value-type="float" office:value="20" calcext:value-type="float">
            <text:p>20</text:p>
          </table:table-cell>
          <table:table-cell table:formula="of:=[.E22]*0.99" office:value-type="float" office:value="3.23891147288503" calcext:value-type="float">
            <text:p>3,23891147288503</text:p>
          </table:table-cell>
          <table:table-cell table:formula="of:=[.F22]*0.99" office:value-type="float" office:value="8.09727868221259" calcext:value-type="float">
            <text:p>8,09727868221259</text:p>
          </table:table-cell>
          <table:table-cell table:formula="of:=[.D23]*[.E23]" office:value-type="float" office:value="64.7782294577007" calcext:value-type="float">
            <text:p>64,7782294577007</text:p>
          </table:table-cell>
          <table:table-cell table:formula="of:=[.C23]*[.F23]" office:value-type="float" office:value="32.3891147288503" calcext:value-type="float">
            <text:p>32,3891147288503</text:p>
          </table:table-cell>
          <table:table-cell table:formula="of:=[.G23]+[.H23]" office:value-type="float" office:value="97.167344186551" calcext:value-type="float">
            <text:p>97,1673441865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5-05-25" calcext:value-type="date">
            <text:p>1945-05-25 00:00</text:p>
          </table:table-cell>
          <table:table-cell table:formula="of:=[.C23]" office:value-type="float" office:value="4" calcext:value-type="float">
            <text:p>4</text:p>
          </table:table-cell>
          <table:table-cell table:formula="of:=[.D23]" office:value-type="float" office:value="20" calcext:value-type="float">
            <text:p>20</text:p>
          </table:table-cell>
          <table:table-cell table:formula="of:=[.E23]*0.99" office:value-type="float" office:value="3.20652235815618" calcext:value-type="float">
            <text:p>3,20652235815618</text:p>
          </table:table-cell>
          <table:table-cell table:formula="of:=[.F23]*0.99" office:value-type="float" office:value="8.01630589539046" calcext:value-type="float">
            <text:p>8,01630589539046</text:p>
          </table:table-cell>
          <table:table-cell table:formula="of:=[.D24]*[.E24]" office:value-type="float" office:value="64.1304471631237" calcext:value-type="float">
            <text:p>64,1304471631237</text:p>
          </table:table-cell>
          <table:table-cell table:formula="of:=[.C24]*[.F24]" office:value-type="float" office:value="32.0652235815618" calcext:value-type="float">
            <text:p>32,0652235815618</text:p>
          </table:table-cell>
          <table:table-cell table:formula="of:=[.G24]+[.H24]" office:value-type="float" office:value="96.1956707446855" calcext:value-type="float">
            <text:p>96,19567074468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5-05-26" calcext:value-type="date">
            <text:p>1945-05-26 00:00</text:p>
          </table:table-cell>
          <table:table-cell table:formula="of:=[.C24]" office:value-type="float" office:value="4" calcext:value-type="float">
            <text:p>4</text:p>
          </table:table-cell>
          <table:table-cell table:formula="of:=[.D24]" office:value-type="float" office:value="20" calcext:value-type="float">
            <text:p>20</text:p>
          </table:table-cell>
          <table:table-cell table:formula="of:=[.E24]*0.99" office:value-type="float" office:value="3.17445713457462" calcext:value-type="float">
            <text:p>3,17445713457462</text:p>
          </table:table-cell>
          <table:table-cell table:formula="of:=[.F24]*0.99" office:value-type="float" office:value="7.93614283643656" calcext:value-type="float">
            <text:p>7,93614283643656</text:p>
          </table:table-cell>
          <table:table-cell table:formula="of:=[.D25]*[.E25]" office:value-type="float" office:value="63.4891426914924" calcext:value-type="float">
            <text:p>63,4891426914924</text:p>
          </table:table-cell>
          <table:table-cell table:formula="of:=[.C25]*[.F25]" office:value-type="float" office:value="31.7445713457462" calcext:value-type="float">
            <text:p>31,7445713457462</text:p>
          </table:table-cell>
          <table:table-cell table:formula="of:=[.G25]+[.H25]" office:value-type="float" office:value="95.2337140372386" calcext:value-type="float">
            <text:p>95,23371403723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45-05-27" calcext:value-type="date">
            <text:p>1945-05-27 00:00</text:p>
          </table:table-cell>
          <table:table-cell table:formula="of:=[.C25]" office:value-type="float" office:value="4" calcext:value-type="float">
            <text:p>4</text:p>
          </table:table-cell>
          <table:table-cell table:formula="of:=[.D25]" office:value-type="float" office:value="20" calcext:value-type="float">
            <text:p>20</text:p>
          </table:table-cell>
          <table:table-cell table:formula="of:=[.E25]*0.99" office:value-type="float" office:value="3.14271256322887" calcext:value-type="float">
            <text:p>3,14271256322887</text:p>
          </table:table-cell>
          <table:table-cell table:formula="of:=[.F25]*0.99" office:value-type="float" office:value="7.85678140807219" calcext:value-type="float">
            <text:p>7,85678140807219</text:p>
          </table:table-cell>
          <table:table-cell table:formula="of:=[.D26]*[.E26]" office:value-type="float" office:value="62.8542512645775" calcext:value-type="float">
            <text:p>62,8542512645775</text:p>
          </table:table-cell>
          <table:table-cell table:formula="of:=[.C26]*[.F26]" office:value-type="float" office:value="31.4271256322888" calcext:value-type="float">
            <text:p>31,4271256322888</text:p>
          </table:table-cell>
          <table:table-cell table:formula="of:=[.G26]+[.H26]" office:value-type="float" office:value="94.2813768968663" calcext:value-type="float">
            <text:p>94,28137689686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45-05-28" calcext:value-type="date">
            <text:p>1945-05-28 00:00</text:p>
          </table:table-cell>
          <table:table-cell table:formula="of:=[.C26]" office:value-type="float" office:value="4" calcext:value-type="float">
            <text:p>4</text:p>
          </table:table-cell>
          <table:table-cell table:formula="of:=[.D26]" office:value-type="float" office:value="20" calcext:value-type="float">
            <text:p>20</text:p>
          </table:table-cell>
          <table:table-cell table:formula="of:=[.E26]*0.99" office:value-type="float" office:value="3.11128543759659" calcext:value-type="float">
            <text:p>3,11128543759659</text:p>
          </table:table-cell>
          <table:table-cell table:formula="of:=[.F26]*0.99" office:value-type="float" office:value="7.77821359399147" calcext:value-type="float">
            <text:p>7,77821359399147</text:p>
          </table:table-cell>
          <table:table-cell table:formula="of:=[.D27]*[.E27]" office:value-type="float" office:value="62.2257087519317" calcext:value-type="float">
            <text:p>62,2257087519317</text:p>
          </table:table-cell>
          <table:table-cell table:formula="of:=[.C27]*[.F27]" office:value-type="float" office:value="31.1128543759659" calcext:value-type="float">
            <text:p>31,1128543759659</text:p>
          </table:table-cell>
          <table:table-cell table:formula="of:=[.G27]+[.H27]" office:value-type="float" office:value="93.3385631278976" calcext:value-type="float">
            <text:p>93,33856312789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45-05-29" calcext:value-type="date">
            <text:p>1945-05-29 00:00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20" calcext:value-type="float">
            <text:p>20</text:p>
          </table:table-cell>
          <table:table-cell table:formula="of:=[.E27]*0.99" office:value-type="float" office:value="3.08017258322062" calcext:value-type="float">
            <text:p>3,08017258322062</text:p>
          </table:table-cell>
          <table:table-cell table:formula="of:=[.F27]*0.99" office:value-type="float" office:value="7.70043145805155" calcext:value-type="float">
            <text:p>7,70043145805155</text:p>
          </table:table-cell>
          <table:table-cell table:formula="of:=[.D28]*[.E28]" office:value-type="float" office:value="61.6034516644124" calcext:value-type="float">
            <text:p>61,6034516644124</text:p>
          </table:table-cell>
          <table:table-cell table:formula="of:=[.C28]*[.F28]" office:value-type="float" office:value="30.8017258322062" calcext:value-type="float">
            <text:p>30,8017258322062</text:p>
          </table:table-cell>
          <table:table-cell table:formula="of:=[.G28]+[.H28]" office:value-type="float" office:value="92.4051774966186" calcext:value-type="float">
            <text:p>92,40517749661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45-05-30" calcext:value-type="date">
            <text:p>1945-05-30 00:00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20" calcext:value-type="float">
            <text:p>20</text:p>
          </table:table-cell>
          <table:table-cell table:formula="of:=[.E28]*0.99" office:value-type="float" office:value="3.04937085738841" calcext:value-type="float">
            <text:p>3,04937085738841</text:p>
          </table:table-cell>
          <table:table-cell table:formula="of:=[.F28]*0.99" office:value-type="float" office:value="7.62342714347104" calcext:value-type="float">
            <text:p>7,62342714347104</text:p>
          </table:table-cell>
          <table:table-cell table:formula="of:=[.D29]*[.E29]" office:value-type="float" office:value="60.9874171477683" calcext:value-type="float">
            <text:p>60,9874171477683</text:p>
          </table:table-cell>
          <table:table-cell table:formula="of:=[.C29]*[.F29]" office:value-type="float" office:value="30.4937085738841" calcext:value-type="float">
            <text:p>30,4937085738841</text:p>
          </table:table-cell>
          <table:table-cell table:formula="of:=[.G29]+[.H29]" office:value-type="float" office:value="91.4811257216524" calcext:value-type="float">
            <text:p>91,48112572165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45-05-31" calcext:value-type="date">
            <text:p>1945-05-31 00:00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20" calcext:value-type="float">
            <text:p>20</text:p>
          </table:table-cell>
          <table:table-cell table:formula="of:=[.E29]*0.99" office:value-type="float" office:value="3.01887714881453" calcext:value-type="float">
            <text:p>3,01887714881453</text:p>
          </table:table-cell>
          <table:table-cell table:formula="of:=[.F29]*0.99" office:value-type="float" office:value="7.54719287203633" calcext:value-type="float">
            <text:p>7,54719287203633</text:p>
          </table:table-cell>
          <table:table-cell table:formula="of:=[.D30]*[.E30]" office:value-type="float" office:value="60.3775429762906" calcext:value-type="float">
            <text:p>60,3775429762906</text:p>
          </table:table-cell>
          <table:table-cell table:formula="of:=[.C30]*[.F30]" office:value-type="float" office:value="30.1887714881453" calcext:value-type="float">
            <text:p>30,1887714881453</text:p>
          </table:table-cell>
          <table:table-cell table:formula="of:=[.G30]+[.H30]" office:value-type="float" office:value="90.5663144644359" calcext:value-type="float">
            <text:p>90,5663144644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06-01" calcext:value-type="date">
            <text:p>1945-06-01 00:00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0" calcext:value-type="float">
            <text:p>20</text:p>
          </table:table-cell>
          <table:table-cell table:style-name="ce3" table:formula="of:=[.E30]*0.99" office:value-type="float" office:value="2.98868837732638" calcext:value-type="float">
            <text:p>2,98868837732638</text:p>
          </table:table-cell>
          <table:table-cell table:formula="of:=[.F30]*0.99" office:value-type="float" office:value="7.47172094331596" calcext:value-type="float">
            <text:p>7,47172094331596</text:p>
          </table:table-cell>
          <table:table-cell table:formula="of:=[.D31]*[.E31]" office:value-type="float" office:value="59.7737675465276" calcext:value-type="float">
            <text:p>59,7737675465276</text:p>
          </table:table-cell>
          <table:table-cell table:formula="of:=[.C31]*[.F31]" office:value-type="float" office:value="29.8868837732639" calcext:value-type="float">
            <text:p>29,8868837732639</text:p>
          </table:table-cell>
          <table:table-cell table:formula="of:=[.G31]+[.H31]" office:value-type="float" office:value="89.6606513197915" calcext:value-type="float">
            <text:p>89,66065131979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45-06-02" calcext:value-type="date">
            <text:p>1945-06-02 00:00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0" calcext:value-type="float">
            <text:p>20</text:p>
          </table:table-cell>
          <table:table-cell table:formula="of:=[.E31]*0.99" office:value-type="float" office:value="2.95880149355312" calcext:value-type="float">
            <text:p>2,95880149355312</text:p>
          </table:table-cell>
          <table:table-cell table:formula="of:=[.F31]*0.99" office:value-type="float" office:value="7.3970037338828" calcext:value-type="float">
            <text:p>7,3970037338828</text:p>
          </table:table-cell>
          <table:table-cell table:formula="of:=[.D32]*[.E32]" office:value-type="float" office:value="59.1760298710623" calcext:value-type="float">
            <text:p>59,1760298710623</text:p>
          </table:table-cell>
          <table:table-cell table:formula="of:=[.C32]*[.F32]" office:value-type="float" office:value="29.5880149355312" calcext:value-type="float">
            <text:p>29,5880149355312</text:p>
          </table:table-cell>
          <table:table-cell table:formula="of:=[.G32]+[.H32]" office:value-type="float" office:value="88.7640448065936" calcext:value-type="float">
            <text:p>88,76404480659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5-06-03" calcext:value-type="date">
            <text:p>1945-06-03 00:00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0" calcext:value-type="float">
            <text:p>20</text:p>
          </table:table-cell>
          <table:table-cell table:formula="of:=[.E32]*0.99" office:value-type="float" office:value="2.92921347861759" calcext:value-type="float">
            <text:p>2,92921347861759</text:p>
          </table:table-cell>
          <table:table-cell table:formula="of:=[.F32]*0.99" office:value-type="float" office:value="7.32303369654398" calcext:value-type="float">
            <text:p>7,32303369654398</text:p>
          </table:table-cell>
          <table:table-cell table:formula="of:=[.D33]*[.E33]" office:value-type="float" office:value="58.5842695723517" calcext:value-type="float">
            <text:p>58,5842695723517</text:p>
          </table:table-cell>
          <table:table-cell table:formula="of:=[.C33]*[.F33]" office:value-type="float" office:value="29.2921347861759" calcext:value-type="float">
            <text:p>29,2921347861759</text:p>
          </table:table-cell>
          <table:table-cell table:formula="of:=[.G33]+[.H33]" office:value-type="float" office:value="87.8764043585276" calcext:value-type="float">
            <text:p>87,87640435852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45-06-04" calcext:value-type="date">
            <text:p>1945-06-04 00:00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20" calcext:value-type="float">
            <text:p>20</text:p>
          </table:table-cell>
          <table:table-cell table:formula="of:=[.E33]*0.99" office:value-type="float" office:value="2.89992134383141" calcext:value-type="float">
            <text:p>2,89992134383141</text:p>
          </table:table-cell>
          <table:table-cell table:formula="of:=[.F33]*0.99" office:value-type="float" office:value="7.24980335957854" calcext:value-type="float">
            <text:p>7,24980335957854</text:p>
          </table:table-cell>
          <table:table-cell table:formula="of:=[.D34]*[.E34]" office:value-type="float" office:value="57.9984268766282" calcext:value-type="float">
            <text:p>57,9984268766282</text:p>
          </table:table-cell>
          <table:table-cell table:formula="of:=[.C34]*[.F34]" office:value-type="float" office:value="28.9992134383141" calcext:value-type="float">
            <text:p>28,9992134383141</text:p>
          </table:table-cell>
          <table:table-cell table:formula="of:=[.G34]+[.H34]" office:value-type="float" office:value="86.9976403149423" calcext:value-type="float">
            <text:p>86,99764031494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45-06-05" calcext:value-type="date">
            <text:p>1945-06-05 00:00</text:p>
          </table:table-cell>
          <table:table-cell table:formula="of:=[.C34]" office:value-type="float" office:value="4" calcext:value-type="float">
            <text:p>4</text:p>
          </table:table-cell>
          <table:table-cell table:formula="of:=[.D34]" office:value-type="float" office:value="20" calcext:value-type="float">
            <text:p>20</text:p>
          </table:table-cell>
          <table:table-cell table:formula="of:=[.E34]*0.99" office:value-type="float" office:value="2.8709221303931" calcext:value-type="float">
            <text:p>2,8709221303931</text:p>
          </table:table-cell>
          <table:table-cell table:formula="of:=[.F34]*0.99" office:value-type="float" office:value="7.17730532598275" calcext:value-type="float">
            <text:p>7,17730532598275</text:p>
          </table:table-cell>
          <table:table-cell table:formula="of:=[.D35]*[.E35]" office:value-type="float" office:value="57.4184426078619" calcext:value-type="float">
            <text:p>57,4184426078619</text:p>
          </table:table-cell>
          <table:table-cell table:formula="of:=[.C35]*[.F35]" office:value-type="float" office:value="28.709221303931" calcext:value-type="float">
            <text:p>28,709221303931</text:p>
          </table:table-cell>
          <table:table-cell table:formula="of:=[.G35]+[.H35]" office:value-type="float" office:value="86.1276639117929" calcext:value-type="float">
            <text:p>86,12766391179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45-06-06" calcext:value-type="date">
            <text:p>1945-06-06 00:00</text:p>
          </table:table-cell>
          <table:table-cell table:formula="of:=[.C35]" office:value-type="float" office:value="4" calcext:value-type="float">
            <text:p>4</text:p>
          </table:table-cell>
          <table:table-cell table:formula="of:=[.D35]" office:value-type="float" office:value="20" calcext:value-type="float">
            <text:p>20</text:p>
          </table:table-cell>
          <table:table-cell table:formula="of:=[.E35]*0.99" office:value-type="float" office:value="2.84221290908916" calcext:value-type="float">
            <text:p>2,84221290908916</text:p>
          </table:table-cell>
          <table:table-cell table:formula="of:=[.F35]*0.99" office:value-type="float" office:value="7.10553227272292" calcext:value-type="float">
            <text:p>7,10553227272292</text:p>
          </table:table-cell>
          <table:table-cell table:formula="of:=[.D36]*[.E36]" office:value-type="float" office:value="56.8442581817833" calcext:value-type="float">
            <text:p>56,8442581817833</text:p>
          </table:table-cell>
          <table:table-cell table:formula="of:=[.C36]*[.F36]" office:value-type="float" office:value="28.4221290908917" calcext:value-type="float">
            <text:p>28,4221290908917</text:p>
          </table:table-cell>
          <table:table-cell table:formula="of:=[.G36]+[.H36]" office:value-type="float" office:value="85.266387272675" calcext:value-type="float">
            <text:p>85,2663872726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45-06-07" calcext:value-type="date">
            <text:p>1945-06-07 00:00</text:p>
          </table:table-cell>
          <table:table-cell table:formula="of:=[.C36]" office:value-type="float" office:value="4" calcext:value-type="float">
            <text:p>4</text:p>
          </table:table-cell>
          <table:table-cell table:formula="of:=[.D36]" office:value-type="float" office:value="20" calcext:value-type="float">
            <text:p>20</text:p>
          </table:table-cell>
          <table:table-cell table:formula="of:=[.E36]*0.99" office:value-type="float" office:value="2.81379077999827" calcext:value-type="float">
            <text:p>2,81379077999827</text:p>
          </table:table-cell>
          <table:table-cell table:formula="of:=[.F36]*0.99" office:value-type="float" office:value="7.03447694999569" calcext:value-type="float">
            <text:p>7,03447694999569</text:p>
          </table:table-cell>
          <table:table-cell table:formula="of:=[.D37]*[.E37]" office:value-type="float" office:value="56.2758155999655" calcext:value-type="float">
            <text:p>56,2758155999655</text:p>
          </table:table-cell>
          <table:table-cell table:formula="of:=[.C37]*[.F37]" office:value-type="float" office:value="28.1379077999828" calcext:value-type="float">
            <text:p>28,1379077999828</text:p>
          </table:table-cell>
          <table:table-cell table:formula="of:=[.G37]+[.H37]" office:value-type="float" office:value="84.4137233999482" calcext:value-type="float">
            <text:p>84,41372339994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45-06-08" calcext:value-type="date">
            <text:p>1945-06-08 00:00</text:p>
          </table:table-cell>
          <table:table-cell table:formula="of:=[.C37]" office:value-type="float" office:value="4" calcext:value-type="float">
            <text:p>4</text:p>
          </table:table-cell>
          <table:table-cell table:formula="of:=[.D37]" office:value-type="float" office:value="20" calcext:value-type="float">
            <text:p>20</text:p>
          </table:table-cell>
          <table:table-cell table:formula="of:=[.E37]*0.99" office:value-type="float" office:value="2.78565287219829" calcext:value-type="float">
            <text:p>2,78565287219829</text:p>
          </table:table-cell>
          <table:table-cell table:formula="of:=[.F37]*0.99" office:value-type="float" office:value="6.96413218049574" calcext:value-type="float">
            <text:p>6,96413218049574</text:p>
          </table:table-cell>
          <table:table-cell table:formula="of:=[.D38]*[.E38]" office:value-type="float" office:value="55.7130574439658" calcext:value-type="float">
            <text:p>55,7130574439658</text:p>
          </table:table-cell>
          <table:table-cell table:formula="of:=[.C38]*[.F38]" office:value-type="float" office:value="27.8565287219829" calcext:value-type="float">
            <text:p>27,8565287219829</text:p>
          </table:table-cell>
          <table:table-cell table:formula="of:=[.G38]+[.H38]" office:value-type="float" office:value="83.5695861659488" calcext:value-type="float">
            <text:p>83,56958616594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45-06-09" calcext:value-type="date">
            <text:p>1945-06-09 00:00</text:p>
          </table:table-cell>
          <table:table-cell table:formula="of:=[.C38]" office:value-type="float" office:value="4" calcext:value-type="float">
            <text:p>4</text:p>
          </table:table-cell>
          <table:table-cell table:formula="of:=[.D38]" office:value-type="float" office:value="20" calcext:value-type="float">
            <text:p>20</text:p>
          </table:table-cell>
          <table:table-cell table:formula="of:=[.E38]*0.99" office:value-type="float" office:value="2.75779634347631" calcext:value-type="float">
            <text:p>2,75779634347631</text:p>
          </table:table-cell>
          <table:table-cell table:formula="of:=[.F38]*0.99" office:value-type="float" office:value="6.89449085869078" calcext:value-type="float">
            <text:p>6,89449085869078</text:p>
          </table:table-cell>
          <table:table-cell table:formula="of:=[.D39]*[.E39]" office:value-type="float" office:value="55.1559268695261" calcext:value-type="float">
            <text:p>55,1559268695261</text:p>
          </table:table-cell>
          <table:table-cell table:formula="of:=[.C39]*[.F39]" office:value-type="float" office:value="27.5779634347631" calcext:value-type="float">
            <text:p>27,5779634347631</text:p>
          </table:table-cell>
          <table:table-cell table:formula="of:=[.G39]+[.H39]" office:value-type="float" office:value="82.7338903042893" calcext:value-type="float">
            <text:p>82,73389030428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45-06-10" calcext:value-type="date">
            <text:p>1945-06-10 00:00</text:p>
          </table:table-cell>
          <table:table-cell table:formula="of:=[.C39]" office:value-type="float" office:value="4" calcext:value-type="float">
            <text:p>4</text:p>
          </table:table-cell>
          <table:table-cell table:formula="of:=[.D39]" office:value-type="float" office:value="20" calcext:value-type="float">
            <text:p>20</text:p>
          </table:table-cell>
          <table:table-cell table:formula="of:=[.E39]*0.99" office:value-type="float" office:value="2.73021838004154" calcext:value-type="float">
            <text:p>2,73021838004154</text:p>
          </table:table-cell>
          <table:table-cell table:formula="of:=[.F39]*0.99" office:value-type="float" office:value="6.82554595010387" calcext:value-type="float">
            <text:p>6,82554595010387</text:p>
          </table:table-cell>
          <table:table-cell table:formula="of:=[.D40]*[.E40]" office:value-type="float" office:value="54.6043676008309" calcext:value-type="float">
            <text:p>54,6043676008309</text:p>
          </table:table-cell>
          <table:table-cell table:formula="of:=[.C40]*[.F40]" office:value-type="float" office:value="27.3021838004155" calcext:value-type="float">
            <text:p>27,3021838004155</text:p>
          </table:table-cell>
          <table:table-cell table:formula="of:=[.G40]+[.H40]" office:value-type="float" office:value="81.9065514012464" calcext:value-type="float">
            <text:p>81,90655140124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45-06-11" calcext:value-type="date">
            <text:p>1945-06-11 00:00</text:p>
          </table:table-cell>
          <table:table-cell table:formula="of:=[.C40]" office:value-type="float" office:value="4" calcext:value-type="float">
            <text:p>4</text:p>
          </table:table-cell>
          <table:table-cell table:formula="of:=[.D40]" office:value-type="float" office:value="20" calcext:value-type="float">
            <text:p>20</text:p>
          </table:table-cell>
          <table:table-cell table:formula="of:=[.E40]*0.99" office:value-type="float" office:value="2.70291619624113" calcext:value-type="float">
            <text:p>2,70291619624113</text:p>
          </table:table-cell>
          <table:table-cell table:formula="of:=[.F40]*0.99" office:value-type="float" office:value="6.75729049060283" calcext:value-type="float">
            <text:p>6,75729049060283</text:p>
          </table:table-cell>
          <table:table-cell table:formula="of:=[.D41]*[.E41]" office:value-type="float" office:value="54.0583239248226" calcext:value-type="float">
            <text:p>54,0583239248226</text:p>
          </table:table-cell>
          <table:table-cell table:formula="of:=[.C41]*[.F41]" office:value-type="float" office:value="27.0291619624113" calcext:value-type="float">
            <text:p>27,0291619624113</text:p>
          </table:table-cell>
          <table:table-cell table:formula="of:=[.G41]+[.H41]" office:value-type="float" office:value="81.0874858872339" calcext:value-type="float">
            <text:p>81,08748588723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45-06-12" calcext:value-type="date">
            <text:p>1945-06-12 00:00</text:p>
          </table:table-cell>
          <table:table-cell table:formula="of:=[.C41]" office:value-type="float" office:value="4" calcext:value-type="float">
            <text:p>4</text:p>
          </table:table-cell>
          <table:table-cell table:formula="of:=[.D41]" office:value-type="float" office:value="20" calcext:value-type="float">
            <text:p>20</text:p>
          </table:table-cell>
          <table:table-cell table:formula="of:=[.E41]*0.99" office:value-type="float" office:value="2.67588703427872" calcext:value-type="float">
            <text:p>2,67588703427872</text:p>
          </table:table-cell>
          <table:table-cell table:formula="of:=[.F41]*0.99" office:value-type="float" office:value="6.6897175856968" calcext:value-type="float">
            <text:p>6,6897175856968</text:p>
          </table:table-cell>
          <table:table-cell table:formula="of:=[.D42]*[.E42]" office:value-type="float" office:value="53.5177406855744" calcext:value-type="float">
            <text:p>53,5177406855744</text:p>
          </table:table-cell>
          <table:table-cell table:formula="of:=[.C42]*[.F42]" office:value-type="float" office:value="26.7588703427872" calcext:value-type="float">
            <text:p>26,7588703427872</text:p>
          </table:table-cell>
          <table:table-cell table:formula="of:=[.G42]+[.H42]" office:value-type="float" office:value="80.2766110283616" calcext:value-type="float">
            <text:p>80,27661102836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45-06-13" calcext:value-type="date">
            <text:p>1945-06-13 00:00</text:p>
          </table:table-cell>
          <table:table-cell table:formula="of:=[.C42]" office:value-type="float" office:value="4" calcext:value-type="float">
            <text:p>4</text:p>
          </table:table-cell>
          <table:table-cell table:formula="of:=[.D42]" office:value-type="float" office:value="20" calcext:value-type="float">
            <text:p>20</text:p>
          </table:table-cell>
          <table:table-cell table:formula="of:=[.E42]*0.99" office:value-type="float" office:value="2.64912816393593" calcext:value-type="float">
            <text:p>2,64912816393593</text:p>
          </table:table-cell>
          <table:table-cell table:formula="of:=[.F42]*0.99" office:value-type="float" office:value="6.62282040983984" calcext:value-type="float">
            <text:p>6,62282040983984</text:p>
          </table:table-cell>
          <table:table-cell table:formula="of:=[.D43]*[.E43]" office:value-type="float" office:value="52.9825632787186" calcext:value-type="float">
            <text:p>52,9825632787186</text:p>
          </table:table-cell>
          <table:table-cell table:formula="of:=[.C43]*[.F43]" office:value-type="float" office:value="26.4912816393593" calcext:value-type="float">
            <text:p>26,4912816393593</text:p>
          </table:table-cell>
          <table:table-cell table:formula="of:=[.G43]+[.H43]" office:value-type="float" office:value="79.473844918078" calcext:value-type="float">
            <text:p>79,4738449180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45-06-14" calcext:value-type="date">
            <text:p>1945-06-14 00:00</text:p>
          </table:table-cell>
          <table:table-cell table:formula="of:=[.C43]" office:value-type="float" office:value="4" calcext:value-type="float">
            <text:p>4</text:p>
          </table:table-cell>
          <table:table-cell table:formula="of:=[.D43]" office:value-type="float" office:value="20" calcext:value-type="float">
            <text:p>20</text:p>
          </table:table-cell>
          <table:table-cell table:formula="of:=[.E43]*0.99" office:value-type="float" office:value="2.62263688229657" calcext:value-type="float">
            <text:p>2,62263688229657</text:p>
          </table:table-cell>
          <table:table-cell table:formula="of:=[.F43]*0.99" office:value-type="float" office:value="6.55659220574144" calcext:value-type="float">
            <text:p>6,55659220574144</text:p>
          </table:table-cell>
          <table:table-cell table:formula="of:=[.D44]*[.E44]" office:value-type="float" office:value="52.4527376459314" calcext:value-type="float">
            <text:p>52,4527376459314</text:p>
          </table:table-cell>
          <table:table-cell table:formula="of:=[.C44]*[.F44]" office:value-type="float" office:value="26.2263688229657" calcext:value-type="float">
            <text:p>26,2263688229657</text:p>
          </table:table-cell>
          <table:table-cell table:formula="of:=[.G44]+[.H44]" office:value-type="float" office:value="78.6791064688972" calcext:value-type="float">
            <text:p>78,67910646889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45-06-15" calcext:value-type="date">
            <text:p>1945-06-15 00:00</text:p>
          </table:table-cell>
          <table:table-cell table:formula="of:=[.C44]" office:value-type="float" office:value="4" calcext:value-type="float">
            <text:p>4</text:p>
          </table:table-cell>
          <table:table-cell table:formula="of:=[.D44]" office:value-type="float" office:value="20" calcext:value-type="float">
            <text:p>20</text:p>
          </table:table-cell>
          <table:table-cell table:formula="of:=[.E44]*0.99" office:value-type="float" office:value="2.5964105134736" calcext:value-type="float">
            <text:p>2,5964105134736</text:p>
          </table:table-cell>
          <table:table-cell table:formula="of:=[.F44]*0.99" office:value-type="float" office:value="6.49102628368402" calcext:value-type="float">
            <text:p>6,49102628368402</text:p>
          </table:table-cell>
          <table:table-cell table:formula="of:=[.D45]*[.E45]" office:value-type="float" office:value="51.9282102694721" calcext:value-type="float">
            <text:p>51,9282102694721</text:p>
          </table:table-cell>
          <table:table-cell table:formula="of:=[.C45]*[.F45]" office:value-type="float" office:value="25.9641051347361" calcext:value-type="float">
            <text:p>25,9641051347361</text:p>
          </table:table-cell>
          <table:table-cell table:formula="of:=[.G45]+[.H45]" office:value-type="float" office:value="77.8923154042082" calcext:value-type="float">
            <text:p>77,89231540420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45-06-16" calcext:value-type="date">
            <text:p>1945-06-16 00:00</text:p>
          </table:table-cell>
          <table:table-cell table:formula="of:=[.C45]" office:value-type="float" office:value="4" calcext:value-type="float">
            <text:p>4</text:p>
          </table:table-cell>
          <table:table-cell table:formula="of:=[.D45]" office:value-type="float" office:value="20" calcext:value-type="float">
            <text:p>20</text:p>
          </table:table-cell>
          <table:table-cell table:formula="of:=[.E45]*0.99" office:value-type="float" office:value="2.57044640833887" calcext:value-type="float">
            <text:p>2,57044640833887</text:p>
          </table:table-cell>
          <table:table-cell table:formula="of:=[.F45]*0.99" office:value-type="float" office:value="6.42611602084718" calcext:value-type="float">
            <text:p>6,42611602084718</text:p>
          </table:table-cell>
          <table:table-cell table:formula="of:=[.D46]*[.E46]" office:value-type="float" office:value="51.4089281667774" calcext:value-type="float">
            <text:p>51,4089281667774</text:p>
          </table:table-cell>
          <table:table-cell table:formula="of:=[.C46]*[.F46]" office:value-type="float" office:value="25.7044640833887" calcext:value-type="float">
            <text:p>25,7044640833887</text:p>
          </table:table-cell>
          <table:table-cell table:formula="of:=[.G46]+[.H46]" office:value-type="float" office:value="77.1133922501661" calcext:value-type="float">
            <text:p>77,11339225016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5-06-17" calcext:value-type="date">
            <text:p>1945-06-17 00:00</text:p>
          </table:table-cell>
          <table:table-cell table:formula="of:=[.C46]" office:value-type="float" office:value="4" calcext:value-type="float">
            <text:p>4</text:p>
          </table:table-cell>
          <table:table-cell table:formula="of:=[.D46]" office:value-type="float" office:value="20" calcext:value-type="float">
            <text:p>20</text:p>
          </table:table-cell>
          <table:table-cell table:formula="of:=[.E46]*0.99" office:value-type="float" office:value="2.54474194425548" calcext:value-type="float">
            <text:p>2,54474194425548</text:p>
          </table:table-cell>
          <table:table-cell table:formula="of:=[.F46]*0.99" office:value-type="float" office:value="6.36185486063871" calcext:value-type="float">
            <text:p>6,36185486063871</text:p>
          </table:table-cell>
          <table:table-cell table:formula="of:=[.D47]*[.E47]" office:value-type="float" office:value="50.8948388851096" calcext:value-type="float">
            <text:p>50,8948388851096</text:p>
          </table:table-cell>
          <table:table-cell table:formula="of:=[.C47]*[.F47]" office:value-type="float" office:value="25.4474194425548" calcext:value-type="float">
            <text:p>25,4474194425548</text:p>
          </table:table-cell>
          <table:table-cell table:formula="of:=[.G47]+[.H47]" office:value-type="float" office:value="76.3422583276645" calcext:value-type="float">
            <text:p>76,34225832766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5-06-18" calcext:value-type="date">
            <text:p>1945-06-18 00:00</text:p>
          </table:table-cell>
          <table:table-cell table:formula="of:=[.C47]" office:value-type="float" office:value="4" calcext:value-type="float">
            <text:p>4</text:p>
          </table:table-cell>
          <table:table-cell table:formula="of:=[.D47]" office:value-type="float" office:value="20" calcext:value-type="float">
            <text:p>20</text:p>
          </table:table-cell>
          <table:table-cell table:formula="of:=[.E47]*0.99" office:value-type="float" office:value="2.51929452481293" calcext:value-type="float">
            <text:p>2,51929452481293</text:p>
          </table:table-cell>
          <table:table-cell table:formula="of:=[.F47]*0.99" office:value-type="float" office:value="6.29823631203232" calcext:value-type="float">
            <text:p>6,29823631203232</text:p>
          </table:table-cell>
          <table:table-cell table:formula="of:=[.D48]*[.E48]" office:value-type="float" office:value="50.3858904962585" calcext:value-type="float">
            <text:p>50,3858904962585</text:p>
          </table:table-cell>
          <table:table-cell table:formula="of:=[.C48]*[.F48]" office:value-type="float" office:value="25.1929452481293" calcext:value-type="float">
            <text:p>25,1929452481293</text:p>
          </table:table-cell>
          <table:table-cell table:formula="of:=[.G48]+[.H48]" office:value-type="float" office:value="75.5788357443878" calcext:value-type="float">
            <text:p>75,57883574438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5-06-19" calcext:value-type="date">
            <text:p>1945-06-19 00:00</text:p>
          </table:table-cell>
          <table:table-cell table:formula="of:=[.C48]" office:value-type="float" office:value="4" calcext:value-type="float">
            <text:p>4</text:p>
          </table:table-cell>
          <table:table-cell table:formula="of:=[.D48]" office:value-type="float" office:value="20" calcext:value-type="float">
            <text:p>20</text:p>
          </table:table-cell>
          <table:table-cell table:formula="of:=[.E48]*0.99" office:value-type="float" office:value="2.4941015795648" calcext:value-type="float">
            <text:p>2,4941015795648</text:p>
          </table:table-cell>
          <table:table-cell table:formula="of:=[.F48]*0.99" office:value-type="float" office:value="6.235253948912" calcext:value-type="float">
            <text:p>6,235253948912</text:p>
          </table:table-cell>
          <table:table-cell table:formula="of:=[.D49]*[.E49]" office:value-type="float" office:value="49.8820315912959" calcext:value-type="float">
            <text:p>49,8820315912959</text:p>
          </table:table-cell>
          <table:table-cell table:formula="of:=[.C49]*[.F49]" office:value-type="float" office:value="24.941015795648" calcext:value-type="float">
            <text:p>24,941015795648</text:p>
          </table:table-cell>
          <table:table-cell table:formula="of:=[.G49]+[.H49]" office:value-type="float" office:value="74.8230473869439" calcext:value-type="float">
            <text:p>74,8230473869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5-06-20" calcext:value-type="date">
            <text:p>1945-06-20 00:00</text:p>
          </table:table-cell>
          <table:table-cell table:formula="of:=[.C49]" office:value-type="float" office:value="4" calcext:value-type="float">
            <text:p>4</text:p>
          </table:table-cell>
          <table:table-cell table:formula="of:=[.D49]" office:value-type="float" office:value="20" calcext:value-type="float">
            <text:p>20</text:p>
          </table:table-cell>
          <table:table-cell table:formula="of:=[.E49]*0.99" office:value-type="float" office:value="2.46916056376915" calcext:value-type="float">
            <text:p>2,46916056376915</text:p>
          </table:table-cell>
          <table:table-cell table:formula="of:=[.F49]*0.99" office:value-type="float" office:value="6.17290140942288" calcext:value-type="float">
            <text:p>6,17290140942288</text:p>
          </table:table-cell>
          <table:table-cell table:formula="of:=[.D50]*[.E50]" office:value-type="float" office:value="49.383211275383" calcext:value-type="float">
            <text:p>49,383211275383</text:p>
          </table:table-cell>
          <table:table-cell table:formula="of:=[.C50]*[.F50]" office:value-type="float" office:value="24.6916056376915" calcext:value-type="float">
            <text:p>24,6916056376915</text:p>
          </table:table-cell>
          <table:table-cell table:formula="of:=[.G50]+[.H50]" office:value-type="float" office:value="74.0748169130745" calcext:value-type="float">
            <text:p>74,0748169130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45-06-21" calcext:value-type="date">
            <text:p>1945-06-21 00:00</text:p>
          </table:table-cell>
          <table:table-cell table:formula="of:=[.C50]" office:value-type="float" office:value="4" calcext:value-type="float">
            <text:p>4</text:p>
          </table:table-cell>
          <table:table-cell table:formula="of:=[.D50]" office:value-type="float" office:value="20" calcext:value-type="float">
            <text:p>20</text:p>
          </table:table-cell>
          <table:table-cell table:formula="of:=[.E50]*0.99" office:value-type="float" office:value="2.44446895813146" calcext:value-type="float">
            <text:p>2,44446895813146</text:p>
          </table:table-cell>
          <table:table-cell table:formula="of:=[.F50]*0.99" office:value-type="float" office:value="6.11117239532865" calcext:value-type="float">
            <text:p>6,11117239532865</text:p>
          </table:table-cell>
          <table:table-cell table:formula="of:=[.D51]*[.E51]" office:value-type="float" office:value="48.8893791626291" calcext:value-type="float">
            <text:p>48,8893791626291</text:p>
          </table:table-cell>
          <table:table-cell table:formula="of:=[.C51]*[.F51]" office:value-type="float" office:value="24.4446895813146" calcext:value-type="float">
            <text:p>24,4446895813146</text:p>
          </table:table-cell>
          <table:table-cell table:formula="of:=[.G51]+[.H51]" office:value-type="float" office:value="73.3340687439438" calcext:value-type="float">
            <text:p>73,33406874394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45-06-22" calcext:value-type="date">
            <text:p>1945-06-22 00:00</text:p>
          </table:table-cell>
          <table:table-cell table:formula="of:=[.C51]" office:value-type="float" office:value="4" calcext:value-type="float">
            <text:p>4</text:p>
          </table:table-cell>
          <table:table-cell table:formula="of:=[.D51]" office:value-type="float" office:value="20" calcext:value-type="float">
            <text:p>20</text:p>
          </table:table-cell>
          <table:table-cell table:formula="of:=[.E51]*0.99" office:value-type="float" office:value="2.42002426855014" calcext:value-type="float">
            <text:p>2,42002426855014</text:p>
          </table:table-cell>
          <table:table-cell table:formula="of:=[.F51]*0.99" office:value-type="float" office:value="6.05006067137537" calcext:value-type="float">
            <text:p>6,05006067137537</text:p>
          </table:table-cell>
          <table:table-cell table:formula="of:=[.D52]*[.E52]" office:value-type="float" office:value="48.4004853710028" calcext:value-type="float">
            <text:p>48,4004853710028</text:p>
          </table:table-cell>
          <table:table-cell table:formula="of:=[.C52]*[.F52]" office:value-type="float" office:value="24.2002426855015" calcext:value-type="float">
            <text:p>24,2002426855015</text:p>
          </table:table-cell>
          <table:table-cell table:formula="of:=[.G52]+[.H52]" office:value-type="float" office:value="72.6007280565043" calcext:value-type="float">
            <text:p>72,60072805650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45-06-23" calcext:value-type="date">
            <text:p>1945-06-23 00:00</text:p>
          </table:table-cell>
          <table:table-cell table:formula="of:=[.C52]" office:value-type="float" office:value="4" calcext:value-type="float">
            <text:p>4</text:p>
          </table:table-cell>
          <table:table-cell table:formula="of:=[.D52]" office:value-type="float" office:value="20" calcext:value-type="float">
            <text:p>20</text:p>
          </table:table-cell>
          <table:table-cell table:formula="of:=[.E52]*0.99" office:value-type="float" office:value="2.39582402586464" calcext:value-type="float">
            <text:p>2,39582402586464</text:p>
          </table:table-cell>
          <table:table-cell table:formula="of:=[.F52]*0.99" office:value-type="float" office:value="5.98956006466161" calcext:value-type="float">
            <text:p>5,98956006466161</text:p>
          </table:table-cell>
          <table:table-cell table:formula="of:=[.D53]*[.E53]" office:value-type="float" office:value="47.9164805172928" calcext:value-type="float">
            <text:p>47,9164805172928</text:p>
          </table:table-cell>
          <table:table-cell table:formula="of:=[.C53]*[.F53]" office:value-type="float" office:value="23.9582402586464" calcext:value-type="float">
            <text:p>23,9582402586464</text:p>
          </table:table-cell>
          <table:table-cell table:formula="of:=[.G53]+[.H53]" office:value-type="float" office:value="71.8747207759393" calcext:value-type="float">
            <text:p>71,87472077593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45-06-24" calcext:value-type="date">
            <text:p>1945-06-24 00:00</text:p>
          </table:table-cell>
          <table:table-cell table:formula="of:=[.C53]" office:value-type="float" office:value="4" calcext:value-type="float">
            <text:p>4</text:p>
          </table:table-cell>
          <table:table-cell table:formula="of:=[.D53]" office:value-type="float" office:value="20" calcext:value-type="float">
            <text:p>20</text:p>
          </table:table-cell>
          <table:table-cell table:formula="of:=[.E53]*0.99" office:value-type="float" office:value="2.37186578560599" calcext:value-type="float">
            <text:p>2,37186578560599</text:p>
          </table:table-cell>
          <table:table-cell table:formula="of:=[.F53]*0.99" office:value-type="float" office:value="5.929664464015" calcext:value-type="float">
            <text:p>5,929664464015</text:p>
          </table:table-cell>
          <table:table-cell table:formula="of:=[.D54]*[.E54]" office:value-type="float" office:value="47.4373157121199" calcext:value-type="float">
            <text:p>47,4373157121199</text:p>
          </table:table-cell>
          <table:table-cell table:formula="of:=[.C54]*[.F54]" office:value-type="float" office:value="23.71865785606" calcext:value-type="float">
            <text:p>23,71865785606</text:p>
          </table:table-cell>
          <table:table-cell table:formula="of:=[.G54]+[.H54]" office:value-type="float" office:value="71.1559735681799" calcext:value-type="float">
            <text:p>71,15597356817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45-06-25" calcext:value-type="date">
            <text:p>1945-06-25 00:00</text:p>
          </table:table-cell>
          <table:table-cell table:formula="of:=[.C54]" office:value-type="float" office:value="4" calcext:value-type="float">
            <text:p>4</text:p>
          </table:table-cell>
          <table:table-cell table:formula="of:=[.D54]" office:value-type="float" office:value="20" calcext:value-type="float">
            <text:p>20</text:p>
          </table:table-cell>
          <table:table-cell table:formula="of:=[.E54]*0.99" office:value-type="float" office:value="2.34814712774993" calcext:value-type="float">
            <text:p>2,34814712774993</text:p>
          </table:table-cell>
          <table:table-cell table:formula="of:=[.F54]*0.99" office:value-type="float" office:value="5.87036781937485" calcext:value-type="float">
            <text:p>5,87036781937485</text:p>
          </table:table-cell>
          <table:table-cell table:formula="of:=[.D55]*[.E55]" office:value-type="float" office:value="46.9629425549987" calcext:value-type="float">
            <text:p>46,9629425549987</text:p>
          </table:table-cell>
          <table:table-cell table:formula="of:=[.C55]*[.F55]" office:value-type="float" office:value="23.4814712774994" calcext:value-type="float">
            <text:p>23,4814712774994</text:p>
          </table:table-cell>
          <table:table-cell table:formula="of:=[.G55]+[.H55]" office:value-type="float" office:value="70.4444138324981" calcext:value-type="float">
            <text:p>70,44441383249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45-06-26" calcext:value-type="date">
            <text:p>1945-06-26 00:00</text:p>
          </table:table-cell>
          <table:table-cell table:formula="of:=[.C55]" office:value-type="float" office:value="4" calcext:value-type="float">
            <text:p>4</text:p>
          </table:table-cell>
          <table:table-cell table:formula="of:=[.D55]" office:value-type="float" office:value="20" calcext:value-type="float">
            <text:p>20</text:p>
          </table:table-cell>
          <table:table-cell table:formula="of:=[.E55]*0.99" office:value-type="float" office:value="2.32466565647243" calcext:value-type="float">
            <text:p>2,32466565647243</text:p>
          </table:table-cell>
          <table:table-cell table:formula="of:=[.F55]*0.99" office:value-type="float" office:value="5.8116641411811" calcext:value-type="float">
            <text:p>5,8116641411811</text:p>
          </table:table-cell>
          <table:table-cell table:formula="of:=[.D56]*[.E56]" office:value-type="float" office:value="46.4933131294487" calcext:value-type="float">
            <text:p>46,4933131294487</text:p>
          </table:table-cell>
          <table:table-cell table:formula="of:=[.C56]*[.F56]" office:value-type="float" office:value="23.2466565647244" calcext:value-type="float">
            <text:p>23,2466565647244</text:p>
          </table:table-cell>
          <table:table-cell table:formula="of:=[.G56]+[.H56]" office:value-type="float" office:value="69.7399696941731" calcext:value-type="float">
            <text:p>69,73996969417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45-06-27" calcext:value-type="date">
            <text:p>1945-06-27 00:00</text:p>
          </table:table-cell>
          <table:table-cell table:formula="of:=[.C56]" office:value-type="float" office:value="4" calcext:value-type="float">
            <text:p>4</text:p>
          </table:table-cell>
          <table:table-cell table:formula="of:=[.D56]" office:value-type="float" office:value="20" calcext:value-type="float">
            <text:p>20</text:p>
          </table:table-cell>
          <table:table-cell table:formula="of:=[.E56]*0.99" office:value-type="float" office:value="2.30141899990771" calcext:value-type="float">
            <text:p>2,30141899990771</text:p>
          </table:table-cell>
          <table:table-cell table:formula="of:=[.F56]*0.99" office:value-type="float" office:value="5.75354749976929" calcext:value-type="float">
            <text:p>5,75354749976929</text:p>
          </table:table-cell>
          <table:table-cell table:formula="of:=[.D57]*[.E57]" office:value-type="float" office:value="46.0283799981542" calcext:value-type="float">
            <text:p>46,0283799981542</text:p>
          </table:table-cell>
          <table:table-cell table:formula="of:=[.C57]*[.F57]" office:value-type="float" office:value="23.0141899990771" calcext:value-type="float">
            <text:p>23,0141899990771</text:p>
          </table:table-cell>
          <table:table-cell table:formula="of:=[.G57]+[.H57]" office:value-type="float" office:value="69.0425699972314" calcext:value-type="float">
            <text:p>69,04256999723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45-06-28" calcext:value-type="date">
            <text:p>1945-06-28 00:00</text:p>
          </table:table-cell>
          <table:table-cell table:formula="of:=[.C57]" office:value-type="float" office:value="4" calcext:value-type="float">
            <text:p>4</text:p>
          </table:table-cell>
          <table:table-cell table:formula="of:=[.D57]" office:value-type="float" office:value="20" calcext:value-type="float">
            <text:p>20</text:p>
          </table:table-cell>
          <table:table-cell table:formula="of:=[.E57]*0.99" office:value-type="float" office:value="2.27840480990863" calcext:value-type="float">
            <text:p>2,27840480990863</text:p>
          </table:table-cell>
          <table:table-cell table:formula="of:=[.F57]*0.99" office:value-type="float" office:value="5.69601202477159" calcext:value-type="float">
            <text:p>5,69601202477159</text:p>
          </table:table-cell>
          <table:table-cell table:formula="of:=[.D58]*[.E58]" office:value-type="float" office:value="45.5680961981727" calcext:value-type="float">
            <text:p>45,5680961981727</text:p>
          </table:table-cell>
          <table:table-cell table:formula="of:=[.C58]*[.F58]" office:value-type="float" office:value="22.7840480990864" calcext:value-type="float">
            <text:p>22,7840480990864</text:p>
          </table:table-cell>
          <table:table-cell table:formula="of:=[.G58]+[.H58]" office:value-type="float" office:value="68.352144297259" calcext:value-type="float">
            <text:p>68,3521442972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45-06-29" calcext:value-type="date">
            <text:p>1945-06-29 00:00</text:p>
          </table:table-cell>
          <table:table-cell table:formula="of:=[.C58]" office:value-type="float" office:value="4" calcext:value-type="float">
            <text:p>4</text:p>
          </table:table-cell>
          <table:table-cell table:formula="of:=[.D58]" office:value-type="float" office:value="20" calcext:value-type="float">
            <text:p>20</text:p>
          </table:table-cell>
          <table:table-cell table:formula="of:=[.E58]*0.99" office:value-type="float" office:value="2.25562076180955" calcext:value-type="float">
            <text:p>2,25562076180955</text:p>
          </table:table-cell>
          <table:table-cell table:formula="of:=[.F58]*0.99" office:value-type="float" office:value="5.63905190452388" calcext:value-type="float">
            <text:p>5,63905190452388</text:p>
          </table:table-cell>
          <table:table-cell table:formula="of:=[.D59]*[.E59]" office:value-type="float" office:value="45.112415236191" calcext:value-type="float">
            <text:p>45,112415236191</text:p>
          </table:table-cell>
          <table:table-cell table:formula="of:=[.C59]*[.F59]" office:value-type="float" office:value="22.5562076180955" calcext:value-type="float">
            <text:p>22,5562076180955</text:p>
          </table:table-cell>
          <table:table-cell table:formula="of:=[.G59]+[.H59]" office:value-type="float" office:value="67.6686228542865" calcext:value-type="float">
            <text:p>67,66862285428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5-06-30" calcext:value-type="date">
            <text:p>1945-06-30 00:00</text:p>
          </table:table-cell>
          <table:table-cell table:formula="of:=[.C59]" office:value-type="float" office:value="4" calcext:value-type="float">
            <text:p>4</text:p>
          </table:table-cell>
          <table:table-cell table:formula="of:=[.D59]" office:value-type="float" office:value="20" calcext:value-type="float">
            <text:p>20</text:p>
          </table:table-cell>
          <table:table-cell table:formula="of:=[.E59]*0.99" office:value-type="float" office:value="2.23306455419145" calcext:value-type="float">
            <text:p>2,23306455419145</text:p>
          </table:table-cell>
          <table:table-cell table:formula="of:=[.F59]*0.99" office:value-type="float" office:value="5.58266138547864" calcext:value-type="float">
            <text:p>5,58266138547864</text:p>
          </table:table-cell>
          <table:table-cell table:formula="of:=[.D60]*[.E60]" office:value-type="float" office:value="44.661291083829" calcext:value-type="float">
            <text:p>44,661291083829</text:p>
          </table:table-cell>
          <table:table-cell table:formula="of:=[.C60]*[.F60]" office:value-type="float" office:value="22.3306455419145" calcext:value-type="float">
            <text:p>22,3306455419145</text:p>
          </table:table-cell>
          <table:table-cell table:formula="of:=[.G60]+[.H60]" office:value-type="float" office:value="66.9919366257436" calcext:value-type="float">
            <text:p>66,99193662574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5-07-01" calcext:value-type="date">
            <text:p>1945-07-01 00:00</text:p>
          </table:table-cell>
          <table:table-cell table:formula="of:=[.C60]" office:value-type="float" office:value="4" calcext:value-type="float">
            <text:p>4</text:p>
          </table:table-cell>
          <table:table-cell table:formula="of:=[.D60]" office:value-type="float" office:value="20" calcext:value-type="float">
            <text:p>20</text:p>
          </table:table-cell>
          <table:table-cell table:formula="of:=[.E60]*0.99" office:value-type="float" office:value="2.21073390864954" calcext:value-type="float">
            <text:p>2,21073390864954</text:p>
          </table:table-cell>
          <table:table-cell table:formula="of:=[.F60]*0.99" office:value-type="float" office:value="5.52683477162385" calcext:value-type="float">
            <text:p>5,52683477162385</text:p>
          </table:table-cell>
          <table:table-cell table:formula="of:=[.D61]*[.E61]" office:value-type="float" office:value="44.2146781729908" calcext:value-type="float">
            <text:p>44,2146781729908</text:p>
          </table:table-cell>
          <table:table-cell table:formula="of:=[.C61]*[.F61]" office:value-type="float" office:value="22.1073390864954" calcext:value-type="float">
            <text:p>22,1073390864954</text:p>
          </table:table-cell>
          <table:table-cell table:formula="of:=[.G61]+[.H61]" office:value-type="float" office:value="66.3220172594862" calcext:value-type="float">
            <text:p>66,32201725948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5-07-02" calcext:value-type="date">
            <text:p>1945-07-02 00:00</text:p>
          </table:table-cell>
          <table:table-cell table:formula="of:=[.C61]" office:value-type="float" office:value="4" calcext:value-type="float">
            <text:p>4</text:p>
          </table:table-cell>
          <table:table-cell table:formula="of:=[.D61]" office:value-type="float" office:value="20" calcext:value-type="float">
            <text:p>20</text:p>
          </table:table-cell>
          <table:table-cell table:formula="of:=[.E61]*0.99" office:value-type="float" office:value="2.18862656956304" calcext:value-type="float">
            <text:p>2,18862656956304</text:p>
          </table:table-cell>
          <table:table-cell table:formula="of:=[.F61]*0.99" office:value-type="float" office:value="5.47156642390761" calcext:value-type="float">
            <text:p>5,47156642390761</text:p>
          </table:table-cell>
          <table:table-cell table:formula="of:=[.D62]*[.E62]" office:value-type="float" office:value="43.7725313912608" calcext:value-type="float">
            <text:p>43,7725313912608</text:p>
          </table:table-cell>
          <table:table-cell table:formula="of:=[.C62]*[.F62]" office:value-type="float" office:value="21.8862656956304" calcext:value-type="float">
            <text:p>21,8862656956304</text:p>
          </table:table-cell>
          <table:table-cell table:formula="of:=[.G62]+[.H62]" office:value-type="float" office:value="65.6587970868913" calcext:value-type="float">
            <text:p>65,65879708689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5-07-03" calcext:value-type="date">
            <text:p>1945-07-03 00:00</text:p>
          </table:table-cell>
          <table:table-cell table:formula="of:=[.C62]" office:value-type="float" office:value="4" calcext:value-type="float">
            <text:p>4</text:p>
          </table:table-cell>
          <table:table-cell table:formula="of:=[.D62]" office:value-type="float" office:value="20" calcext:value-type="float">
            <text:p>20</text:p>
          </table:table-cell>
          <table:table-cell table:formula="of:=[.E62]*0.99" office:value-type="float" office:value="2.16674030386741" calcext:value-type="float">
            <text:p>2,16674030386741</text:p>
          </table:table-cell>
          <table:table-cell table:formula="of:=[.F62]*0.99" office:value-type="float" office:value="5.41685075966854" calcext:value-type="float">
            <text:p>5,41685075966854</text:p>
          </table:table-cell>
          <table:table-cell table:formula="of:=[.D63]*[.E63]" office:value-type="float" office:value="43.3348060773482" calcext:value-type="float">
            <text:p>43,3348060773482</text:p>
          </table:table-cell>
          <table:table-cell table:formula="of:=[.C63]*[.F63]" office:value-type="float" office:value="21.6674030386741" calcext:value-type="float">
            <text:p>21,6674030386741</text:p>
          </table:table-cell>
          <table:table-cell table:formula="of:=[.G63]+[.H63]" office:value-type="float" office:value="65.0022091160224" calcext:value-type="float">
            <text:p>65,00220911602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45-07-04" calcext:value-type="date">
            <text:p>1945-07-04 00:00</text:p>
          </table:table-cell>
          <table:table-cell table:formula="of:=[.C63]" office:value-type="float" office:value="4" calcext:value-type="float">
            <text:p>4</text:p>
          </table:table-cell>
          <table:table-cell table:formula="of:=[.D63]" office:value-type="float" office:value="20" calcext:value-type="float">
            <text:p>20</text:p>
          </table:table-cell>
          <table:table-cell table:formula="of:=[.E63]*0.99" office:value-type="float" office:value="2.14507290082874" calcext:value-type="float">
            <text:p>2,14507290082874</text:p>
          </table:table-cell>
          <table:table-cell table:formula="of:=[.F63]*0.99" office:value-type="float" office:value="5.36268225207185" calcext:value-type="float">
            <text:p>5,36268225207185</text:p>
          </table:table-cell>
          <table:table-cell table:formula="of:=[.D64]*[.E64]" office:value-type="float" office:value="42.9014580165748" calcext:value-type="float">
            <text:p>42,9014580165748</text:p>
          </table:table-cell>
          <table:table-cell table:formula="of:=[.C64]*[.F64]" office:value-type="float" office:value="21.4507290082874" calcext:value-type="float">
            <text:p>21,4507290082874</text:p>
          </table:table-cell>
          <table:table-cell table:formula="of:=[.G64]+[.H64]" office:value-type="float" office:value="64.3521870248622" calcext:value-type="float">
            <text:p>64,35218702486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45-07-05" calcext:value-type="date">
            <text:p>1945-07-05 00:00</text:p>
          </table:table-cell>
          <table:table-cell table:formula="of:=[.C64]" office:value-type="float" office:value="4" calcext:value-type="float">
            <text:p>4</text:p>
          </table:table-cell>
          <table:table-cell table:formula="of:=[.D64]" office:value-type="float" office:value="20" calcext:value-type="float">
            <text:p>20</text:p>
          </table:table-cell>
          <table:table-cell table:formula="of:=[.E64]*0.99" office:value-type="float" office:value="2.12362217182045" calcext:value-type="float">
            <text:p>2,12362217182045</text:p>
          </table:table-cell>
          <table:table-cell table:formula="of:=[.F64]*0.99" office:value-type="float" office:value="5.30905542955113" calcext:value-type="float">
            <text:p>5,30905542955113</text:p>
          </table:table-cell>
          <table:table-cell table:formula="of:=[.D65]*[.E65]" office:value-type="float" office:value="42.472443436409" calcext:value-type="float">
            <text:p>42,472443436409</text:p>
          </table:table-cell>
          <table:table-cell table:formula="of:=[.C65]*[.F65]" office:value-type="float" office:value="21.2362217182045" calcext:value-type="float">
            <text:p>21,2362217182045</text:p>
          </table:table-cell>
          <table:table-cell table:formula="of:=[.G65]+[.H65]" office:value-type="float" office:value="63.7086651546135" calcext:value-type="float">
            <text:p>63,70866515461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45-07-06" calcext:value-type="date">
            <text:p>1945-07-06 00:00</text:p>
          </table:table-cell>
          <table:table-cell table:formula="of:=[.C65]" office:value-type="float" office:value="4" calcext:value-type="float">
            <text:p>4</text:p>
          </table:table-cell>
          <table:table-cell table:formula="of:=[.D65]" office:value-type="float" office:value="20" calcext:value-type="float">
            <text:p>20</text:p>
          </table:table-cell>
          <table:table-cell table:formula="of:=[.E65]*0.99" office:value-type="float" office:value="2.10238595010225" calcext:value-type="float">
            <text:p>2,10238595010225</text:p>
          </table:table-cell>
          <table:table-cell table:formula="of:=[.F65]*0.99" office:value-type="float" office:value="5.25596487525562" calcext:value-type="float">
            <text:p>5,25596487525562</text:p>
          </table:table-cell>
          <table:table-cell table:formula="of:=[.D66]*[.E66]" office:value-type="float" office:value="42.0477190020449" calcext:value-type="float">
            <text:p>42,0477190020449</text:p>
          </table:table-cell>
          <table:table-cell table:formula="of:=[.C66]*[.F66]" office:value-type="float" office:value="21.0238595010225" calcext:value-type="float">
            <text:p>21,0238595010225</text:p>
          </table:table-cell>
          <table:table-cell table:formula="of:=[.G66]+[.H66]" office:value-type="float" office:value="63.0715785030674" calcext:value-type="float">
            <text:p>63,07157850306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45-07-07" calcext:value-type="date">
            <text:p>1945-07-07 00:00</text:p>
          </table:table-cell>
          <table:table-cell table:formula="of:=[.C66]" office:value-type="float" office:value="4" calcext:value-type="float">
            <text:p>4</text:p>
          </table:table-cell>
          <table:table-cell table:formula="of:=[.D66]" office:value-type="float" office:value="20" calcext:value-type="float">
            <text:p>20</text:p>
          </table:table-cell>
          <table:table-cell table:formula="of:=[.E66]*0.99" office:value-type="float" office:value="2.08136209060122" calcext:value-type="float">
            <text:p>2,08136209060122</text:p>
          </table:table-cell>
          <table:table-cell table:formula="of:=[.F66]*0.99" office:value-type="float" office:value="5.20340522650306" calcext:value-type="float">
            <text:p>5,20340522650306</text:p>
          </table:table-cell>
          <table:table-cell table:formula="of:=[.D67]*[.E67]" office:value-type="float" office:value="41.6272418120245" calcext:value-type="float">
            <text:p>41,6272418120245</text:p>
          </table:table-cell>
          <table:table-cell table:formula="of:=[.C67]*[.F67]" office:value-type="float" office:value="20.8136209060123" calcext:value-type="float">
            <text:p>20,8136209060123</text:p>
          </table:table-cell>
          <table:table-cell table:formula="of:=[.G67]+[.H67]" office:value-type="float" office:value="62.4408627180367" calcext:value-type="float">
            <text:p>62,44086271803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45-07-08" calcext:value-type="date">
            <text:p>1945-07-08 00:00</text:p>
          </table:table-cell>
          <table:table-cell table:formula="of:=[.C67]" office:value-type="float" office:value="4" calcext:value-type="float">
            <text:p>4</text:p>
          </table:table-cell>
          <table:table-cell table:formula="of:=[.D67]" office:value-type="float" office:value="20" calcext:value-type="float">
            <text:p>20</text:p>
          </table:table-cell>
          <table:table-cell table:formula="of:=[.E67]*0.99" office:value-type="float" office:value="2.06054846969521" calcext:value-type="float">
            <text:p>2,06054846969521</text:p>
          </table:table-cell>
          <table:table-cell table:formula="of:=[.F67]*0.99" office:value-type="float" office:value="5.15137117423803" calcext:value-type="float">
            <text:p>5,15137117423803</text:p>
          </table:table-cell>
          <table:table-cell table:formula="of:=[.D68]*[.E68]" office:value-type="float" office:value="41.2109693939042" calcext:value-type="float">
            <text:p>41,2109693939042</text:p>
          </table:table-cell>
          <table:table-cell table:formula="of:=[.C68]*[.F68]" office:value-type="float" office:value="20.6054846969521" calcext:value-type="float">
            <text:p>20,6054846969521</text:p>
          </table:table-cell>
          <table:table-cell table:formula="of:=[.G68]+[.H68]" office:value-type="float" office:value="61.8164540908564" calcext:value-type="float">
            <text:p>61,81645409085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07-09" calcext:value-type="date">
            <text:p>1945-07-09 00:00</text:p>
          </table:table-cell>
          <table:table-cell table:formula="of:=[.C68]" office:value-type="float" office:value="4" calcext:value-type="float">
            <text:p>4</text:p>
          </table:table-cell>
          <table:table-cell table:formula="of:=[.D68]" office:value-type="float" office:value="20" calcext:value-type="float">
            <text:p>20</text:p>
          </table:table-cell>
          <table:table-cell table:formula="of:=[.E68]*0.99" office:value-type="float" office:value="2.03994298499826" calcext:value-type="float">
            <text:p>2,03994298499826</text:p>
          </table:table-cell>
          <table:table-cell table:formula="of:=[.F68]*0.99" office:value-type="float" office:value="5.09985746249565" calcext:value-type="float">
            <text:p>5,09985746249565</text:p>
          </table:table-cell>
          <table:table-cell table:formula="of:=[.D69]*[.E69]" office:value-type="float" office:value="40.7988596999652" calcext:value-type="float">
            <text:p>40,7988596999652</text:p>
          </table:table-cell>
          <table:table-cell table:formula="of:=[.C69]*[.F69]" office:value-type="float" office:value="20.3994298499826" calcext:value-type="float">
            <text:p>20,3994298499826</text:p>
          </table:table-cell>
          <table:table-cell table:formula="of:=[.G69]+[.H69]" office:value-type="float" office:value="61.1982895499478" calcext:value-type="float">
            <text:p>61,19828954994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45-07-10" calcext:value-type="date">
            <text:p>1945-07-10 00:00</text:p>
          </table:table-cell>
          <table:table-cell table:formula="of:=[.C69]" office:value-type="float" office:value="4" calcext:value-type="float">
            <text:p>4</text:p>
          </table:table-cell>
          <table:table-cell table:formula="of:=[.D69]" office:value-type="float" office:value="20" calcext:value-type="float">
            <text:p>20</text:p>
          </table:table-cell>
          <table:table-cell table:formula="of:=[.E69]*0.99" office:value-type="float" office:value="2.01954355514828" calcext:value-type="float">
            <text:p>2,01954355514828</text:p>
          </table:table-cell>
          <table:table-cell table:formula="of:=[.F69]*0.99" office:value-type="float" office:value="5.0488588878707" calcext:value-type="float">
            <text:p>5,0488588878707</text:p>
          </table:table-cell>
          <table:table-cell table:formula="of:=[.D70]*[.E70]" office:value-type="float" office:value="40.3908711029655" calcext:value-type="float">
            <text:p>40,3908711029655</text:p>
          </table:table-cell>
          <table:table-cell table:formula="of:=[.C70]*[.F70]" office:value-type="float" office:value="20.1954355514828" calcext:value-type="float">
            <text:p>20,1954355514828</text:p>
          </table:table-cell>
          <table:table-cell table:formula="of:=[.G70]+[.H70]" office:value-type="float" office:value="60.5863066544483" calcext:value-type="float">
            <text:p>60,58630665444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5-07-11" calcext:value-type="date">
            <text:p>1945-07-11 00:00</text:p>
          </table:table-cell>
          <table:table-cell table:formula="of:=[.C70]" office:value-type="float" office:value="4" calcext:value-type="float">
            <text:p>4</text:p>
          </table:table-cell>
          <table:table-cell table:formula="of:=[.D70]" office:value-type="float" office:value="20" calcext:value-type="float">
            <text:p>20</text:p>
          </table:table-cell>
          <table:table-cell table:formula="of:=[.E70]*0.99" office:value-type="float" office:value="1.99934811959679" calcext:value-type="float">
            <text:p>1,99934811959679</text:p>
          </table:table-cell>
          <table:table-cell table:formula="of:=[.F70]*0.99" office:value-type="float" office:value="4.99837029899199" calcext:value-type="float">
            <text:p>4,99837029899199</text:p>
          </table:table-cell>
          <table:table-cell table:formula="of:=[.D71]*[.E71]" office:value-type="float" office:value="39.9869623919359" calcext:value-type="float">
            <text:p>39,9869623919359</text:p>
          </table:table-cell>
          <table:table-cell table:formula="of:=[.C71]*[.F71]" office:value-type="float" office:value="19.993481195968" calcext:value-type="float">
            <text:p>19,993481195968</text:p>
          </table:table-cell>
          <table:table-cell table:formula="of:=[.G71]+[.H71]" office:value-type="float" office:value="59.9804435879038" calcext:value-type="float">
            <text:p>59,98044358790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45-07-12" calcext:value-type="date">
            <text:p>1945-07-12 00:00</text:p>
          </table:table-cell>
          <table:table-cell table:formula="of:=[.C71]" office:value-type="float" office:value="4" calcext:value-type="float">
            <text:p>4</text:p>
          </table:table-cell>
          <table:table-cell table:formula="of:=[.D71]" office:value-type="float" office:value="20" calcext:value-type="float">
            <text:p>20</text:p>
          </table:table-cell>
          <table:table-cell table:formula="of:=[.E71]*0.99" office:value-type="float" office:value="1.97935463840083" calcext:value-type="float">
            <text:p>1,97935463840083</text:p>
          </table:table-cell>
          <table:table-cell table:formula="of:=[.F71]*0.99" office:value-type="float" office:value="4.94838659600207" calcext:value-type="float">
            <text:p>4,94838659600207</text:p>
          </table:table-cell>
          <table:table-cell table:formula="of:=[.D72]*[.E72]" office:value-type="float" office:value="39.5870927680165" calcext:value-type="float">
            <text:p>39,5870927680165</text:p>
          </table:table-cell>
          <table:table-cell table:formula="of:=[.C72]*[.F72]" office:value-type="float" office:value="19.7935463840083" calcext:value-type="float">
            <text:p>19,7935463840083</text:p>
          </table:table-cell>
          <table:table-cell table:formula="of:=[.G72]+[.H72]" office:value-type="float" office:value="59.3806391520248" calcext:value-type="float">
            <text:p>59,38063915202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45-07-13" calcext:value-type="date">
            <text:p>1945-07-13 00:00</text:p>
          </table:table-cell>
          <table:table-cell table:formula="of:=[.C72]" office:value-type="float" office:value="4" calcext:value-type="float">
            <text:p>4</text:p>
          </table:table-cell>
          <table:table-cell table:formula="of:=[.D72]" office:value-type="float" office:value="20" calcext:value-type="float">
            <text:p>20</text:p>
          </table:table-cell>
          <table:table-cell table:formula="of:=[.E72]*0.99" office:value-type="float" office:value="1.95956109201682" calcext:value-type="float">
            <text:p>1,95956109201682</text:p>
          </table:table-cell>
          <table:table-cell table:formula="of:=[.F72]*0.99" office:value-type="float" office:value="4.89890273004205" calcext:value-type="float">
            <text:p>4,89890273004205</text:p>
          </table:table-cell>
          <table:table-cell table:formula="of:=[.D73]*[.E73]" office:value-type="float" office:value="39.1912218403363" calcext:value-type="float">
            <text:p>39,1912218403363</text:p>
          </table:table-cell>
          <table:table-cell table:formula="of:=[.C73]*[.F73]" office:value-type="float" office:value="19.5956109201682" calcext:value-type="float">
            <text:p>19,5956109201682</text:p>
          </table:table-cell>
          <table:table-cell table:formula="of:=[.G73]+[.H73]" office:value-type="float" office:value="58.7868327605045" calcext:value-type="float">
            <text:p>58,78683276050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45-07-14" calcext:value-type="date">
            <text:p>1945-07-14 00: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]*0.99" office:value-type="float" office:value="1.93996548109665" calcext:value-type="float">
            <text:p>1,93996548109665</text:p>
          </table:table-cell>
          <table:table-cell table:formula="of:=[.F73]*0.99" office:value-type="float" office:value="4.84991370274163" calcext:value-type="float">
            <text:p>4,84991370274163</text:p>
          </table:table-cell>
          <table:table-cell table:formula="of:=[.D74]*[.E74]" office:value-type="float" office:value="0" calcext:value-type="float">
            <text:p>0</text:p>
          </table:table-cell>
          <table:table-cell table:formula="of:=[.C74]*[.F74]" office:value-type="float" office:value="0" calcext:value-type="float">
            <text:p>0</text:p>
          </table:table-cell>
          <table:table-cell table:formula="of:=[.G74]+[.H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45-07-15" calcext:value-type="date">
            <text:p>1945-07-15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74]*0.99" office:value-type="float" office:value="1.92056582628568" calcext:value-type="float">
            <text:p>1,92056582628568</text:p>
          </table:table-cell>
          <table:table-cell table:formula="of:=[.F74]*0.99" office:value-type="float" office:value="4.80141456571421" calcext:value-type="float">
            <text:p>4,80141456571421</text:p>
          </table:table-cell>
          <table:table-cell table:formula="of:=[.D75]*[.E75]" office:value-type="float" office:value="0" calcext:value-type="float">
            <text:p>0</text:p>
          </table:table-cell>
          <table:table-cell table:formula="of:=[.C75]*[.F75]" office:value-type="float" office:value="52.8155602228563" calcext:value-type="float">
            <text:p>52,8155602228563</text:p>
          </table:table-cell>
          <table:table-cell table:formula="of:=[.G75]+[.H75]" office:value-type="float" office:value="52.8155602228563" calcext:value-type="float">
            <text:p>52,8155602228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45-07-16" calcext:value-type="date">
            <text:p>1945-07-16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75]*0.99" office:value-type="float" office:value="1.90136016802283" calcext:value-type="float">
            <text:p>1,90136016802283</text:p>
          </table:table-cell>
          <table:table-cell table:formula="of:=[.F75]*0.99" office:value-type="float" office:value="4.75340042005707" calcext:value-type="float">
            <text:p>4,75340042005707</text:p>
          </table:table-cell>
          <table:table-cell table:formula="of:=[.D76]*[.E76]" office:value-type="float" office:value="0" calcext:value-type="float">
            <text:p>0</text:p>
          </table:table-cell>
          <table:table-cell table:formula="of:=[.C76]*[.F76]" office:value-type="float" office:value="52.2874046206278" calcext:value-type="float">
            <text:p>52,2874046206278</text:p>
          </table:table-cell>
          <table:table-cell table:formula="of:=[.G76]+[.H76]" office:value-type="float" office:value="52.2874046206278" calcext:value-type="float">
            <text:p>52,28740462062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45-07-17" calcext:value-type="date">
            <text:p>1945-07-17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76]*0.99" office:value-type="float" office:value="1.8823465663426" calcext:value-type="float">
            <text:p>1,8823465663426</text:p>
          </table:table-cell>
          <table:table-cell table:formula="of:=[.F76]*0.99" office:value-type="float" office:value="4.7058664158565" calcext:value-type="float">
            <text:p>4,7058664158565</text:p>
          </table:table-cell>
          <table:table-cell table:formula="of:=[.D77]*[.E77]" office:value-type="float" office:value="0" calcext:value-type="float">
            <text:p>0</text:p>
          </table:table-cell>
          <table:table-cell table:formula="of:=[.C77]*[.F77]" office:value-type="float" office:value="51.7645305744215" calcext:value-type="float">
            <text:p>51,7645305744215</text:p>
          </table:table-cell>
          <table:table-cell table:formula="of:=[.G77]+[.H77]" office:value-type="float" office:value="51.7645305744215" calcext:value-type="float">
            <text:p>51,76453057442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45-07-18" calcext:value-type="date">
            <text:p>1945-07-18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77]*0.99" office:value-type="float" office:value="1.86352310067917" calcext:value-type="float">
            <text:p>1,86352310067917</text:p>
          </table:table-cell>
          <table:table-cell table:formula="of:=[.F77]*0.99" office:value-type="float" office:value="4.65880775169793" calcext:value-type="float">
            <text:p>4,65880775169793</text:p>
          </table:table-cell>
          <table:table-cell table:formula="of:=[.D78]*[.E78]" office:value-type="float" office:value="0" calcext:value-type="float">
            <text:p>0</text:p>
          </table:table-cell>
          <table:table-cell table:formula="of:=[.C78]*[.F78]" office:value-type="float" office:value="51.2468852686773" calcext:value-type="float">
            <text:p>51,2468852686773</text:p>
          </table:table-cell>
          <table:table-cell table:formula="of:=[.G78]+[.H78]" office:value-type="float" office:value="51.2468852686773" calcext:value-type="float">
            <text:p>51,24688526867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45-07-19" calcext:value-type="date">
            <text:p>1945-07-19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78]*0.99" office:value-type="float" office:value="1.84488786967238" calcext:value-type="float">
            <text:p>1,84488786967238</text:p>
          </table:table-cell>
          <table:table-cell table:formula="of:=[.F78]*0.99" office:value-type="float" office:value="4.61221967418096" calcext:value-type="float">
            <text:p>4,61221967418096</text:p>
          </table:table-cell>
          <table:table-cell table:formula="of:=[.D79]*[.E79]" office:value-type="float" office:value="0" calcext:value-type="float">
            <text:p>0</text:p>
          </table:table-cell>
          <table:table-cell table:formula="of:=[.C79]*[.F79]" office:value-type="float" office:value="50.7344164159905" calcext:value-type="float">
            <text:p>50,7344164159905</text:p>
          </table:table-cell>
          <table:table-cell table:formula="of:=[.G79]+[.H79]" office:value-type="float" office:value="50.7344164159905" calcext:value-type="float">
            <text:p>50,7344164159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45-07-20" calcext:value-type="date">
            <text:p>1945-07-20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79]*0.99" office:value-type="float" office:value="1.82643899097566" calcext:value-type="float">
            <text:p>1,82643899097566</text:p>
          </table:table-cell>
          <table:table-cell table:formula="of:=[.F79]*0.99" office:value-type="float" office:value="4.56609747743915" calcext:value-type="float">
            <text:p>4,56609747743915</text:p>
          </table:table-cell>
          <table:table-cell table:formula="of:=[.D80]*[.E80]" office:value-type="float" office:value="0" calcext:value-type="float">
            <text:p>0</text:p>
          </table:table-cell>
          <table:table-cell table:formula="of:=[.C80]*[.F80]" office:value-type="float" office:value="50.2270722518306" calcext:value-type="float">
            <text:p>50,2270722518306</text:p>
          </table:table-cell>
          <table:table-cell table:formula="of:=[.G80]+[.H80]" office:value-type="float" office:value="50.2270722518306" calcext:value-type="float">
            <text:p>50,22707225183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45-07-21" calcext:value-type="date">
            <text:p>1945-07-21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0]*0.99" office:value-type="float" office:value="1.8081746010659" calcext:value-type="float">
            <text:p>1,8081746010659</text:p>
          </table:table-cell>
          <table:table-cell table:formula="of:=[.F80]*0.99" office:value-type="float" office:value="4.52043650266475" calcext:value-type="float">
            <text:p>4,52043650266475</text:p>
          </table:table-cell>
          <table:table-cell table:formula="of:=[.D81]*[.E81]" office:value-type="float" office:value="0" calcext:value-type="float">
            <text:p>0</text:p>
          </table:table-cell>
          <table:table-cell table:formula="of:=[.C81]*[.F81]" office:value-type="float" office:value="49.7248015293123" calcext:value-type="float">
            <text:p>49,7248015293123</text:p>
          </table:table-cell>
          <table:table-cell table:formula="of:=[.G81]+[.H81]" office:value-type="float" office:value="49.7248015293123" calcext:value-type="float">
            <text:p>49,72480152931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45-07-22" calcext:value-type="date">
            <text:p>1945-07-22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1]*0.99" office:value-type="float" office:value="1.79009285505524" calcext:value-type="float">
            <text:p>1,79009285505524</text:p>
          </table:table-cell>
          <table:table-cell table:formula="of:=[.F81]*0.99" office:value-type="float" office:value="4.47523213763811" calcext:value-type="float">
            <text:p>4,47523213763811</text:p>
          </table:table-cell>
          <table:table-cell table:formula="of:=[.D82]*[.E82]" office:value-type="float" office:value="0" calcext:value-type="float">
            <text:p>0</text:p>
          </table:table-cell>
          <table:table-cell table:formula="of:=[.C82]*[.F82]" office:value-type="float" office:value="49.2275535140192" calcext:value-type="float">
            <text:p>49,2275535140192</text:p>
          </table:table-cell>
          <table:table-cell table:formula="of:=[.G82]+[.H82]" office:value-type="float" office:value="49.2275535140192" calcext:value-type="float">
            <text:p>49,22755351401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45-07-23" calcext:value-type="date">
            <text:p>1945-07-23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2]*0.99" office:value-type="float" office:value="1.77219192650469" calcext:value-type="float">
            <text:p>1,77219192650469</text:p>
          </table:table-cell>
          <table:table-cell table:formula="of:=[.F82]*0.99" office:value-type="float" office:value="4.43047981626173" calcext:value-type="float">
            <text:p>4,43047981626173</text:p>
          </table:table-cell>
          <table:table-cell table:formula="of:=[.D83]*[.E83]" office:value-type="float" office:value="0" calcext:value-type="float">
            <text:p>0</text:p>
          </table:table-cell>
          <table:table-cell table:formula="of:=[.C83]*[.F83]" office:value-type="float" office:value="48.735277978879" calcext:value-type="float">
            <text:p>48,735277978879</text:p>
          </table:table-cell>
          <table:table-cell table:formula="of:=[.G83]+[.H83]" office:value-type="float" office:value="48.735277978879" calcext:value-type="float">
            <text:p>48,7352779788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45-07-24" calcext:value-type="date">
            <text:p>1945-07-24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3]*0.99" office:value-type="float" office:value="1.75447000723964" calcext:value-type="float">
            <text:p>1,75447000723964</text:p>
          </table:table-cell>
          <table:table-cell table:formula="of:=[.F83]*0.99" office:value-type="float" office:value="4.38617501809911" calcext:value-type="float">
            <text:p>4,38617501809911</text:p>
          </table:table-cell>
          <table:table-cell table:formula="of:=[.D84]*[.E84]" office:value-type="float" office:value="0" calcext:value-type="float">
            <text:p>0</text:p>
          </table:table-cell>
          <table:table-cell table:formula="of:=[.C84]*[.F84]" office:value-type="float" office:value="48.2479251990902" calcext:value-type="float">
            <text:p>48,2479251990902</text:p>
          </table:table-cell>
          <table:table-cell table:formula="of:=[.G84]+[.H84]" office:value-type="float" office:value="48.2479251990902" calcext:value-type="float">
            <text:p>48,24792519909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45-07-25" calcext:value-type="date">
            <text:p>1945-07-25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4]*0.99" office:value-type="float" office:value="1.73692530716724" calcext:value-type="float">
            <text:p>1,73692530716724</text:p>
          </table:table-cell>
          <table:table-cell table:formula="of:=[.F84]*0.99" office:value-type="float" office:value="4.34231326791812" calcext:value-type="float">
            <text:p>4,34231326791812</text:p>
          </table:table-cell>
          <table:table-cell table:formula="of:=[.D85]*[.E85]" office:value-type="float" office:value="0" calcext:value-type="float">
            <text:p>0</text:p>
          </table:table-cell>
          <table:table-cell table:formula="of:=[.C85]*[.F85]" office:value-type="float" office:value="47.7654459470993" calcext:value-type="float">
            <text:p>47,7654459470993</text:p>
          </table:table-cell>
          <table:table-cell table:formula="of:=[.G85]+[.H85]" office:value-type="float" office:value="47.7654459470993" calcext:value-type="float">
            <text:p>47,76544594709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5-07-26" calcext:value-type="date">
            <text:p>1945-07-26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5]*0.99" office:value-type="float" office:value="1.71955605409557" calcext:value-type="float">
            <text:p>1,71955605409557</text:p>
          </table:table-cell>
          <table:table-cell table:formula="of:=[.F85]*0.99" office:value-type="float" office:value="4.29889013523894" calcext:value-type="float">
            <text:p>4,29889013523894</text:p>
          </table:table-cell>
          <table:table-cell table:formula="of:=[.D86]*[.E86]" office:value-type="float" office:value="0" calcext:value-type="float">
            <text:p>0</text:p>
          </table:table-cell>
          <table:table-cell table:formula="of:=[.C86]*[.F86]" office:value-type="float" office:value="47.2877914876283" calcext:value-type="float">
            <text:p>47,2877914876283</text:p>
          </table:table-cell>
          <table:table-cell table:formula="of:=[.G86]+[.H86]" office:value-type="float" office:value="47.2877914876283" calcext:value-type="float">
            <text:p>47,28779148762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5-07-27" calcext:value-type="date">
            <text:p>1945-07-27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6]*0.99" office:value-type="float" office:value="1.70236049355462" calcext:value-type="float">
            <text:p>1,70236049355462</text:p>
          </table:table-cell>
          <table:table-cell table:formula="of:=[.F86]*0.99" office:value-type="float" office:value="4.25590123388655" calcext:value-type="float">
            <text:p>4,25590123388655</text:p>
          </table:table-cell>
          <table:table-cell table:formula="of:=[.D87]*[.E87]" office:value-type="float" office:value="0" calcext:value-type="float">
            <text:p>0</text:p>
          </table:table-cell>
          <table:table-cell table:formula="of:=[.C87]*[.F87]" office:value-type="float" office:value="46.814913572752" calcext:value-type="float">
            <text:p>46,814913572752</text:p>
          </table:table-cell>
          <table:table-cell table:formula="of:=[.G87]+[.H87]" office:value-type="float" office:value="46.814913572752" calcext:value-type="float">
            <text:p>46,8149135727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5-07-28" calcext:value-type="date">
            <text:p>1945-07-28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7]*0.99" office:value-type="float" office:value="1.68533688861907" calcext:value-type="float">
            <text:p>1,68533688861907</text:p>
          </table:table-cell>
          <table:table-cell table:formula="of:=[.F87]*0.99" office:value-type="float" office:value="4.21334222154768" calcext:value-type="float">
            <text:p>4,21334222154768</text:p>
          </table:table-cell>
          <table:table-cell table:formula="of:=[.D88]*[.E88]" office:value-type="float" office:value="0" calcext:value-type="float">
            <text:p>0</text:p>
          </table:table-cell>
          <table:table-cell table:formula="of:=[.C88]*[.F88]" office:value-type="float" office:value="46.3467644370245" calcext:value-type="float">
            <text:p>46,3467644370245</text:p>
          </table:table-cell>
          <table:table-cell table:formula="of:=[.G88]+[.H88]" office:value-type="float" office:value="46.3467644370245" calcext:value-type="float">
            <text:p>46,34676443702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5-07-29" calcext:value-type="date">
            <text:p>1945-07-29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8]*0.99" office:value-type="float" office:value="1.66848351973288" calcext:value-type="float">
            <text:p>1,66848351973288</text:p>
          </table:table-cell>
          <table:table-cell table:formula="of:=[.F88]*0.99" office:value-type="float" office:value="4.1712087993322" calcext:value-type="float">
            <text:p>4,1712087993322</text:p>
          </table:table-cell>
          <table:table-cell table:formula="of:=[.D89]*[.E89]" office:value-type="float" office:value="0" calcext:value-type="float">
            <text:p>0</text:p>
          </table:table-cell>
          <table:table-cell table:formula="of:=[.C89]*[.F89]" office:value-type="float" office:value="45.8832967926542" calcext:value-type="float">
            <text:p>45,8832967926542</text:p>
          </table:table-cell>
          <table:table-cell table:formula="of:=[.G89]+[.H89]" office:value-type="float" office:value="45.8832967926542" calcext:value-type="float">
            <text:p>45,88329679265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45-07-30" calcext:value-type="date">
            <text:p>1945-07-30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9]*0.99" office:value-type="float" office:value="1.65179868453555" calcext:value-type="float">
            <text:p>1,65179868453555</text:p>
          </table:table-cell>
          <table:table-cell table:formula="of:=[.F89]*0.99" office:value-type="float" office:value="4.12949671133888" calcext:value-type="float">
            <text:p>4,12949671133888</text:p>
          </table:table-cell>
          <table:table-cell table:formula="of:=[.D90]*[.E90]" office:value-type="float" office:value="0" calcext:value-type="float">
            <text:p>0</text:p>
          </table:table-cell>
          <table:table-cell table:formula="of:=[.C90]*[.F90]" office:value-type="float" office:value="45.4244638247277" calcext:value-type="float">
            <text:p>45,4244638247277</text:p>
          </table:table-cell>
          <table:table-cell table:formula="of:=[.G90]+[.H90]" office:value-type="float" office:value="45.4244638247277" calcext:value-type="float">
            <text:p>45,42446382472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45-07-31" calcext:value-type="date">
            <text:p>1945-07-31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0]*0.99" office:value-type="float" office:value="1.6352806976902" calcext:value-type="float">
            <text:p>1,6352806976902</text:p>
          </table:table-cell>
          <table:table-cell table:formula="of:=[.F90]*0.99" office:value-type="float" office:value="4.08820174422549" calcext:value-type="float">
            <text:p>4,08820174422549</text:p>
          </table:table-cell>
          <table:table-cell table:formula="of:=[.D91]*[.E91]" office:value-type="float" office:value="0" calcext:value-type="float">
            <text:p>0</text:p>
          </table:table-cell>
          <table:table-cell table:formula="of:=[.C91]*[.F91]" office:value-type="float" office:value="44.9702191864804" calcext:value-type="float">
            <text:p>44,9702191864804</text:p>
          </table:table-cell>
          <table:table-cell table:formula="of:=[.G91]+[.H91]" office:value-type="float" office:value="44.9702191864804" calcext:value-type="float">
            <text:p>44,97021918648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45-08-01" calcext:value-type="date">
            <text:p>1945-08-01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1]*0.99" office:value-type="float" office:value="1.61892789071329" calcext:value-type="float">
            <text:p>1,61892789071329</text:p>
          </table:table-cell>
          <table:table-cell table:formula="of:=[.F91]*0.99" office:value-type="float" office:value="4.04731972678324" calcext:value-type="float">
            <text:p>4,04731972678324</text:p>
          </table:table-cell>
          <table:table-cell table:formula="of:=[.D92]*[.E92]" office:value-type="float" office:value="0" calcext:value-type="float">
            <text:p>0</text:p>
          </table:table-cell>
          <table:table-cell table:formula="of:=[.C92]*[.F92]" office:value-type="float" office:value="44.5205169946156" calcext:value-type="float">
            <text:p>44,5205169946156</text:p>
          </table:table-cell>
          <table:table-cell table:formula="of:=[.G92]+[.H92]" office:value-type="float" office:value="44.5205169946156" calcext:value-type="float">
            <text:p>44,52051699461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45-08-02" calcext:value-type="date">
            <text:p>1945-08-02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2]*0.99" office:value-type="float" office:value="1.60273861180616" calcext:value-type="float">
            <text:p>1,60273861180616</text:p>
          </table:table-cell>
          <table:table-cell table:formula="of:=[.F92]*0.99" office:value-type="float" office:value="4.00684652951541" calcext:value-type="float">
            <text:p>4,00684652951541</text:p>
          </table:table-cell>
          <table:table-cell table:formula="of:=[.D93]*[.E93]" office:value-type="float" office:value="0" calcext:value-type="float">
            <text:p>0</text:p>
          </table:table-cell>
          <table:table-cell table:formula="of:=[.C93]*[.F93]" office:value-type="float" office:value="44.0753118246695" calcext:value-type="float">
            <text:p>44,0753118246695</text:p>
          </table:table-cell>
          <table:table-cell table:formula="of:=[.G93]+[.H93]" office:value-type="float" office:value="44.0753118246695" calcext:value-type="float">
            <text:p>44,07531182466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45-08-03" calcext:value-type="date">
            <text:p>1945-08-03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3]*0.99" office:value-type="float" office:value="1.5867112256881" calcext:value-type="float">
            <text:p>1,5867112256881</text:p>
          </table:table-cell>
          <table:table-cell table:formula="of:=[.F93]*0.99" office:value-type="float" office:value="3.96677806422025" calcext:value-type="float">
            <text:p>3,96677806422025</text:p>
          </table:table-cell>
          <table:table-cell table:formula="of:=[.D94]*[.E94]" office:value-type="float" office:value="0" calcext:value-type="float">
            <text:p>0</text:p>
          </table:table-cell>
          <table:table-cell table:formula="of:=[.C94]*[.F94]" office:value-type="float" office:value="43.6345587064228" calcext:value-type="float">
            <text:p>43,6345587064228</text:p>
          </table:table-cell>
          <table:table-cell table:formula="of:=[.G94]+[.H94]" office:value-type="float" office:value="43.6345587064228" calcext:value-type="float">
            <text:p>43,63455870642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08-04" calcext:value-type="date">
            <text:p>1945-08-04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4]*0.99" office:value-type="float" office:value="1.57084411343122" calcext:value-type="float">
            <text:p>1,57084411343122</text:p>
          </table:table-cell>
          <table:table-cell table:formula="of:=[.F94]*0.99" office:value-type="float" office:value="3.92711028357805" calcext:value-type="float">
            <text:p>3,92711028357805</text:p>
          </table:table-cell>
          <table:table-cell table:formula="of:=[.D95]*[.E95]" office:value-type="float" office:value="0" calcext:value-type="float">
            <text:p>0</text:p>
          </table:table-cell>
          <table:table-cell table:formula="of:=[.C95]*[.F95]" office:value-type="float" office:value="43.1982131193585" calcext:value-type="float">
            <text:p>43,1982131193585</text:p>
          </table:table-cell>
          <table:table-cell table:formula="of:=[.G95]+[.H95]" office:value-type="float" office:value="43.1982131193585" calcext:value-type="float">
            <text:p>43,19821311935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45-08-05" calcext:value-type="date">
            <text:p>1945-08-05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5]*0.99" office:value-type="float" office:value="1.55513567229691" calcext:value-type="float">
            <text:p>1,55513567229691</text:p>
          </table:table-cell>
          <table:table-cell table:formula="of:=[.F95]*0.99" office:value-type="float" office:value="3.88783918074227" calcext:value-type="float">
            <text:p>3,88783918074227</text:p>
          </table:table-cell>
          <table:table-cell table:formula="of:=[.D96]*[.E96]" office:value-type="float" office:value="0" calcext:value-type="float">
            <text:p>0</text:p>
          </table:table-cell>
          <table:table-cell table:formula="of:=[.C96]*[.F96]" office:value-type="float" office:value="42.766230988165" calcext:value-type="float">
            <text:p>42,766230988165</text:p>
          </table:table-cell>
          <table:table-cell table:formula="of:=[.G96]+[.H96]" office:value-type="float" office:value="42.766230988165" calcext:value-type="float">
            <text:p>42,7662309881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5-08-06" calcext:value-type="date">
            <text:p>1945-08-06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6]*0.99" office:value-type="float" office:value="1.53958431557394" calcext:value-type="float">
            <text:p>1,53958431557394</text:p>
          </table:table-cell>
          <table:table-cell table:formula="of:=[.F96]*0.99" office:value-type="float" office:value="3.84896078893484" calcext:value-type="float">
            <text:p>3,84896078893484</text:p>
          </table:table-cell>
          <table:table-cell table:formula="of:=[.D97]*[.E97]" office:value-type="float" office:value="0" calcext:value-type="float">
            <text:p>0</text:p>
          </table:table-cell>
          <table:table-cell table:formula="of:=[.C97]*[.F97]" office:value-type="float" office:value="42.3385686782833" calcext:value-type="float">
            <text:p>42,3385686782833</text:p>
          </table:table-cell>
          <table:table-cell table:formula="of:=[.G97]+[.H97]" office:value-type="float" office:value="42.3385686782833" calcext:value-type="float">
            <text:p>42,33856867828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45-08-07" calcext:value-type="date">
            <text:p>1945-08-07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7]*0.99" office:value-type="float" office:value="1.5241884724182" calcext:value-type="float">
            <text:p>1,5241884724182</text:p>
          </table:table-cell>
          <table:table-cell table:formula="of:=[.F97]*0.99" office:value-type="float" office:value="3.8104711810455" calcext:value-type="float">
            <text:p>3,8104711810455</text:p>
          </table:table-cell>
          <table:table-cell table:formula="of:=[.D98]*[.E98]" office:value-type="float" office:value="0" calcext:value-type="float">
            <text:p>0</text:p>
          </table:table-cell>
          <table:table-cell table:formula="of:=[.C98]*[.F98]" office:value-type="float" office:value="41.9151829915005" calcext:value-type="float">
            <text:p>41,9151829915005</text:p>
          </table:table-cell>
          <table:table-cell table:formula="of:=[.G98]+[.H98]" office:value-type="float" office:value="41.9151829915005" calcext:value-type="float">
            <text:p>41,91518299150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45-08-08" calcext:value-type="date">
            <text:p>1945-08-08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8]*0.99" office:value-type="float" office:value="1.50894658769402" calcext:value-type="float">
            <text:p>1,50894658769402</text:p>
          </table:table-cell>
          <table:table-cell table:formula="of:=[.F98]*0.99" office:value-type="float" office:value="3.77236646923504" calcext:value-type="float">
            <text:p>3,77236646923504</text:p>
          </table:table-cell>
          <table:table-cell table:formula="of:=[.D99]*[.E99]" office:value-type="float" office:value="0" calcext:value-type="float">
            <text:p>0</text:p>
          </table:table-cell>
          <table:table-cell table:formula="of:=[.C99]*[.F99]" office:value-type="float" office:value="41.4960311615855" calcext:value-type="float">
            <text:p>41,4960311615855</text:p>
          </table:table-cell>
          <table:table-cell table:formula="of:=[.G99]+[.H99]" office:value-type="float" office:value="41.4960311615855" calcext:value-type="float">
            <text:p>41,49603116158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45-08-09" calcext:value-type="date">
            <text:p>1945-08-09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99]*0.99" office:value-type="float" office:value="1.49385712181708" calcext:value-type="float">
            <text:p>1,49385712181708</text:p>
          </table:table-cell>
          <table:table-cell table:formula="of:=[.F99]*0.99" office:value-type="float" office:value="3.73464280454269" calcext:value-type="float">
            <text:p>3,73464280454269</text:p>
          </table:table-cell>
          <table:table-cell table:formula="of:=[.D100]*[.E100]" office:value-type="float" office:value="0" calcext:value-type="float">
            <text:p>0</text:p>
          </table:table-cell>
          <table:table-cell table:formula="of:=[.C100]*[.F100]" office:value-type="float" office:value="41.0810708499696" calcext:value-type="float">
            <text:p>41,0810708499696</text:p>
          </table:table-cell>
          <table:table-cell table:formula="of:=[.G100]+[.H100]" office:value-type="float" office:value="41.0810708499696" calcext:value-type="float">
            <text:p>41,08107084996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45-08-10" calcext:value-type="date">
            <text:p>1945-08-10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0]*0.99" office:value-type="float" office:value="1.4789185505989" calcext:value-type="float">
            <text:p>1,4789185505989</text:p>
          </table:table-cell>
          <table:table-cell table:formula="of:=[.F100]*0.99" office:value-type="float" office:value="3.69729637649726" calcext:value-type="float">
            <text:p>3,69729637649726</text:p>
          </table:table-cell>
          <table:table-cell table:formula="of:=[.D101]*[.E101]" office:value-type="float" office:value="0" calcext:value-type="float">
            <text:p>0</text:p>
          </table:table-cell>
          <table:table-cell table:formula="of:=[.C101]*[.F101]" office:value-type="float" office:value="40.6702601414699" calcext:value-type="float">
            <text:p>40,6702601414699</text:p>
          </table:table-cell>
          <table:table-cell table:formula="of:=[.G101]+[.H101]" office:value-type="float" office:value="40.6702601414699" calcext:value-type="float">
            <text:p>40,67026014146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45-08-11" calcext:value-type="date">
            <text:p>1945-08-11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1]*0.99" office:value-type="float" office:value="1.46412936509292" calcext:value-type="float">
            <text:p>1,46412936509292</text:p>
          </table:table-cell>
          <table:table-cell table:formula="of:=[.F101]*0.99" office:value-type="float" office:value="3.66032341273229" calcext:value-type="float">
            <text:p>3,66032341273229</text:p>
          </table:table-cell>
          <table:table-cell table:formula="of:=[.D102]*[.E102]" office:value-type="float" office:value="0" calcext:value-type="float">
            <text:p>0</text:p>
          </table:table-cell>
          <table:table-cell table:formula="of:=[.C102]*[.F102]" office:value-type="float" office:value="40.2635575400552" calcext:value-type="float">
            <text:p>40,2635575400552</text:p>
          </table:table-cell>
          <table:table-cell table:formula="of:=[.G102]+[.H102]" office:value-type="float" office:value="40.2635575400552" calcext:value-type="float">
            <text:p>40,26355754005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45-08-12" calcext:value-type="date">
            <text:p>1945-08-12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2]*0.99" office:value-type="float" office:value="1.44948807144199" calcext:value-type="float">
            <text:p>1,44948807144199</text:p>
          </table:table-cell>
          <table:table-cell table:formula="of:=[.F102]*0.99" office:value-type="float" office:value="3.62372017860497" calcext:value-type="float">
            <text:p>3,62372017860497</text:p>
          </table:table-cell>
          <table:table-cell table:formula="of:=[.D103]*[.E103]" office:value-type="float" office:value="0" calcext:value-type="float">
            <text:p>0</text:p>
          </table:table-cell>
          <table:table-cell table:formula="of:=[.C103]*[.F103]" office:value-type="float" office:value="39.8609219646546" calcext:value-type="float">
            <text:p>39,8609219646546</text:p>
          </table:table-cell>
          <table:table-cell table:formula="of:=[.G103]+[.H103]" office:value-type="float" office:value="39.8609219646546" calcext:value-type="float">
            <text:p>39,86092196465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45-08-13" calcext:value-type="date">
            <text:p>1945-08-13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3]*0.99" office:value-type="float" office:value="1.43499319072757" calcext:value-type="float">
            <text:p>1,43499319072757</text:p>
          </table:table-cell>
          <table:table-cell table:formula="of:=[.F103]*0.99" office:value-type="float" office:value="3.58748297681892" calcext:value-type="float">
            <text:p>3,58748297681892</text:p>
          </table:table-cell>
          <table:table-cell table:formula="of:=[.D104]*[.E104]" office:value-type="float" office:value="0" calcext:value-type="float">
            <text:p>0</text:p>
          </table:table-cell>
          <table:table-cell table:formula="of:=[.C104]*[.F104]" office:value-type="float" office:value="39.4623127450081" calcext:value-type="float">
            <text:p>39,4623127450081</text:p>
          </table:table-cell>
          <table:table-cell table:formula="of:=[.G104]+[.H104]" office:value-type="float" office:value="39.4623127450081" calcext:value-type="float">
            <text:p>39,46231274500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45-08-14" calcext:value-type="date">
            <text:p>1945-08-14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4]*0.99" office:value-type="float" office:value="1.42064325882029" calcext:value-type="float">
            <text:p>1,42064325882029</text:p>
          </table:table-cell>
          <table:table-cell table:formula="of:=[.F104]*0.99" office:value-type="float" office:value="3.55160814705073" calcext:value-type="float">
            <text:p>3,55160814705073</text:p>
          </table:table-cell>
          <table:table-cell table:formula="of:=[.D105]*[.E105]" office:value-type="float" office:value="0" calcext:value-type="float">
            <text:p>0</text:p>
          </table:table-cell>
          <table:table-cell table:formula="of:=[.C105]*[.F105]" office:value-type="float" office:value="39.067689617558" calcext:value-type="float">
            <text:p>39,067689617558</text:p>
          </table:table-cell>
          <table:table-cell table:formula="of:=[.G105]+[.H105]" office:value-type="float" office:value="39.067689617558" calcext:value-type="float">
            <text:p>39,0676896175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45-08-15" calcext:value-type="date">
            <text:p>1945-08-15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5]*0.99" office:value-type="float" office:value="1.40643682623209" calcext:value-type="float">
            <text:p>1,40643682623209</text:p>
          </table:table-cell>
          <table:table-cell table:formula="of:=[.F105]*0.99" office:value-type="float" office:value="3.51609206558022" calcext:value-type="float">
            <text:p>3,51609206558022</text:p>
          </table:table-cell>
          <table:table-cell table:formula="of:=[.D106]*[.E106]" office:value-type="float" office:value="0" calcext:value-type="float">
            <text:p>0</text:p>
          </table:table-cell>
          <table:table-cell table:formula="of:=[.C106]*[.F106]" office:value-type="float" office:value="38.6770127213824" calcext:value-type="float">
            <text:p>38,6770127213824</text:p>
          </table:table-cell>
          <table:table-cell table:formula="of:=[.G106]+[.H106]" office:value-type="float" office:value="38.6770127213824" calcext:value-type="float">
            <text:p>38,67701272138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45-08-16" calcext:value-type="date">
            <text:p>1945-08-16 00: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6]*0.99" office:value-type="float" office:value="1.39237245796977" calcext:value-type="float">
            <text:p>1,39237245796977</text:p>
          </table:table-cell>
          <table:table-cell table:formula="of:=[.F106]*0.99" office:value-type="float" office:value="3.48093114492442" calcext:value-type="float">
            <text:p>3,48093114492442</text:p>
          </table:table-cell>
          <table:table-cell table:formula="of:=[.D107]*[.E107]" office:value-type="float" office:value="0" calcext:value-type="float">
            <text:p>0</text:p>
          </table:table-cell>
          <table:table-cell table:formula="of:=[.C107]*[.F107]" office:value-type="float" office:value="38.2902425941686" calcext:value-type="float">
            <text:p>38,2902425941686</text:p>
          </table:table-cell>
          <table:table-cell table:formula="of:=[.G107]+[.H107]" office:value-type="float" office:value="38.2902425941686" calcext:value-type="float">
            <text:p>38,29024259416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45-08-17" calcext:value-type="date">
            <text:p>1945-08-17 00: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E107]*0.99" office:value-type="float" office:value="1.37844873339007" calcext:value-type="float">
            <text:p>1,37844873339007</text:p>
          </table:table-cell>
          <table:table-cell table:formula="of:=[.F107]*0.99" office:value-type="float" office:value="3.44612183347518" calcext:value-type="float">
            <text:p>3,44612183347518</text:p>
          </table:table-cell>
          <table:table-cell table:formula="of:=[.D108]*[.E108]" office:value-type="float" office:value="0" calcext:value-type="float">
            <text:p>0</text:p>
          </table:table-cell>
          <table:table-cell table:formula="of:=[.C108]*[.F108]" office:value-type="float" office:value="31.0150965012766" calcext:value-type="float">
            <text:p>31,0150965012766</text:p>
          </table:table-cell>
          <table:table-cell table:formula="of:=[.G108]+[.H108]" office:value-type="float" office:value="31.0150965012766" calcext:value-type="float">
            <text:p>31,0150965012766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3" table:formula="of:=ROUND(SUM([.I2:.I108]);1)" office:value-type="float" office:value="7701.9" calcext:value-type="float">
            <text:p>7701,9</text:p>
          </table:table-cell>
        </table:table-row>
      </table:table>
      <table:table table:name="zad4" table:style-name="ta1">
        <table:table-column table:style-name="co1" table:default-cell-style-name="Default"/>
        <table:table-column table:style-name="co5" table:default-cell-style-name="ce1"/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h. spal.</text:p>
          </table:table-cell>
          <table:table-cell office:value-type="string" calcext:value-type="string">
            <text:p>h. elek.</text:p>
          </table:table-cell>
          <table:table-cell office:value-type="string" calcext:value-type="string">
            <text:p>v. elek.</text:p>
          </table:table-cell>
          <table:table-cell office:value-type="string" calcext:value-type="string">
            <text:p>v.spal.</text:p>
          </table:table-cell>
          <table:table-cell office:value-type="string" calcext:value-type="string">
            <text:p>dyst. Elek.</text:p>
          </table:table-cell>
          <table:table-cell office:value-type="string" calcext:value-type="string">
            <text:p>dyst. Spal</text:p>
          </table:table-cell>
          <table:table-cell office:value-type="string" calcext:value-type="string">
            <text:p>dyst. Dzie.</text:p>
          </table:table-cell>
          <table:table-cell office:value-type="string" calcext:value-type="string">
            <text:p>Suma do danego d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45-05-03" calcext:value-type="date">
            <text:p>1945-05-03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2]*[.E2]" office:value-type="float" office:value="80" calcext:value-type="float">
            <text:p>80</text:p>
          </table:table-cell>
          <table:table-cell table:formula="of:=[.C2]*[.F2]" office:value-type="float" office:value="40" calcext:value-type="float">
            <text:p>40</text:p>
          </table:table-cell>
          <table:table-cell table:formula="of:=[.G2]+[.H2]" office:value-type="float" office:value="120" calcext:value-type="float">
            <text:p>120</text:p>
          </table:table-cell>
          <table:table-cell table:formula="of:=[.I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45-05-04" calcext:value-type="date">
            <text:p>1945-05-04 00:00</text:p>
          </table:table-cell>
          <table:table-cell table:formula="of:=[.C2]" office:value-type="float" office:value="4" calcext:value-type="float">
            <text:p>4</text:p>
          </table:table-cell>
          <table:table-cell table:formula="of:=[.D2]" office:value-type="float" office:value="20" calcext:value-type="float">
            <text:p>20</text:p>
          </table:table-cell>
          <table:table-cell table:formula="of:=[.E2]*0.99" office:value-type="float" office:value="3.96" calcext:value-type="float">
            <text:p>3,96</text:p>
          </table:table-cell>
          <table:table-cell table:formula="of:=[.F2]*0.99" office:value-type="float" office:value="9.9" calcext:value-type="float">
            <text:p>9,9</text:p>
          </table:table-cell>
          <table:table-cell table:formula="of:=[.D3]*[.E3]" office:value-type="float" office:value="79.2" calcext:value-type="float">
            <text:p>79,2</text:p>
          </table:table-cell>
          <table:table-cell table:formula="of:=[.C3]*[.F3]" office:value-type="float" office:value="39.6" calcext:value-type="float">
            <text:p>39,6</text:p>
          </table:table-cell>
          <table:table-cell table:formula="of:=[.G3]+[.H3]" office:value-type="float" office:value="118.8" calcext:value-type="float">
            <text:p>118,8</text:p>
          </table:table-cell>
          <table:table-cell table:formula="of:=[.I3]+[.J2]" office:value-type="float" office:value="238.8" calcext:value-type="float">
            <text:p>238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45-05-05" calcext:value-type="date">
            <text:p>1945-05-05 00:00</text:p>
          </table:table-cell>
          <table:table-cell table:formula="of:=[.C3]" office:value-type="float" office:value="4" calcext:value-type="float">
            <text:p>4</text:p>
          </table:table-cell>
          <table:table-cell table:formula="of:=[.D3]" office:value-type="float" office:value="20" calcext:value-type="float">
            <text:p>20</text:p>
          </table:table-cell>
          <table:table-cell table:formula="of:=[.E3]*0.99" office:value-type="float" office:value="3.9204" calcext:value-type="float">
            <text:p>3,9204</text:p>
          </table:table-cell>
          <table:table-cell table:formula="of:=[.F3]*0.99" office:value-type="float" office:value="9.801" calcext:value-type="float">
            <text:p>9,801</text:p>
          </table:table-cell>
          <table:table-cell table:formula="of:=[.D4]*[.E4]" office:value-type="float" office:value="78.408" calcext:value-type="float">
            <text:p>78,408</text:p>
          </table:table-cell>
          <table:table-cell table:formula="of:=[.C4]*[.F4]" office:value-type="float" office:value="39.204" calcext:value-type="float">
            <text:p>39,204</text:p>
          </table:table-cell>
          <table:table-cell table:formula="of:=[.G4]+[.H4]" office:value-type="float" office:value="117.612" calcext:value-type="float">
            <text:p>117,612</text:p>
          </table:table-cell>
          <table:table-cell table:formula="of:=[.I4]+[.J3]" office:value-type="float" office:value="356.412" calcext:value-type="float">
            <text:p>356,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45-05-06" calcext:value-type="date">
            <text:p>1945-05-06 00:00</text:p>
          </table:table-cell>
          <table:table-cell table:formula="of:=[.C4]" office:value-type="float" office:value="4" calcext:value-type="float">
            <text:p>4</text:p>
          </table:table-cell>
          <table:table-cell table:formula="of:=[.D4]" office:value-type="float" office:value="20" calcext:value-type="float">
            <text:p>20</text:p>
          </table:table-cell>
          <table:table-cell table:formula="of:=[.E4]*0.99" office:value-type="float" office:value="3.881196" calcext:value-type="float">
            <text:p>3,881196</text:p>
          </table:table-cell>
          <table:table-cell table:formula="of:=[.F4]*0.99" office:value-type="float" office:value="9.70299" calcext:value-type="float">
            <text:p>9,70299</text:p>
          </table:table-cell>
          <table:table-cell table:formula="of:=[.D5]*[.E5]" office:value-type="float" office:value="77.62392" calcext:value-type="float">
            <text:p>77,62392</text:p>
          </table:table-cell>
          <table:table-cell table:formula="of:=[.C5]*[.F5]" office:value-type="float" office:value="38.81196" calcext:value-type="float">
            <text:p>38,81196</text:p>
          </table:table-cell>
          <table:table-cell table:formula="of:=[.G5]+[.H5]" office:value-type="float" office:value="116.43588" calcext:value-type="float">
            <text:p>116,43588</text:p>
          </table:table-cell>
          <table:table-cell table:formula="of:=[.I5]+[.J4]" office:value-type="float" office:value="472.84788" calcext:value-type="float">
            <text:p>472,84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05-07" calcext:value-type="date">
            <text:p>1945-05-07 00:00</text:p>
          </table:table-cell>
          <table:table-cell table:formula="of:=[.C5]" office:value-type="float" office:value="4" calcext:value-type="float">
            <text:p>4</text:p>
          </table:table-cell>
          <table:table-cell table:formula="of:=[.D5]" office:value-type="float" office:value="20" calcext:value-type="float">
            <text:p>20</text:p>
          </table:table-cell>
          <table:table-cell table:formula="of:=[.E5]*0.99" office:value-type="float" office:value="3.84238404" calcext:value-type="float">
            <text:p>3,84238404</text:p>
          </table:table-cell>
          <table:table-cell table:formula="of:=[.F5]*0.99" office:value-type="float" office:value="9.6059601" calcext:value-type="float">
            <text:p>9,6059601</text:p>
          </table:table-cell>
          <table:table-cell table:formula="of:=[.D6]*[.E6]" office:value-type="float" office:value="76.8476808" calcext:value-type="float">
            <text:p>76,8476808</text:p>
          </table:table-cell>
          <table:table-cell table:formula="of:=[.C6]*[.F6]" office:value-type="float" office:value="38.4238404" calcext:value-type="float">
            <text:p>38,4238404</text:p>
          </table:table-cell>
          <table:table-cell table:formula="of:=[.G6]+[.H6]" office:value-type="float" office:value="115.2715212" calcext:value-type="float">
            <text:p>115,2715212</text:p>
          </table:table-cell>
          <table:table-cell table:formula="of:=[.I6]+[.J5]" office:value-type="float" office:value="588.1194012" calcext:value-type="float">
            <text:p>588,1194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45-05-08" calcext:value-type="date">
            <text:p>1945-05-08 00:00</text:p>
          </table:table-cell>
          <table:table-cell table:formula="of:=[.C6]" office:value-type="float" office:value="4" calcext:value-type="float">
            <text:p>4</text:p>
          </table:table-cell>
          <table:table-cell table:formula="of:=[.D6]" office:value-type="float" office:value="20" calcext:value-type="float">
            <text:p>20</text:p>
          </table:table-cell>
          <table:table-cell table:formula="of:=[.E6]*0.99" office:value-type="float" office:value="3.8039601996" calcext:value-type="float">
            <text:p>3,8039601996</text:p>
          </table:table-cell>
          <table:table-cell table:formula="of:=[.F6]*0.99" office:value-type="float" office:value="9.509900499" calcext:value-type="float">
            <text:p>9,509900499</text:p>
          </table:table-cell>
          <table:table-cell table:formula="of:=[.D7]*[.E7]" office:value-type="float" office:value="76.079203992" calcext:value-type="float">
            <text:p>76,079203992</text:p>
          </table:table-cell>
          <table:table-cell table:formula="of:=[.C7]*[.F7]" office:value-type="float" office:value="38.039601996" calcext:value-type="float">
            <text:p>38,039601996</text:p>
          </table:table-cell>
          <table:table-cell table:formula="of:=[.G7]+[.H7]" office:value-type="float" office:value="114.118805988" calcext:value-type="float">
            <text:p>114,118805988</text:p>
          </table:table-cell>
          <table:table-cell table:formula="of:=[.I7]+[.J6]" office:value-type="float" office:value="702.238207188" calcext:value-type="float">
            <text:p>702,238207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5-05-09" calcext:value-type="date">
            <text:p>1945-05-09 00:00</text:p>
          </table:table-cell>
          <table:table-cell table:formula="of:=[.C7]" office:value-type="float" office:value="4" calcext:value-type="float">
            <text:p>4</text:p>
          </table:table-cell>
          <table:table-cell table:formula="of:=[.D7]" office:value-type="float" office:value="20" calcext:value-type="float">
            <text:p>20</text:p>
          </table:table-cell>
          <table:table-cell table:formula="of:=[.E7]*0.99" office:value-type="float" office:value="3.765920597604" calcext:value-type="float">
            <text:p>3,765920597604</text:p>
          </table:table-cell>
          <table:table-cell table:formula="of:=[.F7]*0.99" office:value-type="float" office:value="9.41480149401" calcext:value-type="float">
            <text:p>9,41480149401</text:p>
          </table:table-cell>
          <table:table-cell table:formula="of:=[.D8]*[.E8]" office:value-type="float" office:value="75.31841195208" calcext:value-type="float">
            <text:p>75,31841195208</text:p>
          </table:table-cell>
          <table:table-cell table:formula="of:=[.C8]*[.F8]" office:value-type="float" office:value="37.65920597604" calcext:value-type="float">
            <text:p>37,65920597604</text:p>
          </table:table-cell>
          <table:table-cell table:formula="of:=[.G8]+[.H8]" office:value-type="float" office:value="112.97761792812" calcext:value-type="float">
            <text:p>112,97761792812</text:p>
          </table:table-cell>
          <table:table-cell table:formula="of:=[.I8]+[.J7]" office:value-type="float" office:value="815.21582511612" calcext:value-type="float">
            <text:p>815,21582511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45-05-10" calcext:value-type="date">
            <text:p>1945-05-10 00:00</text:p>
          </table:table-cell>
          <table:table-cell table:formula="of:=[.C8]" office:value-type="float" office:value="4" calcext:value-type="float">
            <text:p>4</text:p>
          </table:table-cell>
          <table:table-cell table:formula="of:=[.D8]" office:value-type="float" office:value="20" calcext:value-type="float">
            <text:p>20</text:p>
          </table:table-cell>
          <table:table-cell table:formula="of:=[.E8]*0.99" office:value-type="float" office:value="3.72826139162796" calcext:value-type="float">
            <text:p>3,72826139162796</text:p>
          </table:table-cell>
          <table:table-cell table:formula="of:=[.F8]*0.99" office:value-type="float" office:value="9.3206534790699" calcext:value-type="float">
            <text:p>9,3206534790699</text:p>
          </table:table-cell>
          <table:table-cell table:formula="of:=[.D9]*[.E9]" office:value-type="float" office:value="74.5652278325592" calcext:value-type="float">
            <text:p>74,5652278325592</text:p>
          </table:table-cell>
          <table:table-cell table:formula="of:=[.C9]*[.F9]" office:value-type="float" office:value="37.2826139162796" calcext:value-type="float">
            <text:p>37,2826139162796</text:p>
          </table:table-cell>
          <table:table-cell table:formula="of:=[.G9]+[.H9]" office:value-type="float" office:value="111.847841748839" calcext:value-type="float">
            <text:p>111,847841748839</text:p>
          </table:table-cell>
          <table:table-cell table:formula="of:=[.I9]+[.J8]" office:value-type="float" office:value="927.063666864959" calcext:value-type="float">
            <text:p>927,063666864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45-05-11" calcext:value-type="date">
            <text:p>1945-05-11 00:00</text:p>
          </table:table-cell>
          <table:table-cell table:formula="of:=[.C9]" office:value-type="float" office:value="4" calcext:value-type="float">
            <text:p>4</text:p>
          </table:table-cell>
          <table:table-cell table:formula="of:=[.D9]" office:value-type="float" office:value="20" calcext:value-type="float">
            <text:p>20</text:p>
          </table:table-cell>
          <table:table-cell table:formula="of:=[.E9]*0.99" office:value-type="float" office:value="3.69097877771168" calcext:value-type="float">
            <text:p>3,69097877771168</text:p>
          </table:table-cell>
          <table:table-cell table:formula="of:=[.F9]*0.99" office:value-type="float" office:value="9.2274469442792" calcext:value-type="float">
            <text:p>9,2274469442792</text:p>
          </table:table-cell>
          <table:table-cell table:formula="of:=[.D10]*[.E10]" office:value-type="float" office:value="73.8195755542336" calcext:value-type="float">
            <text:p>73,8195755542336</text:p>
          </table:table-cell>
          <table:table-cell table:formula="of:=[.C10]*[.F10]" office:value-type="float" office:value="36.9097877771168" calcext:value-type="float">
            <text:p>36,9097877771168</text:p>
          </table:table-cell>
          <table:table-cell table:formula="of:=[.G10]+[.H10]" office:value-type="float" office:value="110.72936333135" calcext:value-type="float">
            <text:p>110,72936333135</text:p>
          </table:table-cell>
          <table:table-cell table:formula="of:=[.I10]+[.J9]" office:value-type="float" office:value="1037.79303019631" calcext:value-type="float">
            <text:p>1037,793030196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45-05-12" calcext:value-type="date">
            <text:p>1945-05-12 00:00</text:p>
          </table:table-cell>
          <table:table-cell table:formula="of:=[.C10]" office:value-type="float" office:value="4" calcext:value-type="float">
            <text:p>4</text:p>
          </table:table-cell>
          <table:table-cell table:formula="of:=[.D10]" office:value-type="float" office:value="20" calcext:value-type="float">
            <text:p>20</text:p>
          </table:table-cell>
          <table:table-cell table:formula="of:=[.E10]*0.99" office:value-type="float" office:value="3.65406898993456" calcext:value-type="float">
            <text:p>3,65406898993456</text:p>
          </table:table-cell>
          <table:table-cell table:formula="of:=[.F10]*0.99" office:value-type="float" office:value="9.13517247483641" calcext:value-type="float">
            <text:p>9,13517247483641</text:p>
          </table:table-cell>
          <table:table-cell table:formula="of:=[.D11]*[.E11]" office:value-type="float" office:value="73.0813797986913" calcext:value-type="float">
            <text:p>73,0813797986913</text:p>
          </table:table-cell>
          <table:table-cell table:formula="of:=[.C11]*[.F11]" office:value-type="float" office:value="36.5406898993456" calcext:value-type="float">
            <text:p>36,5406898993456</text:p>
          </table:table-cell>
          <table:table-cell table:formula="of:=[.G11]+[.H11]" office:value-type="float" office:value="109.622069698037" calcext:value-type="float">
            <text:p>109,622069698037</text:p>
          </table:table-cell>
          <table:table-cell table:formula="of:=[.I11]+[.J10]" office:value-type="float" office:value="1147.41509989435" calcext:value-type="float">
            <text:p>1147,415099894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45-05-13" calcext:value-type="date">
            <text:p>1945-05-13 00:00</text:p>
          </table:table-cell>
          <table:table-cell table:formula="of:=[.C11]" office:value-type="float" office:value="4" calcext:value-type="float">
            <text:p>4</text:p>
          </table:table-cell>
          <table:table-cell table:formula="of:=[.D11]" office:value-type="float" office:value="20" calcext:value-type="float">
            <text:p>20</text:p>
          </table:table-cell>
          <table:table-cell table:formula="of:=[.E11]*0.99" office:value-type="float" office:value="3.61752830003522" calcext:value-type="float">
            <text:p>3,61752830003522</text:p>
          </table:table-cell>
          <table:table-cell table:formula="of:=[.F11]*0.99" office:value-type="float" office:value="9.04382075008804" calcext:value-type="float">
            <text:p>9,04382075008804</text:p>
          </table:table-cell>
          <table:table-cell table:formula="of:=[.D12]*[.E12]" office:value-type="float" office:value="72.3505660007043" calcext:value-type="float">
            <text:p>72,3505660007043</text:p>
          </table:table-cell>
          <table:table-cell table:formula="of:=[.C12]*[.F12]" office:value-type="float" office:value="36.1752830003522" calcext:value-type="float">
            <text:p>36,1752830003522</text:p>
          </table:table-cell>
          <table:table-cell table:formula="of:=[.G12]+[.H12]" office:value-type="float" office:value="108.525849001057" calcext:value-type="float">
            <text:p>108,525849001057</text:p>
          </table:table-cell>
          <table:table-cell table:formula="of:=[.I12]+[.J11]" office:value-type="float" office:value="1255.9409488954" calcext:value-type="float">
            <text:p>1255,94094889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45-05-14" calcext:value-type="date">
            <text:p>1945-05-14 00:00</text:p>
          </table:table-cell>
          <table:table-cell table:formula="of:=[.C12]" office:value-type="float" office:value="4" calcext:value-type="float">
            <text:p>4</text:p>
          </table:table-cell>
          <table:table-cell table:formula="of:=[.D12]" office:value-type="float" office:value="20" calcext:value-type="float">
            <text:p>20</text:p>
          </table:table-cell>
          <table:table-cell table:formula="of:=[.E12]*0.99" office:value-type="float" office:value="3.58135301703486" calcext:value-type="float">
            <text:p>3,58135301703486</text:p>
          </table:table-cell>
          <table:table-cell table:formula="of:=[.F12]*0.99" office:value-type="float" office:value="8.95338254258716" calcext:value-type="float">
            <text:p>8,95338254258716</text:p>
          </table:table-cell>
          <table:table-cell table:formula="of:=[.D13]*[.E13]" office:value-type="float" office:value="71.6270603406973" calcext:value-type="float">
            <text:p>71,6270603406973</text:p>
          </table:table-cell>
          <table:table-cell table:formula="of:=[.C13]*[.F13]" office:value-type="float" office:value="35.8135301703486" calcext:value-type="float">
            <text:p>35,8135301703486</text:p>
          </table:table-cell>
          <table:table-cell table:formula="of:=[.G13]+[.H13]" office:value-type="float" office:value="107.440590511046" calcext:value-type="float">
            <text:p>107,440590511046</text:p>
          </table:table-cell>
          <table:table-cell table:formula="of:=[.I13]+[.J12]" office:value-type="float" office:value="1363.38153940645" calcext:value-type="float">
            <text:p>1363,381539406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45-05-15" calcext:value-type="date">
            <text:p>1945-05-15 00:00</text:p>
          </table:table-cell>
          <table:table-cell table:formula="of:=[.C13]" office:value-type="float" office:value="4" calcext:value-type="float">
            <text:p>4</text:p>
          </table:table-cell>
          <table:table-cell table:formula="of:=[.D13]" office:value-type="float" office:value="20" calcext:value-type="float">
            <text:p>20</text:p>
          </table:table-cell>
          <table:table-cell table:formula="of:=[.E13]*0.99" office:value-type="float" office:value="3.54553948686452" calcext:value-type="float">
            <text:p>3,54553948686452</text:p>
          </table:table-cell>
          <table:table-cell table:formula="of:=[.F13]*0.99" office:value-type="float" office:value="8.86384871716129" calcext:value-type="float">
            <text:p>8,86384871716129</text:p>
          </table:table-cell>
          <table:table-cell table:formula="of:=[.D14]*[.E14]" office:value-type="float" office:value="70.9107897372903" calcext:value-type="float">
            <text:p>70,9107897372903</text:p>
          </table:table-cell>
          <table:table-cell table:formula="of:=[.C14]*[.F14]" office:value-type="float" office:value="35.4553948686452" calcext:value-type="float">
            <text:p>35,4553948686452</text:p>
          </table:table-cell>
          <table:table-cell table:formula="of:=[.G14]+[.H14]" office:value-type="float" office:value="106.366184605936" calcext:value-type="float">
            <text:p>106,366184605936</text:p>
          </table:table-cell>
          <table:table-cell table:formula="of:=[.I14]+[.J13]" office:value-type="float" office:value="1469.74772401238" calcext:value-type="float">
            <text:p>1469,74772401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45-05-16" calcext:value-type="date">
            <text:p>1945-05-16 00:00</text:p>
          </table:table-cell>
          <table:table-cell table:formula="of:=[.C14]" office:value-type="float" office:value="4" calcext:value-type="float">
            <text:p>4</text:p>
          </table:table-cell>
          <table:table-cell table:formula="of:=[.D14]" office:value-type="float" office:value="20" calcext:value-type="float">
            <text:p>20</text:p>
          </table:table-cell>
          <table:table-cell table:formula="of:=[.E14]*0.99" office:value-type="float" office:value="3.51008409199587" calcext:value-type="float">
            <text:p>3,51008409199587</text:p>
          </table:table-cell>
          <table:table-cell table:formula="of:=[.F14]*0.99" office:value-type="float" office:value="8.77521022998968" calcext:value-type="float">
            <text:p>8,77521022998968</text:p>
          </table:table-cell>
          <table:table-cell table:formula="of:=[.D15]*[.E15]" office:value-type="float" office:value="70.2016818399174" calcext:value-type="float">
            <text:p>70,2016818399174</text:p>
          </table:table-cell>
          <table:table-cell table:formula="of:=[.C15]*[.F15]" office:value-type="float" office:value="35.1008409199587" calcext:value-type="float">
            <text:p>35,1008409199587</text:p>
          </table:table-cell>
          <table:table-cell table:formula="of:=[.G15]+[.H15]" office:value-type="float" office:value="105.302522759876" calcext:value-type="float">
            <text:p>105,302522759876</text:p>
          </table:table-cell>
          <table:table-cell table:formula="of:=[.I15]+[.J14]" office:value-type="float" office:value="1575.05024677226" calcext:value-type="float">
            <text:p>1575,05024677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45-05-17" calcext:value-type="date">
            <text:p>1945-05-17 00:00</text:p>
          </table:table-cell>
          <table:table-cell table:formula="of:=[.C15]" office:value-type="float" office:value="4" calcext:value-type="float">
            <text:p>4</text:p>
          </table:table-cell>
          <table:table-cell table:formula="of:=[.D15]" office:value-type="float" office:value="20" calcext:value-type="float">
            <text:p>20</text:p>
          </table:table-cell>
          <table:table-cell table:formula="of:=[.E15]*0.99" office:value-type="float" office:value="3.47498325107591" calcext:value-type="float">
            <text:p>3,47498325107591</text:p>
          </table:table-cell>
          <table:table-cell table:formula="of:=[.F15]*0.99" office:value-type="float" office:value="8.68745812768978" calcext:value-type="float">
            <text:p>8,68745812768978</text:p>
          </table:table-cell>
          <table:table-cell table:formula="of:=[.D16]*[.E16]" office:value-type="float" office:value="69.4996650215183" calcext:value-type="float">
            <text:p>69,4996650215183</text:p>
          </table:table-cell>
          <table:table-cell table:formula="of:=[.C16]*[.F16]" office:value-type="float" office:value="34.7498325107591" calcext:value-type="float">
            <text:p>34,7498325107591</text:p>
          </table:table-cell>
          <table:table-cell table:formula="of:=[.G16]+[.H16]" office:value-type="float" office:value="104.249497532277" calcext:value-type="float">
            <text:p>104,249497532277</text:p>
          </table:table-cell>
          <table:table-cell table:formula="of:=[.I16]+[.J15]" office:value-type="float" office:value="1679.29974430454" calcext:value-type="float">
            <text:p>1679,29974430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45-05-18" calcext:value-type="date">
            <text:p>1945-05-18 00:00</text:p>
          </table:table-cell>
          <table:table-cell table:formula="of:=[.C16]" office:value-type="float" office:value="4" calcext:value-type="float">
            <text:p>4</text:p>
          </table:table-cell>
          <table:table-cell table:formula="of:=[.D16]" office:value-type="float" office:value="20" calcext:value-type="float">
            <text:p>20</text:p>
          </table:table-cell>
          <table:table-cell table:formula="of:=[.E16]*0.99" office:value-type="float" office:value="3.44023341856515" calcext:value-type="float">
            <text:p>3,44023341856515</text:p>
          </table:table-cell>
          <table:table-cell table:formula="of:=[.F16]*0.99" office:value-type="float" office:value="8.60058354641288" calcext:value-type="float">
            <text:p>8,60058354641288</text:p>
          </table:table-cell>
          <table:table-cell table:formula="of:=[.D17]*[.E17]" office:value-type="float" office:value="68.8046683713031" calcext:value-type="float">
            <text:p>68,8046683713031</text:p>
          </table:table-cell>
          <table:table-cell table:formula="of:=[.C17]*[.F17]" office:value-type="float" office:value="34.4023341856515" calcext:value-type="float">
            <text:p>34,4023341856515</text:p>
          </table:table-cell>
          <table:table-cell table:formula="of:=[.G17]+[.H17]" office:value-type="float" office:value="103.207002556955" calcext:value-type="float">
            <text:p>103,207002556955</text:p>
          </table:table-cell>
          <table:table-cell table:formula="of:=[.I17]+[.J16]" office:value-type="float" office:value="1782.50674686149" calcext:value-type="float">
            <text:p>1782,506746861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45-05-19" calcext:value-type="date">
            <text:p>1945-05-19 00:00</text:p>
          </table:table-cell>
          <table:table-cell table:formula="of:=[.C17]" office:value-type="float" office:value="4" calcext:value-type="float">
            <text:p>4</text:p>
          </table:table-cell>
          <table:table-cell table:formula="of:=[.D17]" office:value-type="float" office:value="20" calcext:value-type="float">
            <text:p>20</text:p>
          </table:table-cell>
          <table:table-cell table:formula="of:=[.E17]*0.99" office:value-type="float" office:value="3.4058310843795" calcext:value-type="float">
            <text:p>3,4058310843795</text:p>
          </table:table-cell>
          <table:table-cell table:formula="of:=[.F17]*0.99" office:value-type="float" office:value="8.51457771094876" calcext:value-type="float">
            <text:p>8,51457771094876</text:p>
          </table:table-cell>
          <table:table-cell table:formula="of:=[.D18]*[.E18]" office:value-type="float" office:value="68.11662168759" calcext:value-type="float">
            <text:p>68,11662168759</text:p>
          </table:table-cell>
          <table:table-cell table:formula="of:=[.C18]*[.F18]" office:value-type="float" office:value="34.058310843795" calcext:value-type="float">
            <text:p>34,058310843795</text:p>
          </table:table-cell>
          <table:table-cell table:formula="of:=[.G18]+[.H18]" office:value-type="float" office:value="102.174932531385" calcext:value-type="float">
            <text:p>102,174932531385</text:p>
          </table:table-cell>
          <table:table-cell table:formula="of:=[.I18]+[.J17]" office:value-type="float" office:value="1884.68167939288" calcext:value-type="float">
            <text:p>1884,681679392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45-05-20" calcext:value-type="date">
            <text:p>1945-05-20 00:00</text:p>
          </table:table-cell>
          <table:table-cell table:formula="of:=[.C18]" office:value-type="float" office:value="4" calcext:value-type="float">
            <text:p>4</text:p>
          </table:table-cell>
          <table:table-cell table:formula="of:=[.D18]" office:value-type="float" office:value="20" calcext:value-type="float">
            <text:p>20</text:p>
          </table:table-cell>
          <table:table-cell table:formula="of:=[.E18]*0.99" office:value-type="float" office:value="3.37177277353571" calcext:value-type="float">
            <text:p>3,37177277353571</text:p>
          </table:table-cell>
          <table:table-cell table:formula="of:=[.F18]*0.99" office:value-type="float" office:value="8.42943193383927" calcext:value-type="float">
            <text:p>8,42943193383927</text:p>
          </table:table-cell>
          <table:table-cell table:formula="of:=[.D19]*[.E19]" office:value-type="float" office:value="67.4354554707141" calcext:value-type="float">
            <text:p>67,4354554707141</text:p>
          </table:table-cell>
          <table:table-cell table:formula="of:=[.C19]*[.F19]" office:value-type="float" office:value="33.7177277353571" calcext:value-type="float">
            <text:p>33,7177277353571</text:p>
          </table:table-cell>
          <table:table-cell table:formula="of:=[.G19]+[.H19]" office:value-type="float" office:value="101.153183206071" calcext:value-type="float">
            <text:p>101,153183206071</text:p>
          </table:table-cell>
          <table:table-cell table:formula="of:=[.I19]+[.J18]" office:value-type="float" office:value="1985.83486259895" calcext:value-type="float">
            <text:p>1985,834862598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45-05-21" calcext:value-type="date">
            <text:p>1945-05-21 00:00</text:p>
          </table:table-cell>
          <table:table-cell table:formula="of:=[.C19]" office:value-type="float" office:value="4" calcext:value-type="float">
            <text:p>4</text:p>
          </table:table-cell>
          <table:table-cell table:formula="of:=[.D19]" office:value-type="float" office:value="20" calcext:value-type="float">
            <text:p>20</text:p>
          </table:table-cell>
          <table:table-cell table:formula="of:=[.E19]*0.99" office:value-type="float" office:value="3.33805504580035" calcext:value-type="float">
            <text:p>3,33805504580035</text:p>
          </table:table-cell>
          <table:table-cell table:formula="of:=[.F19]*0.99" office:value-type="float" office:value="8.34513761450088" calcext:value-type="float">
            <text:p>8,34513761450088</text:p>
          </table:table-cell>
          <table:table-cell table:formula="of:=[.D20]*[.E20]" office:value-type="float" office:value="66.761100916007" calcext:value-type="float">
            <text:p>66,761100916007</text:p>
          </table:table-cell>
          <table:table-cell table:formula="of:=[.C20]*[.F20]" office:value-type="float" office:value="33.3805504580035" calcext:value-type="float">
            <text:p>33,3805504580035</text:p>
          </table:table-cell>
          <table:table-cell table:formula="of:=[.G20]+[.H20]" office:value-type="float" office:value="100.141651374011" calcext:value-type="float">
            <text:p>100,141651374011</text:p>
          </table:table-cell>
          <table:table-cell table:formula="of:=[.I20]+[.J19]" office:value-type="float" office:value="2085.97651397296" calcext:value-type="float">
            <text:p>2085,97651397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45-05-22" calcext:value-type="date">
            <text:p>1945-05-22 00:00</text:p>
          </table:table-cell>
          <table:table-cell table:formula="of:=[.C20]" office:value-type="float" office:value="4" calcext:value-type="float">
            <text:p>4</text:p>
          </table:table-cell>
          <table:table-cell table:formula="of:=[.D20]" office:value-type="float" office:value="20" calcext:value-type="float">
            <text:p>20</text:p>
          </table:table-cell>
          <table:table-cell table:formula="of:=[.E20]*0.99" office:value-type="float" office:value="3.30467449534235" calcext:value-type="float">
            <text:p>3,30467449534235</text:p>
          </table:table-cell>
          <table:table-cell table:formula="of:=[.F20]*0.99" office:value-type="float" office:value="8.26168623835587" calcext:value-type="float">
            <text:p>8,26168623835587</text:p>
          </table:table-cell>
          <table:table-cell table:formula="of:=[.D21]*[.E21]" office:value-type="float" office:value="66.0934899068469" calcext:value-type="float">
            <text:p>66,0934899068469</text:p>
          </table:table-cell>
          <table:table-cell table:formula="of:=[.C21]*[.F21]" office:value-type="float" office:value="33.0467449534235" calcext:value-type="float">
            <text:p>33,0467449534235</text:p>
          </table:table-cell>
          <table:table-cell table:formula="of:=[.G21]+[.H21]" office:value-type="float" office:value="99.1402348602704" calcext:value-type="float">
            <text:p>99,1402348602704</text:p>
          </table:table-cell>
          <table:table-cell table:formula="of:=[.I21]+[.J20]" office:value-type="float" office:value="2185.11674883323" calcext:value-type="float">
            <text:p>2185,116748833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5-05-23" calcext:value-type="date">
            <text:p>1945-05-23 00:00</text:p>
          </table:table-cell>
          <table:table-cell table:formula="of:=[.C21]" office:value-type="float" office:value="4" calcext:value-type="float">
            <text:p>4</text:p>
          </table:table-cell>
          <table:table-cell table:formula="of:=[.D21]" office:value-type="float" office:value="20" calcext:value-type="float">
            <text:p>20</text:p>
          </table:table-cell>
          <table:table-cell table:formula="of:=[.E21]*0.99" office:value-type="float" office:value="3.27162775038892" calcext:value-type="float">
            <text:p>3,27162775038892</text:p>
          </table:table-cell>
          <table:table-cell table:formula="of:=[.F21]*0.99" office:value-type="float" office:value="8.17906937597231" calcext:value-type="float">
            <text:p>8,17906937597231</text:p>
          </table:table-cell>
          <table:table-cell table:formula="of:=[.D22]*[.E22]" office:value-type="float" office:value="65.4325550077784" calcext:value-type="float">
            <text:p>65,4325550077784</text:p>
          </table:table-cell>
          <table:table-cell table:formula="of:=[.C22]*[.F22]" office:value-type="float" office:value="32.7162775038892" calcext:value-type="float">
            <text:p>32,7162775038892</text:p>
          </table:table-cell>
          <table:table-cell table:formula="of:=[.G22]+[.H22]" office:value-type="float" office:value="98.1488325116677" calcext:value-type="float">
            <text:p>98,1488325116677</text:p>
          </table:table-cell>
          <table:table-cell table:formula="of:=[.I22]+[.J21]" office:value-type="float" office:value="2283.2655813449" calcext:value-type="float">
            <text:p>2283,2655813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5-05-24" calcext:value-type="date">
            <text:p>1945-05-24 00:00</text:p>
          </table:table-cell>
          <table:table-cell table:formula="of:=[.C22]" office:value-type="float" office:value="4" calcext:value-type="float">
            <text:p>4</text:p>
          </table:table-cell>
          <table:table-cell table:formula="of:=[.D22]" office:value-type="float" office:value="20" calcext:value-type="float">
            <text:p>20</text:p>
          </table:table-cell>
          <table:table-cell table:formula="of:=[.E22]*0.99" office:value-type="float" office:value="3.23891147288503" calcext:value-type="float">
            <text:p>3,23891147288503</text:p>
          </table:table-cell>
          <table:table-cell table:formula="of:=[.F22]*0.99" office:value-type="float" office:value="8.09727868221259" calcext:value-type="float">
            <text:p>8,09727868221259</text:p>
          </table:table-cell>
          <table:table-cell table:formula="of:=[.D23]*[.E23]" office:value-type="float" office:value="64.7782294577007" calcext:value-type="float">
            <text:p>64,7782294577007</text:p>
          </table:table-cell>
          <table:table-cell table:formula="of:=[.C23]*[.F23]" office:value-type="float" office:value="32.3891147288503" calcext:value-type="float">
            <text:p>32,3891147288503</text:p>
          </table:table-cell>
          <table:table-cell table:formula="of:=[.G23]+[.H23]" office:value-type="float" office:value="97.167344186551" calcext:value-type="float">
            <text:p>97,167344186551</text:p>
          </table:table-cell>
          <table:table-cell table:formula="of:=[.I23]+[.J22]" office:value-type="float" office:value="2380.43292553145" calcext:value-type="float">
            <text:p>2380,432925531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5-05-25" calcext:value-type="date">
            <text:p>1945-05-25 00:00</text:p>
          </table:table-cell>
          <table:table-cell table:formula="of:=[.C23]" office:value-type="float" office:value="4" calcext:value-type="float">
            <text:p>4</text:p>
          </table:table-cell>
          <table:table-cell table:formula="of:=[.D23]" office:value-type="float" office:value="20" calcext:value-type="float">
            <text:p>20</text:p>
          </table:table-cell>
          <table:table-cell table:formula="of:=[.E23]*0.99" office:value-type="float" office:value="3.20652235815618" calcext:value-type="float">
            <text:p>3,20652235815618</text:p>
          </table:table-cell>
          <table:table-cell table:formula="of:=[.F23]*0.99" office:value-type="float" office:value="8.01630589539046" calcext:value-type="float">
            <text:p>8,01630589539046</text:p>
          </table:table-cell>
          <table:table-cell table:formula="of:=[.D24]*[.E24]" office:value-type="float" office:value="64.1304471631237" calcext:value-type="float">
            <text:p>64,1304471631237</text:p>
          </table:table-cell>
          <table:table-cell table:formula="of:=[.C24]*[.F24]" office:value-type="float" office:value="32.0652235815618" calcext:value-type="float">
            <text:p>32,0652235815618</text:p>
          </table:table-cell>
          <table:table-cell table:formula="of:=[.G24]+[.H24]" office:value-type="float" office:value="96.1956707446855" calcext:value-type="float">
            <text:p>96,1956707446855</text:p>
          </table:table-cell>
          <table:table-cell table:formula="of:=[.I24]+[.J23]" office:value-type="float" office:value="2476.62859627613" calcext:value-type="float">
            <text:p>2476,628596276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5-05-26" calcext:value-type="date">
            <text:p>1945-05-26 00:00</text:p>
          </table:table-cell>
          <table:table-cell table:formula="of:=[.C24]" office:value-type="float" office:value="4" calcext:value-type="float">
            <text:p>4</text:p>
          </table:table-cell>
          <table:table-cell table:formula="of:=[.D24]" office:value-type="float" office:value="20" calcext:value-type="float">
            <text:p>20</text:p>
          </table:table-cell>
          <table:table-cell table:formula="of:=[.E24]*0.99" office:value-type="float" office:value="3.17445713457462" calcext:value-type="float">
            <text:p>3,17445713457462</text:p>
          </table:table-cell>
          <table:table-cell table:formula="of:=[.F24]*0.99" office:value-type="float" office:value="7.93614283643656" calcext:value-type="float">
            <text:p>7,93614283643656</text:p>
          </table:table-cell>
          <table:table-cell table:formula="of:=[.D25]*[.E25]" office:value-type="float" office:value="63.4891426914924" calcext:value-type="float">
            <text:p>63,4891426914924</text:p>
          </table:table-cell>
          <table:table-cell table:formula="of:=[.C25]*[.F25]" office:value-type="float" office:value="31.7445713457462" calcext:value-type="float">
            <text:p>31,7445713457462</text:p>
          </table:table-cell>
          <table:table-cell table:formula="of:=[.G25]+[.H25]" office:value-type="float" office:value="95.2337140372386" calcext:value-type="float">
            <text:p>95,2337140372386</text:p>
          </table:table-cell>
          <table:table-cell table:formula="of:=[.I25]+[.J24]" office:value-type="float" office:value="2571.86231031337" calcext:value-type="float">
            <text:p>2571,862310313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45-05-27" calcext:value-type="date">
            <text:p>1945-05-27 00:00</text:p>
          </table:table-cell>
          <table:table-cell table:formula="of:=[.C25]" office:value-type="float" office:value="4" calcext:value-type="float">
            <text:p>4</text:p>
          </table:table-cell>
          <table:table-cell table:formula="of:=[.D25]" office:value-type="float" office:value="20" calcext:value-type="float">
            <text:p>20</text:p>
          </table:table-cell>
          <table:table-cell table:formula="of:=[.E25]*0.99" office:value-type="float" office:value="3.14271256322887" calcext:value-type="float">
            <text:p>3,14271256322887</text:p>
          </table:table-cell>
          <table:table-cell table:formula="of:=[.F25]*0.99" office:value-type="float" office:value="7.85678140807219" calcext:value-type="float">
            <text:p>7,85678140807219</text:p>
          </table:table-cell>
          <table:table-cell table:formula="of:=[.D26]*[.E26]" office:value-type="float" office:value="62.8542512645775" calcext:value-type="float">
            <text:p>62,8542512645775</text:p>
          </table:table-cell>
          <table:table-cell table:formula="of:=[.C26]*[.F26]" office:value-type="float" office:value="31.4271256322888" calcext:value-type="float">
            <text:p>31,4271256322888</text:p>
          </table:table-cell>
          <table:table-cell table:formula="of:=[.G26]+[.H26]" office:value-type="float" office:value="94.2813768968663" calcext:value-type="float">
            <text:p>94,2813768968663</text:p>
          </table:table-cell>
          <table:table-cell table:formula="of:=[.I26]+[.J25]" office:value-type="float" office:value="2666.14368721024" calcext:value-type="float">
            <text:p>2666,143687210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45-05-28" calcext:value-type="date">
            <text:p>1945-05-28 00:00</text:p>
          </table:table-cell>
          <table:table-cell table:formula="of:=[.C26]" office:value-type="float" office:value="4" calcext:value-type="float">
            <text:p>4</text:p>
          </table:table-cell>
          <table:table-cell table:formula="of:=[.D26]" office:value-type="float" office:value="20" calcext:value-type="float">
            <text:p>20</text:p>
          </table:table-cell>
          <table:table-cell table:formula="of:=[.E26]*0.99" office:value-type="float" office:value="3.11128543759659" calcext:value-type="float">
            <text:p>3,11128543759659</text:p>
          </table:table-cell>
          <table:table-cell table:formula="of:=[.F26]*0.99" office:value-type="float" office:value="7.77821359399147" calcext:value-type="float">
            <text:p>7,77821359399147</text:p>
          </table:table-cell>
          <table:table-cell table:formula="of:=[.D27]*[.E27]" office:value-type="float" office:value="62.2257087519317" calcext:value-type="float">
            <text:p>62,2257087519317</text:p>
          </table:table-cell>
          <table:table-cell table:formula="of:=[.C27]*[.F27]" office:value-type="float" office:value="31.1128543759659" calcext:value-type="float">
            <text:p>31,1128543759659</text:p>
          </table:table-cell>
          <table:table-cell table:formula="of:=[.G27]+[.H27]" office:value-type="float" office:value="93.3385631278976" calcext:value-type="float">
            <text:p>93,3385631278976</text:p>
          </table:table-cell>
          <table:table-cell table:formula="of:=[.I27]+[.J26]" office:value-type="float" office:value="2759.48225033814" calcext:value-type="float">
            <text:p>2759,482250338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45-05-29" calcext:value-type="date">
            <text:p>1945-05-29 00:00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20" calcext:value-type="float">
            <text:p>20</text:p>
          </table:table-cell>
          <table:table-cell table:formula="of:=[.E27]*0.99" office:value-type="float" office:value="3.08017258322062" calcext:value-type="float">
            <text:p>3,08017258322062</text:p>
          </table:table-cell>
          <table:table-cell table:formula="of:=[.F27]*0.99" office:value-type="float" office:value="7.70043145805155" calcext:value-type="float">
            <text:p>7,70043145805155</text:p>
          </table:table-cell>
          <table:table-cell table:formula="of:=[.D28]*[.E28]" office:value-type="float" office:value="61.6034516644124" calcext:value-type="float">
            <text:p>61,6034516644124</text:p>
          </table:table-cell>
          <table:table-cell table:formula="of:=[.C28]*[.F28]" office:value-type="float" office:value="30.8017258322062" calcext:value-type="float">
            <text:p>30,8017258322062</text:p>
          </table:table-cell>
          <table:table-cell table:formula="of:=[.G28]+[.H28]" office:value-type="float" office:value="92.4051774966186" calcext:value-type="float">
            <text:p>92,4051774966186</text:p>
          </table:table-cell>
          <table:table-cell table:formula="of:=[.I28]+[.J27]" office:value-type="float" office:value="2851.88742783476" calcext:value-type="float">
            <text:p>2851,887427834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45-05-30" calcext:value-type="date">
            <text:p>1945-05-30 00:00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20" calcext:value-type="float">
            <text:p>20</text:p>
          </table:table-cell>
          <table:table-cell table:formula="of:=[.E28]*0.99" office:value-type="float" office:value="3.04937085738841" calcext:value-type="float">
            <text:p>3,04937085738841</text:p>
          </table:table-cell>
          <table:table-cell table:formula="of:=[.F28]*0.99" office:value-type="float" office:value="7.62342714347104" calcext:value-type="float">
            <text:p>7,62342714347104</text:p>
          </table:table-cell>
          <table:table-cell table:formula="of:=[.D29]*[.E29]" office:value-type="float" office:value="60.9874171477683" calcext:value-type="float">
            <text:p>60,9874171477683</text:p>
          </table:table-cell>
          <table:table-cell table:formula="of:=[.C29]*[.F29]" office:value-type="float" office:value="30.4937085738841" calcext:value-type="float">
            <text:p>30,4937085738841</text:p>
          </table:table-cell>
          <table:table-cell table:formula="of:=[.G29]+[.H29]" office:value-type="float" office:value="91.4811257216524" calcext:value-type="float">
            <text:p>91,4811257216524</text:p>
          </table:table-cell>
          <table:table-cell table:formula="of:=[.I29]+[.J28]" office:value-type="float" office:value="2943.36855355641" calcext:value-type="float">
            <text:p>2943,368553556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45-05-31" calcext:value-type="date">
            <text:p>1945-05-31 00:00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20" calcext:value-type="float">
            <text:p>20</text:p>
          </table:table-cell>
          <table:table-cell table:formula="of:=[.E29]*0.99" office:value-type="float" office:value="3.01887714881453" calcext:value-type="float">
            <text:p>3,01887714881453</text:p>
          </table:table-cell>
          <table:table-cell table:formula="of:=[.F29]*0.99" office:value-type="float" office:value="7.54719287203633" calcext:value-type="float">
            <text:p>7,54719287203633</text:p>
          </table:table-cell>
          <table:table-cell table:formula="of:=[.D30]*[.E30]" office:value-type="float" office:value="60.3775429762906" calcext:value-type="float">
            <text:p>60,3775429762906</text:p>
          </table:table-cell>
          <table:table-cell table:formula="of:=[.C30]*[.F30]" office:value-type="float" office:value="30.1887714881453" calcext:value-type="float">
            <text:p>30,1887714881453</text:p>
          </table:table-cell>
          <table:table-cell table:formula="of:=[.G30]+[.H30]" office:value-type="float" office:value="90.5663144644359" calcext:value-type="float">
            <text:p>90,5663144644359</text:p>
          </table:table-cell>
          <table:table-cell table:formula="of:=[.I30]+[.J29]" office:value-type="float" office:value="3033.93486802084" calcext:value-type="float">
            <text:p>3033,934868020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06-01" calcext:value-type="date">
            <text:p>1945-06-01 00:00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0" calcext:value-type="float">
            <text:p>20</text:p>
          </table:table-cell>
          <table:table-cell table:style-name="ce4" table:formula="of:=[.E30]*0.99" office:value-type="float" office:value="2.98868837732638" calcext:value-type="float">
            <text:p>2,98868837732638</text:p>
          </table:table-cell>
          <table:table-cell table:formula="of:=[.F30]*0.99" office:value-type="float" office:value="7.47172094331596" calcext:value-type="float">
            <text:p>7,47172094331596</text:p>
          </table:table-cell>
          <table:table-cell table:formula="of:=[.D31]*[.E31]" office:value-type="float" office:value="59.7737675465276" calcext:value-type="float">
            <text:p>59,7737675465276</text:p>
          </table:table-cell>
          <table:table-cell table:formula="of:=[.C31]*[.F31]" office:value-type="float" office:value="29.8868837732639" calcext:value-type="float">
            <text:p>29,8868837732639</text:p>
          </table:table-cell>
          <table:table-cell table:formula="of:=[.G31]+[.H31]" office:value-type="float" office:value="89.6606513197915" calcext:value-type="float">
            <text:p>89,6606513197915</text:p>
          </table:table-cell>
          <table:table-cell table:formula="of:=[.I31]+[.J30]" office:value-type="float" office:value="3123.59551934064" calcext:value-type="float">
            <text:p>3123,595519340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45-06-02" calcext:value-type="date">
            <text:p>1945-06-02 00:00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0" calcext:value-type="float">
            <text:p>20</text:p>
          </table:table-cell>
          <table:table-cell table:formula="of:=[.E31]*0.99" office:value-type="float" office:value="2.95880149355312" calcext:value-type="float">
            <text:p>2,95880149355312</text:p>
          </table:table-cell>
          <table:table-cell table:formula="of:=[.F31]*0.99" office:value-type="float" office:value="7.3970037338828" calcext:value-type="float">
            <text:p>7,3970037338828</text:p>
          </table:table-cell>
          <table:table-cell table:formula="of:=[.D32]*[.E32]" office:value-type="float" office:value="59.1760298710623" calcext:value-type="float">
            <text:p>59,1760298710623</text:p>
          </table:table-cell>
          <table:table-cell table:formula="of:=[.C32]*[.F32]" office:value-type="float" office:value="29.5880149355312" calcext:value-type="float">
            <text:p>29,5880149355312</text:p>
          </table:table-cell>
          <table:table-cell table:formula="of:=[.G32]+[.H32]" office:value-type="float" office:value="88.7640448065936" calcext:value-type="float">
            <text:p>88,7640448065936</text:p>
          </table:table-cell>
          <table:table-cell table:formula="of:=[.I32]+[.J31]" office:value-type="float" office:value="3212.35956414723" calcext:value-type="float">
            <text:p>3212,359564147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5-06-03" calcext:value-type="date">
            <text:p>1945-06-03 00:00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0" calcext:value-type="float">
            <text:p>20</text:p>
          </table:table-cell>
          <table:table-cell table:formula="of:=[.E32]*0.99" office:value-type="float" office:value="2.92921347861759" calcext:value-type="float">
            <text:p>2,92921347861759</text:p>
          </table:table-cell>
          <table:table-cell table:formula="of:=[.F32]*0.99" office:value-type="float" office:value="7.32303369654398" calcext:value-type="float">
            <text:p>7,32303369654398</text:p>
          </table:table-cell>
          <table:table-cell table:formula="of:=[.D33]*[.E33]" office:value-type="float" office:value="58.5842695723517" calcext:value-type="float">
            <text:p>58,5842695723517</text:p>
          </table:table-cell>
          <table:table-cell table:formula="of:=[.C33]*[.F33]" office:value-type="float" office:value="29.2921347861759" calcext:value-type="float">
            <text:p>29,2921347861759</text:p>
          </table:table-cell>
          <table:table-cell table:formula="of:=[.G33]+[.H33]" office:value-type="float" office:value="87.8764043585276" calcext:value-type="float">
            <text:p>87,8764043585276</text:p>
          </table:table-cell>
          <table:table-cell table:formula="of:=[.I33]+[.J32]" office:value-type="float" office:value="3300.23596850576" calcext:value-type="float">
            <text:p>3300,235968505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45-06-04" calcext:value-type="date">
            <text:p>1945-06-04 00:00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20" calcext:value-type="float">
            <text:p>20</text:p>
          </table:table-cell>
          <table:table-cell table:formula="of:=[.E33]*0.99" office:value-type="float" office:value="2.89992134383141" calcext:value-type="float">
            <text:p>2,89992134383141</text:p>
          </table:table-cell>
          <table:table-cell table:formula="of:=[.F33]*0.99" office:value-type="float" office:value="7.24980335957854" calcext:value-type="float">
            <text:p>7,24980335957854</text:p>
          </table:table-cell>
          <table:table-cell table:formula="of:=[.D34]*[.E34]" office:value-type="float" office:value="57.9984268766282" calcext:value-type="float">
            <text:p>57,9984268766282</text:p>
          </table:table-cell>
          <table:table-cell table:formula="of:=[.C34]*[.F34]" office:value-type="float" office:value="28.9992134383141" calcext:value-type="float">
            <text:p>28,9992134383141</text:p>
          </table:table-cell>
          <table:table-cell table:formula="of:=[.G34]+[.H34]" office:value-type="float" office:value="86.9976403149423" calcext:value-type="float">
            <text:p>86,9976403149423</text:p>
          </table:table-cell>
          <table:table-cell table:formula="of:=[.I34]+[.J33]" office:value-type="float" office:value="3387.2336088207" calcext:value-type="float">
            <text:p>3387,23360882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45-06-05" calcext:value-type="date">
            <text:p>1945-06-05 00:00</text:p>
          </table:table-cell>
          <table:table-cell table:formula="of:=[.C34]" office:value-type="float" office:value="4" calcext:value-type="float">
            <text:p>4</text:p>
          </table:table-cell>
          <table:table-cell table:formula="of:=[.D34]" office:value-type="float" office:value="20" calcext:value-type="float">
            <text:p>20</text:p>
          </table:table-cell>
          <table:table-cell table:formula="of:=[.E34]*0.99" office:value-type="float" office:value="2.8709221303931" calcext:value-type="float">
            <text:p>2,8709221303931</text:p>
          </table:table-cell>
          <table:table-cell table:formula="of:=[.F34]*0.99" office:value-type="float" office:value="7.17730532598275" calcext:value-type="float">
            <text:p>7,17730532598275</text:p>
          </table:table-cell>
          <table:table-cell table:formula="of:=[.D35]*[.E35]" office:value-type="float" office:value="57.4184426078619" calcext:value-type="float">
            <text:p>57,4184426078619</text:p>
          </table:table-cell>
          <table:table-cell table:formula="of:=[.C35]*[.F35]" office:value-type="float" office:value="28.709221303931" calcext:value-type="float">
            <text:p>28,709221303931</text:p>
          </table:table-cell>
          <table:table-cell table:formula="of:=[.G35]+[.H35]" office:value-type="float" office:value="86.1276639117929" calcext:value-type="float">
            <text:p>86,1276639117929</text:p>
          </table:table-cell>
          <table:table-cell table:formula="of:=[.I35]+[.J34]" office:value-type="float" office:value="3473.36127273249" calcext:value-type="float">
            <text:p>3473,361272732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45-06-06" calcext:value-type="date">
            <text:p>1945-06-06 00:00</text:p>
          </table:table-cell>
          <table:table-cell table:formula="of:=[.C35]" office:value-type="float" office:value="4" calcext:value-type="float">
            <text:p>4</text:p>
          </table:table-cell>
          <table:table-cell table:formula="of:=[.D35]" office:value-type="float" office:value="20" calcext:value-type="float">
            <text:p>20</text:p>
          </table:table-cell>
          <table:table-cell table:formula="of:=[.E35]*0.99" office:value-type="float" office:value="2.84221290908916" calcext:value-type="float">
            <text:p>2,84221290908916</text:p>
          </table:table-cell>
          <table:table-cell table:formula="of:=[.F35]*0.99" office:value-type="float" office:value="7.10553227272292" calcext:value-type="float">
            <text:p>7,10553227272292</text:p>
          </table:table-cell>
          <table:table-cell table:formula="of:=[.D36]*[.E36]" office:value-type="float" office:value="56.8442581817833" calcext:value-type="float">
            <text:p>56,8442581817833</text:p>
          </table:table-cell>
          <table:table-cell table:formula="of:=[.C36]*[.F36]" office:value-type="float" office:value="28.4221290908917" calcext:value-type="float">
            <text:p>28,4221290908917</text:p>
          </table:table-cell>
          <table:table-cell table:formula="of:=[.G36]+[.H36]" office:value-type="float" office:value="85.266387272675" calcext:value-type="float">
            <text:p>85,266387272675</text:p>
          </table:table-cell>
          <table:table-cell table:formula="of:=[.I36]+[.J35]" office:value-type="float" office:value="3558.62766000517" calcext:value-type="float">
            <text:p>3558,627660005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45-06-07" calcext:value-type="date">
            <text:p>1945-06-07 00:00</text:p>
          </table:table-cell>
          <table:table-cell table:formula="of:=[.C36]" office:value-type="float" office:value="4" calcext:value-type="float">
            <text:p>4</text:p>
          </table:table-cell>
          <table:table-cell table:formula="of:=[.D36]" office:value-type="float" office:value="20" calcext:value-type="float">
            <text:p>20</text:p>
          </table:table-cell>
          <table:table-cell table:formula="of:=[.E36]*0.99" office:value-type="float" office:value="2.81379077999827" calcext:value-type="float">
            <text:p>2,81379077999827</text:p>
          </table:table-cell>
          <table:table-cell table:formula="of:=[.F36]*0.99" office:value-type="float" office:value="7.03447694999569" calcext:value-type="float">
            <text:p>7,03447694999569</text:p>
          </table:table-cell>
          <table:table-cell table:formula="of:=[.D37]*[.E37]" office:value-type="float" office:value="56.2758155999655" calcext:value-type="float">
            <text:p>56,2758155999655</text:p>
          </table:table-cell>
          <table:table-cell table:formula="of:=[.C37]*[.F37]" office:value-type="float" office:value="28.1379077999828" calcext:value-type="float">
            <text:p>28,1379077999828</text:p>
          </table:table-cell>
          <table:table-cell table:formula="of:=[.G37]+[.H37]" office:value-type="float" office:value="84.4137233999482" calcext:value-type="float">
            <text:p>84,4137233999482</text:p>
          </table:table-cell>
          <table:table-cell table:formula="of:=[.I37]+[.J36]" office:value-type="float" office:value="3643.04138340511" calcext:value-type="float">
            <text:p>3643,041383405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45-06-08" calcext:value-type="date">
            <text:p>1945-06-08 00:00</text:p>
          </table:table-cell>
          <table:table-cell table:formula="of:=[.C37]" office:value-type="float" office:value="4" calcext:value-type="float">
            <text:p>4</text:p>
          </table:table-cell>
          <table:table-cell table:formula="of:=[.D37]" office:value-type="float" office:value="20" calcext:value-type="float">
            <text:p>20</text:p>
          </table:table-cell>
          <table:table-cell table:formula="of:=[.E37]*0.99" office:value-type="float" office:value="2.78565287219829" calcext:value-type="float">
            <text:p>2,78565287219829</text:p>
          </table:table-cell>
          <table:table-cell table:formula="of:=[.F37]*0.99" office:value-type="float" office:value="6.96413218049574" calcext:value-type="float">
            <text:p>6,96413218049574</text:p>
          </table:table-cell>
          <table:table-cell table:formula="of:=[.D38]*[.E38]" office:value-type="float" office:value="55.7130574439658" calcext:value-type="float">
            <text:p>55,7130574439658</text:p>
          </table:table-cell>
          <table:table-cell table:formula="of:=[.C38]*[.F38]" office:value-type="float" office:value="27.8565287219829" calcext:value-type="float">
            <text:p>27,8565287219829</text:p>
          </table:table-cell>
          <table:table-cell table:formula="of:=[.G38]+[.H38]" office:value-type="float" office:value="83.5695861659488" calcext:value-type="float">
            <text:p>83,5695861659488</text:p>
          </table:table-cell>
          <table:table-cell table:formula="of:=[.I38]+[.J37]" office:value-type="float" office:value="3726.61096957106" calcext:value-type="float">
            <text:p>3726,610969571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45-06-09" calcext:value-type="date">
            <text:p>1945-06-09 00:00</text:p>
          </table:table-cell>
          <table:table-cell table:formula="of:=[.C38]" office:value-type="float" office:value="4" calcext:value-type="float">
            <text:p>4</text:p>
          </table:table-cell>
          <table:table-cell table:formula="of:=[.D38]" office:value-type="float" office:value="20" calcext:value-type="float">
            <text:p>20</text:p>
          </table:table-cell>
          <table:table-cell table:formula="of:=[.E38]*0.99" office:value-type="float" office:value="2.75779634347631" calcext:value-type="float">
            <text:p>2,75779634347631</text:p>
          </table:table-cell>
          <table:table-cell table:formula="of:=[.F38]*0.99" office:value-type="float" office:value="6.89449085869078" calcext:value-type="float">
            <text:p>6,89449085869078</text:p>
          </table:table-cell>
          <table:table-cell table:formula="of:=[.D39]*[.E39]" office:value-type="float" office:value="55.1559268695261" calcext:value-type="float">
            <text:p>55,1559268695261</text:p>
          </table:table-cell>
          <table:table-cell table:formula="of:=[.C39]*[.F39]" office:value-type="float" office:value="27.5779634347631" calcext:value-type="float">
            <text:p>27,5779634347631</text:p>
          </table:table-cell>
          <table:table-cell table:formula="of:=[.G39]+[.H39]" office:value-type="float" office:value="82.7338903042893" calcext:value-type="float">
            <text:p>82,7338903042893</text:p>
          </table:table-cell>
          <table:table-cell table:formula="of:=[.I39]+[.J38]" office:value-type="float" office:value="3809.34485987535" calcext:value-type="float">
            <text:p>3809,344859875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45-06-10" calcext:value-type="date">
            <text:p>1945-06-10 00:00</text:p>
          </table:table-cell>
          <table:table-cell table:formula="of:=[.C39]" office:value-type="float" office:value="4" calcext:value-type="float">
            <text:p>4</text:p>
          </table:table-cell>
          <table:table-cell table:formula="of:=[.D39]" office:value-type="float" office:value="20" calcext:value-type="float">
            <text:p>20</text:p>
          </table:table-cell>
          <table:table-cell table:formula="of:=[.E39]*0.99" office:value-type="float" office:value="2.73021838004154" calcext:value-type="float">
            <text:p>2,73021838004154</text:p>
          </table:table-cell>
          <table:table-cell table:formula="of:=[.F39]*0.99" office:value-type="float" office:value="6.82554595010387" calcext:value-type="float">
            <text:p>6,82554595010387</text:p>
          </table:table-cell>
          <table:table-cell table:formula="of:=[.D40]*[.E40]" office:value-type="float" office:value="54.6043676008309" calcext:value-type="float">
            <text:p>54,6043676008309</text:p>
          </table:table-cell>
          <table:table-cell table:formula="of:=[.C40]*[.F40]" office:value-type="float" office:value="27.3021838004155" calcext:value-type="float">
            <text:p>27,3021838004155</text:p>
          </table:table-cell>
          <table:table-cell table:formula="of:=[.G40]+[.H40]" office:value-type="float" office:value="81.9065514012464" calcext:value-type="float">
            <text:p>81,9065514012464</text:p>
          </table:table-cell>
          <table:table-cell table:formula="of:=[.I40]+[.J39]" office:value-type="float" office:value="3891.2514112766" calcext:value-type="float">
            <text:p>3891,25141127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45-06-11" calcext:value-type="date">
            <text:p>1945-06-11 00:00</text:p>
          </table:table-cell>
          <table:table-cell table:formula="of:=[.C40]" office:value-type="float" office:value="4" calcext:value-type="float">
            <text:p>4</text:p>
          </table:table-cell>
          <table:table-cell table:formula="of:=[.D40]" office:value-type="float" office:value="20" calcext:value-type="float">
            <text:p>20</text:p>
          </table:table-cell>
          <table:table-cell table:formula="of:=[.E40]*0.99" office:value-type="float" office:value="2.70291619624113" calcext:value-type="float">
            <text:p>2,70291619624113</text:p>
          </table:table-cell>
          <table:table-cell table:formula="of:=[.F40]*0.99" office:value-type="float" office:value="6.75729049060283" calcext:value-type="float">
            <text:p>6,75729049060283</text:p>
          </table:table-cell>
          <table:table-cell table:formula="of:=[.D41]*[.E41]" office:value-type="float" office:value="54.0583239248226" calcext:value-type="float">
            <text:p>54,0583239248226</text:p>
          </table:table-cell>
          <table:table-cell table:formula="of:=[.C41]*[.F41]" office:value-type="float" office:value="27.0291619624113" calcext:value-type="float">
            <text:p>27,0291619624113</text:p>
          </table:table-cell>
          <table:table-cell table:formula="of:=[.G41]+[.H41]" office:value-type="float" office:value="81.0874858872339" calcext:value-type="float">
            <text:p>81,0874858872339</text:p>
          </table:table-cell>
          <table:table-cell table:formula="of:=[.I41]+[.J40]" office:value-type="float" office:value="3972.33889716383" calcext:value-type="float">
            <text:p>3972,338897163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45-06-12" calcext:value-type="date">
            <text:p>1945-06-12 00:00</text:p>
          </table:table-cell>
          <table:table-cell table:formula="of:=[.C41]" office:value-type="float" office:value="4" calcext:value-type="float">
            <text:p>4</text:p>
          </table:table-cell>
          <table:table-cell table:formula="of:=[.D41]" office:value-type="float" office:value="20" calcext:value-type="float">
            <text:p>20</text:p>
          </table:table-cell>
          <table:table-cell table:formula="of:=[.E41]*0.99" office:value-type="float" office:value="2.67588703427872" calcext:value-type="float">
            <text:p>2,67588703427872</text:p>
          </table:table-cell>
          <table:table-cell table:formula="of:=[.F41]*0.99" office:value-type="float" office:value="6.6897175856968" calcext:value-type="float">
            <text:p>6,6897175856968</text:p>
          </table:table-cell>
          <table:table-cell table:formula="of:=[.D42]*[.E42]" office:value-type="float" office:value="53.5177406855744" calcext:value-type="float">
            <text:p>53,5177406855744</text:p>
          </table:table-cell>
          <table:table-cell table:formula="of:=[.C42]*[.F42]" office:value-type="float" office:value="26.7588703427872" calcext:value-type="float">
            <text:p>26,7588703427872</text:p>
          </table:table-cell>
          <table:table-cell table:formula="of:=[.G42]+[.H42]" office:value-type="float" office:value="80.2766110283616" calcext:value-type="float">
            <text:p>80,2766110283616</text:p>
          </table:table-cell>
          <table:table-cell table:formula="of:=[.I42]+[.J41]" office:value-type="float" office:value="4052.61550819219" calcext:value-type="float">
            <text:p>4052,615508192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45-06-13" calcext:value-type="date">
            <text:p>1945-06-13 00:00</text:p>
          </table:table-cell>
          <table:table-cell table:formula="of:=[.C42]" office:value-type="float" office:value="4" calcext:value-type="float">
            <text:p>4</text:p>
          </table:table-cell>
          <table:table-cell table:formula="of:=[.D42]" office:value-type="float" office:value="20" calcext:value-type="float">
            <text:p>20</text:p>
          </table:table-cell>
          <table:table-cell table:formula="of:=[.E42]*0.99" office:value-type="float" office:value="2.64912816393593" calcext:value-type="float">
            <text:p>2,64912816393593</text:p>
          </table:table-cell>
          <table:table-cell table:formula="of:=[.F42]*0.99" office:value-type="float" office:value="6.62282040983984" calcext:value-type="float">
            <text:p>6,62282040983984</text:p>
          </table:table-cell>
          <table:table-cell table:formula="of:=[.D43]*[.E43]" office:value-type="float" office:value="52.9825632787186" calcext:value-type="float">
            <text:p>52,9825632787186</text:p>
          </table:table-cell>
          <table:table-cell table:formula="of:=[.C43]*[.F43]" office:value-type="float" office:value="26.4912816393593" calcext:value-type="float">
            <text:p>26,4912816393593</text:p>
          </table:table-cell>
          <table:table-cell table:formula="of:=[.G43]+[.H43]" office:value-type="float" office:value="79.473844918078" calcext:value-type="float">
            <text:p>79,473844918078</text:p>
          </table:table-cell>
          <table:table-cell table:formula="of:=[.I43]+[.J42]" office:value-type="float" office:value="4132.08935311027" calcext:value-type="float">
            <text:p>4132,089353110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45-06-14" calcext:value-type="date">
            <text:p>1945-06-14 00:00</text:p>
          </table:table-cell>
          <table:table-cell table:formula="of:=[.C43]" office:value-type="float" office:value="4" calcext:value-type="float">
            <text:p>4</text:p>
          </table:table-cell>
          <table:table-cell table:formula="of:=[.D43]" office:value-type="float" office:value="20" calcext:value-type="float">
            <text:p>20</text:p>
          </table:table-cell>
          <table:table-cell table:formula="of:=[.E43]*0.99" office:value-type="float" office:value="2.62263688229657" calcext:value-type="float">
            <text:p>2,62263688229657</text:p>
          </table:table-cell>
          <table:table-cell table:formula="of:=[.F43]*0.99" office:value-type="float" office:value="6.55659220574144" calcext:value-type="float">
            <text:p>6,55659220574144</text:p>
          </table:table-cell>
          <table:table-cell table:formula="of:=[.D44]*[.E44]" office:value-type="float" office:value="52.4527376459314" calcext:value-type="float">
            <text:p>52,4527376459314</text:p>
          </table:table-cell>
          <table:table-cell table:formula="of:=[.C44]*[.F44]" office:value-type="float" office:value="26.2263688229657" calcext:value-type="float">
            <text:p>26,2263688229657</text:p>
          </table:table-cell>
          <table:table-cell table:formula="of:=[.G44]+[.H44]" office:value-type="float" office:value="78.6791064688972" calcext:value-type="float">
            <text:p>78,6791064688972</text:p>
          </table:table-cell>
          <table:table-cell table:formula="of:=[.I44]+[.J43]" office:value-type="float" office:value="4210.76845957917" calcext:value-type="float">
            <text:p>4210,76845957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45-06-15" calcext:value-type="date">
            <text:p>1945-06-15 00:00</text:p>
          </table:table-cell>
          <table:table-cell table:formula="of:=[.C44]" office:value-type="float" office:value="4" calcext:value-type="float">
            <text:p>4</text:p>
          </table:table-cell>
          <table:table-cell table:formula="of:=[.D44]" office:value-type="float" office:value="20" calcext:value-type="float">
            <text:p>20</text:p>
          </table:table-cell>
          <table:table-cell table:formula="of:=[.E44]*0.99" office:value-type="float" office:value="2.5964105134736" calcext:value-type="float">
            <text:p>2,5964105134736</text:p>
          </table:table-cell>
          <table:table-cell table:formula="of:=[.F44]*0.99" office:value-type="float" office:value="6.49102628368402" calcext:value-type="float">
            <text:p>6,49102628368402</text:p>
          </table:table-cell>
          <table:table-cell table:formula="of:=[.D45]*[.E45]" office:value-type="float" office:value="51.9282102694721" calcext:value-type="float">
            <text:p>51,9282102694721</text:p>
          </table:table-cell>
          <table:table-cell table:formula="of:=[.C45]*[.F45]" office:value-type="float" office:value="25.9641051347361" calcext:value-type="float">
            <text:p>25,9641051347361</text:p>
          </table:table-cell>
          <table:table-cell table:formula="of:=[.G45]+[.H45]" office:value-type="float" office:value="77.8923154042082" calcext:value-type="float">
            <text:p>77,8923154042082</text:p>
          </table:table-cell>
          <table:table-cell table:formula="of:=[.I45]+[.J44]" office:value-type="float" office:value="4288.66077498338" calcext:value-type="float">
            <text:p>4288,660774983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45-06-16" calcext:value-type="date">
            <text:p>1945-06-16 00:00</text:p>
          </table:table-cell>
          <table:table-cell table:formula="of:=[.C45]" office:value-type="float" office:value="4" calcext:value-type="float">
            <text:p>4</text:p>
          </table:table-cell>
          <table:table-cell table:formula="of:=[.D45]" office:value-type="float" office:value="20" calcext:value-type="float">
            <text:p>20</text:p>
          </table:table-cell>
          <table:table-cell table:formula="of:=[.E45]*0.99" office:value-type="float" office:value="2.57044640833887" calcext:value-type="float">
            <text:p>2,57044640833887</text:p>
          </table:table-cell>
          <table:table-cell table:formula="of:=[.F45]*0.99" office:value-type="float" office:value="6.42611602084718" calcext:value-type="float">
            <text:p>6,42611602084718</text:p>
          </table:table-cell>
          <table:table-cell table:formula="of:=[.D46]*[.E46]" office:value-type="float" office:value="51.4089281667774" calcext:value-type="float">
            <text:p>51,4089281667774</text:p>
          </table:table-cell>
          <table:table-cell table:formula="of:=[.C46]*[.F46]" office:value-type="float" office:value="25.7044640833887" calcext:value-type="float">
            <text:p>25,7044640833887</text:p>
          </table:table-cell>
          <table:table-cell table:formula="of:=[.G46]+[.H46]" office:value-type="float" office:value="77.1133922501661" calcext:value-type="float">
            <text:p>77,1133922501661</text:p>
          </table:table-cell>
          <table:table-cell table:formula="of:=[.I46]+[.J45]" office:value-type="float" office:value="4365.77416723354" calcext:value-type="float">
            <text:p>4365,774167233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5-06-17" calcext:value-type="date">
            <text:p>1945-06-17 00:00</text:p>
          </table:table-cell>
          <table:table-cell table:formula="of:=[.C46]" office:value-type="float" office:value="4" calcext:value-type="float">
            <text:p>4</text:p>
          </table:table-cell>
          <table:table-cell table:formula="of:=[.D46]" office:value-type="float" office:value="20" calcext:value-type="float">
            <text:p>20</text:p>
          </table:table-cell>
          <table:table-cell table:formula="of:=[.E46]*0.99" office:value-type="float" office:value="2.54474194425548" calcext:value-type="float">
            <text:p>2,54474194425548</text:p>
          </table:table-cell>
          <table:table-cell table:formula="of:=[.F46]*0.99" office:value-type="float" office:value="6.36185486063871" calcext:value-type="float">
            <text:p>6,36185486063871</text:p>
          </table:table-cell>
          <table:table-cell table:formula="of:=[.D47]*[.E47]" office:value-type="float" office:value="50.8948388851096" calcext:value-type="float">
            <text:p>50,8948388851096</text:p>
          </table:table-cell>
          <table:table-cell table:formula="of:=[.C47]*[.F47]" office:value-type="float" office:value="25.4474194425548" calcext:value-type="float">
            <text:p>25,4474194425548</text:p>
          </table:table-cell>
          <table:table-cell table:formula="of:=[.G47]+[.H47]" office:value-type="float" office:value="76.3422583276645" calcext:value-type="float">
            <text:p>76,3422583276645</text:p>
          </table:table-cell>
          <table:table-cell table:formula="of:=[.I47]+[.J46]" office:value-type="float" office:value="4442.11642556121" calcext:value-type="float">
            <text:p>4442,116425561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5-06-18" calcext:value-type="date">
            <text:p>1945-06-18 00:00</text:p>
          </table:table-cell>
          <table:table-cell table:formula="of:=[.C47]" office:value-type="float" office:value="4" calcext:value-type="float">
            <text:p>4</text:p>
          </table:table-cell>
          <table:table-cell table:formula="of:=[.D47]" office:value-type="float" office:value="20" calcext:value-type="float">
            <text:p>20</text:p>
          </table:table-cell>
          <table:table-cell table:formula="of:=[.E47]*0.99" office:value-type="float" office:value="2.51929452481293" calcext:value-type="float">
            <text:p>2,51929452481293</text:p>
          </table:table-cell>
          <table:table-cell table:formula="of:=[.F47]*0.99" office:value-type="float" office:value="6.29823631203232" calcext:value-type="float">
            <text:p>6,29823631203232</text:p>
          </table:table-cell>
          <table:table-cell table:formula="of:=[.D48]*[.E48]" office:value-type="float" office:value="50.3858904962585" calcext:value-type="float">
            <text:p>50,3858904962585</text:p>
          </table:table-cell>
          <table:table-cell table:formula="of:=[.C48]*[.F48]" office:value-type="float" office:value="25.1929452481293" calcext:value-type="float">
            <text:p>25,1929452481293</text:p>
          </table:table-cell>
          <table:table-cell table:formula="of:=[.G48]+[.H48]" office:value-type="float" office:value="75.5788357443878" calcext:value-type="float">
            <text:p>75,5788357443878</text:p>
          </table:table-cell>
          <table:table-cell table:formula="of:=[.I48]+[.J47]" office:value-type="float" office:value="4517.6952613056" calcext:value-type="float">
            <text:p>4517,69526130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5-06-19" calcext:value-type="date">
            <text:p>1945-06-19 00:00</text:p>
          </table:table-cell>
          <table:table-cell table:formula="of:=[.C48]" office:value-type="float" office:value="4" calcext:value-type="float">
            <text:p>4</text:p>
          </table:table-cell>
          <table:table-cell table:formula="of:=[.D48]" office:value-type="float" office:value="20" calcext:value-type="float">
            <text:p>20</text:p>
          </table:table-cell>
          <table:table-cell table:formula="of:=[.E48]*0.99" office:value-type="float" office:value="2.4941015795648" calcext:value-type="float">
            <text:p>2,4941015795648</text:p>
          </table:table-cell>
          <table:table-cell table:formula="of:=[.F48]*0.99" office:value-type="float" office:value="6.235253948912" calcext:value-type="float">
            <text:p>6,235253948912</text:p>
          </table:table-cell>
          <table:table-cell table:formula="of:=[.D49]*[.E49]" office:value-type="float" office:value="49.8820315912959" calcext:value-type="float">
            <text:p>49,8820315912959</text:p>
          </table:table-cell>
          <table:table-cell table:formula="of:=[.C49]*[.F49]" office:value-type="float" office:value="24.941015795648" calcext:value-type="float">
            <text:p>24,941015795648</text:p>
          </table:table-cell>
          <table:table-cell table:formula="of:=[.G49]+[.H49]" office:value-type="float" office:value="74.8230473869439" calcext:value-type="float">
            <text:p>74,8230473869439</text:p>
          </table:table-cell>
          <table:table-cell table:formula="of:=[.I49]+[.J48]" office:value-type="float" office:value="4592.51830869254" calcext:value-type="float">
            <text:p>4592,518308692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5-06-20" calcext:value-type="date">
            <text:p>1945-06-20 00:00</text:p>
          </table:table-cell>
          <table:table-cell table:formula="of:=[.C49]" office:value-type="float" office:value="4" calcext:value-type="float">
            <text:p>4</text:p>
          </table:table-cell>
          <table:table-cell table:formula="of:=[.D49]" office:value-type="float" office:value="20" calcext:value-type="float">
            <text:p>20</text:p>
          </table:table-cell>
          <table:table-cell table:formula="of:=[.E49]*0.99" office:value-type="float" office:value="2.46916056376915" calcext:value-type="float">
            <text:p>2,46916056376915</text:p>
          </table:table-cell>
          <table:table-cell table:formula="of:=[.F49]*0.99" office:value-type="float" office:value="6.17290140942288" calcext:value-type="float">
            <text:p>6,17290140942288</text:p>
          </table:table-cell>
          <table:table-cell table:formula="of:=[.D50]*[.E50]" office:value-type="float" office:value="49.383211275383" calcext:value-type="float">
            <text:p>49,383211275383</text:p>
          </table:table-cell>
          <table:table-cell table:formula="of:=[.C50]*[.F50]" office:value-type="float" office:value="24.6916056376915" calcext:value-type="float">
            <text:p>24,6916056376915</text:p>
          </table:table-cell>
          <table:table-cell table:formula="of:=[.G50]+[.H50]" office:value-type="float" office:value="74.0748169130745" calcext:value-type="float">
            <text:p>74,0748169130745</text:p>
          </table:table-cell>
          <table:table-cell table:formula="of:=[.I50]+[.J49]" office:value-type="float" office:value="4666.59312560561" calcext:value-type="float">
            <text:p>4666,59312560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45-06-21" calcext:value-type="date">
            <text:p>1945-06-21 00:00</text:p>
          </table:table-cell>
          <table:table-cell table:formula="of:=[.C50]" office:value-type="float" office:value="4" calcext:value-type="float">
            <text:p>4</text:p>
          </table:table-cell>
          <table:table-cell table:formula="of:=[.D50]" office:value-type="float" office:value="20" calcext:value-type="float">
            <text:p>20</text:p>
          </table:table-cell>
          <table:table-cell table:formula="of:=[.E50]*0.99" office:value-type="float" office:value="2.44446895813146" calcext:value-type="float">
            <text:p>2,44446895813146</text:p>
          </table:table-cell>
          <table:table-cell table:formula="of:=[.F50]*0.99" office:value-type="float" office:value="6.11117239532865" calcext:value-type="float">
            <text:p>6,11117239532865</text:p>
          </table:table-cell>
          <table:table-cell table:formula="of:=[.D51]*[.E51]" office:value-type="float" office:value="48.8893791626291" calcext:value-type="float">
            <text:p>48,8893791626291</text:p>
          </table:table-cell>
          <table:table-cell table:formula="of:=[.C51]*[.F51]" office:value-type="float" office:value="24.4446895813146" calcext:value-type="float">
            <text:p>24,4446895813146</text:p>
          </table:table-cell>
          <table:table-cell table:formula="of:=[.G51]+[.H51]" office:value-type="float" office:value="73.3340687439438" calcext:value-type="float">
            <text:p>73,3340687439438</text:p>
          </table:table-cell>
          <table:table-cell table:formula="of:=[.I51]+[.J50]" office:value-type="float" office:value="4739.92719434956" calcext:value-type="float">
            <text:p>4739,92719434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45-06-22" calcext:value-type="date">
            <text:p>1945-06-22 00:00</text:p>
          </table:table-cell>
          <table:table-cell table:formula="of:=[.C51]" office:value-type="float" office:value="4" calcext:value-type="float">
            <text:p>4</text:p>
          </table:table-cell>
          <table:table-cell table:formula="of:=[.D51]" office:value-type="float" office:value="20" calcext:value-type="float">
            <text:p>20</text:p>
          </table:table-cell>
          <table:table-cell table:formula="of:=[.E51]*0.99" office:value-type="float" office:value="2.42002426855014" calcext:value-type="float">
            <text:p>2,42002426855014</text:p>
          </table:table-cell>
          <table:table-cell table:formula="of:=[.F51]*0.99" office:value-type="float" office:value="6.05006067137537" calcext:value-type="float">
            <text:p>6,05006067137537</text:p>
          </table:table-cell>
          <table:table-cell table:formula="of:=[.D52]*[.E52]" office:value-type="float" office:value="48.4004853710028" calcext:value-type="float">
            <text:p>48,4004853710028</text:p>
          </table:table-cell>
          <table:table-cell table:formula="of:=[.C52]*[.F52]" office:value-type="float" office:value="24.2002426855015" calcext:value-type="float">
            <text:p>24,2002426855015</text:p>
          </table:table-cell>
          <table:table-cell table:formula="of:=[.G52]+[.H52]" office:value-type="float" office:value="72.6007280565043" calcext:value-type="float">
            <text:p>72,6007280565043</text:p>
          </table:table-cell>
          <table:table-cell table:formula="of:=[.I52]+[.J51]" office:value-type="float" office:value="4812.52792240606" calcext:value-type="float">
            <text:p>4812,527922406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45-06-23" calcext:value-type="date">
            <text:p>1945-06-23 00:00</text:p>
          </table:table-cell>
          <table:table-cell table:formula="of:=[.C52]" office:value-type="float" office:value="4" calcext:value-type="float">
            <text:p>4</text:p>
          </table:table-cell>
          <table:table-cell table:formula="of:=[.D52]" office:value-type="float" office:value="20" calcext:value-type="float">
            <text:p>20</text:p>
          </table:table-cell>
          <table:table-cell table:formula="of:=[.E52]*0.99" office:value-type="float" office:value="2.39582402586464" calcext:value-type="float">
            <text:p>2,39582402586464</text:p>
          </table:table-cell>
          <table:table-cell table:formula="of:=[.F52]*0.99" office:value-type="float" office:value="5.98956006466161" calcext:value-type="float">
            <text:p>5,98956006466161</text:p>
          </table:table-cell>
          <table:table-cell table:formula="of:=[.D53]*[.E53]" office:value-type="float" office:value="47.9164805172928" calcext:value-type="float">
            <text:p>47,9164805172928</text:p>
          </table:table-cell>
          <table:table-cell table:formula="of:=[.C53]*[.F53]" office:value-type="float" office:value="23.9582402586464" calcext:value-type="float">
            <text:p>23,9582402586464</text:p>
          </table:table-cell>
          <table:table-cell table:formula="of:=[.G53]+[.H53]" office:value-type="float" office:value="71.8747207759393" calcext:value-type="float">
            <text:p>71,8747207759393</text:p>
          </table:table-cell>
          <table:table-cell table:formula="of:=[.I53]+[.J52]" office:value-type="float" office:value="4884.402643182" calcext:value-type="float">
            <text:p>4884,4026431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45-06-24" calcext:value-type="date">
            <text:p>1945-06-24 00:00</text:p>
          </table:table-cell>
          <table:table-cell table:formula="of:=[.C53]" office:value-type="float" office:value="4" calcext:value-type="float">
            <text:p>4</text:p>
          </table:table-cell>
          <table:table-cell table:formula="of:=[.D53]" office:value-type="float" office:value="20" calcext:value-type="float">
            <text:p>20</text:p>
          </table:table-cell>
          <table:table-cell table:formula="of:=[.E53]*0.99" office:value-type="float" office:value="2.37186578560599" calcext:value-type="float">
            <text:p>2,37186578560599</text:p>
          </table:table-cell>
          <table:table-cell table:formula="of:=[.F53]*0.99" office:value-type="float" office:value="5.929664464015" calcext:value-type="float">
            <text:p>5,929664464015</text:p>
          </table:table-cell>
          <table:table-cell table:formula="of:=[.D54]*[.E54]" office:value-type="float" office:value="47.4373157121199" calcext:value-type="float">
            <text:p>47,4373157121199</text:p>
          </table:table-cell>
          <table:table-cell table:formula="of:=[.C54]*[.F54]" office:value-type="float" office:value="23.71865785606" calcext:value-type="float">
            <text:p>23,71865785606</text:p>
          </table:table-cell>
          <table:table-cell table:formula="of:=[.G54]+[.H54]" office:value-type="float" office:value="71.1559735681799" calcext:value-type="float">
            <text:p>71,1559735681799</text:p>
          </table:table-cell>
          <table:table-cell table:formula="of:=[.I54]+[.J53]" office:value-type="float" office:value="4955.55861675018" calcext:value-type="float">
            <text:p>4955,55861675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45-06-25" calcext:value-type="date">
            <text:p>1945-06-25 00:00</text:p>
          </table:table-cell>
          <table:table-cell table:formula="of:=[.C54]" office:value-type="float" office:value="4" calcext:value-type="float">
            <text:p>4</text:p>
          </table:table-cell>
          <table:table-cell table:formula="of:=[.D54]" office:value-type="float" office:value="20" calcext:value-type="float">
            <text:p>20</text:p>
          </table:table-cell>
          <table:table-cell table:formula="of:=[.E54]*0.99" office:value-type="float" office:value="2.34814712774993" calcext:value-type="float">
            <text:p>2,34814712774993</text:p>
          </table:table-cell>
          <table:table-cell table:formula="of:=[.F54]*0.99" office:value-type="float" office:value="5.87036781937485" calcext:value-type="float">
            <text:p>5,87036781937485</text:p>
          </table:table-cell>
          <table:table-cell table:formula="of:=[.D55]*[.E55]" office:value-type="float" office:value="46.9629425549987" calcext:value-type="float">
            <text:p>46,9629425549987</text:p>
          </table:table-cell>
          <table:table-cell table:formula="of:=[.C55]*[.F55]" office:value-type="float" office:value="23.4814712774994" calcext:value-type="float">
            <text:p>23,4814712774994</text:p>
          </table:table-cell>
          <table:table-cell table:formula="of:=[.G55]+[.H55]" office:value-type="float" office:value="70.4444138324981" calcext:value-type="float">
            <text:p>70,4444138324981</text:p>
          </table:table-cell>
          <table:table-cell table:formula="of:=[.I55]+[.J54]" office:value-type="float" office:value="5026.00303058268" calcext:value-type="float">
            <text:p>5026,003030582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45-06-26" calcext:value-type="date">
            <text:p>1945-06-26 00:00</text:p>
          </table:table-cell>
          <table:table-cell table:formula="of:=[.C55]" office:value-type="float" office:value="4" calcext:value-type="float">
            <text:p>4</text:p>
          </table:table-cell>
          <table:table-cell table:formula="of:=[.D55]" office:value-type="float" office:value="20" calcext:value-type="float">
            <text:p>20</text:p>
          </table:table-cell>
          <table:table-cell table:formula="of:=[.E55]*0.99" office:value-type="float" office:value="2.32466565647243" calcext:value-type="float">
            <text:p>2,32466565647243</text:p>
          </table:table-cell>
          <table:table-cell table:formula="of:=[.F55]*0.99" office:value-type="float" office:value="5.8116641411811" calcext:value-type="float">
            <text:p>5,8116641411811</text:p>
          </table:table-cell>
          <table:table-cell table:formula="of:=[.D56]*[.E56]" office:value-type="float" office:value="46.4933131294487" calcext:value-type="float">
            <text:p>46,4933131294487</text:p>
          </table:table-cell>
          <table:table-cell table:formula="of:=[.C56]*[.F56]" office:value-type="float" office:value="23.2466565647244" calcext:value-type="float">
            <text:p>23,2466565647244</text:p>
          </table:table-cell>
          <table:table-cell table:formula="of:=[.G56]+[.H56]" office:value-type="float" office:value="69.7399696941731" calcext:value-type="float">
            <text:p>69,7399696941731</text:p>
          </table:table-cell>
          <table:table-cell table:formula="of:=[.I56]+[.J55]" office:value-type="float" office:value="5095.74300027685" calcext:value-type="float">
            <text:p>5095,743000276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45-06-27" calcext:value-type="date">
            <text:p>1945-06-27 00:00</text:p>
          </table:table-cell>
          <table:table-cell table:formula="of:=[.C56]" office:value-type="float" office:value="4" calcext:value-type="float">
            <text:p>4</text:p>
          </table:table-cell>
          <table:table-cell table:formula="of:=[.D56]" office:value-type="float" office:value="20" calcext:value-type="float">
            <text:p>20</text:p>
          </table:table-cell>
          <table:table-cell table:formula="of:=[.E56]*0.99" office:value-type="float" office:value="2.30141899990771" calcext:value-type="float">
            <text:p>2,30141899990771</text:p>
          </table:table-cell>
          <table:table-cell table:formula="of:=[.F56]*0.99" office:value-type="float" office:value="5.75354749976929" calcext:value-type="float">
            <text:p>5,75354749976929</text:p>
          </table:table-cell>
          <table:table-cell table:formula="of:=[.D57]*[.E57]" office:value-type="float" office:value="46.0283799981542" calcext:value-type="float">
            <text:p>46,0283799981542</text:p>
          </table:table-cell>
          <table:table-cell table:formula="of:=[.C57]*[.F57]" office:value-type="float" office:value="23.0141899990771" calcext:value-type="float">
            <text:p>23,0141899990771</text:p>
          </table:table-cell>
          <table:table-cell table:formula="of:=[.G57]+[.H57]" office:value-type="float" office:value="69.0425699972314" calcext:value-type="float">
            <text:p>69,0425699972314</text:p>
          </table:table-cell>
          <table:table-cell table:formula="of:=[.I57]+[.J56]" office:value-type="float" office:value="5164.78557027408" calcext:value-type="float">
            <text:p>5164,785570274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45-06-28" calcext:value-type="date">
            <text:p>1945-06-28 00:00</text:p>
          </table:table-cell>
          <table:table-cell table:formula="of:=[.C57]" office:value-type="float" office:value="4" calcext:value-type="float">
            <text:p>4</text:p>
          </table:table-cell>
          <table:table-cell table:formula="of:=[.D57]" office:value-type="float" office:value="20" calcext:value-type="float">
            <text:p>20</text:p>
          </table:table-cell>
          <table:table-cell table:formula="of:=[.E57]*0.99" office:value-type="float" office:value="2.27840480990863" calcext:value-type="float">
            <text:p>2,27840480990863</text:p>
          </table:table-cell>
          <table:table-cell table:formula="of:=[.F57]*0.99" office:value-type="float" office:value="5.69601202477159" calcext:value-type="float">
            <text:p>5,69601202477159</text:p>
          </table:table-cell>
          <table:table-cell table:formula="of:=[.D58]*[.E58]" office:value-type="float" office:value="45.5680961981727" calcext:value-type="float">
            <text:p>45,5680961981727</text:p>
          </table:table-cell>
          <table:table-cell table:formula="of:=[.C58]*[.F58]" office:value-type="float" office:value="22.7840480990864" calcext:value-type="float">
            <text:p>22,7840480990864</text:p>
          </table:table-cell>
          <table:table-cell table:formula="of:=[.G58]+[.H58]" office:value-type="float" office:value="68.352144297259" calcext:value-type="float">
            <text:p>68,352144297259</text:p>
          </table:table-cell>
          <table:table-cell table:formula="of:=[.I58]+[.J57]" office:value-type="float" office:value="5233.13771457134" calcext:value-type="float">
            <text:p>5233,137714571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45-06-29" calcext:value-type="date">
            <text:p>1945-06-29 00:00</text:p>
          </table:table-cell>
          <table:table-cell table:formula="of:=[.C58]" office:value-type="float" office:value="4" calcext:value-type="float">
            <text:p>4</text:p>
          </table:table-cell>
          <table:table-cell table:formula="of:=[.D58]" office:value-type="float" office:value="20" calcext:value-type="float">
            <text:p>20</text:p>
          </table:table-cell>
          <table:table-cell table:formula="of:=[.E58]*0.99" office:value-type="float" office:value="2.25562076180955" calcext:value-type="float">
            <text:p>2,25562076180955</text:p>
          </table:table-cell>
          <table:table-cell table:formula="of:=[.F58]*0.99" office:value-type="float" office:value="5.63905190452388" calcext:value-type="float">
            <text:p>5,63905190452388</text:p>
          </table:table-cell>
          <table:table-cell table:formula="of:=[.D59]*[.E59]" office:value-type="float" office:value="45.112415236191" calcext:value-type="float">
            <text:p>45,112415236191</text:p>
          </table:table-cell>
          <table:table-cell table:formula="of:=[.C59]*[.F59]" office:value-type="float" office:value="22.5562076180955" calcext:value-type="float">
            <text:p>22,5562076180955</text:p>
          </table:table-cell>
          <table:table-cell table:formula="of:=[.G59]+[.H59]" office:value-type="float" office:value="67.6686228542865" calcext:value-type="float">
            <text:p>67,6686228542865</text:p>
          </table:table-cell>
          <table:table-cell table:formula="of:=[.I59]+[.J58]" office:value-type="float" office:value="5300.80633742563" calcext:value-type="float">
            <text:p>5300,806337425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5-06-30" calcext:value-type="date">
            <text:p>1945-06-30 00:00</text:p>
          </table:table-cell>
          <table:table-cell table:formula="of:=[.C59]" office:value-type="float" office:value="4" calcext:value-type="float">
            <text:p>4</text:p>
          </table:table-cell>
          <table:table-cell table:formula="of:=[.D59]" office:value-type="float" office:value="20" calcext:value-type="float">
            <text:p>20</text:p>
          </table:table-cell>
          <table:table-cell table:formula="of:=[.E59]*0.99" office:value-type="float" office:value="2.23306455419145" calcext:value-type="float">
            <text:p>2,23306455419145</text:p>
          </table:table-cell>
          <table:table-cell table:formula="of:=[.F59]*0.99" office:value-type="float" office:value="5.58266138547864" calcext:value-type="float">
            <text:p>5,58266138547864</text:p>
          </table:table-cell>
          <table:table-cell table:formula="of:=[.D60]*[.E60]" office:value-type="float" office:value="44.661291083829" calcext:value-type="float">
            <text:p>44,661291083829</text:p>
          </table:table-cell>
          <table:table-cell table:formula="of:=[.C60]*[.F60]" office:value-type="float" office:value="22.3306455419145" calcext:value-type="float">
            <text:p>22,3306455419145</text:p>
          </table:table-cell>
          <table:table-cell table:formula="of:=[.G60]+[.H60]" office:value-type="float" office:value="66.9919366257436" calcext:value-type="float">
            <text:p>66,9919366257436</text:p>
          </table:table-cell>
          <table:table-cell table:formula="of:=[.I60]+[.J59]" office:value-type="float" office:value="5367.79827405137" calcext:value-type="float">
            <text:p>5367,79827405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5-07-01" calcext:value-type="date">
            <text:p>1945-07-01 00:00</text:p>
          </table:table-cell>
          <table:table-cell table:formula="of:=[.C60]" office:value-type="float" office:value="4" calcext:value-type="float">
            <text:p>4</text:p>
          </table:table-cell>
          <table:table-cell table:formula="of:=[.D60]" office:value-type="float" office:value="20" calcext:value-type="float">
            <text:p>20</text:p>
          </table:table-cell>
          <table:table-cell table:formula="of:=[.E60]*0.99" office:value-type="float" office:value="2.21073390864954" calcext:value-type="float">
            <text:p>2,21073390864954</text:p>
          </table:table-cell>
          <table:table-cell table:formula="of:=[.F60]*0.99" office:value-type="float" office:value="5.52683477162385" calcext:value-type="float">
            <text:p>5,52683477162385</text:p>
          </table:table-cell>
          <table:table-cell table:formula="of:=[.D61]*[.E61]" office:value-type="float" office:value="44.2146781729908" calcext:value-type="float">
            <text:p>44,2146781729908</text:p>
          </table:table-cell>
          <table:table-cell table:formula="of:=[.C61]*[.F61]" office:value-type="float" office:value="22.1073390864954" calcext:value-type="float">
            <text:p>22,1073390864954</text:p>
          </table:table-cell>
          <table:table-cell table:formula="of:=[.G61]+[.H61]" office:value-type="float" office:value="66.3220172594862" calcext:value-type="float">
            <text:p>66,3220172594862</text:p>
          </table:table-cell>
          <table:table-cell table:formula="of:=[.I61]+[.J60]" office:value-type="float" office:value="5434.12029131086" calcext:value-type="float">
            <text:p>5434,120291310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5-07-02" calcext:value-type="date">
            <text:p>1945-07-02 00:00</text:p>
          </table:table-cell>
          <table:table-cell table:formula="of:=[.C61]" office:value-type="float" office:value="4" calcext:value-type="float">
            <text:p>4</text:p>
          </table:table-cell>
          <table:table-cell table:formula="of:=[.D61]" office:value-type="float" office:value="20" calcext:value-type="float">
            <text:p>20</text:p>
          </table:table-cell>
          <table:table-cell table:formula="of:=[.E61]*0.99" office:value-type="float" office:value="2.18862656956304" calcext:value-type="float">
            <text:p>2,18862656956304</text:p>
          </table:table-cell>
          <table:table-cell table:formula="of:=[.F61]*0.99" office:value-type="float" office:value="5.47156642390761" calcext:value-type="float">
            <text:p>5,47156642390761</text:p>
          </table:table-cell>
          <table:table-cell table:formula="of:=[.D62]*[.E62]" office:value-type="float" office:value="43.7725313912608" calcext:value-type="float">
            <text:p>43,7725313912608</text:p>
          </table:table-cell>
          <table:table-cell table:formula="of:=[.C62]*[.F62]" office:value-type="float" office:value="21.8862656956304" calcext:value-type="float">
            <text:p>21,8862656956304</text:p>
          </table:table-cell>
          <table:table-cell table:formula="of:=[.G62]+[.H62]" office:value-type="float" office:value="65.6587970868913" calcext:value-type="float">
            <text:p>65,6587970868913</text:p>
          </table:table-cell>
          <table:table-cell table:formula="of:=[.I62]+[.J61]" office:value-type="float" office:value="5499.77908839775" calcext:value-type="float">
            <text:p>5499,779088397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5-07-03" calcext:value-type="date">
            <text:p>1945-07-03 00:00</text:p>
          </table:table-cell>
          <table:table-cell table:formula="of:=[.C62]" office:value-type="float" office:value="4" calcext:value-type="float">
            <text:p>4</text:p>
          </table:table-cell>
          <table:table-cell table:formula="of:=[.D62]" office:value-type="float" office:value="20" calcext:value-type="float">
            <text:p>20</text:p>
          </table:table-cell>
          <table:table-cell table:formula="of:=[.E62]*0.99" office:value-type="float" office:value="2.16674030386741" calcext:value-type="float">
            <text:p>2,16674030386741</text:p>
          </table:table-cell>
          <table:table-cell table:formula="of:=[.F62]*0.99" office:value-type="float" office:value="5.41685075966854" calcext:value-type="float">
            <text:p>5,41685075966854</text:p>
          </table:table-cell>
          <table:table-cell table:formula="of:=[.D63]*[.E63]" office:value-type="float" office:value="43.3348060773482" calcext:value-type="float">
            <text:p>43,3348060773482</text:p>
          </table:table-cell>
          <table:table-cell table:formula="of:=[.C63]*[.F63]" office:value-type="float" office:value="21.6674030386741" calcext:value-type="float">
            <text:p>21,6674030386741</text:p>
          </table:table-cell>
          <table:table-cell table:formula="of:=[.G63]+[.H63]" office:value-type="float" office:value="65.0022091160224" calcext:value-type="float">
            <text:p>65,0022091160224</text:p>
          </table:table-cell>
          <table:table-cell table:formula="of:=[.I63]+[.J62]" office:value-type="float" office:value="5564.78129751377" calcext:value-type="float">
            <text:p>5564,781297513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45-07-04" calcext:value-type="date">
            <text:p>1945-07-04 00:00</text:p>
          </table:table-cell>
          <table:table-cell table:formula="of:=[.C63]" office:value-type="float" office:value="4" calcext:value-type="float">
            <text:p>4</text:p>
          </table:table-cell>
          <table:table-cell table:formula="of:=[.D63]" office:value-type="float" office:value="20" calcext:value-type="float">
            <text:p>20</text:p>
          </table:table-cell>
          <table:table-cell table:formula="of:=[.E63]*0.99" office:value-type="float" office:value="2.14507290082874" calcext:value-type="float">
            <text:p>2,14507290082874</text:p>
          </table:table-cell>
          <table:table-cell table:formula="of:=[.F63]*0.99" office:value-type="float" office:value="5.36268225207185" calcext:value-type="float">
            <text:p>5,36268225207185</text:p>
          </table:table-cell>
          <table:table-cell table:formula="of:=[.D64]*[.E64]" office:value-type="float" office:value="42.9014580165748" calcext:value-type="float">
            <text:p>42,9014580165748</text:p>
          </table:table-cell>
          <table:table-cell table:formula="of:=[.C64]*[.F64]" office:value-type="float" office:value="21.4507290082874" calcext:value-type="float">
            <text:p>21,4507290082874</text:p>
          </table:table-cell>
          <table:table-cell table:formula="of:=[.G64]+[.H64]" office:value-type="float" office:value="64.3521870248622" calcext:value-type="float">
            <text:p>64,3521870248622</text:p>
          </table:table-cell>
          <table:table-cell table:formula="of:=[.I64]+[.J63]" office:value-type="float" office:value="5629.13348453863" calcext:value-type="float">
            <text:p>5629,133484538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45-07-05" calcext:value-type="date">
            <text:p>1945-07-05 00:00</text:p>
          </table:table-cell>
          <table:table-cell table:formula="of:=[.C64]" office:value-type="float" office:value="4" calcext:value-type="float">
            <text:p>4</text:p>
          </table:table-cell>
          <table:table-cell table:formula="of:=[.D64]" office:value-type="float" office:value="20" calcext:value-type="float">
            <text:p>20</text:p>
          </table:table-cell>
          <table:table-cell table:formula="of:=[.E64]*0.99" office:value-type="float" office:value="2.12362217182045" calcext:value-type="float">
            <text:p>2,12362217182045</text:p>
          </table:table-cell>
          <table:table-cell table:formula="of:=[.F64]*0.99" office:value-type="float" office:value="5.30905542955113" calcext:value-type="float">
            <text:p>5,30905542955113</text:p>
          </table:table-cell>
          <table:table-cell table:formula="of:=[.D65]*[.E65]" office:value-type="float" office:value="42.472443436409" calcext:value-type="float">
            <text:p>42,472443436409</text:p>
          </table:table-cell>
          <table:table-cell table:formula="of:=[.C65]*[.F65]" office:value-type="float" office:value="21.2362217182045" calcext:value-type="float">
            <text:p>21,2362217182045</text:p>
          </table:table-cell>
          <table:table-cell table:formula="of:=[.G65]+[.H65]" office:value-type="float" office:value="63.7086651546135" calcext:value-type="float">
            <text:p>63,7086651546135</text:p>
          </table:table-cell>
          <table:table-cell table:formula="of:=[.I65]+[.J64]" office:value-type="float" office:value="5692.84214969325" calcext:value-type="float">
            <text:p>5692,84214969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45-07-06" calcext:value-type="date">
            <text:p>1945-07-06 00:00</text:p>
          </table:table-cell>
          <table:table-cell table:formula="of:=[.C65]" office:value-type="float" office:value="4" calcext:value-type="float">
            <text:p>4</text:p>
          </table:table-cell>
          <table:table-cell table:formula="of:=[.D65]" office:value-type="float" office:value="20" calcext:value-type="float">
            <text:p>20</text:p>
          </table:table-cell>
          <table:table-cell table:formula="of:=[.E65]*0.99" office:value-type="float" office:value="2.10238595010225" calcext:value-type="float">
            <text:p>2,10238595010225</text:p>
          </table:table-cell>
          <table:table-cell table:formula="of:=[.F65]*0.99" office:value-type="float" office:value="5.25596487525562" calcext:value-type="float">
            <text:p>5,25596487525562</text:p>
          </table:table-cell>
          <table:table-cell table:formula="of:=[.D66]*[.E66]" office:value-type="float" office:value="42.0477190020449" calcext:value-type="float">
            <text:p>42,0477190020449</text:p>
          </table:table-cell>
          <table:table-cell table:formula="of:=[.C66]*[.F66]" office:value-type="float" office:value="21.0238595010225" calcext:value-type="float">
            <text:p>21,0238595010225</text:p>
          </table:table-cell>
          <table:table-cell table:formula="of:=[.G66]+[.H66]" office:value-type="float" office:value="63.0715785030674" calcext:value-type="float">
            <text:p>63,0715785030674</text:p>
          </table:table-cell>
          <table:table-cell table:formula="of:=[.I66]+[.J65]" office:value-type="float" office:value="5755.91372819632" calcext:value-type="float">
            <text:p>5755,913728196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45-07-07" calcext:value-type="date">
            <text:p>1945-07-07 00:00</text:p>
          </table:table-cell>
          <table:table-cell table:formula="of:=[.C66]" office:value-type="float" office:value="4" calcext:value-type="float">
            <text:p>4</text:p>
          </table:table-cell>
          <table:table-cell table:formula="of:=[.D66]" office:value-type="float" office:value="20" calcext:value-type="float">
            <text:p>20</text:p>
          </table:table-cell>
          <table:table-cell table:formula="of:=[.E66]*0.99" office:value-type="float" office:value="2.08136209060122" calcext:value-type="float">
            <text:p>2,08136209060122</text:p>
          </table:table-cell>
          <table:table-cell table:formula="of:=[.F66]*0.99" office:value-type="float" office:value="5.20340522650306" calcext:value-type="float">
            <text:p>5,20340522650306</text:p>
          </table:table-cell>
          <table:table-cell table:formula="of:=[.D67]*[.E67]" office:value-type="float" office:value="41.6272418120245" calcext:value-type="float">
            <text:p>41,6272418120245</text:p>
          </table:table-cell>
          <table:table-cell table:formula="of:=[.C67]*[.F67]" office:value-type="float" office:value="20.8136209060123" calcext:value-type="float">
            <text:p>20,8136209060123</text:p>
          </table:table-cell>
          <table:table-cell table:formula="of:=[.G67]+[.H67]" office:value-type="float" office:value="62.4408627180367" calcext:value-type="float">
            <text:p>62,4408627180367</text:p>
          </table:table-cell>
          <table:table-cell table:formula="of:=[.I67]+[.J66]" office:value-type="float" office:value="5818.35459091435" calcext:value-type="float">
            <text:p>5818,354590914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45-07-08" calcext:value-type="date">
            <text:p>1945-07-08 00:00</text:p>
          </table:table-cell>
          <table:table-cell table:formula="of:=[.C67]" office:value-type="float" office:value="4" calcext:value-type="float">
            <text:p>4</text:p>
          </table:table-cell>
          <table:table-cell table:formula="of:=[.D67]" office:value-type="float" office:value="20" calcext:value-type="float">
            <text:p>20</text:p>
          </table:table-cell>
          <table:table-cell table:formula="of:=[.E67]*0.99" office:value-type="float" office:value="2.06054846969521" calcext:value-type="float">
            <text:p>2,06054846969521</text:p>
          </table:table-cell>
          <table:table-cell table:formula="of:=[.F67]*0.99" office:value-type="float" office:value="5.15137117423803" calcext:value-type="float">
            <text:p>5,15137117423803</text:p>
          </table:table-cell>
          <table:table-cell table:formula="of:=[.D68]*[.E68]" office:value-type="float" office:value="41.2109693939042" calcext:value-type="float">
            <text:p>41,2109693939042</text:p>
          </table:table-cell>
          <table:table-cell table:formula="of:=[.C68]*[.F68]" office:value-type="float" office:value="20.6054846969521" calcext:value-type="float">
            <text:p>20,6054846969521</text:p>
          </table:table-cell>
          <table:table-cell table:formula="of:=[.G68]+[.H68]" office:value-type="float" office:value="61.8164540908564" calcext:value-type="float">
            <text:p>61,8164540908564</text:p>
          </table:table-cell>
          <table:table-cell table:formula="of:=[.I68]+[.J67]" office:value-type="float" office:value="5880.17104500521" calcext:value-type="float">
            <text:p>5880,171045005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07-09" calcext:value-type="date">
            <text:p>1945-07-09 00:00</text:p>
          </table:table-cell>
          <table:table-cell table:formula="of:=[.C68]" office:value-type="float" office:value="4" calcext:value-type="float">
            <text:p>4</text:p>
          </table:table-cell>
          <table:table-cell table:formula="of:=[.D68]" office:value-type="float" office:value="20" calcext:value-type="float">
            <text:p>20</text:p>
          </table:table-cell>
          <table:table-cell table:formula="of:=[.E68]*0.99" office:value-type="float" office:value="2.03994298499826" calcext:value-type="float">
            <text:p>2,03994298499826</text:p>
          </table:table-cell>
          <table:table-cell table:formula="of:=[.F68]*0.99" office:value-type="float" office:value="5.09985746249565" calcext:value-type="float">
            <text:p>5,09985746249565</text:p>
          </table:table-cell>
          <table:table-cell table:formula="of:=[.D69]*[.E69]" office:value-type="float" office:value="40.7988596999652" calcext:value-type="float">
            <text:p>40,7988596999652</text:p>
          </table:table-cell>
          <table:table-cell table:formula="of:=[.C69]*[.F69]" office:value-type="float" office:value="20.3994298499826" calcext:value-type="float">
            <text:p>20,3994298499826</text:p>
          </table:table-cell>
          <table:table-cell table:formula="of:=[.G69]+[.H69]" office:value-type="float" office:value="61.1982895499478" calcext:value-type="float">
            <text:p>61,1982895499478</text:p>
          </table:table-cell>
          <table:table-cell table:formula="of:=[.I69]+[.J68]" office:value-type="float" office:value="5941.36933455516" calcext:value-type="float">
            <text:p>5941,369334555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45-07-10" calcext:value-type="date">
            <text:p>1945-07-10 00:00</text:p>
          </table:table-cell>
          <table:table-cell table:formula="of:=[.C69]" office:value-type="float" office:value="4" calcext:value-type="float">
            <text:p>4</text:p>
          </table:table-cell>
          <table:table-cell table:formula="of:=[.D69]" office:value-type="float" office:value="20" calcext:value-type="float">
            <text:p>20</text:p>
          </table:table-cell>
          <table:table-cell table:formula="of:=[.E69]*0.99" office:value-type="float" office:value="2.01954355514828" calcext:value-type="float">
            <text:p>2,01954355514828</text:p>
          </table:table-cell>
          <table:table-cell table:formula="of:=[.F69]*0.99" office:value-type="float" office:value="5.0488588878707" calcext:value-type="float">
            <text:p>5,0488588878707</text:p>
          </table:table-cell>
          <table:table-cell table:formula="of:=[.D70]*[.E70]" office:value-type="float" office:value="40.3908711029655" calcext:value-type="float">
            <text:p>40,3908711029655</text:p>
          </table:table-cell>
          <table:table-cell table:formula="of:=[.C70]*[.F70]" office:value-type="float" office:value="20.1954355514828" calcext:value-type="float">
            <text:p>20,1954355514828</text:p>
          </table:table-cell>
          <table:table-cell table:formula="of:=[.G70]+[.H70]" office:value-type="float" office:value="60.5863066544483" calcext:value-type="float">
            <text:p>60,5863066544483</text:p>
          </table:table-cell>
          <table:table-cell table:formula="of:=[.I70]+[.J69]" office:value-type="float" office:value="6001.9556412096" calcext:value-type="float">
            <text:p>6001,95564120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5-07-11" calcext:value-type="date">
            <text:p>1945-07-11 00:00</text:p>
          </table:table-cell>
          <table:table-cell table:formula="of:=[.C70]" office:value-type="float" office:value="4" calcext:value-type="float">
            <text:p>4</text:p>
          </table:table-cell>
          <table:table-cell table:formula="of:=[.D70]" office:value-type="float" office:value="20" calcext:value-type="float">
            <text:p>20</text:p>
          </table:table-cell>
          <table:table-cell table:formula="of:=[.E70]*0.99" office:value-type="float" office:value="1.99934811959679" calcext:value-type="float">
            <text:p>1,99934811959679</text:p>
          </table:table-cell>
          <table:table-cell table:formula="of:=[.F70]*0.99" office:value-type="float" office:value="4.99837029899199" calcext:value-type="float">
            <text:p>4,99837029899199</text:p>
          </table:table-cell>
          <table:table-cell table:formula="of:=[.D71]*[.E71]" office:value-type="float" office:value="39.9869623919359" calcext:value-type="float">
            <text:p>39,9869623919359</text:p>
          </table:table-cell>
          <table:table-cell table:formula="of:=[.C71]*[.F71]" office:value-type="float" office:value="19.993481195968" calcext:value-type="float">
            <text:p>19,993481195968</text:p>
          </table:table-cell>
          <table:table-cell table:formula="of:=[.G71]+[.H71]" office:value-type="float" office:value="59.9804435879038" calcext:value-type="float">
            <text:p>59,9804435879038</text:p>
          </table:table-cell>
          <table:table-cell table:formula="of:=[.I71]+[.J70]" office:value-type="float" office:value="6061.93608479751" calcext:value-type="float">
            <text:p>6061,936084797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45-07-12" calcext:value-type="date">
            <text:p>1945-07-12 00:00</text:p>
          </table:table-cell>
          <table:table-cell table:formula="of:=[.C71]" office:value-type="float" office:value="4" calcext:value-type="float">
            <text:p>4</text:p>
          </table:table-cell>
          <table:table-cell table:formula="of:=[.D71]" office:value-type="float" office:value="20" calcext:value-type="float">
            <text:p>20</text:p>
          </table:table-cell>
          <table:table-cell table:formula="of:=[.E71]*0.99" office:value-type="float" office:value="1.97935463840083" calcext:value-type="float">
            <text:p>1,97935463840083</text:p>
          </table:table-cell>
          <table:table-cell table:formula="of:=[.F71]*0.99" office:value-type="float" office:value="4.94838659600207" calcext:value-type="float">
            <text:p>4,94838659600207</text:p>
          </table:table-cell>
          <table:table-cell table:formula="of:=[.D72]*[.E72]" office:value-type="float" office:value="39.5870927680165" calcext:value-type="float">
            <text:p>39,5870927680165</text:p>
          </table:table-cell>
          <table:table-cell table:formula="of:=[.C72]*[.F72]" office:value-type="float" office:value="19.7935463840083" calcext:value-type="float">
            <text:p>19,7935463840083</text:p>
          </table:table-cell>
          <table:table-cell table:formula="of:=[.G72]+[.H72]" office:value-type="float" office:value="59.3806391520248" calcext:value-type="float">
            <text:p>59,3806391520248</text:p>
          </table:table-cell>
          <table:table-cell table:formula="of:=[.I72]+[.J71]" office:value-type="float" office:value="6121.31672394953" calcext:value-type="float">
            <text:p>6121,316723949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45-07-13" calcext:value-type="date">
            <text:p>1945-07-13 00:00</text:p>
          </table:table-cell>
          <table:table-cell table:formula="of:=[.C72]" office:value-type="float" office:value="4" calcext:value-type="float">
            <text:p>4</text:p>
          </table:table-cell>
          <table:table-cell table:formula="of:=[.D72]" office:value-type="float" office:value="20" calcext:value-type="float">
            <text:p>20</text:p>
          </table:table-cell>
          <table:table-cell table:formula="of:=[.E72]*0.99" office:value-type="float" office:value="1.95956109201682" calcext:value-type="float">
            <text:p>1,95956109201682</text:p>
          </table:table-cell>
          <table:table-cell table:formula="of:=[.F72]*0.99" office:value-type="float" office:value="4.89890273004205" calcext:value-type="float">
            <text:p>4,89890273004205</text:p>
          </table:table-cell>
          <table:table-cell table:formula="of:=[.D73]*[.E73]" office:value-type="float" office:value="39.1912218403363" calcext:value-type="float">
            <text:p>39,1912218403363</text:p>
          </table:table-cell>
          <table:table-cell table:formula="of:=[.C73]*[.F73]" office:value-type="float" office:value="19.5956109201682" calcext:value-type="float">
            <text:p>19,5956109201682</text:p>
          </table:table-cell>
          <table:table-cell table:formula="of:=[.G73]+[.H73]" office:value-type="float" office:value="58.7868327605045" calcext:value-type="float">
            <text:p>58,7868327605045</text:p>
          </table:table-cell>
          <table:table-cell table:formula="of:=[.I73]+[.J72]" office:value-type="float" office:value="6180.10355671004" calcext:value-type="float">
            <text:p>6180,103556710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45-07-14" calcext:value-type="date">
            <text:p>1945-07-14 00: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]*0.99" office:value-type="float" office:value="1.93996548109665" calcext:value-type="float">
            <text:p>1,93996548109665</text:p>
          </table:table-cell>
          <table:table-cell table:formula="of:=[.F73]*0.99" office:value-type="float" office:value="4.84991370274163" calcext:value-type="float">
            <text:p>4,84991370274163</text:p>
          </table:table-cell>
          <table:table-cell table:formula="of:=[.D74]*[.E74]" office:value-type="float" office:value="0" calcext:value-type="float">
            <text:p>0</text:p>
          </table:table-cell>
          <table:table-cell table:formula="of:=[.C74]*[.F74]" office:value-type="float" office:value="0" calcext:value-type="float">
            <text:p>0</text:p>
          </table:table-cell>
          <table:table-cell table:formula="of:=[.G74]+[.H74]" office:value-type="float" office:value="0" calcext:value-type="float">
            <text:p>0</text:p>
          </table:table-cell>
          <table:table-cell table:formula="of:=[.I74]+[.J73]" office:value-type="float" office:value="6180.10355671004" calcext:value-type="float">
            <text:p>6180,103556710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45-07-15" calcext:value-type="date">
            <text:p>1945-07-15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74]*0.99" office:value-type="float" office:value="1.92056582628568" calcext:value-type="float">
            <text:p>1,92056582628568</text:p>
          </table:table-cell>
          <table:table-cell table:formula="of:=[.F74]*0.99" office:value-type="float" office:value="4.80141456571421" calcext:value-type="float">
            <text:p>4,80141456571421</text:p>
          </table:table-cell>
          <table:table-cell table:formula="of:=[.D75]*[.E75]" office:value-type="float" office:value="38.4113165257137" calcext:value-type="float">
            <text:p>38,4113165257137</text:p>
          </table:table-cell>
          <table:table-cell table:formula="of:=[.C75]*[.F75]" office:value-type="float" office:value="19.2056582628569" calcext:value-type="float">
            <text:p>19,2056582628569</text:p>
          </table:table-cell>
          <table:table-cell table:formula="of:=[.G75]+[.H75]" office:value-type="float" office:value="57.6169747885705" calcext:value-type="float">
            <text:p>57,6169747885705</text:p>
          </table:table-cell>
          <table:table-cell table:formula="of:=[.I75]+[.J74]" office:value-type="float" office:value="6237.72053149861" calcext:value-type="float">
            <text:p>6237,720531498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45-07-16" calcext:value-type="date">
            <text:p>1945-07-16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75]*0.99" office:value-type="float" office:value="1.90136016802283" calcext:value-type="float">
            <text:p>1,90136016802283</text:p>
          </table:table-cell>
          <table:table-cell table:formula="of:=[.F75]*0.99" office:value-type="float" office:value="4.75340042005707" calcext:value-type="float">
            <text:p>4,75340042005707</text:p>
          </table:table-cell>
          <table:table-cell table:formula="of:=[.D76]*[.E76]" office:value-type="float" office:value="38.0272033604565" calcext:value-type="float">
            <text:p>38,0272033604565</text:p>
          </table:table-cell>
          <table:table-cell table:formula="of:=[.C76]*[.F76]" office:value-type="float" office:value="19.0136016802283" calcext:value-type="float">
            <text:p>19,0136016802283</text:p>
          </table:table-cell>
          <table:table-cell table:formula="of:=[.G76]+[.H76]" office:value-type="float" office:value="57.0408050406848" calcext:value-type="float">
            <text:p>57,0408050406848</text:p>
          </table:table-cell>
          <table:table-cell table:formula="of:=[.I76]+[.J75]" office:value-type="float" office:value="6294.76133653929" calcext:value-type="float">
            <text:p>6294,761336539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45-07-17" calcext:value-type="date">
            <text:p>1945-07-17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76]*0.99" office:value-type="float" office:value="1.8823465663426" calcext:value-type="float">
            <text:p>1,8823465663426</text:p>
          </table:table-cell>
          <table:table-cell table:formula="of:=[.F76]*0.99" office:value-type="float" office:value="4.7058664158565" calcext:value-type="float">
            <text:p>4,7058664158565</text:p>
          </table:table-cell>
          <table:table-cell table:formula="of:=[.D77]*[.E77]" office:value-type="float" office:value="37.6469313268519" calcext:value-type="float">
            <text:p>37,6469313268519</text:p>
          </table:table-cell>
          <table:table-cell table:formula="of:=[.C77]*[.F77]" office:value-type="float" office:value="18.823465663426" calcext:value-type="float">
            <text:p>18,823465663426</text:p>
          </table:table-cell>
          <table:table-cell table:formula="of:=[.G77]+[.H77]" office:value-type="float" office:value="56.470396990278" calcext:value-type="float">
            <text:p>56,470396990278</text:p>
          </table:table-cell>
          <table:table-cell table:formula="of:=[.I77]+[.J76]" office:value-type="float" office:value="6351.23173352957" calcext:value-type="float">
            <text:p>6351,231733529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45-07-18" calcext:value-type="date">
            <text:p>1945-07-18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77]*0.99" office:value-type="float" office:value="1.86352310067917" calcext:value-type="float">
            <text:p>1,86352310067917</text:p>
          </table:table-cell>
          <table:table-cell table:formula="of:=[.F77]*0.99" office:value-type="float" office:value="4.65880775169793" calcext:value-type="float">
            <text:p>4,65880775169793</text:p>
          </table:table-cell>
          <table:table-cell table:formula="of:=[.D78]*[.E78]" office:value-type="float" office:value="37.2704620135834" calcext:value-type="float">
            <text:p>37,2704620135834</text:p>
          </table:table-cell>
          <table:table-cell table:formula="of:=[.C78]*[.F78]" office:value-type="float" office:value="18.6352310067917" calcext:value-type="float">
            <text:p>18,6352310067917</text:p>
          </table:table-cell>
          <table:table-cell table:formula="of:=[.G78]+[.H78]" office:value-type="float" office:value="55.9056930203752" calcext:value-type="float">
            <text:p>55,9056930203752</text:p>
          </table:table-cell>
          <table:table-cell table:formula="of:=[.I78]+[.J77]" office:value-type="float" office:value="6407.13742654995" calcext:value-type="float">
            <text:p>6407,137426549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45-07-19" calcext:value-type="date">
            <text:p>1945-07-19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78]*0.99" office:value-type="float" office:value="1.84488786967238" calcext:value-type="float">
            <text:p>1,84488786967238</text:p>
          </table:table-cell>
          <table:table-cell table:formula="of:=[.F78]*0.99" office:value-type="float" office:value="4.61221967418096" calcext:value-type="float">
            <text:p>4,61221967418096</text:p>
          </table:table-cell>
          <table:table-cell table:formula="of:=[.D79]*[.E79]" office:value-type="float" office:value="36.8977573934476" calcext:value-type="float">
            <text:p>36,8977573934476</text:p>
          </table:table-cell>
          <table:table-cell table:formula="of:=[.C79]*[.F79]" office:value-type="float" office:value="18.4488786967238" calcext:value-type="float">
            <text:p>18,4488786967238</text:p>
          </table:table-cell>
          <table:table-cell table:formula="of:=[.G79]+[.H79]" office:value-type="float" office:value="55.3466360901714" calcext:value-type="float">
            <text:p>55,3466360901714</text:p>
          </table:table-cell>
          <table:table-cell table:formula="of:=[.I79]+[.J78]" office:value-type="float" office:value="6462.48406264012" calcext:value-type="float">
            <text:p>6462,484062640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45-07-20" calcext:value-type="date">
            <text:p>1945-07-20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79]*0.99" office:value-type="float" office:value="1.82643899097566" calcext:value-type="float">
            <text:p>1,82643899097566</text:p>
          </table:table-cell>
          <table:table-cell table:formula="of:=[.F79]*0.99" office:value-type="float" office:value="4.56609747743915" calcext:value-type="float">
            <text:p>4,56609747743915</text:p>
          </table:table-cell>
          <table:table-cell table:formula="of:=[.D80]*[.E80]" office:value-type="float" office:value="36.5287798195131" calcext:value-type="float">
            <text:p>36,5287798195131</text:p>
          </table:table-cell>
          <table:table-cell table:formula="of:=[.C80]*[.F80]" office:value-type="float" office:value="18.2643899097566" calcext:value-type="float">
            <text:p>18,2643899097566</text:p>
          </table:table-cell>
          <table:table-cell table:formula="of:=[.G80]+[.H80]" office:value-type="float" office:value="54.7931697292697" calcext:value-type="float">
            <text:p>54,7931697292697</text:p>
          </table:table-cell>
          <table:table-cell table:formula="of:=[.I80]+[.J79]" office:value-type="float" office:value="6517.27723236939" calcext:value-type="float">
            <text:p>6517,277232369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45-07-21" calcext:value-type="date">
            <text:p>1945-07-21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0]*0.99" office:value-type="float" office:value="1.8081746010659" calcext:value-type="float">
            <text:p>1,8081746010659</text:p>
          </table:table-cell>
          <table:table-cell table:formula="of:=[.F80]*0.99" office:value-type="float" office:value="4.52043650266475" calcext:value-type="float">
            <text:p>4,52043650266475</text:p>
          </table:table-cell>
          <table:table-cell table:formula="of:=[.D81]*[.E81]" office:value-type="float" office:value="36.163492021318" calcext:value-type="float">
            <text:p>36,163492021318</text:p>
          </table:table-cell>
          <table:table-cell table:formula="of:=[.C81]*[.F81]" office:value-type="float" office:value="18.081746010659" calcext:value-type="float">
            <text:p>18,081746010659</text:p>
          </table:table-cell>
          <table:table-cell table:formula="of:=[.G81]+[.H81]" office:value-type="float" office:value="54.245238031977" calcext:value-type="float">
            <text:p>54,245238031977</text:p>
          </table:table-cell>
          <table:table-cell table:formula="of:=[.I81]+[.J80]" office:value-type="float" office:value="6571.52247040136" calcext:value-type="float">
            <text:p>6571,522470401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45-07-22" calcext:value-type="date">
            <text:p>1945-07-22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1]*0.99" office:value-type="float" office:value="1.79009285505524" calcext:value-type="float">
            <text:p>1,79009285505524</text:p>
          </table:table-cell>
          <table:table-cell table:formula="of:=[.F81]*0.99" office:value-type="float" office:value="4.47523213763811" calcext:value-type="float">
            <text:p>4,47523213763811</text:p>
          </table:table-cell>
          <table:table-cell table:formula="of:=[.D82]*[.E82]" office:value-type="float" office:value="35.8018571011048" calcext:value-type="float">
            <text:p>35,8018571011048</text:p>
          </table:table-cell>
          <table:table-cell table:formula="of:=[.C82]*[.F82]" office:value-type="float" office:value="17.9009285505524" calcext:value-type="float">
            <text:p>17,9009285505524</text:p>
          </table:table-cell>
          <table:table-cell table:formula="of:=[.G82]+[.H82]" office:value-type="float" office:value="53.7027856516572" calcext:value-type="float">
            <text:p>53,7027856516572</text:p>
          </table:table-cell>
          <table:table-cell table:formula="of:=[.I82]+[.J81]" office:value-type="float" office:value="6625.22525605302" calcext:value-type="float">
            <text:p>6625,225256053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45-07-23" calcext:value-type="date">
            <text:p>1945-07-23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2]*0.99" office:value-type="float" office:value="1.77219192650469" calcext:value-type="float">
            <text:p>1,77219192650469</text:p>
          </table:table-cell>
          <table:table-cell table:formula="of:=[.F82]*0.99" office:value-type="float" office:value="4.43047981626173" calcext:value-type="float">
            <text:p>4,43047981626173</text:p>
          </table:table-cell>
          <table:table-cell table:formula="of:=[.D83]*[.E83]" office:value-type="float" office:value="35.4438385300938" calcext:value-type="float">
            <text:p>35,4438385300938</text:p>
          </table:table-cell>
          <table:table-cell table:formula="of:=[.C83]*[.F83]" office:value-type="float" office:value="17.7219192650469" calcext:value-type="float">
            <text:p>17,7219192650469</text:p>
          </table:table-cell>
          <table:table-cell table:formula="of:=[.G83]+[.H83]" office:value-type="float" office:value="53.1657577951407" calcext:value-type="float">
            <text:p>53,1657577951407</text:p>
          </table:table-cell>
          <table:table-cell table:formula="of:=[.I83]+[.J82]" office:value-type="float" office:value="6678.39101384816" calcext:value-type="float">
            <text:p>6678,391013848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45-07-24" calcext:value-type="date">
            <text:p>1945-07-24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3]*0.99" office:value-type="float" office:value="1.75447000723964" calcext:value-type="float">
            <text:p>1,75447000723964</text:p>
          </table:table-cell>
          <table:table-cell table:formula="of:=[.F83]*0.99" office:value-type="float" office:value="4.38617501809911" calcext:value-type="float">
            <text:p>4,38617501809911</text:p>
          </table:table-cell>
          <table:table-cell table:formula="of:=[.D84]*[.E84]" office:value-type="float" office:value="35.0894001447928" calcext:value-type="float">
            <text:p>35,0894001447928</text:p>
          </table:table-cell>
          <table:table-cell table:formula="of:=[.C84]*[.F84]" office:value-type="float" office:value="17.5447000723964" calcext:value-type="float">
            <text:p>17,5447000723964</text:p>
          </table:table-cell>
          <table:table-cell table:formula="of:=[.G84]+[.H84]" office:value-type="float" office:value="52.6341002171893" calcext:value-type="float">
            <text:p>52,6341002171893</text:p>
          </table:table-cell>
          <table:table-cell table:formula="of:=[.I84]+[.J83]" office:value-type="float" office:value="6731.02511406535" calcext:value-type="float">
            <text:p>6731,025114065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45-07-25" calcext:value-type="date">
            <text:p>1945-07-25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4]*0.99" office:value-type="float" office:value="1.73692530716724" calcext:value-type="float">
            <text:p>1,73692530716724</text:p>
          </table:table-cell>
          <table:table-cell table:formula="of:=[.F84]*0.99" office:value-type="float" office:value="4.34231326791812" calcext:value-type="float">
            <text:p>4,34231326791812</text:p>
          </table:table-cell>
          <table:table-cell table:formula="of:=[.D85]*[.E85]" office:value-type="float" office:value="34.7385061433449" calcext:value-type="float">
            <text:p>34,7385061433449</text:p>
          </table:table-cell>
          <table:table-cell table:formula="of:=[.C85]*[.F85]" office:value-type="float" office:value="17.3692530716725" calcext:value-type="float">
            <text:p>17,3692530716725</text:p>
          </table:table-cell>
          <table:table-cell table:formula="of:=[.G85]+[.H85]" office:value-type="float" office:value="52.1077592150174" calcext:value-type="float">
            <text:p>52,1077592150174</text:p>
          </table:table-cell>
          <table:table-cell table:formula="of:=[.I85]+[.J84]" office:value-type="float" office:value="6783.13287328037" calcext:value-type="float">
            <text:p>6783,132873280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5-07-26" calcext:value-type="date">
            <text:p>1945-07-26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5]*0.99" office:value-type="float" office:value="1.71955605409557" calcext:value-type="float">
            <text:p>1,71955605409557</text:p>
          </table:table-cell>
          <table:table-cell table:formula="of:=[.F85]*0.99" office:value-type="float" office:value="4.29889013523894" calcext:value-type="float">
            <text:p>4,29889013523894</text:p>
          </table:table-cell>
          <table:table-cell table:formula="of:=[.D86]*[.E86]" office:value-type="float" office:value="34.3911210819114" calcext:value-type="float">
            <text:p>34,3911210819114</text:p>
          </table:table-cell>
          <table:table-cell table:formula="of:=[.C86]*[.F86]" office:value-type="float" office:value="17.1955605409557" calcext:value-type="float">
            <text:p>17,1955605409557</text:p>
          </table:table-cell>
          <table:table-cell table:formula="of:=[.G86]+[.H86]" office:value-type="float" office:value="51.5866816228672" calcext:value-type="float">
            <text:p>51,5866816228672</text:p>
          </table:table-cell>
          <table:table-cell table:formula="of:=[.I86]+[.J85]" office:value-type="float" office:value="6834.71955490324" calcext:value-type="float">
            <text:p>6834,719554903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5-07-27" calcext:value-type="date">
            <text:p>1945-07-27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6]*0.99" office:value-type="float" office:value="1.70236049355462" calcext:value-type="float">
            <text:p>1,70236049355462</text:p>
          </table:table-cell>
          <table:table-cell table:formula="of:=[.F86]*0.99" office:value-type="float" office:value="4.25590123388655" calcext:value-type="float">
            <text:p>4,25590123388655</text:p>
          </table:table-cell>
          <table:table-cell table:formula="of:=[.D87]*[.E87]" office:value-type="float" office:value="34.0472098710923" calcext:value-type="float">
            <text:p>34,0472098710923</text:p>
          </table:table-cell>
          <table:table-cell table:formula="of:=[.C87]*[.F87]" office:value-type="float" office:value="17.0236049355462" calcext:value-type="float">
            <text:p>17,0236049355462</text:p>
          </table:table-cell>
          <table:table-cell table:formula="of:=[.G87]+[.H87]" office:value-type="float" office:value="51.0708148066385" calcext:value-type="float">
            <text:p>51,0708148066385</text:p>
          </table:table-cell>
          <table:table-cell table:formula="of:=[.I87]+[.J86]" office:value-type="float" office:value="6885.79036970987" calcext:value-type="float">
            <text:p>6885,790369709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5-07-28" calcext:value-type="date">
            <text:p>1945-07-28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7]*0.99" office:value-type="float" office:value="1.68533688861907" calcext:value-type="float">
            <text:p>1,68533688861907</text:p>
          </table:table-cell>
          <table:table-cell table:formula="of:=[.F87]*0.99" office:value-type="float" office:value="4.21334222154768" calcext:value-type="float">
            <text:p>4,21334222154768</text:p>
          </table:table-cell>
          <table:table-cell table:formula="of:=[.D88]*[.E88]" office:value-type="float" office:value="33.7067377723814" calcext:value-type="float">
            <text:p>33,7067377723814</text:p>
          </table:table-cell>
          <table:table-cell table:formula="of:=[.C88]*[.F88]" office:value-type="float" office:value="16.8533688861907" calcext:value-type="float">
            <text:p>16,8533688861907</text:p>
          </table:table-cell>
          <table:table-cell table:formula="of:=[.G88]+[.H88]" office:value-type="float" office:value="50.5601066585721" calcext:value-type="float">
            <text:p>50,5601066585721</text:p>
          </table:table-cell>
          <table:table-cell table:formula="of:=[.I88]+[.J87]" office:value-type="float" office:value="6936.35047636845" calcext:value-type="float">
            <text:p>6936,35047636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5-07-29" calcext:value-type="date">
            <text:p>1945-07-29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8]*0.99" office:value-type="float" office:value="1.66848351973288" calcext:value-type="float">
            <text:p>1,66848351973288</text:p>
          </table:table-cell>
          <table:table-cell table:formula="of:=[.F88]*0.99" office:value-type="float" office:value="4.1712087993322" calcext:value-type="float">
            <text:p>4,1712087993322</text:p>
          </table:table-cell>
          <table:table-cell table:formula="of:=[.D89]*[.E89]" office:value-type="float" office:value="33.3696703946576" calcext:value-type="float">
            <text:p>33,3696703946576</text:p>
          </table:table-cell>
          <table:table-cell table:formula="of:=[.C89]*[.F89]" office:value-type="float" office:value="16.6848351973288" calcext:value-type="float">
            <text:p>16,6848351973288</text:p>
          </table:table-cell>
          <table:table-cell table:formula="of:=[.G89]+[.H89]" office:value-type="float" office:value="50.0545055919864" calcext:value-type="float">
            <text:p>50,0545055919864</text:p>
          </table:table-cell>
          <table:table-cell table:formula="of:=[.I89]+[.J88]" office:value-type="float" office:value="6986.40498196043" calcext:value-type="float">
            <text:p>6986,404981960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45-07-30" calcext:value-type="date">
            <text:p>1945-07-30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89]*0.99" office:value-type="float" office:value="1.65179868453555" calcext:value-type="float">
            <text:p>1,65179868453555</text:p>
          </table:table-cell>
          <table:table-cell table:formula="of:=[.F89]*0.99" office:value-type="float" office:value="4.12949671133888" calcext:value-type="float">
            <text:p>4,12949671133888</text:p>
          </table:table-cell>
          <table:table-cell table:formula="of:=[.D90]*[.E90]" office:value-type="float" office:value="33.035973690711" calcext:value-type="float">
            <text:p>33,035973690711</text:p>
          </table:table-cell>
          <table:table-cell table:formula="of:=[.C90]*[.F90]" office:value-type="float" office:value="16.5179868453555" calcext:value-type="float">
            <text:p>16,5179868453555</text:p>
          </table:table-cell>
          <table:table-cell table:formula="of:=[.G90]+[.H90]" office:value-type="float" office:value="49.5539605360665" calcext:value-type="float">
            <text:p>49,5539605360665</text:p>
          </table:table-cell>
          <table:table-cell table:formula="of:=[.I90]+[.J89]" office:value-type="float" office:value="7035.9589424965" calcext:value-type="float">
            <text:p>7035,95894249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45-07-31" calcext:value-type="date">
            <text:p>1945-07-31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0]*0.99" office:value-type="float" office:value="1.6352806976902" calcext:value-type="float">
            <text:p>1,6352806976902</text:p>
          </table:table-cell>
          <table:table-cell table:formula="of:=[.F90]*0.99" office:value-type="float" office:value="4.08820174422549" calcext:value-type="float">
            <text:p>4,08820174422549</text:p>
          </table:table-cell>
          <table:table-cell table:formula="of:=[.D91]*[.E91]" office:value-type="float" office:value="32.7056139538039" calcext:value-type="float">
            <text:p>32,7056139538039</text:p>
          </table:table-cell>
          <table:table-cell table:formula="of:=[.C91]*[.F91]" office:value-type="float" office:value="16.352806976902" calcext:value-type="float">
            <text:p>16,352806976902</text:p>
          </table:table-cell>
          <table:table-cell table:formula="of:=[.G91]+[.H91]" office:value-type="float" office:value="49.0584209307059" calcext:value-type="float">
            <text:p>49,0584209307059</text:p>
          </table:table-cell>
          <table:table-cell table:formula="of:=[.I91]+[.J90]" office:value-type="float" office:value="7085.01736342721" calcext:value-type="float">
            <text:p>7085,017363427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45-08-01" calcext:value-type="date">
            <text:p>1945-08-01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1]*0.99" office:value-type="float" office:value="1.61892789071329" calcext:value-type="float">
            <text:p>1,61892789071329</text:p>
          </table:table-cell>
          <table:table-cell table:formula="of:=[.F91]*0.99" office:value-type="float" office:value="4.04731972678324" calcext:value-type="float">
            <text:p>4,04731972678324</text:p>
          </table:table-cell>
          <table:table-cell table:formula="of:=[.D92]*[.E92]" office:value-type="float" office:value="32.3785578142659" calcext:value-type="float">
            <text:p>32,3785578142659</text:p>
          </table:table-cell>
          <table:table-cell table:formula="of:=[.C92]*[.F92]" office:value-type="float" office:value="16.189278907133" calcext:value-type="float">
            <text:p>16,189278907133</text:p>
          </table:table-cell>
          <table:table-cell table:formula="of:=[.G92]+[.H92]" office:value-type="float" office:value="48.5678367213988" calcext:value-type="float">
            <text:p>48,5678367213988</text:p>
          </table:table-cell>
          <table:table-cell table:formula="of:=[.I92]+[.J91]" office:value-type="float" office:value="7133.5852001486" calcext:value-type="float">
            <text:p>7133,58520014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45-08-02" calcext:value-type="date">
            <text:p>1945-08-02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2]*0.99" office:value-type="float" office:value="1.60273861180616" calcext:value-type="float">
            <text:p>1,60273861180616</text:p>
          </table:table-cell>
          <table:table-cell table:formula="of:=[.F92]*0.99" office:value-type="float" office:value="4.00684652951541" calcext:value-type="float">
            <text:p>4,00684652951541</text:p>
          </table:table-cell>
          <table:table-cell table:formula="of:=[.D93]*[.E93]" office:value-type="float" office:value="32.0547722361232" calcext:value-type="float">
            <text:p>32,0547722361232</text:p>
          </table:table-cell>
          <table:table-cell table:formula="of:=[.C93]*[.F93]" office:value-type="float" office:value="16.0273861180616" calcext:value-type="float">
            <text:p>16,0273861180616</text:p>
          </table:table-cell>
          <table:table-cell table:formula="of:=[.G93]+[.H93]" office:value-type="float" office:value="48.0821583541848" calcext:value-type="float">
            <text:p>48,0821583541848</text:p>
          </table:table-cell>
          <table:table-cell table:formula="of:=[.I93]+[.J92]" office:value-type="float" office:value="7181.66735850279" calcext:value-type="float">
            <text:p>7181,667358502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45-08-03" calcext:value-type="date">
            <text:p>1945-08-03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3]*0.99" office:value-type="float" office:value="1.5867112256881" calcext:value-type="float">
            <text:p>1,5867112256881</text:p>
          </table:table-cell>
          <table:table-cell table:formula="of:=[.F93]*0.99" office:value-type="float" office:value="3.96677806422025" calcext:value-type="float">
            <text:p>3,96677806422025</text:p>
          </table:table-cell>
          <table:table-cell table:formula="of:=[.D94]*[.E94]" office:value-type="float" office:value="31.734224513762" calcext:value-type="float">
            <text:p>31,734224513762</text:p>
          </table:table-cell>
          <table:table-cell table:formula="of:=[.C94]*[.F94]" office:value-type="float" office:value="15.867112256881" calcext:value-type="float">
            <text:p>15,867112256881</text:p>
          </table:table-cell>
          <table:table-cell table:formula="of:=[.G94]+[.H94]" office:value-type="float" office:value="47.601336770643" calcext:value-type="float">
            <text:p>47,601336770643</text:p>
          </table:table-cell>
          <table:table-cell table:formula="of:=[.I94]+[.J93]" office:value-type="float" office:value="7229.26869527343" calcext:value-type="float">
            <text:p>7229,268695273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08-04" calcext:value-type="date">
            <text:p>1945-08-04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4]*0.99" office:value-type="float" office:value="1.57084411343122" calcext:value-type="float">
            <text:p>1,57084411343122</text:p>
          </table:table-cell>
          <table:table-cell table:formula="of:=[.F94]*0.99" office:value-type="float" office:value="3.92711028357805" calcext:value-type="float">
            <text:p>3,92711028357805</text:p>
          </table:table-cell>
          <table:table-cell table:formula="of:=[.D95]*[.E95]" office:value-type="float" office:value="31.4168822686244" calcext:value-type="float">
            <text:p>31,4168822686244</text:p>
          </table:table-cell>
          <table:table-cell table:formula="of:=[.C95]*[.F95]" office:value-type="float" office:value="15.7084411343122" calcext:value-type="float">
            <text:p>15,7084411343122</text:p>
          </table:table-cell>
          <table:table-cell table:formula="of:=[.G95]+[.H95]" office:value-type="float" office:value="47.1253234029366" calcext:value-type="float">
            <text:p>47,1253234029366</text:p>
          </table:table-cell>
          <table:table-cell table:formula="of:=[.I95]+[.J94]" office:value-type="float" office:value="7276.39401867637" calcext:value-type="float">
            <text:p>7276,394018676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45-08-05" calcext:value-type="date">
            <text:p>1945-08-05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5]*0.99" office:value-type="float" office:value="1.55513567229691" calcext:value-type="float">
            <text:p>1,55513567229691</text:p>
          </table:table-cell>
          <table:table-cell table:formula="of:=[.F95]*0.99" office:value-type="float" office:value="3.88783918074227" calcext:value-type="float">
            <text:p>3,88783918074227</text:p>
          </table:table-cell>
          <table:table-cell table:formula="of:=[.D96]*[.E96]" office:value-type="float" office:value="31.1027134459381" calcext:value-type="float">
            <text:p>31,1027134459381</text:p>
          </table:table-cell>
          <table:table-cell table:formula="of:=[.C96]*[.F96]" office:value-type="float" office:value="15.5513567229691" calcext:value-type="float">
            <text:p>15,5513567229691</text:p>
          </table:table-cell>
          <table:table-cell table:formula="of:=[.G96]+[.H96]" office:value-type="float" office:value="46.6540701689072" calcext:value-type="float">
            <text:p>46,6540701689072</text:p>
          </table:table-cell>
          <table:table-cell table:formula="of:=[.I96]+[.J95]" office:value-type="float" office:value="7323.04808884528" calcext:value-type="float">
            <text:p>7323,048088845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5-08-06" calcext:value-type="date">
            <text:p>1945-08-06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6]*0.99" office:value-type="float" office:value="1.53958431557394" calcext:value-type="float">
            <text:p>1,53958431557394</text:p>
          </table:table-cell>
          <table:table-cell table:formula="of:=[.F96]*0.99" office:value-type="float" office:value="3.84896078893484" calcext:value-type="float">
            <text:p>3,84896078893484</text:p>
          </table:table-cell>
          <table:table-cell table:formula="of:=[.D97]*[.E97]" office:value-type="float" office:value="30.7916863114787" calcext:value-type="float">
            <text:p>30,7916863114787</text:p>
          </table:table-cell>
          <table:table-cell table:formula="of:=[.C97]*[.F97]" office:value-type="float" office:value="15.3958431557394" calcext:value-type="float">
            <text:p>15,3958431557394</text:p>
          </table:table-cell>
          <table:table-cell table:formula="of:=[.G97]+[.H97]" office:value-type="float" office:value="46.1875294672181" calcext:value-type="float">
            <text:p>46,1875294672181</text:p>
          </table:table-cell>
          <table:table-cell table:formula="of:=[.I97]+[.J96]" office:value-type="float" office:value="7369.23561831249" calcext:value-type="float">
            <text:p>7369,235618312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45-08-07" calcext:value-type="date">
            <text:p>1945-08-07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7]*0.99" office:value-type="float" office:value="1.5241884724182" calcext:value-type="float">
            <text:p>1,5241884724182</text:p>
          </table:table-cell>
          <table:table-cell table:formula="of:=[.F97]*0.99" office:value-type="float" office:value="3.8104711810455" calcext:value-type="float">
            <text:p>3,8104711810455</text:p>
          </table:table-cell>
          <table:table-cell table:formula="of:=[.D98]*[.E98]" office:value-type="float" office:value="30.4837694483639" calcext:value-type="float">
            <text:p>30,4837694483639</text:p>
          </table:table-cell>
          <table:table-cell table:formula="of:=[.C98]*[.F98]" office:value-type="float" office:value="15.241884724182" calcext:value-type="float">
            <text:p>15,241884724182</text:p>
          </table:table-cell>
          <table:table-cell table:formula="of:=[.G98]+[.H98]" office:value-type="float" office:value="45.7256541725459" calcext:value-type="float">
            <text:p>45,7256541725459</text:p>
          </table:table-cell>
          <table:table-cell table:formula="of:=[.I98]+[.J97]" office:value-type="float" office:value="7414.96127248504" calcext:value-type="float">
            <text:p>7414,961272485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45-08-08" calcext:value-type="date">
            <text:p>1945-08-08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8]*0.99" office:value-type="float" office:value="1.50894658769402" calcext:value-type="float">
            <text:p>1,50894658769402</text:p>
          </table:table-cell>
          <table:table-cell table:formula="of:=[.F98]*0.99" office:value-type="float" office:value="3.77236646923504" calcext:value-type="float">
            <text:p>3,77236646923504</text:p>
          </table:table-cell>
          <table:table-cell table:formula="of:=[.D99]*[.E99]" office:value-type="float" office:value="30.1789317538803" calcext:value-type="float">
            <text:p>30,1789317538803</text:p>
          </table:table-cell>
          <table:table-cell table:formula="of:=[.C99]*[.F99]" office:value-type="float" office:value="15.0894658769402" calcext:value-type="float">
            <text:p>15,0894658769402</text:p>
          </table:table-cell>
          <table:table-cell table:formula="of:=[.G99]+[.H99]" office:value-type="float" office:value="45.2683976308205" calcext:value-type="float">
            <text:p>45,2683976308205</text:p>
          </table:table-cell>
          <table:table-cell table:formula="of:=[.I99]+[.J98]" office:value-type="float" office:value="7460.22967011586" calcext:value-type="float">
            <text:p>7460,229670115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45-08-09" calcext:value-type="date">
            <text:p>1945-08-09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99]*0.99" office:value-type="float" office:value="1.49385712181708" calcext:value-type="float">
            <text:p>1,49385712181708</text:p>
          </table:table-cell>
          <table:table-cell table:formula="of:=[.F99]*0.99" office:value-type="float" office:value="3.73464280454269" calcext:value-type="float">
            <text:p>3,73464280454269</text:p>
          </table:table-cell>
          <table:table-cell table:formula="of:=[.D100]*[.E100]" office:value-type="float" office:value="29.8771424363415" calcext:value-type="float">
            <text:p>29,8771424363415</text:p>
          </table:table-cell>
          <table:table-cell table:formula="of:=[.C100]*[.F100]" office:value-type="float" office:value="14.9385712181708" calcext:value-type="float">
            <text:p>14,9385712181708</text:p>
          </table:table-cell>
          <table:table-cell table:formula="of:=[.G100]+[.H100]" office:value-type="float" office:value="44.8157136545123" calcext:value-type="float">
            <text:p>44,8157136545123</text:p>
          </table:table-cell>
          <table:table-cell table:formula="of:=[.I100]+[.J99]" office:value-type="float" office:value="7505.04538377037" calcext:value-type="float">
            <text:p>7505,04538377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45-08-10" calcext:value-type="date">
            <text:p>1945-08-10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100]*0.99" office:value-type="float" office:value="1.4789185505989" calcext:value-type="float">
            <text:p>1,4789185505989</text:p>
          </table:table-cell>
          <table:table-cell table:formula="of:=[.F100]*0.99" office:value-type="float" office:value="3.69729637649726" calcext:value-type="float">
            <text:p>3,69729637649726</text:p>
          </table:table-cell>
          <table:table-cell table:formula="of:=[.D101]*[.E101]" office:value-type="float" office:value="29.5783710119781" calcext:value-type="float">
            <text:p>29,5783710119781</text:p>
          </table:table-cell>
          <table:table-cell table:formula="of:=[.C101]*[.F101]" office:value-type="float" office:value="14.7891855059891" calcext:value-type="float">
            <text:p>14,7891855059891</text:p>
          </table:table-cell>
          <table:table-cell table:formula="of:=[.G101]+[.H101]" office:value-type="float" office:value="44.3675565179671" calcext:value-type="float">
            <text:p>44,3675565179671</text:p>
          </table:table-cell>
          <table:table-cell table:formula="of:=[.I101]+[.J100]" office:value-type="float" office:value="7549.41294028834" calcext:value-type="float">
            <text:p>7549,412940288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45-08-11" calcext:value-type="date">
            <text:p>1945-08-11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101]*0.99" office:value-type="float" office:value="1.46412936509292" calcext:value-type="float">
            <text:p>1,46412936509292</text:p>
          </table:table-cell>
          <table:table-cell table:formula="of:=[.F101]*0.99" office:value-type="float" office:value="3.66032341273229" calcext:value-type="float">
            <text:p>3,66032341273229</text:p>
          </table:table-cell>
          <table:table-cell table:formula="of:=[.D102]*[.E102]" office:value-type="float" office:value="29.2825873018583" calcext:value-type="float">
            <text:p>29,2825873018583</text:p>
          </table:table-cell>
          <table:table-cell table:formula="of:=[.C102]*[.F102]" office:value-type="float" office:value="14.6412936509292" calcext:value-type="float">
            <text:p>14,6412936509292</text:p>
          </table:table-cell>
          <table:table-cell table:formula="of:=[.G102]+[.H102]" office:value-type="float" office:value="43.9238809527875" calcext:value-type="float">
            <text:p>43,9238809527875</text:p>
          </table:table-cell>
          <table:table-cell table:formula="of:=[.I102]+[.J101]" office:value-type="float" office:value="7593.33682124113" calcext:value-type="float">
            <text:p>7593,336821241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45-08-12" calcext:value-type="date">
            <text:p>1945-08-12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102]*0.99" office:value-type="float" office:value="1.44948807144199" calcext:value-type="float">
            <text:p>1,44948807144199</text:p>
          </table:table-cell>
          <table:table-cell table:formula="of:=[.F102]*0.99" office:value-type="float" office:value="3.62372017860497" calcext:value-type="float">
            <text:p>3,62372017860497</text:p>
          </table:table-cell>
          <table:table-cell table:formula="of:=[.D103]*[.E103]" office:value-type="float" office:value="28.9897614288397" calcext:value-type="float">
            <text:p>28,9897614288397</text:p>
          </table:table-cell>
          <table:table-cell table:formula="of:=[.C103]*[.F103]" office:value-type="float" office:value="14.4948807144199" calcext:value-type="float">
            <text:p>14,4948807144199</text:p>
          </table:table-cell>
          <table:table-cell table:formula="of:=[.G103]+[.H103]" office:value-type="float" office:value="43.4846421432596" calcext:value-type="float">
            <text:p>43,4846421432596</text:p>
          </table:table-cell>
          <table:table-cell table:formula="of:=[.I103]+[.J102]" office:value-type="float" office:value="7636.82146338439" calcext:value-type="float">
            <text:p>7636,821463384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45-08-13" calcext:value-type="date">
            <text:p>1945-08-13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103]*0.99" office:value-type="float" office:value="1.43499319072757" calcext:value-type="float">
            <text:p>1,43499319072757</text:p>
          </table:table-cell>
          <table:table-cell table:formula="of:=[.F103]*0.99" office:value-type="float" office:value="3.58748297681892" calcext:value-type="float">
            <text:p>3,58748297681892</text:p>
          </table:table-cell>
          <table:table-cell table:formula="of:=[.D104]*[.E104]" office:value-type="float" office:value="28.6998638145513" calcext:value-type="float">
            <text:p>28,6998638145513</text:p>
          </table:table-cell>
          <table:table-cell table:formula="of:=[.C104]*[.F104]" office:value-type="float" office:value="14.3499319072757" calcext:value-type="float">
            <text:p>14,3499319072757</text:p>
          </table:table-cell>
          <table:table-cell table:formula="of:=[.G104]+[.H104]" office:value-type="float" office:value="43.049795721827" calcext:value-type="float">
            <text:p>43,049795721827</text:p>
          </table:table-cell>
          <table:table-cell table:formula="of:=[.I104]+[.J103]" office:value-type="float" office:value="7679.87125910621" calcext:value-type="float">
            <text:p>7679,87125910621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date" office:date-value="1945-08-14" calcext:value-type="date">
            <text:p>1945-08-14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104]*0.99" office:value-type="float" office:value="1.42064325882029" calcext:value-type="float">
            <text:p>1,42064325882029</text:p>
          </table:table-cell>
          <table:table-cell table:formula="of:=[.F104]*0.99" office:value-type="float" office:value="3.55160814705073" calcext:value-type="float">
            <text:p>3,55160814705073</text:p>
          </table:table-cell>
          <table:table-cell table:formula="of:=[.D105]*[.E105]" office:value-type="float" office:value="28.4128651764058" calcext:value-type="float">
            <text:p>28,4128651764058</text:p>
          </table:table-cell>
          <table:table-cell table:formula="of:=[.C105]*[.F105]" office:value-type="float" office:value="14.2064325882029" calcext:value-type="float">
            <text:p>14,2064325882029</text:p>
          </table:table-cell>
          <table:table-cell table:formula="of:=[.G105]+[.H105]" office:value-type="float" office:value="42.6192977646087" calcext:value-type="float">
            <text:p>42,6192977646087</text:p>
          </table:table-cell>
          <table:table-cell table:style-name="ce3" table:formula="of:=[.I105]+[.J104]" office:value-type="float" office:value="7722.49055687082" calcext:value-type="float">
            <text:p>7722,490556870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45-08-15" calcext:value-type="date">
            <text:p>1945-08-15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105]*0.99" office:value-type="float" office:value="1.40643682623209" calcext:value-type="float">
            <text:p>1,40643682623209</text:p>
          </table:table-cell>
          <table:table-cell table:formula="of:=[.F105]*0.99" office:value-type="float" office:value="3.51609206558022" calcext:value-type="float">
            <text:p>3,51609206558022</text:p>
          </table:table-cell>
          <table:table-cell table:formula="of:=[.D106]*[.E106]" office:value-type="float" office:value="28.1287365246418" calcext:value-type="float">
            <text:p>28,1287365246418</text:p>
          </table:table-cell>
          <table:table-cell table:formula="of:=[.C106]*[.F106]" office:value-type="float" office:value="14.0643682623209" calcext:value-type="float">
            <text:p>14,0643682623209</text:p>
          </table:table-cell>
          <table:table-cell table:formula="of:=[.G106]+[.H106]" office:value-type="float" office:value="42.1931047869626" calcext:value-type="float">
            <text:p>42,1931047869626</text:p>
          </table:table-cell>
          <table:table-cell table:formula="of:=[.I106]+[.J105]" office:value-type="float" office:value="7764.68366165778" calcext:value-type="float">
            <text:p>7764,683661657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45-08-16" calcext:value-type="date">
            <text:p>1945-08-16 00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106]*0.99" office:value-type="float" office:value="1.39237245796977" calcext:value-type="float">
            <text:p>1,39237245796977</text:p>
          </table:table-cell>
          <table:table-cell table:formula="of:=[.F106]*0.99" office:value-type="float" office:value="3.48093114492442" calcext:value-type="float">
            <text:p>3,48093114492442</text:p>
          </table:table-cell>
          <table:table-cell table:formula="of:=[.D107]*[.E107]" office:value-type="float" office:value="27.8474491593953" calcext:value-type="float">
            <text:p>27,8474491593953</text:p>
          </table:table-cell>
          <table:table-cell table:formula="of:=[.C107]*[.F107]" office:value-type="float" office:value="13.9237245796977" calcext:value-type="float">
            <text:p>13,9237245796977</text:p>
          </table:table-cell>
          <table:table-cell table:formula="of:=[.G107]+[.H107]" office:value-type="float" office:value="41.771173739093" calcext:value-type="float">
            <text:p>41,771173739093</text:p>
          </table:table-cell>
          <table:table-cell table:formula="of:=[.I107]+[.J106]" office:value-type="float" office:value="7806.45483539688" calcext:value-type="float">
            <text:p>7806,454835396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45-08-17" calcext:value-type="date">
            <text:p>1945-08-17 00: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E107]*0.99" office:value-type="float" office:value="1.37844873339007" calcext:value-type="float">
            <text:p>1,37844873339007</text:p>
          </table:table-cell>
          <table:table-cell table:formula="of:=[.F107]*0.99" office:value-type="float" office:value="3.44612183347518" calcext:value-type="float">
            <text:p>3,44612183347518</text:p>
          </table:table-cell>
          <table:table-cell table:formula="of:=[.D108]*[.E108]" office:value-type="float" office:value="0" calcext:value-type="float">
            <text:p>0</text:p>
          </table:table-cell>
          <table:table-cell table:formula="of:=[.C108]*[.F108]" office:value-type="float" office:value="31.0150965012766" calcext:value-type="float">
            <text:p>31,0150965012766</text:p>
          </table:table-cell>
          <table:table-cell table:formula="of:=[.G108]+[.H108]" office:value-type="float" office:value="31.0150965012766" calcext:value-type="float">
            <text:p>31,0150965012766</text:p>
          </table:table-cell>
          <table:table-cell table:formula="of:=[.I108]+[.J107]" office:value-type="float" office:value="7837.46993189815" calcext:value-type="float">
            <text:p>7837,46993189815</text:p>
          </table:table-cell>
        </table:table-row>
      </table:table>
      <table:table table:name="zad5" table:style-name="ta1">
        <table:table-column table:style-name="co1" table:default-cell-style-name="Default"/>
        <table:table-column table:style-name="co5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h. spal.</text:p>
          </table:table-cell>
          <table:table-cell office:value-type="string" calcext:value-type="string">
            <text:p>h. elek.</text:p>
          </table:table-cell>
          <table:table-cell office:value-type="string" calcext:value-type="string">
            <text:p>v. elek.</text:p>
          </table:table-cell>
          <table:table-cell office:value-type="string" calcext:value-type="string">
            <text:p>v.spal.</text:p>
          </table:table-cell>
          <table:table-cell office:value-type="string" calcext:value-type="string">
            <text:p>dyst. Elek.</text:p>
          </table:table-cell>
          <table:table-cell office:value-type="string" calcext:value-type="string">
            <text:p>dyst. Spal</text:p>
          </table:table-cell>
          <table:table-cell office:value-type="string" calcext:value-type="string">
            <text:p>dyst. Dzi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45-05-03" calcext:value-type="date">
            <text:p>1945-05-03 00:00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4*0.9" office:value-type="float" office:value="3.6" calcext:value-type="float">
            <text:p>3,6</text:p>
          </table:table-cell>
          <table:table-cell table:formula="of:=10*0.9" office:value-type="float" office:value="9" calcext:value-type="float">
            <text:p>9</text:p>
          </table:table-cell>
          <table:table-cell table:formula="of:=[.D2]*[.E2]" office:value-type="float" office:value="72" calcext:value-type="float">
            <text:p>72</text:p>
          </table:table-cell>
          <table:table-cell table:formula="of:=[.C2]*[.F2]" office:value-type="float" office:value="36" calcext:value-type="float">
            <text:p>36</text:p>
          </table:table-cell>
          <table:table-cell table:formula="of:=[.G2]+[.H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45-05-04" calcext:value-type="date">
            <text:p>1945-05-04 00:00</text:p>
          </table:table-cell>
          <table:table-cell table:formula="of:=[.C2]" office:value-type="float" office:value="4" calcext:value-type="float">
            <text:p>4</text:p>
          </table:table-cell>
          <table:table-cell table:formula="of:=[.D2]" office:value-type="float" office:value="20" calcext:value-type="float">
            <text:p>20</text:p>
          </table:table-cell>
          <table:table-cell table:formula="of:=[.E2]*0.997" office:value-type="float" office:value="3.5892" calcext:value-type="float">
            <text:p>3,5892</text:p>
          </table:table-cell>
          <table:table-cell table:formula="of:=[.F2]*0.997" office:value-type="float" office:value="8.973" calcext:value-type="float">
            <text:p>8,973</text:p>
          </table:table-cell>
          <table:table-cell table:formula="of:=[.D3]*[.E3]" office:value-type="float" office:value="71.784" calcext:value-type="float">
            <text:p>71,784</text:p>
          </table:table-cell>
          <table:table-cell table:formula="of:=[.C3]*[.F3]" office:value-type="float" office:value="35.892" calcext:value-type="float">
            <text:p>35,892</text:p>
          </table:table-cell>
          <table:table-cell table:formula="of:=[.G3]+[.H3]" office:value-type="float" office:value="107.676" calcext:value-type="float">
            <text:p>107,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45-05-05" calcext:value-type="date">
            <text:p>1945-05-05 00:00</text:p>
          </table:table-cell>
          <table:table-cell table:formula="of:=[.C3]" office:value-type="float" office:value="4" calcext:value-type="float">
            <text:p>4</text:p>
          </table:table-cell>
          <table:table-cell table:formula="of:=[.D3]" office:value-type="float" office:value="20" calcext:value-type="float">
            <text:p>20</text:p>
          </table:table-cell>
          <table:table-cell table:formula="of:=[.E3]*0.997" office:value-type="float" office:value="3.5784324" calcext:value-type="float">
            <text:p>3,5784324</text:p>
          </table:table-cell>
          <table:table-cell table:formula="of:=[.F3]*0.997" office:value-type="float" office:value="8.946081" calcext:value-type="float">
            <text:p>8,946081</text:p>
          </table:table-cell>
          <table:table-cell table:formula="of:=[.D4]*[.E4]" office:value-type="float" office:value="71.568648" calcext:value-type="float">
            <text:p>71,568648</text:p>
          </table:table-cell>
          <table:table-cell table:formula="of:=[.C4]*[.F4]" office:value-type="float" office:value="35.784324" calcext:value-type="float">
            <text:p>35,784324</text:p>
          </table:table-cell>
          <table:table-cell table:formula="of:=[.G4]+[.H4]" office:value-type="float" office:value="107.352972" calcext:value-type="float">
            <text:p>107,352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45-05-06" calcext:value-type="date">
            <text:p>1945-05-06 00:00</text:p>
          </table:table-cell>
          <table:table-cell table:formula="of:=[.C4]" office:value-type="float" office:value="4" calcext:value-type="float">
            <text:p>4</text:p>
          </table:table-cell>
          <table:table-cell table:formula="of:=[.D4]" office:value-type="float" office:value="20" calcext:value-type="float">
            <text:p>20</text:p>
          </table:table-cell>
          <table:table-cell table:formula="of:=[.E4]*0.997" office:value-type="float" office:value="3.5676971028" calcext:value-type="float">
            <text:p>3,5676971028</text:p>
          </table:table-cell>
          <table:table-cell table:formula="of:=[.F4]*0.997" office:value-type="float" office:value="8.919242757" calcext:value-type="float">
            <text:p>8,919242757</text:p>
          </table:table-cell>
          <table:table-cell table:formula="of:=[.D5]*[.E5]" office:value-type="float" office:value="71.353942056" calcext:value-type="float">
            <text:p>71,353942056</text:p>
          </table:table-cell>
          <table:table-cell table:formula="of:=[.C5]*[.F5]" office:value-type="float" office:value="35.676971028" calcext:value-type="float">
            <text:p>35,676971028</text:p>
          </table:table-cell>
          <table:table-cell table:formula="of:=[.G5]+[.H5]" office:value-type="float" office:value="107.030913084" calcext:value-type="float">
            <text:p>107,0309130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05-07" calcext:value-type="date">
            <text:p>1945-05-07 00:00</text:p>
          </table:table-cell>
          <table:table-cell table:formula="of:=[.C5]" office:value-type="float" office:value="4" calcext:value-type="float">
            <text:p>4</text:p>
          </table:table-cell>
          <table:table-cell table:formula="of:=[.D5]" office:value-type="float" office:value="20" calcext:value-type="float">
            <text:p>20</text:p>
          </table:table-cell>
          <table:table-cell table:formula="of:=[.E5]*0.997" office:value-type="float" office:value="3.5569940114916" calcext:value-type="float">
            <text:p>3,5569940114916</text:p>
          </table:table-cell>
          <table:table-cell table:formula="of:=[.F5]*0.997" office:value-type="float" office:value="8.892485028729" calcext:value-type="float">
            <text:p>8,892485028729</text:p>
          </table:table-cell>
          <table:table-cell table:formula="of:=[.D6]*[.E6]" office:value-type="float" office:value="71.139880229832" calcext:value-type="float">
            <text:p>71,139880229832</text:p>
          </table:table-cell>
          <table:table-cell table:formula="of:=[.C6]*[.F6]" office:value-type="float" office:value="35.569940114916" calcext:value-type="float">
            <text:p>35,569940114916</text:p>
          </table:table-cell>
          <table:table-cell table:formula="of:=[.G6]+[.H6]" office:value-type="float" office:value="106.709820344748" calcext:value-type="float">
            <text:p>106,709820344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45-05-08" calcext:value-type="date">
            <text:p>1945-05-08 00:00</text:p>
          </table:table-cell>
          <table:table-cell table:formula="of:=[.C6]" office:value-type="float" office:value="4" calcext:value-type="float">
            <text:p>4</text:p>
          </table:table-cell>
          <table:table-cell table:formula="of:=[.D6]" office:value-type="float" office:value="20" calcext:value-type="float">
            <text:p>20</text:p>
          </table:table-cell>
          <table:table-cell table:formula="of:=[.E6]*0.997" office:value-type="float" office:value="3.54632302945713" calcext:value-type="float">
            <text:p>3,54632302945713</text:p>
          </table:table-cell>
          <table:table-cell table:formula="of:=[.F6]*0.997" office:value-type="float" office:value="8.86580757364281" calcext:value-type="float">
            <text:p>8,86580757364281</text:p>
          </table:table-cell>
          <table:table-cell table:formula="of:=[.D7]*[.E7]" office:value-type="float" office:value="70.9264605891425" calcext:value-type="float">
            <text:p>70,9264605891425</text:p>
          </table:table-cell>
          <table:table-cell table:formula="of:=[.C7]*[.F7]" office:value-type="float" office:value="35.4632302945713" calcext:value-type="float">
            <text:p>35,4632302945713</text:p>
          </table:table-cell>
          <table:table-cell table:formula="of:=[.G7]+[.H7]" office:value-type="float" office:value="106.389690883714" calcext:value-type="float">
            <text:p>106,389690883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5-05-09" calcext:value-type="date">
            <text:p>1945-05-09 00:00</text:p>
          </table:table-cell>
          <table:table-cell table:formula="of:=[.C7]" office:value-type="float" office:value="4" calcext:value-type="float">
            <text:p>4</text:p>
          </table:table-cell>
          <table:table-cell table:formula="of:=[.D7]" office:value-type="float" office:value="20" calcext:value-type="float">
            <text:p>20</text:p>
          </table:table-cell>
          <table:table-cell table:formula="of:=[.E7]*0.997" office:value-type="float" office:value="3.53568406036875" calcext:value-type="float">
            <text:p>3,53568406036875</text:p>
          </table:table-cell>
          <table:table-cell table:formula="of:=[.F7]*0.997" office:value-type="float" office:value="8.83921015092188" calcext:value-type="float">
            <text:p>8,83921015092188</text:p>
          </table:table-cell>
          <table:table-cell table:formula="of:=[.D8]*[.E8]" office:value-type="float" office:value="70.7136812073751" calcext:value-type="float">
            <text:p>70,7136812073751</text:p>
          </table:table-cell>
          <table:table-cell table:formula="of:=[.C8]*[.F8]" office:value-type="float" office:value="35.3568406036875" calcext:value-type="float">
            <text:p>35,3568406036875</text:p>
          </table:table-cell>
          <table:table-cell table:formula="of:=[.G8]+[.H8]" office:value-type="float" office:value="106.070521811063" calcext:value-type="float">
            <text:p>106,070521811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45-05-10" calcext:value-type="date">
            <text:p>1945-05-10 00:00</text:p>
          </table:table-cell>
          <table:table-cell table:formula="of:=[.C8]" office:value-type="float" office:value="4" calcext:value-type="float">
            <text:p>4</text:p>
          </table:table-cell>
          <table:table-cell table:formula="of:=[.D8]" office:value-type="float" office:value="20" calcext:value-type="float">
            <text:p>20</text:p>
          </table:table-cell>
          <table:table-cell table:formula="of:=[.E8]*0.997" office:value-type="float" office:value="3.52507700818765" calcext:value-type="float">
            <text:p>3,52507700818765</text:p>
          </table:table-cell>
          <table:table-cell table:formula="of:=[.F8]*0.997" office:value-type="float" office:value="8.81269252046912" calcext:value-type="float">
            <text:p>8,81269252046912</text:p>
          </table:table-cell>
          <table:table-cell table:formula="of:=[.D9]*[.E9]" office:value-type="float" office:value="70.501540163753" calcext:value-type="float">
            <text:p>70,501540163753</text:p>
          </table:table-cell>
          <table:table-cell table:formula="of:=[.C9]*[.F9]" office:value-type="float" office:value="35.2507700818765" calcext:value-type="float">
            <text:p>35,2507700818765</text:p>
          </table:table-cell>
          <table:table-cell table:formula="of:=[.G9]+[.H9]" office:value-type="float" office:value="105.752310245629" calcext:value-type="float">
            <text:p>105,7523102456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45-05-11" calcext:value-type="date">
            <text:p>1945-05-11 00:00</text:p>
          </table:table-cell>
          <table:table-cell table:formula="of:=[.C9]" office:value-type="float" office:value="4" calcext:value-type="float">
            <text:p>4</text:p>
          </table:table-cell>
          <table:table-cell table:formula="of:=[.D9]" office:value-type="float" office:value="20" calcext:value-type="float">
            <text:p>20</text:p>
          </table:table-cell>
          <table:table-cell table:formula="of:=[.E9]*0.997" office:value-type="float" office:value="3.51450177716308" calcext:value-type="float">
            <text:p>3,51450177716308</text:p>
          </table:table-cell>
          <table:table-cell table:formula="of:=[.F9]*0.997" office:value-type="float" office:value="8.78625444290771" calcext:value-type="float">
            <text:p>8,78625444290771</text:p>
          </table:table-cell>
          <table:table-cell table:formula="of:=[.D10]*[.E10]" office:value-type="float" office:value="70.2900355432617" calcext:value-type="float">
            <text:p>70,2900355432617</text:p>
          </table:table-cell>
          <table:table-cell table:formula="of:=[.C10]*[.F10]" office:value-type="float" office:value="35.1450177716308" calcext:value-type="float">
            <text:p>35,1450177716308</text:p>
          </table:table-cell>
          <table:table-cell table:formula="of:=[.G10]+[.H10]" office:value-type="float" office:value="105.435053314893" calcext:value-type="float">
            <text:p>105,435053314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45-05-12" calcext:value-type="date">
            <text:p>1945-05-12 00:00</text:p>
          </table:table-cell>
          <table:table-cell table:formula="of:=[.C10]" office:value-type="float" office:value="4" calcext:value-type="float">
            <text:p>4</text:p>
          </table:table-cell>
          <table:table-cell table:formula="of:=IF(MOD([.A11]; 7) = 4; 18; 20)" office:value-type="float" office:value="20" calcext:value-type="float">
            <text:p>20</text:p>
          </table:table-cell>
          <table:table-cell table:formula="of:=[.E10]*0.997" office:value-type="float" office:value="3.5039582718316" calcext:value-type="float">
            <text:p>3,5039582718316</text:p>
          </table:table-cell>
          <table:table-cell table:formula="of:=[.F10]*0.997" office:value-type="float" office:value="8.75989567957899" calcext:value-type="float">
            <text:p>8,75989567957899</text:p>
          </table:table-cell>
          <table:table-cell table:formula="of:=[.D11]*[.E11]" office:value-type="float" office:value="70.0791654366319" calcext:value-type="float">
            <text:p>70,0791654366319</text:p>
          </table:table-cell>
          <table:table-cell table:formula="of:=[.C11]*[.F11]" office:value-type="float" office:value="35.039582718316" calcext:value-type="float">
            <text:p>35,039582718316</text:p>
          </table:table-cell>
          <table:table-cell table:formula="of:=[.G11]+[.H11]" office:value-type="float" office:value="105.118748154948" calcext:value-type="float">
            <text:p>105,1187481549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45-05-13" calcext:value-type="date">
            <text:p>1945-05-13 00:00</text:p>
          </table:table-cell>
          <table:table-cell table:formula="of:=[.C11]" office:value-type="float" office:value="4" calcext:value-type="float">
            <text:p>4</text:p>
          </table:table-cell>
          <table:table-cell table:formula="of:=IF(MOD([.A12]; 7) = 4; 18; 20)" office:value-type="float" office:value="18" calcext:value-type="float">
            <text:p>18</text:p>
          </table:table-cell>
          <table:table-cell table:formula="of:=[.E11]*0.997" office:value-type="float" office:value="3.4934463970161" calcext:value-type="float">
            <text:p>3,4934463970161</text:p>
          </table:table-cell>
          <table:table-cell table:formula="of:=[.F11]*0.997" office:value-type="float" office:value="8.73361599254025" calcext:value-type="float">
            <text:p>8,73361599254025</text:p>
          </table:table-cell>
          <table:table-cell table:formula="of:=[.D12]*[.E12]" office:value-type="float" office:value="62.8820351462898" calcext:value-type="float">
            <text:p>62,8820351462898</text:p>
          </table:table-cell>
          <table:table-cell table:formula="of:=[.C12]*[.F12]" office:value-type="float" office:value="34.934463970161" calcext:value-type="float">
            <text:p>34,934463970161</text:p>
          </table:table-cell>
          <table:table-cell table:formula="of:=[.G12]+[.H12]" office:value-type="float" office:value="97.8164991164508" calcext:value-type="float">
            <text:p>97,8164991164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45-05-14" calcext:value-type="date">
            <text:p>1945-05-14 00:00</text:p>
          </table:table-cell>
          <table:table-cell table:formula="of:=[.C12]" office:value-type="float" office:value="4" calcext:value-type="float">
            <text:p>4</text:p>
          </table:table-cell>
          <table:table-cell table:formula="of:=IF(MOD([.A13]; 7) = 4; 18; 20)" office:value-type="float" office:value="20" calcext:value-type="float">
            <text:p>20</text:p>
          </table:table-cell>
          <table:table-cell table:formula="of:=[.E12]*0.997" office:value-type="float" office:value="3.48296605782505" calcext:value-type="float">
            <text:p>3,48296605782505</text:p>
          </table:table-cell>
          <table:table-cell table:formula="of:=[.F12]*0.997" office:value-type="float" office:value="8.70741514456263" calcext:value-type="float">
            <text:p>8,70741514456263</text:p>
          </table:table-cell>
          <table:table-cell table:formula="of:=[.D13]*[.E13]" office:value-type="float" office:value="69.659321156501" calcext:value-type="float">
            <text:p>69,659321156501</text:p>
          </table:table-cell>
          <table:table-cell table:formula="of:=[.C13]*[.F13]" office:value-type="float" office:value="34.8296605782505" calcext:value-type="float">
            <text:p>34,8296605782505</text:p>
          </table:table-cell>
          <table:table-cell table:formula="of:=[.G13]+[.H13]" office:value-type="float" office:value="104.488981734752" calcext:value-type="float">
            <text:p>104,488981734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45-05-15" calcext:value-type="date">
            <text:p>1945-05-15 00:00</text:p>
          </table:table-cell>
          <table:table-cell table:formula="of:=[.C13]" office:value-type="float" office:value="4" calcext:value-type="float">
            <text:p>4</text:p>
          </table:table-cell>
          <table:table-cell table:formula="of:=IF(MOD([.A14]; 7) = 4; 18; 20)" office:value-type="float" office:value="20" calcext:value-type="float">
            <text:p>20</text:p>
          </table:table-cell>
          <table:table-cell table:formula="of:=[.E13]*0.997" office:value-type="float" office:value="3.47251715965158" calcext:value-type="float">
            <text:p>3,47251715965158</text:p>
          </table:table-cell>
          <table:table-cell table:formula="of:=[.F13]*0.997" office:value-type="float" office:value="8.68129289912894" calcext:value-type="float">
            <text:p>8,68129289912894</text:p>
          </table:table-cell>
          <table:table-cell table:formula="of:=[.D14]*[.E14]" office:value-type="float" office:value="69.4503431930315" calcext:value-type="float">
            <text:p>69,4503431930315</text:p>
          </table:table-cell>
          <table:table-cell table:formula="of:=[.C14]*[.F14]" office:value-type="float" office:value="34.7251715965158" calcext:value-type="float">
            <text:p>34,7251715965158</text:p>
          </table:table-cell>
          <table:table-cell table:formula="of:=[.G14]+[.H14]" office:value-type="float" office:value="104.175514789547" calcext:value-type="float">
            <text:p>104,175514789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45-05-16" calcext:value-type="date">
            <text:p>1945-05-16 00:00</text:p>
          </table:table-cell>
          <table:table-cell table:formula="of:=[.C14]" office:value-type="float" office:value="4" calcext:value-type="float">
            <text:p>4</text:p>
          </table:table-cell>
          <table:table-cell table:formula="of:=IF(MOD([.A15]; 7) = 4; 18; 20)" office:value-type="float" office:value="20" calcext:value-type="float">
            <text:p>20</text:p>
          </table:table-cell>
          <table:table-cell table:formula="of:=[.E14]*0.997" office:value-type="float" office:value="3.46209960817262" calcext:value-type="float">
            <text:p>3,46209960817262</text:p>
          </table:table-cell>
          <table:table-cell table:formula="of:=[.F14]*0.997" office:value-type="float" office:value="8.65524902043156" calcext:value-type="float">
            <text:p>8,65524902043156</text:p>
          </table:table-cell>
          <table:table-cell table:formula="of:=[.D15]*[.E15]" office:value-type="float" office:value="69.2419921634524" calcext:value-type="float">
            <text:p>69,2419921634524</text:p>
          </table:table-cell>
          <table:table-cell table:formula="of:=[.C15]*[.F15]" office:value-type="float" office:value="34.6209960817262" calcext:value-type="float">
            <text:p>34,6209960817262</text:p>
          </table:table-cell>
          <table:table-cell table:formula="of:=[.G15]+[.H15]" office:value-type="float" office:value="103.862988245179" calcext:value-type="float">
            <text:p>103,8629882451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45-05-17" calcext:value-type="date">
            <text:p>1945-05-17 00:00</text:p>
          </table:table-cell>
          <table:table-cell table:formula="of:=[.C15]" office:value-type="float" office:value="4" calcext:value-type="float">
            <text:p>4</text:p>
          </table:table-cell>
          <table:table-cell table:formula="of:=IF(MOD([.A16]; 7) = 4; 18; 20)" office:value-type="float" office:value="20" calcext:value-type="float">
            <text:p>20</text:p>
          </table:table-cell>
          <table:table-cell table:formula="of:=[.E15]*0.997" office:value-type="float" office:value="3.4517133093481" calcext:value-type="float">
            <text:p>3,4517133093481</text:p>
          </table:table-cell>
          <table:table-cell table:formula="of:=[.F15]*0.997" office:value-type="float" office:value="8.62928327337026" calcext:value-type="float">
            <text:p>8,62928327337026</text:p>
          </table:table-cell>
          <table:table-cell table:formula="of:=[.D16]*[.E16]" office:value-type="float" office:value="69.0342661869621" calcext:value-type="float">
            <text:p>69,0342661869621</text:p>
          </table:table-cell>
          <table:table-cell table:formula="of:=[.C16]*[.F16]" office:value-type="float" office:value="34.5171330934811" calcext:value-type="float">
            <text:p>34,5171330934811</text:p>
          </table:table-cell>
          <table:table-cell table:formula="of:=[.G16]+[.H16]" office:value-type="float" office:value="103.551399280443" calcext:value-type="float">
            <text:p>103,5513992804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45-05-18" calcext:value-type="date">
            <text:p>1945-05-18 00:00</text:p>
          </table:table-cell>
          <table:table-cell table:formula="of:=[.C16]" office:value-type="float" office:value="4" calcext:value-type="float">
            <text:p>4</text:p>
          </table:table-cell>
          <table:table-cell table:formula="of:=IF(MOD([.A17]; 7) = 4; 18; 20)" office:value-type="float" office:value="20" calcext:value-type="float">
            <text:p>20</text:p>
          </table:table-cell>
          <table:table-cell table:formula="of:=[.E16]*0.997" office:value-type="float" office:value="3.44135816942006" calcext:value-type="float">
            <text:p>3,44135816942006</text:p>
          </table:table-cell>
          <table:table-cell table:formula="of:=[.F16]*0.997" office:value-type="float" office:value="8.60339542355015" calcext:value-type="float">
            <text:p>8,60339542355015</text:p>
          </table:table-cell>
          <table:table-cell table:formula="of:=[.D17]*[.E17]" office:value-type="float" office:value="68.8271633884012" calcext:value-type="float">
            <text:p>68,8271633884012</text:p>
          </table:table-cell>
          <table:table-cell table:formula="of:=[.C17]*[.F17]" office:value-type="float" office:value="34.4135816942006" calcext:value-type="float">
            <text:p>34,4135816942006</text:p>
          </table:table-cell>
          <table:table-cell table:formula="of:=[.G17]+[.H17]" office:value-type="float" office:value="103.240745082602" calcext:value-type="float">
            <text:p>103,240745082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45-05-19" calcext:value-type="date">
            <text:p>1945-05-19 00:00</text:p>
          </table:table-cell>
          <table:table-cell table:formula="of:=[.C17]" office:value-type="float" office:value="4" calcext:value-type="float">
            <text:p>4</text:p>
          </table:table-cell>
          <table:table-cell table:formula="of:=IF(MOD([.A18]; 7) = 4; 18; 20)" office:value-type="float" office:value="20" calcext:value-type="float">
            <text:p>20</text:p>
          </table:table-cell>
          <table:table-cell table:formula="of:=[.E17]*0.997" office:value-type="float" office:value="3.4310340949118" calcext:value-type="float">
            <text:p>3,4310340949118</text:p>
          </table:table-cell>
          <table:table-cell table:formula="of:=[.F17]*0.997" office:value-type="float" office:value="8.5775852372795" calcext:value-type="float">
            <text:p>8,5775852372795</text:p>
          </table:table-cell>
          <table:table-cell table:formula="of:=[.D18]*[.E18]" office:value-type="float" office:value="68.620681898236" calcext:value-type="float">
            <text:p>68,620681898236</text:p>
          </table:table-cell>
          <table:table-cell table:formula="of:=[.C18]*[.F18]" office:value-type="float" office:value="34.310340949118" calcext:value-type="float">
            <text:p>34,310340949118</text:p>
          </table:table-cell>
          <table:table-cell table:formula="of:=[.G18]+[.H18]" office:value-type="float" office:value="102.931022847354" calcext:value-type="float">
            <text:p>102,9310228473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45-05-20" calcext:value-type="date">
            <text:p>1945-05-20 00:00</text:p>
          </table:table-cell>
          <table:table-cell table:formula="of:=[.C18]" office:value-type="float" office:value="4" calcext:value-type="float">
            <text:p>4</text:p>
          </table:table-cell>
          <table:table-cell table:formula="of:=IF(MOD([.A19]; 7) = 4; 18; 20)" office:value-type="float" office:value="18" calcext:value-type="float">
            <text:p>18</text:p>
          </table:table-cell>
          <table:table-cell table:formula="of:=[.E18]*0.997" office:value-type="float" office:value="3.42074099262706" calcext:value-type="float">
            <text:p>3,42074099262706</text:p>
          </table:table-cell>
          <table:table-cell table:formula="of:=[.F18]*0.997" office:value-type="float" office:value="8.55185248156766" calcext:value-type="float">
            <text:p>8,55185248156766</text:p>
          </table:table-cell>
          <table:table-cell table:formula="of:=[.D19]*[.E19]" office:value-type="float" office:value="61.5733378672872" calcext:value-type="float">
            <text:p>61,5733378672872</text:p>
          </table:table-cell>
          <table:table-cell table:formula="of:=[.C19]*[.F19]" office:value-type="float" office:value="34.2074099262707" calcext:value-type="float">
            <text:p>34,2074099262707</text:p>
          </table:table-cell>
          <table:table-cell table:formula="of:=[.G19]+[.H19]" office:value-type="float" office:value="95.7807477935578" calcext:value-type="float">
            <text:p>95,78074779355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45-05-21" calcext:value-type="date">
            <text:p>1945-05-21 00:00</text:p>
          </table:table-cell>
          <table:table-cell table:formula="of:=[.C19]" office:value-type="float" office:value="4" calcext:value-type="float">
            <text:p>4</text:p>
          </table:table-cell>
          <table:table-cell table:formula="of:=IF(MOD([.A20]; 7) = 4; 18; 20)" office:value-type="float" office:value="20" calcext:value-type="float">
            <text:p>20</text:p>
          </table:table-cell>
          <table:table-cell table:formula="of:=[.E19]*0.997" office:value-type="float" office:value="3.41047876964918" calcext:value-type="float">
            <text:p>3,41047876964918</text:p>
          </table:table-cell>
          <table:table-cell table:formula="of:=[.F19]*0.997" office:value-type="float" office:value="8.52619692412296" calcext:value-type="float">
            <text:p>8,52619692412296</text:p>
          </table:table-cell>
          <table:table-cell table:formula="of:=[.D20]*[.E20]" office:value-type="float" office:value="68.2095753929837" calcext:value-type="float">
            <text:p>68,2095753929837</text:p>
          </table:table-cell>
          <table:table-cell table:formula="of:=[.C20]*[.F20]" office:value-type="float" office:value="34.1047876964918" calcext:value-type="float">
            <text:p>34,1047876964918</text:p>
          </table:table-cell>
          <table:table-cell table:formula="of:=[.G20]+[.H20]" office:value-type="float" office:value="102.314363089476" calcext:value-type="float">
            <text:p>102,314363089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45-05-22" calcext:value-type="date">
            <text:p>1945-05-22 00:00</text:p>
          </table:table-cell>
          <table:table-cell table:formula="of:=[.C20]" office:value-type="float" office:value="4" calcext:value-type="float">
            <text:p>4</text:p>
          </table:table-cell>
          <table:table-cell table:formula="of:=IF(MOD([.A21]; 7) = 4; 18; 20)" office:value-type="float" office:value="20" calcext:value-type="float">
            <text:p>20</text:p>
          </table:table-cell>
          <table:table-cell table:formula="of:=[.E20]*0.997" office:value-type="float" office:value="3.40024733334024" calcext:value-type="float">
            <text:p>3,40024733334024</text:p>
          </table:table-cell>
          <table:table-cell table:formula="of:=[.F20]*0.997" office:value-type="float" office:value="8.50061833335059" calcext:value-type="float">
            <text:p>8,50061833335059</text:p>
          </table:table-cell>
          <table:table-cell table:formula="of:=[.D21]*[.E21]" office:value-type="float" office:value="68.0049466668047" calcext:value-type="float">
            <text:p>68,0049466668047</text:p>
          </table:table-cell>
          <table:table-cell table:formula="of:=[.C21]*[.F21]" office:value-type="float" office:value="34.0024733334024" calcext:value-type="float">
            <text:p>34,0024733334024</text:p>
          </table:table-cell>
          <table:table-cell table:formula="of:=[.G21]+[.H21]" office:value-type="float" office:value="102.007420000207" calcext:value-type="float">
            <text:p>102,007420000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5-05-23" calcext:value-type="date">
            <text:p>1945-05-23 00:00</text:p>
          </table:table-cell>
          <table:table-cell table:formula="of:=[.C21]" office:value-type="float" office:value="4" calcext:value-type="float">
            <text:p>4</text:p>
          </table:table-cell>
          <table:table-cell table:formula="of:=IF(MOD([.A22]; 7) = 4; 18; 20)" office:value-type="float" office:value="20" calcext:value-type="float">
            <text:p>20</text:p>
          </table:table-cell>
          <table:table-cell table:formula="of:=[.E21]*0.997" office:value-type="float" office:value="3.39004659134021" calcext:value-type="float">
            <text:p>3,39004659134021</text:p>
          </table:table-cell>
          <table:table-cell table:formula="of:=[.F21]*0.997" office:value-type="float" office:value="8.47511647835054" calcext:value-type="float">
            <text:p>8,47511647835054</text:p>
          </table:table-cell>
          <table:table-cell table:formula="of:=[.D22]*[.E22]" office:value-type="float" office:value="67.8009318268043" calcext:value-type="float">
            <text:p>67,8009318268043</text:p>
          </table:table-cell>
          <table:table-cell table:formula="of:=[.C22]*[.F22]" office:value-type="float" office:value="33.9004659134022" calcext:value-type="float">
            <text:p>33,9004659134022</text:p>
          </table:table-cell>
          <table:table-cell table:formula="of:=[.G22]+[.H22]" office:value-type="float" office:value="101.701397740206" calcext:value-type="float">
            <text:p>101,7013977402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5-05-24" calcext:value-type="date">
            <text:p>1945-05-24 00:00</text:p>
          </table:table-cell>
          <table:table-cell table:formula="of:=[.C22]" office:value-type="float" office:value="4" calcext:value-type="float">
            <text:p>4</text:p>
          </table:table-cell>
          <table:table-cell table:formula="of:=IF(MOD([.A23]; 7) = 4; 18; 20)" office:value-type="float" office:value="20" calcext:value-type="float">
            <text:p>20</text:p>
          </table:table-cell>
          <table:table-cell table:formula="of:=[.E22]*0.997" office:value-type="float" office:value="3.37987645156619" calcext:value-type="float">
            <text:p>3,37987645156619</text:p>
          </table:table-cell>
          <table:table-cell table:formula="of:=[.F22]*0.997" office:value-type="float" office:value="8.44969112891549" calcext:value-type="float">
            <text:p>8,44969112891549</text:p>
          </table:table-cell>
          <table:table-cell table:formula="of:=[.D23]*[.E23]" office:value-type="float" office:value="67.5975290313239" calcext:value-type="float">
            <text:p>67,5975290313239</text:p>
          </table:table-cell>
          <table:table-cell table:formula="of:=[.C23]*[.F23]" office:value-type="float" office:value="33.798764515662" calcext:value-type="float">
            <text:p>33,798764515662</text:p>
          </table:table-cell>
          <table:table-cell table:formula="of:=[.G23]+[.H23]" office:value-type="float" office:value="101.396293546986" calcext:value-type="float">
            <text:p>101,3962935469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5-05-25" calcext:value-type="date">
            <text:p>1945-05-25 00:00</text:p>
          </table:table-cell>
          <table:table-cell table:formula="of:=[.C23]" office:value-type="float" office:value="4" calcext:value-type="float">
            <text:p>4</text:p>
          </table:table-cell>
          <table:table-cell table:formula="of:=IF(MOD([.A24]; 7) = 4; 18; 20)" office:value-type="float" office:value="20" calcext:value-type="float">
            <text:p>20</text:p>
          </table:table-cell>
          <table:table-cell table:formula="of:=[.E23]*0.997" office:value-type="float" office:value="3.36973682221149" calcext:value-type="float">
            <text:p>3,36973682221149</text:p>
          </table:table-cell>
          <table:table-cell table:formula="of:=[.F23]*0.997" office:value-type="float" office:value="8.42434205552874" calcext:value-type="float">
            <text:p>8,42434205552874</text:p>
          </table:table-cell>
          <table:table-cell table:formula="of:=[.D24]*[.E24]" office:value-type="float" office:value="67.3947364442299" calcext:value-type="float">
            <text:p>67,3947364442299</text:p>
          </table:table-cell>
          <table:table-cell table:formula="of:=[.C24]*[.F24]" office:value-type="float" office:value="33.697368222115" calcext:value-type="float">
            <text:p>33,697368222115</text:p>
          </table:table-cell>
          <table:table-cell table:formula="of:=[.G24]+[.H24]" office:value-type="float" office:value="101.092104666345" calcext:value-type="float">
            <text:p>101,0921046663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5-05-26" calcext:value-type="date">
            <text:p>1945-05-26 00:00</text:p>
          </table:table-cell>
          <table:table-cell table:formula="of:=[.C24]" office:value-type="float" office:value="4" calcext:value-type="float">
            <text:p>4</text:p>
          </table:table-cell>
          <table:table-cell table:formula="of:=IF(MOD([.A25]; 7) = 4; 18; 20)" office:value-type="float" office:value="20" calcext:value-type="float">
            <text:p>20</text:p>
          </table:table-cell>
          <table:table-cell table:formula="of:=[.E24]*0.997" office:value-type="float" office:value="3.35962761174486" calcext:value-type="float">
            <text:p>3,35962761174486</text:p>
          </table:table-cell>
          <table:table-cell table:formula="of:=[.F24]*0.997" office:value-type="float" office:value="8.39906902936216" calcext:value-type="float">
            <text:p>8,39906902936216</text:p>
          </table:table-cell>
          <table:table-cell table:formula="of:=[.D25]*[.E25]" office:value-type="float" office:value="67.1925522348972" calcext:value-type="float">
            <text:p>67,1925522348972</text:p>
          </table:table-cell>
          <table:table-cell table:formula="of:=[.C25]*[.F25]" office:value-type="float" office:value="33.5962761174486" calcext:value-type="float">
            <text:p>33,5962761174486</text:p>
          </table:table-cell>
          <table:table-cell table:formula="of:=[.G25]+[.H25]" office:value-type="float" office:value="100.788828352346" calcext:value-type="float">
            <text:p>100,7888283523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45-05-27" calcext:value-type="date">
            <text:p>1945-05-27 00:00</text:p>
          </table:table-cell>
          <table:table-cell table:formula="of:=[.C25]" office:value-type="float" office:value="4" calcext:value-type="float">
            <text:p>4</text:p>
          </table:table-cell>
          <table:table-cell table:formula="of:=IF(MOD([.A26]; 7) = 4; 18; 20)" office:value-type="float" office:value="18" calcext:value-type="float">
            <text:p>18</text:p>
          </table:table-cell>
          <table:table-cell table:formula="of:=[.E25]*0.997" office:value-type="float" office:value="3.34954872890963" calcext:value-type="float">
            <text:p>3,34954872890963</text:p>
          </table:table-cell>
          <table:table-cell table:formula="of:=[.F25]*0.997" office:value-type="float" office:value="8.37387182227407" calcext:value-type="float">
            <text:p>8,37387182227407</text:p>
          </table:table-cell>
          <table:table-cell table:formula="of:=[.D26]*[.E26]" office:value-type="float" office:value="60.2918771203733" calcext:value-type="float">
            <text:p>60,2918771203733</text:p>
          </table:table-cell>
          <table:table-cell table:formula="of:=[.C26]*[.F26]" office:value-type="float" office:value="33.4954872890963" calcext:value-type="float">
            <text:p>33,4954872890963</text:p>
          </table:table-cell>
          <table:table-cell table:formula="of:=[.G26]+[.H26]" office:value-type="float" office:value="93.7873644094696" calcext:value-type="float">
            <text:p>93,7873644094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45-05-28" calcext:value-type="date">
            <text:p>1945-05-28 00:00</text:p>
          </table:table-cell>
          <table:table-cell table:formula="of:=[.C26]" office:value-type="float" office:value="4" calcext:value-type="float">
            <text:p>4</text:p>
          </table:table-cell>
          <table:table-cell table:formula="of:=IF(MOD([.A27]; 7) = 4; 18; 20)" office:value-type="float" office:value="20" calcext:value-type="float">
            <text:p>20</text:p>
          </table:table-cell>
          <table:table-cell table:formula="of:=[.E26]*0.997" office:value-type="float" office:value="3.3395000827229" calcext:value-type="float">
            <text:p>3,3395000827229</text:p>
          </table:table-cell>
          <table:table-cell table:formula="of:=[.F26]*0.997" office:value-type="float" office:value="8.34875020680725" calcext:value-type="float">
            <text:p>8,34875020680725</text:p>
          </table:table-cell>
          <table:table-cell table:formula="of:=[.D27]*[.E27]" office:value-type="float" office:value="66.7900016544579" calcext:value-type="float">
            <text:p>66,7900016544579</text:p>
          </table:table-cell>
          <table:table-cell table:formula="of:=[.C27]*[.F27]" office:value-type="float" office:value="33.395000827229" calcext:value-type="float">
            <text:p>33,395000827229</text:p>
          </table:table-cell>
          <table:table-cell table:formula="of:=[.G27]+[.H27]" office:value-type="float" office:value="100.185002481687" calcext:value-type="float">
            <text:p>100,1850024816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45-05-29" calcext:value-type="date">
            <text:p>1945-05-29 00:00</text:p>
          </table:table-cell>
          <table:table-cell table:formula="of:=[.C27]" office:value-type="float" office:value="4" calcext:value-type="float">
            <text:p>4</text:p>
          </table:table-cell>
          <table:table-cell table:formula="of:=IF(MOD([.A28]; 7) = 4; 18; 20)" office:value-type="float" office:value="20" calcext:value-type="float">
            <text:p>20</text:p>
          </table:table-cell>
          <table:table-cell table:formula="of:=[.E27]*0.997" office:value-type="float" office:value="3.32948158247473" calcext:value-type="float">
            <text:p>3,32948158247473</text:p>
          </table:table-cell>
          <table:table-cell table:formula="of:=[.F27]*0.997" office:value-type="float" office:value="8.32370395618683" calcext:value-type="float">
            <text:p>8,32370395618683</text:p>
          </table:table-cell>
          <table:table-cell table:formula="of:=[.D28]*[.E28]" office:value-type="float" office:value="66.5896316494946" calcext:value-type="float">
            <text:p>66,5896316494946</text:p>
          </table:table-cell>
          <table:table-cell table:formula="of:=[.C28]*[.F28]" office:value-type="float" office:value="33.2948158247473" calcext:value-type="float">
            <text:p>33,2948158247473</text:p>
          </table:table-cell>
          <table:table-cell table:formula="of:=[.G28]+[.H28]" office:value-type="float" office:value="99.8844474742419" calcext:value-type="float">
            <text:p>99,88444747424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45-05-30" calcext:value-type="date">
            <text:p>1945-05-30 00:00</text:p>
          </table:table-cell>
          <table:table-cell table:formula="of:=[.C28]" office:value-type="float" office:value="4" calcext:value-type="float">
            <text:p>4</text:p>
          </table:table-cell>
          <table:table-cell table:formula="of:=IF(MOD([.A29]; 7) = 4; 18; 20)" office:value-type="float" office:value="20" calcext:value-type="float">
            <text:p>20</text:p>
          </table:table-cell>
          <table:table-cell table:formula="of:=[.E28]*0.997" office:value-type="float" office:value="3.3194931377273" calcext:value-type="float">
            <text:p>3,3194931377273</text:p>
          </table:table-cell>
          <table:table-cell table:formula="of:=[.F28]*0.997" office:value-type="float" office:value="8.29873284431827" calcext:value-type="float">
            <text:p>8,29873284431827</text:p>
          </table:table-cell>
          <table:table-cell table:formula="of:=[.D29]*[.E29]" office:value-type="float" office:value="66.3898627545461" calcext:value-type="float">
            <text:p>66,3898627545461</text:p>
          </table:table-cell>
          <table:table-cell table:formula="of:=[.C29]*[.F29]" office:value-type="float" office:value="33.1949313772731" calcext:value-type="float">
            <text:p>33,1949313772731</text:p>
          </table:table-cell>
          <table:table-cell table:formula="of:=[.G29]+[.H29]" office:value-type="float" office:value="99.5847941318191" calcext:value-type="float">
            <text:p>99,58479413181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45-05-31" calcext:value-type="date">
            <text:p>1945-05-31 00:00</text:p>
          </table:table-cell>
          <table:table-cell table:formula="of:=[.C29]" office:value-type="float" office:value="4" calcext:value-type="float">
            <text:p>4</text:p>
          </table:table-cell>
          <table:table-cell table:formula="of:=IF(MOD([.A30]; 7) = 4; 18; 20)" office:value-type="float" office:value="20" calcext:value-type="float">
            <text:p>20</text:p>
          </table:table-cell>
          <table:table-cell table:formula="of:=[.E29]*0.997" office:value-type="float" office:value="3.30953465831412" calcext:value-type="float">
            <text:p>3,30953465831412</text:p>
          </table:table-cell>
          <table:table-cell table:formula="of:=[.F29]*0.997" office:value-type="float" office:value="8.27383664578531" calcext:value-type="float">
            <text:p>8,27383664578531</text:p>
          </table:table-cell>
          <table:table-cell table:formula="of:=[.D30]*[.E30]" office:value-type="float" office:value="66.1906931662824" calcext:value-type="float">
            <text:p>66,1906931662824</text:p>
          </table:table-cell>
          <table:table-cell table:formula="of:=[.C30]*[.F30]" office:value-type="float" office:value="33.0953465831412" calcext:value-type="float">
            <text:p>33,0953465831412</text:p>
          </table:table-cell>
          <table:table-cell table:formula="of:=[.G30]+[.H30]" office:value-type="float" office:value="99.2860397494237" calcext:value-type="float">
            <text:p>99,28603974942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06-01" calcext:value-type="date">
            <text:p>1945-06-01 00:00</text:p>
          </table:table-cell>
          <table:table-cell table:formula="of:=[.C30]" office:value-type="float" office:value="4" calcext:value-type="float">
            <text:p>4</text:p>
          </table:table-cell>
          <table:table-cell table:formula="of:=IF(MOD([.A31]; 7) = 4; 18; 20)" office:value-type="float" office:value="20" calcext:value-type="float">
            <text:p>20</text:p>
          </table:table-cell>
          <table:table-cell table:formula="of:=[.E30]*0.997" office:value-type="float" office:value="3.29960605433918" calcext:value-type="float">
            <text:p>3,29960605433918</text:p>
          </table:table-cell>
          <table:table-cell table:formula="of:=[.F30]*0.997" office:value-type="float" office:value="8.24901513584796" calcext:value-type="float">
            <text:p>8,24901513584796</text:p>
          </table:table-cell>
          <table:table-cell table:formula="of:=[.D31]*[.E31]" office:value-type="float" office:value="65.9921210867836" calcext:value-type="float">
            <text:p>65,9921210867836</text:p>
          </table:table-cell>
          <table:table-cell table:formula="of:=[.C31]*[.F31]" office:value-type="float" office:value="32.9960605433918" calcext:value-type="float">
            <text:p>32,9960605433918</text:p>
          </table:table-cell>
          <table:table-cell table:formula="of:=[.G31]+[.H31]" office:value-type="float" office:value="98.9881816301754" calcext:value-type="float">
            <text:p>98,9881816301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45-06-02" calcext:value-type="date">
            <text:p>1945-06-02 00:00</text:p>
          </table:table-cell>
          <table:table-cell table:formula="of:=[.C31]" office:value-type="float" office:value="4" calcext:value-type="float">
            <text:p>4</text:p>
          </table:table-cell>
          <table:table-cell table:formula="of:=IF(MOD([.A32]; 7) = 4; 18; 20)" office:value-type="float" office:value="20" calcext:value-type="float">
            <text:p>20</text:p>
          </table:table-cell>
          <table:table-cell table:formula="of:=[.E31]*0.997" office:value-type="float" office:value="3.28970723617616" calcext:value-type="float">
            <text:p>3,28970723617616</text:p>
          </table:table-cell>
          <table:table-cell table:formula="of:=[.F31]*0.997" office:value-type="float" office:value="8.22426809044041" calcext:value-type="float">
            <text:p>8,22426809044041</text:p>
          </table:table-cell>
          <table:table-cell table:formula="of:=[.D32]*[.E32]" office:value-type="float" office:value="65.7941447235232" calcext:value-type="float">
            <text:p>65,7941447235232</text:p>
          </table:table-cell>
          <table:table-cell table:formula="of:=[.C32]*[.F32]" office:value-type="float" office:value="32.8970723617616" calcext:value-type="float">
            <text:p>32,8970723617616</text:p>
          </table:table-cell>
          <table:table-cell table:formula="of:=[.G32]+[.H32]" office:value-type="float" office:value="98.6912170852849" calcext:value-type="float">
            <text:p>98,69121708528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5-06-03" calcext:value-type="date">
            <text:p>1945-06-03 00:00</text:p>
          </table:table-cell>
          <table:table-cell table:formula="of:=[.C32]" office:value-type="float" office:value="4" calcext:value-type="float">
            <text:p>4</text:p>
          </table:table-cell>
          <table:table-cell table:formula="of:=IF(MOD([.A33]; 7) = 4; 18; 20)" office:value-type="float" office:value="18" calcext:value-type="float">
            <text:p>18</text:p>
          </table:table-cell>
          <table:table-cell table:formula="of:=[.E32]*0.997" office:value-type="float" office:value="3.27983811446763" calcext:value-type="float">
            <text:p>3,27983811446763</text:p>
          </table:table-cell>
          <table:table-cell table:formula="of:=[.F32]*0.997" office:value-type="float" office:value="8.19959528616909" calcext:value-type="float">
            <text:p>8,19959528616909</text:p>
          </table:table-cell>
          <table:table-cell table:formula="of:=[.D33]*[.E33]" office:value-type="float" office:value="59.0370860604174" calcext:value-type="float">
            <text:p>59,0370860604174</text:p>
          </table:table-cell>
          <table:table-cell table:formula="of:=[.C33]*[.F33]" office:value-type="float" office:value="32.7983811446764" calcext:value-type="float">
            <text:p>32,7983811446764</text:p>
          </table:table-cell>
          <table:table-cell table:formula="of:=[.G33]+[.H33]" office:value-type="float" office:value="91.8354672050938" calcext:value-type="float">
            <text:p>91,83546720509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45-06-04" calcext:value-type="date">
            <text:p>1945-06-04 00:00</text:p>
          </table:table-cell>
          <table:table-cell table:formula="of:=[.C33]" office:value-type="float" office:value="4" calcext:value-type="float">
            <text:p>4</text:p>
          </table:table-cell>
          <table:table-cell table:formula="of:=IF(MOD([.A34]; 7) = 4; 18; 20)" office:value-type="float" office:value="20" calcext:value-type="float">
            <text:p>20</text:p>
          </table:table-cell>
          <table:table-cell table:formula="of:=[.E33]*0.997" office:value-type="float" office:value="3.26999860012423" calcext:value-type="float">
            <text:p>3,26999860012423</text:p>
          </table:table-cell>
          <table:table-cell table:formula="of:=[.F33]*0.997" office:value-type="float" office:value="8.17499650031058" calcext:value-type="float">
            <text:p>8,17499650031058</text:p>
          </table:table-cell>
          <table:table-cell table:formula="of:=[.D34]*[.E34]" office:value-type="float" office:value="65.3999720024846" calcext:value-type="float">
            <text:p>65,3999720024846</text:p>
          </table:table-cell>
          <table:table-cell table:formula="of:=[.C34]*[.F34]" office:value-type="float" office:value="32.6999860012423" calcext:value-type="float">
            <text:p>32,6999860012423</text:p>
          </table:table-cell>
          <table:table-cell table:formula="of:=[.G34]+[.H34]" office:value-type="float" office:value="98.099958003727" calcext:value-type="float">
            <text:p>98,0999580037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45-06-05" calcext:value-type="date">
            <text:p>1945-06-05 00:00</text:p>
          </table:table-cell>
          <table:table-cell table:formula="of:=[.C34]" office:value-type="float" office:value="4" calcext:value-type="float">
            <text:p>4</text:p>
          </table:table-cell>
          <table:table-cell table:formula="of:=IF(MOD([.A35]; 7) = 4; 18; 20)" office:value-type="float" office:value="20" calcext:value-type="float">
            <text:p>20</text:p>
          </table:table-cell>
          <table:table-cell table:formula="of:=[.E34]*0.997" office:value-type="float" office:value="3.26018860432386" calcext:value-type="float">
            <text:p>3,26018860432386</text:p>
          </table:table-cell>
          <table:table-cell table:formula="of:=[.F34]*0.997" office:value-type="float" office:value="8.15047151080965" calcext:value-type="float">
            <text:p>8,15047151080965</text:p>
          </table:table-cell>
          <table:table-cell table:formula="of:=[.D35]*[.E35]" office:value-type="float" office:value="65.2037720864772" calcext:value-type="float">
            <text:p>65,2037720864772</text:p>
          </table:table-cell>
          <table:table-cell table:formula="of:=[.C35]*[.F35]" office:value-type="float" office:value="32.6018860432386" calcext:value-type="float">
            <text:p>32,6018860432386</text:p>
          </table:table-cell>
          <table:table-cell table:formula="of:=[.G35]+[.H35]" office:value-type="float" office:value="97.8056581297158" calcext:value-type="float">
            <text:p>97,8056581297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45-06-06" calcext:value-type="date">
            <text:p>1945-06-06 00:00</text:p>
          </table:table-cell>
          <table:table-cell table:formula="of:=[.C35]" office:value-type="float" office:value="4" calcext:value-type="float">
            <text:p>4</text:p>
          </table:table-cell>
          <table:table-cell table:formula="of:=IF(MOD([.A36]; 7) = 4; 18; 20)" office:value-type="float" office:value="20" calcext:value-type="float">
            <text:p>20</text:p>
          </table:table-cell>
          <table:table-cell table:formula="of:=[.E35]*0.997" office:value-type="float" office:value="3.25040803851089" calcext:value-type="float">
            <text:p>3,25040803851089</text:p>
          </table:table-cell>
          <table:table-cell table:formula="of:=[.F35]*0.997" office:value-type="float" office:value="8.12602009627722" calcext:value-type="float">
            <text:p>8,12602009627722</text:p>
          </table:table-cell>
          <table:table-cell table:formula="of:=[.D36]*[.E36]" office:value-type="float" office:value="65.0081607702177" calcext:value-type="float">
            <text:p>65,0081607702177</text:p>
          </table:table-cell>
          <table:table-cell table:formula="of:=[.C36]*[.F36]" office:value-type="float" office:value="32.5040803851089" calcext:value-type="float">
            <text:p>32,5040803851089</text:p>
          </table:table-cell>
          <table:table-cell table:formula="of:=[.G36]+[.H36]" office:value-type="float" office:value="97.5122411553266" calcext:value-type="float">
            <text:p>97,51224115532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45-06-07" calcext:value-type="date">
            <text:p>1945-06-07 00:00</text:p>
          </table:table-cell>
          <table:table-cell table:formula="of:=[.C36]" office:value-type="float" office:value="4" calcext:value-type="float">
            <text:p>4</text:p>
          </table:table-cell>
          <table:table-cell table:formula="of:=IF(MOD([.A37]; 7) = 4; 18; 20)" office:value-type="float" office:value="20" calcext:value-type="float">
            <text:p>20</text:p>
          </table:table-cell>
          <table:table-cell table:formula="of:=[.E36]*0.997" office:value-type="float" office:value="3.24065681439535" calcext:value-type="float">
            <text:p>3,24065681439535</text:p>
          </table:table-cell>
          <table:table-cell table:formula="of:=[.F36]*0.997" office:value-type="float" office:value="8.10164203598839" calcext:value-type="float">
            <text:p>8,10164203598839</text:p>
          </table:table-cell>
          <table:table-cell table:formula="of:=[.D37]*[.E37]" office:value-type="float" office:value="64.8131362879071" calcext:value-type="float">
            <text:p>64,8131362879071</text:p>
          </table:table-cell>
          <table:table-cell table:formula="of:=[.C37]*[.F37]" office:value-type="float" office:value="32.4065681439536" calcext:value-type="float">
            <text:p>32,4065681439536</text:p>
          </table:table-cell>
          <table:table-cell table:formula="of:=[.G37]+[.H37]" office:value-type="float" office:value="97.2197044318606" calcext:value-type="float">
            <text:p>97,21970443186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45-06-08" calcext:value-type="date">
            <text:p>1945-06-08 00:00</text:p>
          </table:table-cell>
          <table:table-cell table:formula="of:=[.C37]" office:value-type="float" office:value="4" calcext:value-type="float">
            <text:p>4</text:p>
          </table:table-cell>
          <table:table-cell table:formula="of:=IF(MOD([.A38]; 7) = 4; 18; 20)" office:value-type="float" office:value="20" calcext:value-type="float">
            <text:p>20</text:p>
          </table:table-cell>
          <table:table-cell table:formula="of:=[.E37]*0.997" office:value-type="float" office:value="3.23093484395217" calcext:value-type="float">
            <text:p>3,23093484395217</text:p>
          </table:table-cell>
          <table:table-cell table:formula="of:=[.F37]*0.997" office:value-type="float" office:value="8.07733710988043" calcext:value-type="float">
            <text:p>8,07733710988043</text:p>
          </table:table-cell>
          <table:table-cell table:formula="of:=[.D38]*[.E38]" office:value-type="float" office:value="64.6186968790433" calcext:value-type="float">
            <text:p>64,6186968790433</text:p>
          </table:table-cell>
          <table:table-cell table:formula="of:=[.C38]*[.F38]" office:value-type="float" office:value="32.3093484395217" calcext:value-type="float">
            <text:p>32,3093484395217</text:p>
          </table:table-cell>
          <table:table-cell table:formula="of:=[.G38]+[.H38]" office:value-type="float" office:value="96.928045318565" calcext:value-type="float">
            <text:p>96,9280453185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45-06-09" calcext:value-type="date">
            <text:p>1945-06-09 00:00</text:p>
          </table:table-cell>
          <table:table-cell table:formula="of:=[.C38]" office:value-type="float" office:value="4" calcext:value-type="float">
            <text:p>4</text:p>
          </table:table-cell>
          <table:table-cell table:formula="of:=IF(MOD([.A39]; 7) = 4; 18; 20)" office:value-type="float" office:value="20" calcext:value-type="float">
            <text:p>20</text:p>
          </table:table-cell>
          <table:table-cell table:formula="of:=[.E38]*0.997" office:value-type="float" office:value="3.22124203942031" calcext:value-type="float">
            <text:p>3,22124203942031</text:p>
          </table:table-cell>
          <table:table-cell table:formula="of:=[.F38]*0.997" office:value-type="float" office:value="8.05310509855078" calcext:value-type="float">
            <text:p>8,05310509855078</text:p>
          </table:table-cell>
          <table:table-cell table:formula="of:=[.D39]*[.E39]" office:value-type="float" office:value="64.4248407884062" calcext:value-type="float">
            <text:p>64,4248407884062</text:p>
          </table:table-cell>
          <table:table-cell table:formula="of:=[.C39]*[.F39]" office:value-type="float" office:value="32.2124203942031" calcext:value-type="float">
            <text:p>32,2124203942031</text:p>
          </table:table-cell>
          <table:table-cell table:formula="of:=[.G39]+[.H39]" office:value-type="float" office:value="96.6372611826094" calcext:value-type="float">
            <text:p>96,63726118260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45-06-10" calcext:value-type="date">
            <text:p>1945-06-10 00:00</text:p>
          </table:table-cell>
          <table:table-cell table:formula="of:=[.C39]" office:value-type="float" office:value="4" calcext:value-type="float">
            <text:p>4</text:p>
          </table:table-cell>
          <table:table-cell table:formula="of:=IF(MOD([.A40]; 7) = 4; 18; 20)" office:value-type="float" office:value="18" calcext:value-type="float">
            <text:p>18</text:p>
          </table:table-cell>
          <table:table-cell table:formula="of:=[.E39]*0.997" office:value-type="float" office:value="3.21157831330205" calcext:value-type="float">
            <text:p>3,21157831330205</text:p>
          </table:table-cell>
          <table:table-cell table:formula="of:=[.F39]*0.997" office:value-type="float" office:value="8.02894578325513" calcext:value-type="float">
            <text:p>8,02894578325513</text:p>
          </table:table-cell>
          <table:table-cell table:formula="of:=[.D40]*[.E40]" office:value-type="float" office:value="57.8084096394369" calcext:value-type="float">
            <text:p>57,8084096394369</text:p>
          </table:table-cell>
          <table:table-cell table:formula="of:=[.C40]*[.F40]" office:value-type="float" office:value="32.1157831330205" calcext:value-type="float">
            <text:p>32,1157831330205</text:p>
          </table:table-cell>
          <table:table-cell table:formula="of:=[.G40]+[.H40]" office:value-type="float" office:value="89.9241927724574" calcext:value-type="float">
            <text:p>89,92419277245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45-06-11" calcext:value-type="date">
            <text:p>1945-06-11 00:00</text:p>
          </table:table-cell>
          <table:table-cell table:formula="of:=[.C40]" office:value-type="float" office:value="4" calcext:value-type="float">
            <text:p>4</text:p>
          </table:table-cell>
          <table:table-cell table:formula="of:=IF(MOD([.A41]; 7) = 4; 18; 20)" office:value-type="float" office:value="20" calcext:value-type="float">
            <text:p>20</text:p>
          </table:table-cell>
          <table:table-cell table:formula="of:=[.E40]*0.997" office:value-type="float" office:value="3.20194357836214" calcext:value-type="float">
            <text:p>3,20194357836214</text:p>
          </table:table-cell>
          <table:table-cell table:formula="of:=[.F40]*0.997" office:value-type="float" office:value="8.00485894590537" calcext:value-type="float">
            <text:p>8,00485894590537</text:p>
          </table:table-cell>
          <table:table-cell table:formula="of:=[.D41]*[.E41]" office:value-type="float" office:value="64.0388715672429" calcext:value-type="float">
            <text:p>64,0388715672429</text:p>
          </table:table-cell>
          <table:table-cell table:formula="of:=[.C41]*[.F41]" office:value-type="float" office:value="32.0194357836215" calcext:value-type="float">
            <text:p>32,0194357836215</text:p>
          </table:table-cell>
          <table:table-cell table:formula="of:=[.G41]+[.H41]" office:value-type="float" office:value="96.0583073508643" calcext:value-type="float">
            <text:p>96,05830735086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45-06-12" calcext:value-type="date">
            <text:p>1945-06-12 00:00</text:p>
          </table:table-cell>
          <table:table-cell table:formula="of:=[.C41]" office:value-type="float" office:value="4" calcext:value-type="float">
            <text:p>4</text:p>
          </table:table-cell>
          <table:table-cell table:formula="of:=IF(MOD([.A42]; 7) = 4; 18; 20)" office:value-type="float" office:value="20" calcext:value-type="float">
            <text:p>20</text:p>
          </table:table-cell>
          <table:table-cell table:formula="of:=[.E41]*0.997" office:value-type="float" office:value="3.19233774762706" calcext:value-type="float">
            <text:p>3,19233774762706</text:p>
          </table:table-cell>
          <table:table-cell table:formula="of:=[.F41]*0.997" office:value-type="float" office:value="7.98084436906765" calcext:value-type="float">
            <text:p>7,98084436906765</text:p>
          </table:table-cell>
          <table:table-cell table:formula="of:=[.D42]*[.E42]" office:value-type="float" office:value="63.8467549525412" calcext:value-type="float">
            <text:p>63,8467549525412</text:p>
          </table:table-cell>
          <table:table-cell table:formula="of:=[.C42]*[.F42]" office:value-type="float" office:value="31.9233774762706" calcext:value-type="float">
            <text:p>31,9233774762706</text:p>
          </table:table-cell>
          <table:table-cell table:formula="of:=[.G42]+[.H42]" office:value-type="float" office:value="95.7701324288118" calcext:value-type="float">
            <text:p>95,77013242881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45-06-13" calcext:value-type="date">
            <text:p>1945-06-13 00:00</text:p>
          </table:table-cell>
          <table:table-cell table:formula="of:=[.C42]" office:value-type="float" office:value="4" calcext:value-type="float">
            <text:p>4</text:p>
          </table:table-cell>
          <table:table-cell table:formula="of:=IF(MOD([.A43]; 7) = 4; 18; 20)" office:value-type="float" office:value="20" calcext:value-type="float">
            <text:p>20</text:p>
          </table:table-cell>
          <table:table-cell table:formula="of:=[.E42]*0.997" office:value-type="float" office:value="3.18276073438418" calcext:value-type="float">
            <text:p>3,18276073438418</text:p>
          </table:table-cell>
          <table:table-cell table:formula="of:=[.F42]*0.997" office:value-type="float" office:value="7.95690183596045" calcext:value-type="float">
            <text:p>7,95690183596045</text:p>
          </table:table-cell>
          <table:table-cell table:formula="of:=[.D43]*[.E43]" office:value-type="float" office:value="63.6552146876835" calcext:value-type="float">
            <text:p>63,6552146876835</text:p>
          </table:table-cell>
          <table:table-cell table:formula="of:=[.C43]*[.F43]" office:value-type="float" office:value="31.8276073438418" calcext:value-type="float">
            <text:p>31,8276073438418</text:p>
          </table:table-cell>
          <table:table-cell table:formula="of:=[.G43]+[.H43]" office:value-type="float" office:value="95.4828220315253" calcext:value-type="float">
            <text:p>95,48282203152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45-06-14" calcext:value-type="date">
            <text:p>1945-06-14 00:00</text:p>
          </table:table-cell>
          <table:table-cell table:formula="of:=[.C43]" office:value-type="float" office:value="4" calcext:value-type="float">
            <text:p>4</text:p>
          </table:table-cell>
          <table:table-cell table:formula="of:=IF(MOD([.A44]; 7) = 4; 18; 20)" office:value-type="float" office:value="20" calcext:value-type="float">
            <text:p>20</text:p>
          </table:table-cell>
          <table:table-cell table:formula="of:=[.E43]*0.997" office:value-type="float" office:value="3.17321245218102" calcext:value-type="float">
            <text:p>3,17321245218102</text:p>
          </table:table-cell>
          <table:table-cell table:formula="of:=[.F43]*0.997" office:value-type="float" office:value="7.93303113045257" calcext:value-type="float">
            <text:p>7,93303113045257</text:p>
          </table:table-cell>
          <table:table-cell table:formula="of:=[.D44]*[.E44]" office:value-type="float" office:value="63.4642490436205" calcext:value-type="float">
            <text:p>63,4642490436205</text:p>
          </table:table-cell>
          <table:table-cell table:formula="of:=[.C44]*[.F44]" office:value-type="float" office:value="31.7321245218103" calcext:value-type="float">
            <text:p>31,7321245218103</text:p>
          </table:table-cell>
          <table:table-cell table:formula="of:=[.G44]+[.H44]" office:value-type="float" office:value="95.1963735654307" calcext:value-type="float">
            <text:p>95,19637356543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45-06-15" calcext:value-type="date">
            <text:p>1945-06-15 00:00</text:p>
          </table:table-cell>
          <table:table-cell table:formula="of:=[.C44]" office:value-type="float" office:value="4" calcext:value-type="float">
            <text:p>4</text:p>
          </table:table-cell>
          <table:table-cell table:formula="of:=IF(MOD([.A45]; 7) = 4; 18; 20)" office:value-type="float" office:value="20" calcext:value-type="float">
            <text:p>20</text:p>
          </table:table-cell>
          <table:table-cell table:formula="of:=[.E44]*0.997" office:value-type="float" office:value="3.16369281482448" calcext:value-type="float">
            <text:p>3,16369281482448</text:p>
          </table:table-cell>
          <table:table-cell table:formula="of:=[.F44]*0.997" office:value-type="float" office:value="7.90923203706121" calcext:value-type="float">
            <text:p>7,90923203706121</text:p>
          </table:table-cell>
          <table:table-cell table:formula="of:=[.D45]*[.E45]" office:value-type="float" office:value="63.2738562964896" calcext:value-type="float">
            <text:p>63,2738562964896</text:p>
          </table:table-cell>
          <table:table-cell table:formula="of:=[.C45]*[.F45]" office:value-type="float" office:value="31.6369281482448" calcext:value-type="float">
            <text:p>31,6369281482448</text:p>
          </table:table-cell>
          <table:table-cell table:formula="of:=[.G45]+[.H45]" office:value-type="float" office:value="94.9107844447344" calcext:value-type="float">
            <text:p>94,91078444473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45-06-16" calcext:value-type="date">
            <text:p>1945-06-16 00:00</text:p>
          </table:table-cell>
          <table:table-cell table:formula="of:=[.C45]" office:value-type="float" office:value="4" calcext:value-type="float">
            <text:p>4</text:p>
          </table:table-cell>
          <table:table-cell table:formula="of:=IF(MOD([.A46]; 7) = 4; 18; 20)" office:value-type="float" office:value="20" calcext:value-type="float">
            <text:p>20</text:p>
          </table:table-cell>
          <table:table-cell table:formula="of:=[.E45]*0.997" office:value-type="float" office:value="3.15420173638001" calcext:value-type="float">
            <text:p>3,15420173638001</text:p>
          </table:table-cell>
          <table:table-cell table:formula="of:=[.F45]*0.997" office:value-type="float" office:value="7.88550434095003" calcext:value-type="float">
            <text:p>7,88550434095003</text:p>
          </table:table-cell>
          <table:table-cell table:formula="of:=[.D46]*[.E46]" office:value-type="float" office:value="63.0840347276001" calcext:value-type="float">
            <text:p>63,0840347276001</text:p>
          </table:table-cell>
          <table:table-cell table:formula="of:=[.C46]*[.F46]" office:value-type="float" office:value="31.5420173638001" calcext:value-type="float">
            <text:p>31,5420173638001</text:p>
          </table:table-cell>
          <table:table-cell table:formula="of:=[.G46]+[.H46]" office:value-type="float" office:value="94.6260520914002" calcext:value-type="float">
            <text:p>94,62605209140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5-06-17" calcext:value-type="date">
            <text:p>1945-06-17 00:00</text:p>
          </table:table-cell>
          <table:table-cell table:formula="of:=[.C46]" office:value-type="float" office:value="4" calcext:value-type="float">
            <text:p>4</text:p>
          </table:table-cell>
          <table:table-cell table:formula="of:=IF(MOD([.A47]; 7) = 4; 18; 20)" office:value-type="float" office:value="18" calcext:value-type="float">
            <text:p>18</text:p>
          </table:table-cell>
          <table:table-cell table:formula="of:=[.E46]*0.997" office:value-type="float" office:value="3.14473913117087" calcext:value-type="float">
            <text:p>3,14473913117087</text:p>
          </table:table-cell>
          <table:table-cell table:formula="of:=[.F46]*0.997" office:value-type="float" office:value="7.86184782792718" calcext:value-type="float">
            <text:p>7,86184782792718</text:p>
          </table:table-cell>
          <table:table-cell table:formula="of:=[.D47]*[.E47]" office:value-type="float" office:value="56.6053043610756" calcext:value-type="float">
            <text:p>56,6053043610756</text:p>
          </table:table-cell>
          <table:table-cell table:formula="of:=[.C47]*[.F47]" office:value-type="float" office:value="31.4473913117087" calcext:value-type="float">
            <text:p>31,4473913117087</text:p>
          </table:table-cell>
          <table:table-cell table:formula="of:=[.G47]+[.H47]" office:value-type="float" office:value="88.0526956727843" calcext:value-type="float">
            <text:p>88,05269567278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5-06-18" calcext:value-type="date">
            <text:p>1945-06-18 00:00</text:p>
          </table:table-cell>
          <table:table-cell table:formula="of:=[.C47]" office:value-type="float" office:value="4" calcext:value-type="float">
            <text:p>4</text:p>
          </table:table-cell>
          <table:table-cell table:formula="of:=IF(MOD([.A48]; 7) = 4; 18; 20)" office:value-type="float" office:value="20" calcext:value-type="float">
            <text:p>20</text:p>
          </table:table-cell>
          <table:table-cell table:formula="of:=[.E47]*0.997" office:value-type="float" office:value="3.13530491377735" calcext:value-type="float">
            <text:p>3,13530491377735</text:p>
          </table:table-cell>
          <table:table-cell table:formula="of:=[.F47]*0.997" office:value-type="float" office:value="7.83826228444339" calcext:value-type="float">
            <text:p>7,83826228444339</text:p>
          </table:table-cell>
          <table:table-cell table:formula="of:=[.D48]*[.E48]" office:value-type="float" office:value="62.7060982755471" calcext:value-type="float">
            <text:p>62,7060982755471</text:p>
          </table:table-cell>
          <table:table-cell table:formula="of:=[.C48]*[.F48]" office:value-type="float" office:value="31.3530491377736" calcext:value-type="float">
            <text:p>31,3530491377736</text:p>
          </table:table-cell>
          <table:table-cell table:formula="of:=[.G48]+[.H48]" office:value-type="float" office:value="94.0591474133207" calcext:value-type="float">
            <text:p>94,05914741332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5-06-19" calcext:value-type="date">
            <text:p>1945-06-19 00:00</text:p>
          </table:table-cell>
          <table:table-cell table:formula="of:=[.C48]" office:value-type="float" office:value="4" calcext:value-type="float">
            <text:p>4</text:p>
          </table:table-cell>
          <table:table-cell table:formula="of:=IF(MOD([.A49]; 7) = 4; 18; 20)" office:value-type="float" office:value="20" calcext:value-type="float">
            <text:p>20</text:p>
          </table:table-cell>
          <table:table-cell table:formula="of:=[.E48]*0.997" office:value-type="float" office:value="3.12589899903602" calcext:value-type="float">
            <text:p>3,12589899903602</text:p>
          </table:table-cell>
          <table:table-cell table:formula="of:=[.F48]*0.997" office:value-type="float" office:value="7.81474749759006" calcext:value-type="float">
            <text:p>7,81474749759006</text:p>
          </table:table-cell>
          <table:table-cell table:formula="of:=[.D49]*[.E49]" office:value-type="float" office:value="62.5179799807204" calcext:value-type="float">
            <text:p>62,5179799807204</text:p>
          </table:table-cell>
          <table:table-cell table:formula="of:=[.C49]*[.F49]" office:value-type="float" office:value="31.2589899903603" calcext:value-type="float">
            <text:p>31,2589899903603</text:p>
          </table:table-cell>
          <table:table-cell table:formula="of:=[.G49]+[.H49]" office:value-type="float" office:value="93.7769699710807" calcext:value-type="float">
            <text:p>93,77696997108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5-06-20" calcext:value-type="date">
            <text:p>1945-06-20 00:00</text:p>
          </table:table-cell>
          <table:table-cell table:formula="of:=[.C49]" office:value-type="float" office:value="4" calcext:value-type="float">
            <text:p>4</text:p>
          </table:table-cell>
          <table:table-cell table:formula="of:=IF(MOD([.A50]; 7) = 4; 18; 20)" office:value-type="float" office:value="20" calcext:value-type="float">
            <text:p>20</text:p>
          </table:table-cell>
          <table:table-cell table:formula="of:=[.E49]*0.997" office:value-type="float" office:value="3.11652130203891" calcext:value-type="float">
            <text:p>3,11652130203891</text:p>
          </table:table-cell>
          <table:table-cell table:formula="of:=[.F49]*0.997" office:value-type="float" office:value="7.79130325509729" calcext:value-type="float">
            <text:p>7,79130325509729</text:p>
          </table:table-cell>
          <table:table-cell table:formula="of:=[.D50]*[.E50]" office:value-type="float" office:value="62.3304260407783" calcext:value-type="float">
            <text:p>62,3304260407783</text:p>
          </table:table-cell>
          <table:table-cell table:formula="of:=[.C50]*[.F50]" office:value-type="float" office:value="31.1652130203892" calcext:value-type="float">
            <text:p>31,1652130203892</text:p>
          </table:table-cell>
          <table:table-cell table:formula="of:=[.G50]+[.H50]" office:value-type="float" office:value="93.4956390611675" calcext:value-type="float">
            <text:p>93,4956390611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45-06-21" calcext:value-type="date">
            <text:p>1945-06-21 00:00</text:p>
          </table:table-cell>
          <table:table-cell table:formula="of:=[.C50]" office:value-type="float" office:value="4" calcext:value-type="float">
            <text:p>4</text:p>
          </table:table-cell>
          <table:table-cell table:formula="of:=IF(MOD([.A51]; 7) = 4; 18; 20)" office:value-type="float" office:value="20" calcext:value-type="float">
            <text:p>20</text:p>
          </table:table-cell>
          <table:table-cell table:formula="of:=[.E50]*0.997" office:value-type="float" office:value="3.1071717381328" calcext:value-type="float">
            <text:p>3,1071717381328</text:p>
          </table:table-cell>
          <table:table-cell table:formula="of:=[.F50]*0.997" office:value-type="float" office:value="7.767929345332" calcext:value-type="float">
            <text:p>7,767929345332</text:p>
          </table:table-cell>
          <table:table-cell table:formula="of:=[.D51]*[.E51]" office:value-type="float" office:value="62.1434347626559" calcext:value-type="float">
            <text:p>62,1434347626559</text:p>
          </table:table-cell>
          <table:table-cell table:formula="of:=[.C51]*[.F51]" office:value-type="float" office:value="31.071717381328" calcext:value-type="float">
            <text:p>31,071717381328</text:p>
          </table:table-cell>
          <table:table-cell table:formula="of:=[.G51]+[.H51]" office:value-type="float" office:value="93.2151521439839" calcext:value-type="float">
            <text:p>93,21515214398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45-06-22" calcext:value-type="date">
            <text:p>1945-06-22 00:00</text:p>
          </table:table-cell>
          <table:table-cell table:formula="of:=[.C51]" office:value-type="float" office:value="4" calcext:value-type="float">
            <text:p>4</text:p>
          </table:table-cell>
          <table:table-cell table:formula="of:=IF(MOD([.A52]; 7) = 4; 18; 20)" office:value-type="float" office:value="20" calcext:value-type="float">
            <text:p>20</text:p>
          </table:table-cell>
          <table:table-cell table:formula="of:=[.E51]*0.997" office:value-type="float" office:value="3.0978502229184" calcext:value-type="float">
            <text:p>3,0978502229184</text:p>
          </table:table-cell>
          <table:table-cell table:formula="of:=[.F51]*0.997" office:value-type="float" office:value="7.74462555729601" calcext:value-type="float">
            <text:p>7,74462555729601</text:p>
          </table:table-cell>
          <table:table-cell table:formula="of:=[.D52]*[.E52]" office:value-type="float" office:value="61.957004458368" calcext:value-type="float">
            <text:p>61,957004458368</text:p>
          </table:table-cell>
          <table:table-cell table:formula="of:=[.C52]*[.F52]" office:value-type="float" office:value="30.978502229184" calcext:value-type="float">
            <text:p>30,978502229184</text:p>
          </table:table-cell>
          <table:table-cell table:formula="of:=[.G52]+[.H52]" office:value-type="float" office:value="92.935506687552" calcext:value-type="float">
            <text:p>92,9355066875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45-06-23" calcext:value-type="date">
            <text:p>1945-06-23 00:00</text:p>
          </table:table-cell>
          <table:table-cell table:formula="of:=[.C52]" office:value-type="float" office:value="4" calcext:value-type="float">
            <text:p>4</text:p>
          </table:table-cell>
          <table:table-cell table:formula="of:=IF(MOD([.A53]; 7) = 4; 18; 20)" office:value-type="float" office:value="20" calcext:value-type="float">
            <text:p>20</text:p>
          </table:table-cell>
          <table:table-cell table:formula="of:=[.E52]*0.997" office:value-type="float" office:value="3.08855667224964" calcext:value-type="float">
            <text:p>3,08855667224964</text:p>
          </table:table-cell>
          <table:table-cell table:formula="of:=[.F52]*0.997" office:value-type="float" office:value="7.72139168062412" calcext:value-type="float">
            <text:p>7,72139168062412</text:p>
          </table:table-cell>
          <table:table-cell table:formula="of:=[.D53]*[.E53]" office:value-type="float" office:value="61.7711334449929" calcext:value-type="float">
            <text:p>61,7711334449929</text:p>
          </table:table-cell>
          <table:table-cell table:formula="of:=[.C53]*[.F53]" office:value-type="float" office:value="30.8855667224965" calcext:value-type="float">
            <text:p>30,8855667224965</text:p>
          </table:table-cell>
          <table:table-cell table:formula="of:=[.G53]+[.H53]" office:value-type="float" office:value="92.6567001674893" calcext:value-type="float">
            <text:p>92,65670016748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45-06-24" calcext:value-type="date">
            <text:p>1945-06-24 00:00</text:p>
          </table:table-cell>
          <table:table-cell table:formula="of:=[.C53]" office:value-type="float" office:value="4" calcext:value-type="float">
            <text:p>4</text:p>
          </table:table-cell>
          <table:table-cell table:formula="of:=IF(MOD([.A54]; 7) = 4; 18; 20)" office:value-type="float" office:value="18" calcext:value-type="float">
            <text:p>18</text:p>
          </table:table-cell>
          <table:table-cell table:formula="of:=[.E53]*0.997" office:value-type="float" office:value="3.07929100223289" calcext:value-type="float">
            <text:p>3,07929100223289</text:p>
          </table:table-cell>
          <table:table-cell table:formula="of:=[.F53]*0.997" office:value-type="float" office:value="7.69822750558224" calcext:value-type="float">
            <text:p>7,69822750558224</text:p>
          </table:table-cell>
          <table:table-cell table:formula="of:=[.D54]*[.E54]" office:value-type="float" office:value="55.4272380401921" calcext:value-type="float">
            <text:p>55,4272380401921</text:p>
          </table:table-cell>
          <table:table-cell table:formula="of:=[.C54]*[.F54]" office:value-type="float" office:value="30.792910022329" calcext:value-type="float">
            <text:p>30,792910022329</text:p>
          </table:table-cell>
          <table:table-cell table:formula="of:=[.G54]+[.H54]" office:value-type="float" office:value="86.2201480625211" calcext:value-type="float">
            <text:p>86,22014806252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45-06-25" calcext:value-type="date">
            <text:p>1945-06-25 00:00</text:p>
          </table:table-cell>
          <table:table-cell table:formula="of:=[.C54]" office:value-type="float" office:value="4" calcext:value-type="float">
            <text:p>4</text:p>
          </table:table-cell>
          <table:table-cell table:formula="of:=IF(MOD([.A55]; 7) = 4; 18; 20)" office:value-type="float" office:value="20" calcext:value-type="float">
            <text:p>20</text:p>
          </table:table-cell>
          <table:table-cell table:formula="of:=[.E54]*0.997" office:value-type="float" office:value="3.0700531292262" calcext:value-type="float">
            <text:p>3,0700531292262</text:p>
          </table:table-cell>
          <table:table-cell table:formula="of:=[.F54]*0.997" office:value-type="float" office:value="7.6751328230655" calcext:value-type="float">
            <text:p>7,6751328230655</text:p>
          </table:table-cell>
          <table:table-cell table:formula="of:=[.D55]*[.E55]" office:value-type="float" office:value="61.4010625845239" calcext:value-type="float">
            <text:p>61,4010625845239</text:p>
          </table:table-cell>
          <table:table-cell table:formula="of:=[.C55]*[.F55]" office:value-type="float" office:value="30.700531292262" calcext:value-type="float">
            <text:p>30,700531292262</text:p>
          </table:table-cell>
          <table:table-cell table:formula="of:=[.G55]+[.H55]" office:value-type="float" office:value="92.1015938767859" calcext:value-type="float">
            <text:p>92,10159387678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45-06-26" calcext:value-type="date">
            <text:p>1945-06-26 00:00</text:p>
          </table:table-cell>
          <table:table-cell table:formula="of:=[.C55]" office:value-type="float" office:value="4" calcext:value-type="float">
            <text:p>4</text:p>
          </table:table-cell>
          <table:table-cell table:formula="of:=IF(MOD([.A56]; 7) = 4; 18; 20)" office:value-type="float" office:value="20" calcext:value-type="float">
            <text:p>20</text:p>
          </table:table-cell>
          <table:table-cell table:formula="of:=[.E55]*0.997" office:value-type="float" office:value="3.06084296983852" calcext:value-type="float">
            <text:p>3,06084296983852</text:p>
          </table:table-cell>
          <table:table-cell table:formula="of:=[.F55]*0.997" office:value-type="float" office:value="7.6521074245963" calcext:value-type="float">
            <text:p>7,6521074245963</text:p>
          </table:table-cell>
          <table:table-cell table:formula="of:=[.D56]*[.E56]" office:value-type="float" office:value="61.2168593967704" calcext:value-type="float">
            <text:p>61,2168593967704</text:p>
          </table:table-cell>
          <table:table-cell table:formula="of:=[.C56]*[.F56]" office:value-type="float" office:value="30.6084296983852" calcext:value-type="float">
            <text:p>30,6084296983852</text:p>
          </table:table-cell>
          <table:table-cell table:formula="of:=[.G56]+[.H56]" office:value-type="float" office:value="91.8252890951556" calcext:value-type="float">
            <text:p>91,82528909515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45-06-27" calcext:value-type="date">
            <text:p>1945-06-27 00:00</text:p>
          </table:table-cell>
          <table:table-cell table:formula="of:=[.C56]" office:value-type="float" office:value="4" calcext:value-type="float">
            <text:p>4</text:p>
          </table:table-cell>
          <table:table-cell table:formula="of:=IF(MOD([.A57]; 7) = 4; 18; 20)" office:value-type="float" office:value="20" calcext:value-type="float">
            <text:p>20</text:p>
          </table:table-cell>
          <table:table-cell table:formula="of:=[.E56]*0.997" office:value-type="float" office:value="3.051660440929" calcext:value-type="float">
            <text:p>3,051660440929</text:p>
          </table:table-cell>
          <table:table-cell table:formula="of:=[.F56]*0.997" office:value-type="float" office:value="7.62915110232251" calcext:value-type="float">
            <text:p>7,62915110232251</text:p>
          </table:table-cell>
          <table:table-cell table:formula="of:=[.D57]*[.E57]" office:value-type="float" office:value="61.03320881858" calcext:value-type="float">
            <text:p>61,03320881858</text:p>
          </table:table-cell>
          <table:table-cell table:formula="of:=[.C57]*[.F57]" office:value-type="float" office:value="30.51660440929" calcext:value-type="float">
            <text:p>30,51660440929</text:p>
          </table:table-cell>
          <table:table-cell table:formula="of:=[.G57]+[.H57]" office:value-type="float" office:value="91.5498132278701" calcext:value-type="float">
            <text:p>91,54981322787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45-06-28" calcext:value-type="date">
            <text:p>1945-06-28 00:00</text:p>
          </table:table-cell>
          <table:table-cell table:formula="of:=[.C57]" office:value-type="float" office:value="4" calcext:value-type="float">
            <text:p>4</text:p>
          </table:table-cell>
          <table:table-cell table:formula="of:=IF(MOD([.A58]; 7) = 4; 18; 20)" office:value-type="float" office:value="20" calcext:value-type="float">
            <text:p>20</text:p>
          </table:table-cell>
          <table:table-cell table:formula="of:=[.E57]*0.997" office:value-type="float" office:value="3.04250545960621" calcext:value-type="float">
            <text:p>3,04250545960621</text:p>
          </table:table-cell>
          <table:table-cell table:formula="of:=[.F57]*0.997" office:value-type="float" office:value="7.60626364901554" calcext:value-type="float">
            <text:p>7,60626364901554</text:p>
          </table:table-cell>
          <table:table-cell table:formula="of:=[.D58]*[.E58]" office:value-type="float" office:value="60.8501091921243" calcext:value-type="float">
            <text:p>60,8501091921243</text:p>
          </table:table-cell>
          <table:table-cell table:formula="of:=[.C58]*[.F58]" office:value-type="float" office:value="30.4250545960622" calcext:value-type="float">
            <text:p>30,4250545960622</text:p>
          </table:table-cell>
          <table:table-cell table:formula="of:=[.G58]+[.H58]" office:value-type="float" office:value="91.2751637881865" calcext:value-type="float">
            <text:p>91,27516378818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45-06-29" calcext:value-type="date">
            <text:p>1945-06-29 00:00</text:p>
          </table:table-cell>
          <table:table-cell table:formula="of:=[.C58]" office:value-type="float" office:value="4" calcext:value-type="float">
            <text:p>4</text:p>
          </table:table-cell>
          <table:table-cell table:formula="of:=IF(MOD([.A59]; 7) = 4; 18; 20)" office:value-type="float" office:value="20" calcext:value-type="float">
            <text:p>20</text:p>
          </table:table-cell>
          <table:table-cell table:formula="of:=[.E58]*0.997" office:value-type="float" office:value="3.0333779432274" calcext:value-type="float">
            <text:p>3,0333779432274</text:p>
          </table:table-cell>
          <table:table-cell table:formula="of:=[.F58]*0.997" office:value-type="float" office:value="7.5834448580685" calcext:value-type="float">
            <text:p>7,5834448580685</text:p>
          </table:table-cell>
          <table:table-cell table:formula="of:=[.D59]*[.E59]" office:value-type="float" office:value="60.6675588645479" calcext:value-type="float">
            <text:p>60,6675588645479</text:p>
          </table:table-cell>
          <table:table-cell table:formula="of:=[.C59]*[.F59]" office:value-type="float" office:value="30.333779432274" calcext:value-type="float">
            <text:p>30,333779432274</text:p>
          </table:table-cell>
          <table:table-cell table:formula="of:=[.G59]+[.H59]" office:value-type="float" office:value="91.0013382968219" calcext:value-type="float">
            <text:p>91,00133829682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5-06-30" calcext:value-type="date">
            <text:p>1945-06-30 00:00</text:p>
          </table:table-cell>
          <table:table-cell table:formula="of:=[.C59]" office:value-type="float" office:value="4" calcext:value-type="float">
            <text:p>4</text:p>
          </table:table-cell>
          <table:table-cell table:formula="of:=IF(MOD([.A60]; 7) = 4; 18; 20)" office:value-type="float" office:value="20" calcext:value-type="float">
            <text:p>20</text:p>
          </table:table-cell>
          <table:table-cell table:formula="of:=[.E59]*0.997" office:value-type="float" office:value="3.02427780939771" calcext:value-type="float">
            <text:p>3,02427780939771</text:p>
          </table:table-cell>
          <table:table-cell table:formula="of:=[.F59]*0.997" office:value-type="float" office:value="7.56069452349429" calcext:value-type="float">
            <text:p>7,56069452349429</text:p>
          </table:table-cell>
          <table:table-cell table:formula="of:=[.D60]*[.E60]" office:value-type="float" office:value="60.4855561879543" calcext:value-type="float">
            <text:p>60,4855561879543</text:p>
          </table:table-cell>
          <table:table-cell table:formula="of:=[.C60]*[.F60]" office:value-type="float" office:value="30.2427780939772" calcext:value-type="float">
            <text:p>30,2427780939772</text:p>
          </table:table-cell>
          <table:table-cell table:formula="of:=[.G60]+[.H60]" office:value-type="float" office:value="90.7283342819314" calcext:value-type="float">
            <text:p>90,72833428193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5-07-01" calcext:value-type="date">
            <text:p>1945-07-01 00:00</text:p>
          </table:table-cell>
          <table:table-cell table:formula="of:=[.C60]" office:value-type="float" office:value="4" calcext:value-type="float">
            <text:p>4</text:p>
          </table:table-cell>
          <table:table-cell table:formula="of:=IF(MOD([.A61]; 7) = 4; 18; 20)" office:value-type="float" office:value="18" calcext:value-type="float">
            <text:p>18</text:p>
          </table:table-cell>
          <table:table-cell table:formula="of:=[.E60]*0.997" office:value-type="float" office:value="3.01520497596952" calcext:value-type="float">
            <text:p>3,01520497596952</text:p>
          </table:table-cell>
          <table:table-cell table:formula="of:=[.F60]*0.997" office:value-type="float" office:value="7.53801243992381" calcext:value-type="float">
            <text:p>7,53801243992381</text:p>
          </table:table-cell>
          <table:table-cell table:formula="of:=[.D61]*[.E61]" office:value-type="float" office:value="54.2736895674514" calcext:value-type="float">
            <text:p>54,2736895674514</text:p>
          </table:table-cell>
          <table:table-cell table:formula="of:=[.C61]*[.F61]" office:value-type="float" office:value="30.1520497596952" calcext:value-type="float">
            <text:p>30,1520497596952</text:p>
          </table:table-cell>
          <table:table-cell table:formula="of:=[.G61]+[.H61]" office:value-type="float" office:value="84.4257393271466" calcext:value-type="float">
            <text:p>84,42573932714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5-07-02" calcext:value-type="date">
            <text:p>1945-07-02 00:00</text:p>
          </table:table-cell>
          <table:table-cell table:formula="of:=[.C61]" office:value-type="float" office:value="4" calcext:value-type="float">
            <text:p>4</text:p>
          </table:table-cell>
          <table:table-cell table:formula="of:=IF(MOD([.A62]; 7) = 4; 18; 20)" office:value-type="float" office:value="20" calcext:value-type="float">
            <text:p>20</text:p>
          </table:table-cell>
          <table:table-cell table:formula="of:=[.E61]*0.997" office:value-type="float" office:value="3.00615936104161" calcext:value-type="float">
            <text:p>3,00615936104161</text:p>
          </table:table-cell>
          <table:table-cell table:formula="of:=[.F61]*0.997" office:value-type="float" office:value="7.51539840260404" calcext:value-type="float">
            <text:p>7,51539840260404</text:p>
          </table:table-cell>
          <table:table-cell table:formula="of:=[.D62]*[.E62]" office:value-type="float" office:value="60.1231872208322" calcext:value-type="float">
            <text:p>60,1231872208322</text:p>
          </table:table-cell>
          <table:table-cell table:formula="of:=[.C62]*[.F62]" office:value-type="float" office:value="30.0615936104162" calcext:value-type="float">
            <text:p>30,0615936104162</text:p>
          </table:table-cell>
          <table:table-cell table:formula="of:=[.G62]+[.H62]" office:value-type="float" office:value="90.1847808312484" calcext:value-type="float">
            <text:p>90,18478083124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5-07-03" calcext:value-type="date">
            <text:p>1945-07-03 00:00</text:p>
          </table:table-cell>
          <table:table-cell table:formula="of:=[.C62]" office:value-type="float" office:value="4" calcext:value-type="float">
            <text:p>4</text:p>
          </table:table-cell>
          <table:table-cell table:formula="of:=IF(MOD([.A63]; 7) = 4; 18; 20)" office:value-type="float" office:value="20" calcext:value-type="float">
            <text:p>20</text:p>
          </table:table-cell>
          <table:table-cell table:formula="of:=[.E62]*0.997" office:value-type="float" office:value="2.99714088295849" calcext:value-type="float">
            <text:p>2,99714088295849</text:p>
          </table:table-cell>
          <table:table-cell table:formula="of:=[.F62]*0.997" office:value-type="float" office:value="7.49285220739623" calcext:value-type="float">
            <text:p>7,49285220739623</text:p>
          </table:table-cell>
          <table:table-cell table:formula="of:=[.D63]*[.E63]" office:value-type="float" office:value="59.9428176591697" calcext:value-type="float">
            <text:p>59,9428176591697</text:p>
          </table:table-cell>
          <table:table-cell table:formula="of:=[.C63]*[.F63]" office:value-type="float" office:value="29.9714088295849" calcext:value-type="float">
            <text:p>29,9714088295849</text:p>
          </table:table-cell>
          <table:table-cell table:formula="of:=[.G63]+[.H63]" office:value-type="float" office:value="89.9142264887547" calcext:value-type="float">
            <text:p>89,91422648875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45-07-04" calcext:value-type="date">
            <text:p>1945-07-04 00:00</text:p>
          </table:table-cell>
          <table:table-cell table:formula="of:=[.C63]" office:value-type="float" office:value="4" calcext:value-type="float">
            <text:p>4</text:p>
          </table:table-cell>
          <table:table-cell table:formula="of:=IF(MOD([.A64]; 7) = 4; 18; 20)" office:value-type="float" office:value="20" calcext:value-type="float">
            <text:p>20</text:p>
          </table:table-cell>
          <table:table-cell table:formula="of:=[.E63]*0.997" office:value-type="float" office:value="2.98814946030961" calcext:value-type="float">
            <text:p>2,98814946030961</text:p>
          </table:table-cell>
          <table:table-cell table:formula="of:=[.F63]*0.997" office:value-type="float" office:value="7.47037365077404" calcext:value-type="float">
            <text:p>7,47037365077404</text:p>
          </table:table-cell>
          <table:table-cell table:formula="of:=[.D64]*[.E64]" office:value-type="float" office:value="59.7629892061922" calcext:value-type="float">
            <text:p>59,7629892061922</text:p>
          </table:table-cell>
          <table:table-cell table:formula="of:=[.C64]*[.F64]" office:value-type="float" office:value="29.8814946030962" calcext:value-type="float">
            <text:p>29,8814946030962</text:p>
          </table:table-cell>
          <table:table-cell table:formula="of:=[.G64]+[.H64]" office:value-type="float" office:value="89.6444838092884" calcext:value-type="float">
            <text:p>89,6444838092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45-07-05" calcext:value-type="date">
            <text:p>1945-07-05 00:00</text:p>
          </table:table-cell>
          <table:table-cell table:formula="of:=[.C64]" office:value-type="float" office:value="4" calcext:value-type="float">
            <text:p>4</text:p>
          </table:table-cell>
          <table:table-cell table:formula="of:=IF(MOD([.A65]; 7) = 4; 18; 20)" office:value-type="float" office:value="20" calcext:value-type="float">
            <text:p>20</text:p>
          </table:table-cell>
          <table:table-cell table:formula="of:=[.E64]*0.997" office:value-type="float" office:value="2.97918501192868" calcext:value-type="float">
            <text:p>2,97918501192868</text:p>
          </table:table-cell>
          <table:table-cell table:formula="of:=[.F64]*0.997" office:value-type="float" office:value="7.44796252982172" calcext:value-type="float">
            <text:p>7,44796252982172</text:p>
          </table:table-cell>
          <table:table-cell table:formula="of:=[.D65]*[.E65]" office:value-type="float" office:value="59.5837002385737" calcext:value-type="float">
            <text:p>59,5837002385737</text:p>
          </table:table-cell>
          <table:table-cell table:formula="of:=[.C65]*[.F65]" office:value-type="float" office:value="29.7918501192869" calcext:value-type="float">
            <text:p>29,7918501192869</text:p>
          </table:table-cell>
          <table:table-cell table:formula="of:=[.G65]+[.H65]" office:value-type="float" office:value="89.3755503578605" calcext:value-type="float">
            <text:p>89,37555035786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45-07-06" calcext:value-type="date">
            <text:p>1945-07-06 00:00</text:p>
          </table:table-cell>
          <table:table-cell table:formula="of:=[.C65]" office:value-type="float" office:value="4" calcext:value-type="float">
            <text:p>4</text:p>
          </table:table-cell>
          <table:table-cell table:formula="of:=IF(MOD([.A66]; 7) = 4; 18; 20)" office:value-type="float" office:value="20" calcext:value-type="float">
            <text:p>20</text:p>
          </table:table-cell>
          <table:table-cell table:formula="of:=[.E65]*0.997" office:value-type="float" office:value="2.9702474568929" calcext:value-type="float">
            <text:p>2,9702474568929</text:p>
          </table:table-cell>
          <table:table-cell table:formula="of:=[.F65]*0.997" office:value-type="float" office:value="7.42561864223225" calcext:value-type="float">
            <text:p>7,42561864223225</text:p>
          </table:table-cell>
          <table:table-cell table:formula="of:=[.D66]*[.E66]" office:value-type="float" office:value="59.4049491378579" calcext:value-type="float">
            <text:p>59,4049491378579</text:p>
          </table:table-cell>
          <table:table-cell table:formula="of:=[.C66]*[.F66]" office:value-type="float" office:value="29.702474568929" calcext:value-type="float">
            <text:p>29,702474568929</text:p>
          </table:table-cell>
          <table:table-cell table:formula="of:=[.G66]+[.H66]" office:value-type="float" office:value="89.1074237067869" calcext:value-type="float">
            <text:p>89,10742370678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45-07-07" calcext:value-type="date">
            <text:p>1945-07-07 00:00</text:p>
          </table:table-cell>
          <table:table-cell table:formula="of:=[.C66]" office:value-type="float" office:value="4" calcext:value-type="float">
            <text:p>4</text:p>
          </table:table-cell>
          <table:table-cell table:formula="of:=IF(MOD([.A67]; 7) = 4; 18; 20)" office:value-type="float" office:value="20" calcext:value-type="float">
            <text:p>20</text:p>
          </table:table-cell>
          <table:table-cell table:formula="of:=[.E66]*0.997" office:value-type="float" office:value="2.96133671452222" calcext:value-type="float">
            <text:p>2,96133671452222</text:p>
          </table:table-cell>
          <table:table-cell table:formula="of:=[.F66]*0.997" office:value-type="float" office:value="7.40334178630555" calcext:value-type="float">
            <text:p>7,40334178630555</text:p>
          </table:table-cell>
          <table:table-cell table:formula="of:=[.D67]*[.E67]" office:value-type="float" office:value="59.2267342904444" calcext:value-type="float">
            <text:p>59,2267342904444</text:p>
          </table:table-cell>
          <table:table-cell table:formula="of:=[.C67]*[.F67]" office:value-type="float" office:value="29.6133671452222" calcext:value-type="float">
            <text:p>29,6133671452222</text:p>
          </table:table-cell>
          <table:table-cell table:formula="of:=[.G67]+[.H67]" office:value-type="float" office:value="88.8401014356666" calcext:value-type="float">
            <text:p>88,84010143566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45-07-08" calcext:value-type="date">
            <text:p>1945-07-08 00:00</text:p>
          </table:table-cell>
          <table:table-cell table:formula="of:=[.C67]" office:value-type="float" office:value="4" calcext:value-type="float">
            <text:p>4</text:p>
          </table:table-cell>
          <table:table-cell table:formula="of:=IF(MOD([.A68]; 7) = 4; 18; 20)" office:value-type="float" office:value="18" calcext:value-type="float">
            <text:p>18</text:p>
          </table:table-cell>
          <table:table-cell table:formula="of:=[.E67]*0.997" office:value-type="float" office:value="2.95245270437865" calcext:value-type="float">
            <text:p>2,95245270437865</text:p>
          </table:table-cell>
          <table:table-cell table:formula="of:=[.F67]*0.997" office:value-type="float" office:value="7.38113176094664" calcext:value-type="float">
            <text:p>7,38113176094664</text:p>
          </table:table-cell>
          <table:table-cell table:formula="of:=[.D68]*[.E68]" office:value-type="float" office:value="53.1441486788157" calcext:value-type="float">
            <text:p>53,1441486788157</text:p>
          </table:table-cell>
          <table:table-cell table:formula="of:=[.C68]*[.F68]" office:value-type="float" office:value="29.5245270437865" calcext:value-type="float">
            <text:p>29,5245270437865</text:p>
          </table:table-cell>
          <table:table-cell table:formula="of:=[.G68]+[.H68]" office:value-type="float" office:value="82.6686757226023" calcext:value-type="float">
            <text:p>82,66867572260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07-09" calcext:value-type="date">
            <text:p>1945-07-09 00:00</text:p>
          </table:table-cell>
          <table:table-cell table:formula="of:=[.C68]" office:value-type="float" office:value="4" calcext:value-type="float">
            <text:p>4</text:p>
          </table:table-cell>
          <table:table-cell table:formula="of:=IF(MOD([.A69]; 7) = 4; 18; 20)" office:value-type="float" office:value="20" calcext:value-type="float">
            <text:p>20</text:p>
          </table:table-cell>
          <table:table-cell table:formula="of:=[.E68]*0.997" office:value-type="float" office:value="2.94359534626551" calcext:value-type="float">
            <text:p>2,94359534626551</text:p>
          </table:table-cell>
          <table:table-cell table:formula="of:=[.F68]*0.997" office:value-type="float" office:value="7.3589883656638" calcext:value-type="float">
            <text:p>7,3589883656638</text:p>
          </table:table-cell>
          <table:table-cell table:formula="of:=[.D69]*[.E69]" office:value-type="float" office:value="58.8719069253103" calcext:value-type="float">
            <text:p>58,8719069253103</text:p>
          </table:table-cell>
          <table:table-cell table:formula="of:=[.C69]*[.F69]" office:value-type="float" office:value="29.4359534626552" calcext:value-type="float">
            <text:p>29,4359534626552</text:p>
          </table:table-cell>
          <table:table-cell table:formula="of:=[.G69]+[.H69]" office:value-type="float" office:value="88.3078603879655" calcext:value-type="float">
            <text:p>88,30786038796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45-07-10" calcext:value-type="date">
            <text:p>1945-07-10 00:00</text:p>
          </table:table-cell>
          <table:table-cell table:formula="of:=[.C69]" office:value-type="float" office:value="4" calcext:value-type="float">
            <text:p>4</text:p>
          </table:table-cell>
          <table:table-cell table:formula="of:=IF(MOD([.A70]; 7) = 4; 18; 20)" office:value-type="float" office:value="20" calcext:value-type="float">
            <text:p>20</text:p>
          </table:table-cell>
          <table:table-cell table:formula="of:=[.E69]*0.997" office:value-type="float" office:value="2.93476456022672" calcext:value-type="float">
            <text:p>2,93476456022672</text:p>
          </table:table-cell>
          <table:table-cell table:formula="of:=[.F69]*0.997" office:value-type="float" office:value="7.33691140056681" calcext:value-type="float">
            <text:p>7,33691140056681</text:p>
          </table:table-cell>
          <table:table-cell table:formula="of:=[.D70]*[.E70]" office:value-type="float" office:value="58.6952912045344" calcext:value-type="float">
            <text:p>58,6952912045344</text:p>
          </table:table-cell>
          <table:table-cell table:formula="of:=[.C70]*[.F70]" office:value-type="float" office:value="29.3476456022672" calcext:value-type="float">
            <text:p>29,3476456022672</text:p>
          </table:table-cell>
          <table:table-cell table:formula="of:=[.G70]+[.H70]" office:value-type="float" office:value="88.0429368068016" calcext:value-type="float">
            <text:p>88,04293680680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5-07-11" calcext:value-type="date">
            <text:p>1945-07-11 00:00</text:p>
          </table:table-cell>
          <table:table-cell table:formula="of:=[.C70]" office:value-type="float" office:value="4" calcext:value-type="float">
            <text:p>4</text:p>
          </table:table-cell>
          <table:table-cell table:formula="of:=IF(MOD([.A71]; 7) = 4; 18; 20)" office:value-type="float" office:value="20" calcext:value-type="float">
            <text:p>20</text:p>
          </table:table-cell>
          <table:table-cell table:formula="of:=[.E70]*0.997" office:value-type="float" office:value="2.92596026654604" calcext:value-type="float">
            <text:p>2,92596026654604</text:p>
          </table:table-cell>
          <table:table-cell table:formula="of:=[.F70]*0.997" office:value-type="float" office:value="7.31490066636511" calcext:value-type="float">
            <text:p>7,31490066636511</text:p>
          </table:table-cell>
          <table:table-cell table:formula="of:=[.D71]*[.E71]" office:value-type="float" office:value="58.5192053309208" calcext:value-type="float">
            <text:p>58,5192053309208</text:p>
          </table:table-cell>
          <table:table-cell table:formula="of:=[.C71]*[.F71]" office:value-type="float" office:value="29.2596026654604" calcext:value-type="float">
            <text:p>29,2596026654604</text:p>
          </table:table-cell>
          <table:table-cell table:formula="of:=[.G71]+[.H71]" office:value-type="float" office:value="87.7788079963812" calcext:value-type="float">
            <text:p>87,77880799638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45-07-12" calcext:value-type="date">
            <text:p>1945-07-12 00:00</text:p>
          </table:table-cell>
          <table:table-cell table:formula="of:=[.C71]" office:value-type="float" office:value="4" calcext:value-type="float">
            <text:p>4</text:p>
          </table:table-cell>
          <table:table-cell table:formula="of:=IF(MOD([.A72]; 7) = 4; 18; 20)" office:value-type="float" office:value="20" calcext:value-type="float">
            <text:p>20</text:p>
          </table:table-cell>
          <table:table-cell table:formula="of:=[.E71]*0.997" office:value-type="float" office:value="2.9171823857464" calcext:value-type="float">
            <text:p>2,9171823857464</text:p>
          </table:table-cell>
          <table:table-cell table:formula="of:=[.F71]*0.997" office:value-type="float" office:value="7.29295596436601" calcext:value-type="float">
            <text:p>7,29295596436601</text:p>
          </table:table-cell>
          <table:table-cell table:formula="of:=[.D72]*[.E72]" office:value-type="float" office:value="58.343647714928" calcext:value-type="float">
            <text:p>58,343647714928</text:p>
          </table:table-cell>
          <table:table-cell table:formula="of:=[.C72]*[.F72]" office:value-type="float" office:value="29.171823857464" calcext:value-type="float">
            <text:p>29,171823857464</text:p>
          </table:table-cell>
          <table:table-cell table:formula="of:=[.G72]+[.H72]" office:value-type="float" office:value="87.5154715723921" calcext:value-type="float">
            <text:p>87,51547157239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45-07-13" calcext:value-type="date">
            <text:p>1945-07-13 00:00</text:p>
          </table:table-cell>
          <table:table-cell table:formula="of:=[.C72]" office:value-type="float" office:value="4" calcext:value-type="float">
            <text:p>4</text:p>
          </table:table-cell>
          <table:table-cell table:formula="of:=IF(MOD([.A73]; 7) = 4; 18; 20)" office:value-type="float" office:value="20" calcext:value-type="float">
            <text:p>20</text:p>
          </table:table-cell>
          <table:table-cell table:formula="of:=[.E72]*0.997" office:value-type="float" office:value="2.90843083858916" calcext:value-type="float">
            <text:p>2,90843083858916</text:p>
          </table:table-cell>
          <table:table-cell table:formula="of:=[.F72]*0.997" office:value-type="float" office:value="7.27107709647291" calcext:value-type="float">
            <text:p>7,27107709647291</text:p>
          </table:table-cell>
          <table:table-cell table:formula="of:=[.D73]*[.E73]" office:value-type="float" office:value="58.1686167717832" calcext:value-type="float">
            <text:p>58,1686167717832</text:p>
          </table:table-cell>
          <table:table-cell table:formula="of:=[.C73]*[.F73]" office:value-type="float" office:value="29.0843083858916" calcext:value-type="float">
            <text:p>29,0843083858916</text:p>
          </table:table-cell>
          <table:table-cell table:formula="of:=[.G73]+[.H73]" office:value-type="float" office:value="87.2529251576749" calcext:value-type="float">
            <text:p>87,25292515767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45-07-14" calcext:value-type="date">
            <text:p>1945-07-14 00:00</text:p>
          </table:table-cell>
          <table:table-cell office:value-type="float" office:value="4" calcext:value-type="float">
            <text:p>4</text:p>
          </table:table-cell>
          <table:table-cell table:formula="of:=IF(MOD([.A74]; 7) = 4; 18; 20)" office:value-type="float" office:value="20" calcext:value-type="float">
            <text:p>20</text:p>
          </table:table-cell>
          <table:table-cell table:formula="of:=[.E73]*0.997" office:value-type="float" office:value="2.89970554607339" calcext:value-type="float">
            <text:p>2,89970554607339</text:p>
          </table:table-cell>
          <table:table-cell table:formula="of:=[.F73]*0.997" office:value-type="float" office:value="7.24926386518349" calcext:value-type="float">
            <text:p>7,24926386518349</text:p>
          </table:table-cell>
          <table:table-cell table:formula="of:=[.D74]*[.E74]" office:value-type="float" office:value="57.9941109214679" calcext:value-type="float">
            <text:p>57,9941109214679</text:p>
          </table:table-cell>
          <table:table-cell table:formula="of:=[.C74]*[.F74]" office:value-type="float" office:value="28.997055460734" calcext:value-type="float">
            <text:p>28,997055460734</text:p>
          </table:table-cell>
          <table:table-cell table:formula="of:=[.G74]+[.H74]" office:value-type="float" office:value="86.9911663822018" calcext:value-type="float">
            <text:p>86,9911663822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45-07-15" calcext:value-type="date">
            <text:p>1945-07-15 00:00</text:p>
          </table:table-cell>
          <table:table-cell office:value-type="float" office:value="4" calcext:value-type="float">
            <text:p>4</text:p>
          </table:table-cell>
          <table:table-cell table:formula="of:=IF(MOD([.A75]; 7) = 4; 18; 20)" office:value-type="float" office:value="18" calcext:value-type="float">
            <text:p>18</text:p>
          </table:table-cell>
          <table:table-cell table:formula="of:=[.E74]*0.997" office:value-type="float" office:value="2.89100642943517" calcext:value-type="float">
            <text:p>2,89100642943517</text:p>
          </table:table-cell>
          <table:table-cell table:formula="of:=[.F74]*0.997" office:value-type="float" office:value="7.22751607358794" calcext:value-type="float">
            <text:p>7,22751607358794</text:p>
          </table:table-cell>
          <table:table-cell table:formula="of:=[.D75]*[.E75]" office:value-type="float" office:value="52.0381157298331" calcext:value-type="float">
            <text:p>52,0381157298331</text:p>
          </table:table-cell>
          <table:table-cell table:formula="of:=[.C75]*[.F75]" office:value-type="float" office:value="28.9100642943518" calcext:value-type="float">
            <text:p>28,9100642943518</text:p>
          </table:table-cell>
          <table:table-cell table:formula="of:=[.G75]+[.H75]" office:value-type="float" office:value="80.9481800241849" calcext:value-type="float">
            <text:p>80,94818002418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45-07-16" calcext:value-type="date">
            <text:p>1945-07-16 00:00</text:p>
          </table:table-cell>
          <table:table-cell office:value-type="float" office:value="4" calcext:value-type="float">
            <text:p>4</text:p>
          </table:table-cell>
          <table:table-cell table:formula="of:=IF(MOD([.A76]; 7) = 4; 18; 20)" office:value-type="float" office:value="20" calcext:value-type="float">
            <text:p>20</text:p>
          </table:table-cell>
          <table:table-cell table:formula="of:=[.E75]*0.997" office:value-type="float" office:value="2.88233341014687" calcext:value-type="float">
            <text:p>2,88233341014687</text:p>
          </table:table-cell>
          <table:table-cell table:formula="of:=[.F75]*0.997" office:value-type="float" office:value="7.20583352536718" calcext:value-type="float">
            <text:p>7,20583352536718</text:p>
          </table:table-cell>
          <table:table-cell table:formula="of:=[.D76]*[.E76]" office:value-type="float" office:value="57.6466682029374" calcext:value-type="float">
            <text:p>57,6466682029374</text:p>
          </table:table-cell>
          <table:table-cell table:formula="of:=[.C76]*[.F76]" office:value-type="float" office:value="28.8233341014687" calcext:value-type="float">
            <text:p>28,8233341014687</text:p>
          </table:table-cell>
          <table:table-cell table:formula="of:=[.G76]+[.H76]" office:value-type="float" office:value="86.4700023044061" calcext:value-type="float">
            <text:p>86,47000230440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45-07-17" calcext:value-type="date">
            <text:p>1945-07-17 00:00</text:p>
          </table:table-cell>
          <table:table-cell office:value-type="float" office:value="4" calcext:value-type="float">
            <text:p>4</text:p>
          </table:table-cell>
          <table:table-cell table:formula="of:=IF(MOD([.A77]; 7) = 4; 18; 20)" office:value-type="float" office:value="20" calcext:value-type="float">
            <text:p>20</text:p>
          </table:table-cell>
          <table:table-cell table:formula="of:=[.E76]*0.997" office:value-type="float" office:value="2.87368640991643" calcext:value-type="float">
            <text:p>2,87368640991643</text:p>
          </table:table-cell>
          <table:table-cell table:formula="of:=[.F76]*0.997" office:value-type="float" office:value="7.18421602479108" calcext:value-type="float">
            <text:p>7,18421602479108</text:p>
          </table:table-cell>
          <table:table-cell table:formula="of:=[.D77]*[.E77]" office:value-type="float" office:value="57.4737281983286" calcext:value-type="float">
            <text:p>57,4737281983286</text:p>
          </table:table-cell>
          <table:table-cell table:formula="of:=[.C77]*[.F77]" office:value-type="float" office:value="28.7368640991643" calcext:value-type="float">
            <text:p>28,7368640991643</text:p>
          </table:table-cell>
          <table:table-cell table:formula="of:=[.G77]+[.H77]" office:value-type="float" office:value="86.2105922974929" calcext:value-type="float">
            <text:p>86,21059229749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45-07-18" calcext:value-type="date">
            <text:p>1945-07-18 00:00</text:p>
          </table:table-cell>
          <table:table-cell office:value-type="float" office:value="4" calcext:value-type="float">
            <text:p>4</text:p>
          </table:table-cell>
          <table:table-cell table:formula="of:=IF(MOD([.A78]; 7) = 4; 18; 20)" office:value-type="float" office:value="20" calcext:value-type="float">
            <text:p>20</text:p>
          </table:table-cell>
          <table:table-cell table:formula="of:=[.E77]*0.997" office:value-type="float" office:value="2.86506535068668" calcext:value-type="float">
            <text:p>2,86506535068668</text:p>
          </table:table-cell>
          <table:table-cell table:formula="of:=[.F77]*0.997" office:value-type="float" office:value="7.1626633767167" calcext:value-type="float">
            <text:p>7,1626633767167</text:p>
          </table:table-cell>
          <table:table-cell table:formula="of:=[.D78]*[.E78]" office:value-type="float" office:value="57.3013070137336" calcext:value-type="float">
            <text:p>57,3013070137336</text:p>
          </table:table-cell>
          <table:table-cell table:formula="of:=[.C78]*[.F78]" office:value-type="float" office:value="28.6506535068668" calcext:value-type="float">
            <text:p>28,6506535068668</text:p>
          </table:table-cell>
          <table:table-cell table:formula="of:=[.G78]+[.H78]" office:value-type="float" office:value="85.9519605206004" calcext:value-type="float">
            <text:p>85,95196052060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45-07-19" calcext:value-type="date">
            <text:p>1945-07-19 00:00</text:p>
          </table:table-cell>
          <table:table-cell office:value-type="float" office:value="4" calcext:value-type="float">
            <text:p>4</text:p>
          </table:table-cell>
          <table:table-cell table:formula="of:=IF(MOD([.A79]; 7) = 4; 18; 20)" office:value-type="float" office:value="20" calcext:value-type="float">
            <text:p>20</text:p>
          </table:table-cell>
          <table:table-cell table:formula="of:=[.E78]*0.997" office:value-type="float" office:value="2.85647015463462" calcext:value-type="float">
            <text:p>2,85647015463462</text:p>
          </table:table-cell>
          <table:table-cell table:formula="of:=[.F78]*0.997" office:value-type="float" office:value="7.14117538658655" calcext:value-type="float">
            <text:p>7,14117538658655</text:p>
          </table:table-cell>
          <table:table-cell table:formula="of:=[.D79]*[.E79]" office:value-type="float" office:value="57.1294030926924" calcext:value-type="float">
            <text:p>57,1294030926924</text:p>
          </table:table-cell>
          <table:table-cell table:formula="of:=[.C79]*[.F79]" office:value-type="float" office:value="28.5647015463462" calcext:value-type="float">
            <text:p>28,5647015463462</text:p>
          </table:table-cell>
          <table:table-cell table:formula="of:=[.G79]+[.H79]" office:value-type="float" office:value="85.6941046390386" calcext:value-type="float">
            <text:p>85,69410463903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45-07-20" calcext:value-type="date">
            <text:p>1945-07-20 00:00</text:p>
          </table:table-cell>
          <table:table-cell office:value-type="float" office:value="4" calcext:value-type="float">
            <text:p>4</text:p>
          </table:table-cell>
          <table:table-cell table:formula="of:=IF(MOD([.A80]; 7) = 4; 18; 20)" office:value-type="float" office:value="20" calcext:value-type="float">
            <text:p>20</text:p>
          </table:table-cell>
          <table:table-cell table:formula="of:=[.E79]*0.997" office:value-type="float" office:value="2.84790074417071" calcext:value-type="float">
            <text:p>2,84790074417071</text:p>
          </table:table-cell>
          <table:table-cell table:formula="of:=[.F79]*0.997" office:value-type="float" office:value="7.11975186042679" calcext:value-type="float">
            <text:p>7,11975186042679</text:p>
          </table:table-cell>
          <table:table-cell table:formula="of:=[.D80]*[.E80]" office:value-type="float" office:value="56.9580148834143" calcext:value-type="float">
            <text:p>56,9580148834143</text:p>
          </table:table-cell>
          <table:table-cell table:formula="of:=[.C80]*[.F80]" office:value-type="float" office:value="28.4790074417072" calcext:value-type="float">
            <text:p>28,4790074417072</text:p>
          </table:table-cell>
          <table:table-cell table:formula="of:=[.G80]+[.H80]" office:value-type="float" office:value="85.4370223251215" calcext:value-type="float">
            <text:p>85,43702232512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45-07-21" calcext:value-type="date">
            <text:p>1945-07-21 00:00</text:p>
          </table:table-cell>
          <table:table-cell office:value-type="float" office:value="4" calcext:value-type="float">
            <text:p>4</text:p>
          </table:table-cell>
          <table:table-cell table:formula="of:=IF(MOD([.A81]; 7) = 4; 18; 20)" office:value-type="float" office:value="20" calcext:value-type="float">
            <text:p>20</text:p>
          </table:table-cell>
          <table:table-cell table:formula="of:=[.E80]*0.997" office:value-type="float" office:value="2.8393570419382" calcext:value-type="float">
            <text:p>2,8393570419382</text:p>
          </table:table-cell>
          <table:table-cell table:formula="of:=[.F80]*0.997" office:value-type="float" office:value="7.09839260484551" calcext:value-type="float">
            <text:p>7,09839260484551</text:p>
          </table:table-cell>
          <table:table-cell table:formula="of:=[.D81]*[.E81]" office:value-type="float" office:value="56.7871408387641" calcext:value-type="float">
            <text:p>56,7871408387641</text:p>
          </table:table-cell>
          <table:table-cell table:formula="of:=[.C81]*[.F81]" office:value-type="float" office:value="28.3935704193821" calcext:value-type="float">
            <text:p>28,3935704193821</text:p>
          </table:table-cell>
          <table:table-cell table:formula="of:=[.G81]+[.H81]" office:value-type="float" office:value="85.1807112581461" calcext:value-type="float">
            <text:p>85,18071125814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45-07-22" calcext:value-type="date">
            <text:p>1945-07-22 00:00</text:p>
          </table:table-cell>
          <table:table-cell office:value-type="float" office:value="4" calcext:value-type="float">
            <text:p>4</text:p>
          </table:table-cell>
          <table:table-cell table:formula="of:=IF(MOD([.A82]; 7) = 4; 18; 20)" office:value-type="float" office:value="18" calcext:value-type="float">
            <text:p>18</text:p>
          </table:table-cell>
          <table:table-cell table:formula="of:=[.E81]*0.997" office:value-type="float" office:value="2.83083897081239" calcext:value-type="float">
            <text:p>2,83083897081239</text:p>
          </table:table-cell>
          <table:table-cell table:formula="of:=[.F81]*0.997" office:value-type="float" office:value="7.07709742703098" calcext:value-type="float">
            <text:p>7,07709742703098</text:p>
          </table:table-cell>
          <table:table-cell table:formula="of:=[.D82]*[.E82]" office:value-type="float" office:value="50.955101474623" calcext:value-type="float">
            <text:p>50,955101474623</text:p>
          </table:table-cell>
          <table:table-cell table:formula="of:=[.C82]*[.F82]" office:value-type="float" office:value="28.3083897081239" calcext:value-type="float">
            <text:p>28,3083897081239</text:p>
          </table:table-cell>
          <table:table-cell table:formula="of:=[.G82]+[.H82]" office:value-type="float" office:value="79.2634911827469" calcext:value-type="float">
            <text:p>79,26349118274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45-07-23" calcext:value-type="date">
            <text:p>1945-07-23 00:00</text:p>
          </table:table-cell>
          <table:table-cell office:value-type="float" office:value="4" calcext:value-type="float">
            <text:p>4</text:p>
          </table:table-cell>
          <table:table-cell table:formula="of:=IF(MOD([.A83]; 7) = 4; 18; 20)" office:value-type="float" office:value="20" calcext:value-type="float">
            <text:p>20</text:p>
          </table:table-cell>
          <table:table-cell table:formula="of:=[.E82]*0.997" office:value-type="float" office:value="2.82234645389995" calcext:value-type="float">
            <text:p>2,82234645389995</text:p>
          </table:table-cell>
          <table:table-cell table:formula="of:=[.F82]*0.997" office:value-type="float" office:value="7.05586613474989" calcext:value-type="float">
            <text:p>7,05586613474989</text:p>
          </table:table-cell>
          <table:table-cell table:formula="of:=[.D83]*[.E83]" office:value-type="float" office:value="56.446929077999" calcext:value-type="float">
            <text:p>56,446929077999</text:p>
          </table:table-cell>
          <table:table-cell table:formula="of:=[.C83]*[.F83]" office:value-type="float" office:value="28.2234645389995" calcext:value-type="float">
            <text:p>28,2234645389995</text:p>
          </table:table-cell>
          <table:table-cell table:formula="of:=[.G83]+[.H83]" office:value-type="float" office:value="84.6703936169986" calcext:value-type="float">
            <text:p>84,67039361699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45-07-24" calcext:value-type="date">
            <text:p>1945-07-24 00:00</text:p>
          </table:table-cell>
          <table:table-cell office:value-type="float" office:value="4" calcext:value-type="float">
            <text:p>4</text:p>
          </table:table-cell>
          <table:table-cell table:formula="of:=IF(MOD([.A84]; 7) = 4; 18; 20)" office:value-type="float" office:value="20" calcext:value-type="float">
            <text:p>20</text:p>
          </table:table-cell>
          <table:table-cell table:formula="of:=[.E83]*0.997" office:value-type="float" office:value="2.81387941453825" calcext:value-type="float">
            <text:p>2,81387941453825</text:p>
          </table:table-cell>
          <table:table-cell table:formula="of:=[.F83]*0.997" office:value-type="float" office:value="7.03469853634564" calcext:value-type="float">
            <text:p>7,03469853634564</text:p>
          </table:table-cell>
          <table:table-cell table:formula="of:=[.D84]*[.E84]" office:value-type="float" office:value="56.277588290765" calcext:value-type="float">
            <text:p>56,277588290765</text:p>
          </table:table-cell>
          <table:table-cell table:formula="of:=[.C84]*[.F84]" office:value-type="float" office:value="28.1387941453825" calcext:value-type="float">
            <text:p>28,1387941453825</text:p>
          </table:table-cell>
          <table:table-cell table:formula="of:=[.G84]+[.H84]" office:value-type="float" office:value="84.4163824361476" calcext:value-type="float">
            <text:p>84,41638243614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45-07-25" calcext:value-type="date">
            <text:p>1945-07-25 00:00</text:p>
          </table:table-cell>
          <table:table-cell office:value-type="float" office:value="4" calcext:value-type="float">
            <text:p>4</text:p>
          </table:table-cell>
          <table:table-cell table:formula="of:=IF(MOD([.A85]; 7) = 4; 18; 20)" office:value-type="float" office:value="20" calcext:value-type="float">
            <text:p>20</text:p>
          </table:table-cell>
          <table:table-cell table:formula="of:=[.E84]*0.997" office:value-type="float" office:value="2.80543777629464" calcext:value-type="float">
            <text:p>2,80543777629464</text:p>
          </table:table-cell>
          <table:table-cell table:formula="of:=[.F84]*0.997" office:value-type="float" office:value="7.0135944407366" calcext:value-type="float">
            <text:p>7,0135944407366</text:p>
          </table:table-cell>
          <table:table-cell table:formula="of:=[.D85]*[.E85]" office:value-type="float" office:value="56.1087555258927" calcext:value-type="float">
            <text:p>56,1087555258927</text:p>
          </table:table-cell>
          <table:table-cell table:formula="of:=[.C85]*[.F85]" office:value-type="float" office:value="28.0543777629464" calcext:value-type="float">
            <text:p>28,0543777629464</text:p>
          </table:table-cell>
          <table:table-cell table:formula="of:=[.G85]+[.H85]" office:value-type="float" office:value="84.1631332888391" calcext:value-type="float">
            <text:p>84,16313328883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5-07-26" calcext:value-type="date">
            <text:p>1945-07-26 00:00</text:p>
          </table:table-cell>
          <table:table-cell office:value-type="float" office:value="4" calcext:value-type="float">
            <text:p>4</text:p>
          </table:table-cell>
          <table:table-cell table:formula="of:=IF(MOD([.A86]; 7) = 4; 18; 20)" office:value-type="float" office:value="20" calcext:value-type="float">
            <text:p>20</text:p>
          </table:table-cell>
          <table:table-cell table:formula="of:=[.E85]*0.997" office:value-type="float" office:value="2.79702146296575" calcext:value-type="float">
            <text:p>2,79702146296575</text:p>
          </table:table-cell>
          <table:table-cell table:formula="of:=[.F85]*0.997" office:value-type="float" office:value="6.99255365741439" calcext:value-type="float">
            <text:p>6,99255365741439</text:p>
          </table:table-cell>
          <table:table-cell table:formula="of:=[.D86]*[.E86]" office:value-type="float" office:value="55.9404292593151" calcext:value-type="float">
            <text:p>55,9404292593151</text:p>
          </table:table-cell>
          <table:table-cell table:formula="of:=[.C86]*[.F86]" office:value-type="float" office:value="27.9702146296575" calcext:value-type="float">
            <text:p>27,9702146296575</text:p>
          </table:table-cell>
          <table:table-cell table:formula="of:=[.G86]+[.H86]" office:value-type="float" office:value="83.9106438889726" calcext:value-type="float">
            <text:p>83,91064388897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5-07-27" calcext:value-type="date">
            <text:p>1945-07-27 00:00</text:p>
          </table:table-cell>
          <table:table-cell office:value-type="float" office:value="4" calcext:value-type="float">
            <text:p>4</text:p>
          </table:table-cell>
          <table:table-cell table:formula="of:=IF(MOD([.A87]; 7) = 4; 18; 20)" office:value-type="float" office:value="20" calcext:value-type="float">
            <text:p>20</text:p>
          </table:table-cell>
          <table:table-cell table:formula="of:=[.E86]*0.997" office:value-type="float" office:value="2.78863039857685" calcext:value-type="float">
            <text:p>2,78863039857685</text:p>
          </table:table-cell>
          <table:table-cell table:formula="of:=[.F86]*0.997" office:value-type="float" office:value="6.97157599644214" calcext:value-type="float">
            <text:p>6,97157599644214</text:p>
          </table:table-cell>
          <table:table-cell table:formula="of:=[.D87]*[.E87]" office:value-type="float" office:value="55.7726079715371" calcext:value-type="float">
            <text:p>55,7726079715371</text:p>
          </table:table-cell>
          <table:table-cell table:formula="of:=[.C87]*[.F87]" office:value-type="float" office:value="27.8863039857686" calcext:value-type="float">
            <text:p>27,8863039857686</text:p>
          </table:table-cell>
          <table:table-cell table:formula="of:=[.G87]+[.H87]" office:value-type="float" office:value="83.6589119573057" calcext:value-type="float">
            <text:p>83,65891195730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5-07-28" calcext:value-type="date">
            <text:p>1945-07-28 00:00</text:p>
          </table:table-cell>
          <table:table-cell office:value-type="float" office:value="4" calcext:value-type="float">
            <text:p>4</text:p>
          </table:table-cell>
          <table:table-cell table:formula="of:=IF(MOD([.A88]; 7) = 4; 18; 20)" office:value-type="float" office:value="20" calcext:value-type="float">
            <text:p>20</text:p>
          </table:table-cell>
          <table:table-cell table:formula="of:=[.E87]*0.997" office:value-type="float" office:value="2.78026450738112" calcext:value-type="float">
            <text:p>2,78026450738112</text:p>
          </table:table-cell>
          <table:table-cell table:formula="of:=[.F87]*0.997" office:value-type="float" office:value="6.95066126845282" calcext:value-type="float">
            <text:p>6,95066126845282</text:p>
          </table:table-cell>
          <table:table-cell table:formula="of:=[.D88]*[.E88]" office:value-type="float" office:value="55.6052901476225" calcext:value-type="float">
            <text:p>55,6052901476225</text:p>
          </table:table-cell>
          <table:table-cell table:formula="of:=[.C88]*[.F88]" office:value-type="float" office:value="27.8026450738113" calcext:value-type="float">
            <text:p>27,8026450738113</text:p>
          </table:table-cell>
          <table:table-cell table:formula="of:=[.G88]+[.H88]" office:value-type="float" office:value="83.4079352214338" calcext:value-type="float">
            <text:p>83,40793522143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5-07-29" calcext:value-type="date">
            <text:p>1945-07-29 00:00</text:p>
          </table:table-cell>
          <table:table-cell office:value-type="float" office:value="4" calcext:value-type="float">
            <text:p>4</text:p>
          </table:table-cell>
          <table:table-cell table:formula="of:=IF(MOD([.A89]; 7) = 4; 18; 20)" office:value-type="float" office:value="18" calcext:value-type="float">
            <text:p>18</text:p>
          </table:table-cell>
          <table:table-cell table:formula="of:=[.E88]*0.997" office:value-type="float" office:value="2.77192371385898" calcext:value-type="float">
            <text:p>2,77192371385898</text:p>
          </table:table-cell>
          <table:table-cell table:formula="of:=[.F88]*0.997" office:value-type="float" office:value="6.92980928464746" calcext:value-type="float">
            <text:p>6,92980928464746</text:p>
          </table:table-cell>
          <table:table-cell table:formula="of:=[.D89]*[.E89]" office:value-type="float" office:value="49.8946268494617" calcext:value-type="float">
            <text:p>49,8946268494617</text:p>
          </table:table-cell>
          <table:table-cell table:formula="of:=[.C89]*[.F89]" office:value-type="float" office:value="27.7192371385898" calcext:value-type="float">
            <text:p>27,7192371385898</text:p>
          </table:table-cell>
          <table:table-cell table:formula="of:=[.G89]+[.H89]" office:value-type="float" office:value="77.6138639880515" calcext:value-type="float">
            <text:p>77,61386398805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45-07-30" calcext:value-type="date">
            <text:p>1945-07-30 00:00</text:p>
          </table:table-cell>
          <table:table-cell office:value-type="float" office:value="4" calcext:value-type="float">
            <text:p>4</text:p>
          </table:table-cell>
          <table:table-cell table:formula="of:=IF(MOD([.A90]; 7) = 4; 18; 20)" office:value-type="float" office:value="20" calcext:value-type="float">
            <text:p>20</text:p>
          </table:table-cell>
          <table:table-cell table:formula="of:=[.E89]*0.997" office:value-type="float" office:value="2.7636079427174" calcext:value-type="float">
            <text:p>2,7636079427174</text:p>
          </table:table-cell>
          <table:table-cell table:formula="of:=[.F89]*0.997" office:value-type="float" office:value="6.90901985679352" calcext:value-type="float">
            <text:p>6,90901985679352</text:p>
          </table:table-cell>
          <table:table-cell table:formula="of:=[.D90]*[.E90]" office:value-type="float" office:value="55.2721588543481" calcext:value-type="float">
            <text:p>55,2721588543481</text:p>
          </table:table-cell>
          <table:table-cell table:formula="of:=[.C90]*[.F90]" office:value-type="float" office:value="27.6360794271741" calcext:value-type="float">
            <text:p>27,6360794271741</text:p>
          </table:table-cell>
          <table:table-cell table:formula="of:=[.G90]+[.H90]" office:value-type="float" office:value="82.9082382815222" calcext:value-type="float">
            <text:p>82,90823828152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45-07-31" calcext:value-type="date">
            <text:p>1945-07-31 00:00</text:p>
          </table:table-cell>
          <table:table-cell office:value-type="float" office:value="4" calcext:value-type="float">
            <text:p>4</text:p>
          </table:table-cell>
          <table:table-cell table:formula="of:=IF(MOD([.A91]; 7) = 4; 18; 20)" office:value-type="float" office:value="20" calcext:value-type="float">
            <text:p>20</text:p>
          </table:table-cell>
          <table:table-cell table:formula="of:=[.E90]*0.997" office:value-type="float" office:value="2.75531711888925" calcext:value-type="float">
            <text:p>2,75531711888925</text:p>
          </table:table-cell>
          <table:table-cell table:formula="of:=[.F90]*0.997" office:value-type="float" office:value="6.88829279722314" calcext:value-type="float">
            <text:p>6,88829279722314</text:p>
          </table:table-cell>
          <table:table-cell table:formula="of:=[.D91]*[.E91]" office:value-type="float" office:value="55.106342377785" calcext:value-type="float">
            <text:p>55,106342377785</text:p>
          </table:table-cell>
          <table:table-cell table:formula="of:=[.C91]*[.F91]" office:value-type="float" office:value="27.5531711888925" calcext:value-type="float">
            <text:p>27,5531711888925</text:p>
          </table:table-cell>
          <table:table-cell table:formula="of:=[.G91]+[.H91]" office:value-type="float" office:value="82.6595135666776" calcext:value-type="float">
            <text:p>82,65951356667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45-08-01" calcext:value-type="date">
            <text:p>1945-08-01 00:00</text:p>
          </table:table-cell>
          <table:table-cell office:value-type="float" office:value="4" calcext:value-type="float">
            <text:p>4</text:p>
          </table:table-cell>
          <table:table-cell table:formula="of:=IF(MOD([.A92]; 7) = 4; 18; 20)" office:value-type="float" office:value="20" calcext:value-type="float">
            <text:p>20</text:p>
          </table:table-cell>
          <table:table-cell table:formula="of:=[.E91]*0.997" office:value-type="float" office:value="2.74705116753258" calcext:value-type="float">
            <text:p>2,74705116753258</text:p>
          </table:table-cell>
          <table:table-cell table:formula="of:=[.F91]*0.997" office:value-type="float" office:value="6.86762791883147" calcext:value-type="float">
            <text:p>6,86762791883147</text:p>
          </table:table-cell>
          <table:table-cell table:formula="of:=[.D92]*[.E92]" office:value-type="float" office:value="54.9410233506517" calcext:value-type="float">
            <text:p>54,9410233506517</text:p>
          </table:table-cell>
          <table:table-cell table:formula="of:=[.C92]*[.F92]" office:value-type="float" office:value="27.4705116753259" calcext:value-type="float">
            <text:p>27,4705116753259</text:p>
          </table:table-cell>
          <table:table-cell table:formula="of:=[.G92]+[.H92]" office:value-type="float" office:value="82.4115350259776" calcext:value-type="float">
            <text:p>82,41153502597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45-08-02" calcext:value-type="date">
            <text:p>1945-08-02 00:00</text:p>
          </table:table-cell>
          <table:table-cell office:value-type="float" office:value="4" calcext:value-type="float">
            <text:p>4</text:p>
          </table:table-cell>
          <table:table-cell table:formula="of:=IF(MOD([.A93]; 7) = 4; 18; 20)" office:value-type="float" office:value="20" calcext:value-type="float">
            <text:p>20</text:p>
          </table:table-cell>
          <table:table-cell table:formula="of:=[.E92]*0.997" office:value-type="float" office:value="2.73881001402999" calcext:value-type="float">
            <text:p>2,73881001402999</text:p>
          </table:table-cell>
          <table:table-cell table:formula="of:=[.F92]*0.997" office:value-type="float" office:value="6.84702503507497" calcext:value-type="float">
            <text:p>6,84702503507497</text:p>
          </table:table-cell>
          <table:table-cell table:formula="of:=[.D93]*[.E93]" office:value-type="float" office:value="54.7762002805997" calcext:value-type="float">
            <text:p>54,7762002805997</text:p>
          </table:table-cell>
          <table:table-cell table:formula="of:=[.C93]*[.F93]" office:value-type="float" office:value="27.3881001402999" calcext:value-type="float">
            <text:p>27,3881001402999</text:p>
          </table:table-cell>
          <table:table-cell table:formula="of:=[.G93]+[.H93]" office:value-type="float" office:value="82.1643004208996" calcext:value-type="float">
            <text:p>82,16430042089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45-08-03" calcext:value-type="date">
            <text:p>1945-08-03 00:00</text:p>
          </table:table-cell>
          <table:table-cell office:value-type="float" office:value="4" calcext:value-type="float">
            <text:p>4</text:p>
          </table:table-cell>
          <table:table-cell table:formula="of:=IF(MOD([.A94]; 7) = 4; 18; 20)" office:value-type="float" office:value="20" calcext:value-type="float">
            <text:p>20</text:p>
          </table:table-cell>
          <table:table-cell table:formula="of:=[.E93]*0.997" office:value-type="float" office:value="2.7305935839879" calcext:value-type="float">
            <text:p>2,7305935839879</text:p>
          </table:table-cell>
          <table:table-cell table:formula="of:=[.F93]*0.997" office:value-type="float" office:value="6.82648395996975" calcext:value-type="float">
            <text:p>6,82648395996975</text:p>
          </table:table-cell>
          <table:table-cell table:formula="of:=[.D94]*[.E94]" office:value-type="float" office:value="54.6118716797579" calcext:value-type="float">
            <text:p>54,6118716797579</text:p>
          </table:table-cell>
          <table:table-cell table:formula="of:=[.C94]*[.F94]" office:value-type="float" office:value="27.305935839879" calcext:value-type="float">
            <text:p>27,305935839879</text:p>
          </table:table-cell>
          <table:table-cell table:formula="of:=[.G94]+[.H94]" office:value-type="float" office:value="81.9178075196369" calcext:value-type="float">
            <text:p>81,91780751963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08-04" calcext:value-type="date">
            <text:p>1945-08-04 00:00</text:p>
          </table:table-cell>
          <table:table-cell office:value-type="float" office:value="4" calcext:value-type="float">
            <text:p>4</text:p>
          </table:table-cell>
          <table:table-cell table:formula="of:=IF(MOD([.A95]; 7) = 4; 18; 20)" office:value-type="float" office:value="20" calcext:value-type="float">
            <text:p>20</text:p>
          </table:table-cell>
          <table:table-cell table:formula="of:=[.E94]*0.997" office:value-type="float" office:value="2.72240180323593" calcext:value-type="float">
            <text:p>2,72240180323593</text:p>
          </table:table-cell>
          <table:table-cell table:formula="of:=[.F94]*0.997" office:value-type="float" office:value="6.80600450808984" calcext:value-type="float">
            <text:p>6,80600450808984</text:p>
          </table:table-cell>
          <table:table-cell table:formula="of:=[.D95]*[.E95]" office:value-type="float" office:value="54.4480360647187" calcext:value-type="float">
            <text:p>54,4480360647187</text:p>
          </table:table-cell>
          <table:table-cell table:formula="of:=[.C95]*[.F95]" office:value-type="float" office:value="27.2240180323594" calcext:value-type="float">
            <text:p>27,2240180323594</text:p>
          </table:table-cell>
          <table:table-cell table:formula="of:=[.G95]+[.H95]" office:value-type="float" office:value="81.672054097078" calcext:value-type="float">
            <text:p>81,6720540970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45-08-05" calcext:value-type="date">
            <text:p>1945-08-05 00:00</text:p>
          </table:table-cell>
          <table:table-cell office:value-type="float" office:value="4" calcext:value-type="float">
            <text:p>4</text:p>
          </table:table-cell>
          <table:table-cell table:formula="of:=IF(MOD([.A96]; 7) = 4; 18; 20)" office:value-type="float" office:value="18" calcext:value-type="float">
            <text:p>18</text:p>
          </table:table-cell>
          <table:table-cell table:formula="of:=[.E95]*0.997" office:value-type="float" office:value="2.71423459782623" calcext:value-type="float">
            <text:p>2,71423459782623</text:p>
          </table:table-cell>
          <table:table-cell table:formula="of:=[.F95]*0.997" office:value-type="float" office:value="6.78558649456557" calcext:value-type="float">
            <text:p>6,78558649456557</text:p>
          </table:table-cell>
          <table:table-cell table:formula="of:=[.D96]*[.E96]" office:value-type="float" office:value="48.8562227608721" calcext:value-type="float">
            <text:p>48,8562227608721</text:p>
          </table:table-cell>
          <table:table-cell table:formula="of:=[.C96]*[.F96]" office:value-type="float" office:value="27.1423459782623" calcext:value-type="float">
            <text:p>27,1423459782623</text:p>
          </table:table-cell>
          <table:table-cell table:formula="of:=[.G96]+[.H96]" office:value-type="float" office:value="75.9985687391343" calcext:value-type="float">
            <text:p>75,99856873913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5-08-06" calcext:value-type="date">
            <text:p>1945-08-06 00:00</text:p>
          </table:table-cell>
          <table:table-cell office:value-type="float" office:value="4" calcext:value-type="float">
            <text:p>4</text:p>
          </table:table-cell>
          <table:table-cell table:formula="of:=IF(MOD([.A97]; 7) = 4; 18; 20)" office:value-type="float" office:value="20" calcext:value-type="float">
            <text:p>20</text:p>
          </table:table-cell>
          <table:table-cell table:formula="of:=[.E96]*0.997" office:value-type="float" office:value="2.70609189403275" calcext:value-type="float">
            <text:p>2,70609189403275</text:p>
          </table:table-cell>
          <table:table-cell table:formula="of:=[.F96]*0.997" office:value-type="float" office:value="6.76522973508187" calcext:value-type="float">
            <text:p>6,76522973508187</text:p>
          </table:table-cell>
          <table:table-cell table:formula="of:=[.D97]*[.E97]" office:value-type="float" office:value="54.1218378806549" calcext:value-type="float">
            <text:p>54,1218378806549</text:p>
          </table:table-cell>
          <table:table-cell table:formula="of:=[.C97]*[.F97]" office:value-type="float" office:value="27.0609189403275" calcext:value-type="float">
            <text:p>27,0609189403275</text:p>
          </table:table-cell>
          <table:table-cell table:formula="of:=[.G97]+[.H97]" office:value-type="float" office:value="81.1827568209824" calcext:value-type="float">
            <text:p>81,18275682098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45-08-07" calcext:value-type="date">
            <text:p>1945-08-07 00:00</text:p>
          </table:table-cell>
          <table:table-cell office:value-type="float" office:value="4" calcext:value-type="float">
            <text:p>4</text:p>
          </table:table-cell>
          <table:table-cell table:formula="of:=IF(MOD([.A98]; 7) = 4; 18; 20)" office:value-type="float" office:value="20" calcext:value-type="float">
            <text:p>20</text:p>
          </table:table-cell>
          <table:table-cell table:formula="of:=[.E97]*0.997" office:value-type="float" office:value="2.69797361835065" calcext:value-type="float">
            <text:p>2,69797361835065</text:p>
          </table:table-cell>
          <table:table-cell table:formula="of:=[.F97]*0.997" office:value-type="float" office:value="6.74493404587663" calcext:value-type="float">
            <text:p>6,74493404587663</text:p>
          </table:table-cell>
          <table:table-cell table:formula="of:=[.D98]*[.E98]" office:value-type="float" office:value="53.959472367013" calcext:value-type="float">
            <text:p>53,959472367013</text:p>
          </table:table-cell>
          <table:table-cell table:formula="of:=[.C98]*[.F98]" office:value-type="float" office:value="26.9797361835065" calcext:value-type="float">
            <text:p>26,9797361835065</text:p>
          </table:table-cell>
          <table:table-cell table:formula="of:=[.G98]+[.H98]" office:value-type="float" office:value="80.9392085505195" calcext:value-type="float">
            <text:p>80,93920855051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45-08-08" calcext:value-type="date">
            <text:p>1945-08-08 00:00</text:p>
          </table:table-cell>
          <table:table-cell office:value-type="float" office:value="4" calcext:value-type="float">
            <text:p>4</text:p>
          </table:table-cell>
          <table:table-cell table:formula="of:=IF(MOD([.A99]; 7) = 4; 18; 20)" office:value-type="float" office:value="20" calcext:value-type="float">
            <text:p>20</text:p>
          </table:table-cell>
          <table:table-cell table:formula="of:=[.E98]*0.997" office:value-type="float" office:value="2.6898796974956" calcext:value-type="float">
            <text:p>2,6898796974956</text:p>
          </table:table-cell>
          <table:table-cell table:formula="of:=[.F98]*0.997" office:value-type="float" office:value="6.724699243739" calcext:value-type="float">
            <text:p>6,724699243739</text:p>
          </table:table-cell>
          <table:table-cell table:formula="of:=[.D99]*[.E99]" office:value-type="float" office:value="53.7975939499119" calcext:value-type="float">
            <text:p>53,7975939499119</text:p>
          </table:table-cell>
          <table:table-cell table:formula="of:=[.C99]*[.F99]" office:value-type="float" office:value="26.898796974956" calcext:value-type="float">
            <text:p>26,898796974956</text:p>
          </table:table-cell>
          <table:table-cell table:formula="of:=[.G99]+[.H99]" office:value-type="float" office:value="80.6963909248679" calcext:value-type="float">
            <text:p>80,69639092486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45-08-09" calcext:value-type="date">
            <text:p>1945-08-09 00:00</text:p>
          </table:table-cell>
          <table:table-cell office:value-type="float" office:value="4" calcext:value-type="float">
            <text:p>4</text:p>
          </table:table-cell>
          <table:table-cell table:formula="of:=IF(MOD([.A100]; 7) = 4; 18; 20)" office:value-type="float" office:value="20" calcext:value-type="float">
            <text:p>20</text:p>
          </table:table-cell>
          <table:table-cell table:formula="of:=[.E99]*0.997" office:value-type="float" office:value="2.68181005840311" calcext:value-type="float">
            <text:p>2,68181005840311</text:p>
          </table:table-cell>
          <table:table-cell table:formula="of:=[.F99]*0.997" office:value-type="float" office:value="6.70452514600778" calcext:value-type="float">
            <text:p>6,70452514600778</text:p>
          </table:table-cell>
          <table:table-cell table:formula="of:=[.D100]*[.E100]" office:value-type="float" office:value="53.6362011680622" calcext:value-type="float">
            <text:p>53,6362011680622</text:p>
          </table:table-cell>
          <table:table-cell table:formula="of:=[.C100]*[.F100]" office:value-type="float" office:value="26.8181005840311" calcext:value-type="float">
            <text:p>26,8181005840311</text:p>
          </table:table-cell>
          <table:table-cell table:formula="of:=[.G100]+[.H100]" office:value-type="float" office:value="80.4543017520933" calcext:value-type="float">
            <text:p>80,45430175209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45-08-10" calcext:value-type="date">
            <text:p>1945-08-10 00:00</text:p>
          </table:table-cell>
          <table:table-cell office:value-type="float" office:value="4" calcext:value-type="float">
            <text:p>4</text:p>
          </table:table-cell>
          <table:table-cell table:formula="of:=IF(MOD([.A101]; 7) = 4; 18; 20)" office:value-type="float" office:value="20" calcext:value-type="float">
            <text:p>20</text:p>
          </table:table-cell>
          <table:table-cell table:formula="of:=[.E100]*0.997" office:value-type="float" office:value="2.6737646282279" calcext:value-type="float">
            <text:p>2,6737646282279</text:p>
          </table:table-cell>
          <table:table-cell table:formula="of:=[.F100]*0.997" office:value-type="float" office:value="6.68441157056976" calcext:value-type="float">
            <text:p>6,68441157056976</text:p>
          </table:table-cell>
          <table:table-cell table:formula="of:=[.D101]*[.E101]" office:value-type="float" office:value="53.475292564558" calcext:value-type="float">
            <text:p>53,475292564558</text:p>
          </table:table-cell>
          <table:table-cell table:formula="of:=[.C101]*[.F101]" office:value-type="float" office:value="26.737646282279" calcext:value-type="float">
            <text:p>26,737646282279</text:p>
          </table:table-cell>
          <table:table-cell table:formula="of:=[.G101]+[.H101]" office:value-type="float" office:value="80.212938846837" calcext:value-type="float">
            <text:p>80,2129388468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45-08-11" calcext:value-type="date">
            <text:p>1945-08-11 00:00</text:p>
          </table:table-cell>
          <table:table-cell office:value-type="float" office:value="4" calcext:value-type="float">
            <text:p>4</text:p>
          </table:table-cell>
          <table:table-cell table:formula="of:=IF(MOD([.A102]; 7) = 4; 18; 20)" office:value-type="float" office:value="20" calcext:value-type="float">
            <text:p>20</text:p>
          </table:table-cell>
          <table:table-cell table:formula="of:=[.E101]*0.997" office:value-type="float" office:value="2.66574333434322" calcext:value-type="float">
            <text:p>2,66574333434322</text:p>
          </table:table-cell>
          <table:table-cell table:formula="of:=[.F101]*0.997" office:value-type="float" office:value="6.66435833585805" calcext:value-type="float">
            <text:p>6,66435833585805</text:p>
          </table:table-cell>
          <table:table-cell table:formula="of:=[.D102]*[.E102]" office:value-type="float" office:value="53.3148666868643" calcext:value-type="float">
            <text:p>53,3148666868643</text:p>
          </table:table-cell>
          <table:table-cell table:formula="of:=[.C102]*[.F102]" office:value-type="float" office:value="26.6574333434322" calcext:value-type="float">
            <text:p>26,6574333434322</text:p>
          </table:table-cell>
          <table:table-cell table:formula="of:=[.G102]+[.H102]" office:value-type="float" office:value="79.9723000302965" calcext:value-type="float">
            <text:p>79,97230003029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45-08-12" calcext:value-type="date">
            <text:p>1945-08-12 00:00</text:p>
          </table:table-cell>
          <table:table-cell office:value-type="float" office:value="4" calcext:value-type="float">
            <text:p>4</text:p>
          </table:table-cell>
          <table:table-cell table:formula="of:=IF(MOD([.A103]; 7) = 4; 18; 20)" office:value-type="float" office:value="18" calcext:value-type="float">
            <text:p>18</text:p>
          </table:table-cell>
          <table:table-cell table:formula="of:=[.E102]*0.997" office:value-type="float" office:value="2.65774610434019" calcext:value-type="float">
            <text:p>2,65774610434019</text:p>
          </table:table-cell>
          <table:table-cell table:formula="of:=[.F102]*0.997" office:value-type="float" office:value="6.64436526085047" calcext:value-type="float">
            <text:p>6,64436526085047</text:p>
          </table:table-cell>
          <table:table-cell table:formula="of:=[.D103]*[.E103]" office:value-type="float" office:value="47.8394298781234" calcext:value-type="float">
            <text:p>47,8394298781234</text:p>
          </table:table-cell>
          <table:table-cell table:formula="of:=[.C103]*[.F103]" office:value-type="float" office:value="26.5774610434019" calcext:value-type="float">
            <text:p>26,5774610434019</text:p>
          </table:table-cell>
          <table:table-cell table:formula="of:=[.G103]+[.H103]" office:value-type="float" office:value="74.4168909215253" calcext:value-type="float">
            <text:p>74,41689092152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45-08-13" calcext:value-type="date">
            <text:p>1945-08-13 00:00</text:p>
          </table:table-cell>
          <table:table-cell office:value-type="float" office:value="4" calcext:value-type="float">
            <text:p>4</text:p>
          </table:table-cell>
          <table:table-cell table:formula="of:=IF(MOD([.A104]; 7) = 4; 18; 20)" office:value-type="float" office:value="20" calcext:value-type="float">
            <text:p>20</text:p>
          </table:table-cell>
          <table:table-cell table:formula="of:=[.E103]*0.997" office:value-type="float" office:value="2.64977286602717" calcext:value-type="float">
            <text:p>2,64977286602717</text:p>
          </table:table-cell>
          <table:table-cell table:formula="of:=[.F103]*0.997" office:value-type="float" office:value="6.62443216506792" calcext:value-type="float">
            <text:p>6,62443216506792</text:p>
          </table:table-cell>
          <table:table-cell table:formula="of:=[.D104]*[.E104]" office:value-type="float" office:value="52.9954573205433" calcext:value-type="float">
            <text:p>52,9954573205433</text:p>
          </table:table-cell>
          <table:table-cell table:formula="of:=[.C104]*[.F104]" office:value-type="float" office:value="26.4977286602717" calcext:value-type="float">
            <text:p>26,4977286602717</text:p>
          </table:table-cell>
          <table:table-cell table:formula="of:=[.G104]+[.H104]" office:value-type="float" office:value="79.493185980815" calcext:value-type="float">
            <text:p>79,493185980815</text:p>
          </table:table-cell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office:value-type="date" office:date-value="1945-08-14" calcext:value-type="date">
            <text:p>1945-08-14 00:00</text:p>
          </table:table-cell>
          <table:table-cell office:value-type="float" office:value="4" calcext:value-type="float">
            <text:p>4</text:p>
          </table:table-cell>
          <table:table-cell table:formula="of:=IF(MOD([.A105]; 7) = 4; 18; 20)" office:value-type="float" office:value="20" calcext:value-type="float">
            <text:p>20</text:p>
          </table:table-cell>
          <table:table-cell table:formula="of:=[.E104]*0.997" office:value-type="float" office:value="2.64182354742909" calcext:value-type="float">
            <text:p>2,64182354742909</text:p>
          </table:table-cell>
          <table:table-cell table:formula="of:=[.F104]*0.997" office:value-type="float" office:value="6.60455886857272" calcext:value-type="float">
            <text:p>6,60455886857272</text:p>
          </table:table-cell>
          <table:table-cell table:formula="of:=[.D105]*[.E105]" office:value-type="float" office:value="52.8364709485817" calcext:value-type="float">
            <text:p>52,8364709485817</text:p>
          </table:table-cell>
          <table:table-cell table:formula="of:=[.C105]*[.F105]" office:value-type="float" office:value="26.4182354742909" calcext:value-type="float">
            <text:p>26,4182354742909</text:p>
          </table:table-cell>
          <table:table-cell table:formula="of:=[.G105]+[.H105]" office:value-type="float" office:value="79.2547064228726" calcext:value-type="float">
            <text:p>79,25470642287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45-08-15" calcext:value-type="date">
            <text:p>1945-08-15 00:00</text:p>
          </table:table-cell>
          <table:table-cell office:value-type="float" office:value="4" calcext:value-type="float">
            <text:p>4</text:p>
          </table:table-cell>
          <table:table-cell table:formula="of:=IF(MOD([.A106]; 7) = 4; 18; 20)" office:value-type="float" office:value="20" calcext:value-type="float">
            <text:p>20</text:p>
          </table:table-cell>
          <table:table-cell table:formula="of:=[.E105]*0.997" office:value-type="float" office:value="2.6338980767868" calcext:value-type="float">
            <text:p>2,6338980767868</text:p>
          </table:table-cell>
          <table:table-cell table:formula="of:=[.F105]*0.997" office:value-type="float" office:value="6.584745191967" calcext:value-type="float">
            <text:p>6,584745191967</text:p>
          </table:table-cell>
          <table:table-cell table:formula="of:=[.D106]*[.E106]" office:value-type="float" office:value="52.677961535736" calcext:value-type="float">
            <text:p>52,677961535736</text:p>
          </table:table-cell>
          <table:table-cell table:formula="of:=[.C106]*[.F106]" office:value-type="float" office:value="26.338980767868" calcext:value-type="float">
            <text:p>26,338980767868</text:p>
          </table:table-cell>
          <table:table-cell table:formula="of:=[.G106]+[.H106]" office:value-type="float" office:value="79.016942303604" calcext:value-type="float">
            <text:p>79,0169423036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45-08-16" calcext:value-type="date">
            <text:p>1945-08-16 00:00</text:p>
          </table:table-cell>
          <table:table-cell office:value-type="float" office:value="4" calcext:value-type="float">
            <text:p>4</text:p>
          </table:table-cell>
          <table:table-cell table:formula="of:=IF(MOD([.A107]; 7) = 4; 18; 20)" office:value-type="float" office:value="20" calcext:value-type="float">
            <text:p>20</text:p>
          </table:table-cell>
          <table:table-cell table:formula="of:=[.E106]*0.997" office:value-type="float" office:value="2.62599638255644" calcext:value-type="float">
            <text:p>2,62599638255644</text:p>
          </table:table-cell>
          <table:table-cell table:formula="of:=[.F106]*0.997" office:value-type="float" office:value="6.5649909563911" calcext:value-type="float">
            <text:p>6,5649909563911</text:p>
          </table:table-cell>
          <table:table-cell table:formula="of:=[.D107]*[.E107]" office:value-type="float" office:value="52.5199276511288" calcext:value-type="float">
            <text:p>52,5199276511288</text:p>
          </table:table-cell>
          <table:table-cell table:formula="of:=[.C107]*[.F107]" office:value-type="float" office:value="26.2599638255644" calcext:value-type="float">
            <text:p>26,2599638255644</text:p>
          </table:table-cell>
          <table:table-cell table:formula="of:=[.G107]+[.H107]" office:value-type="float" office:value="78.7798914766932" calcext:value-type="float">
            <text:p>78,77989147669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45-08-17" calcext:value-type="date">
            <text:p>1945-08-17 00:00</text:p>
          </table:table-cell>
          <table:table-cell office:value-type="float" office:value="4" calcext:value-type="float">
            <text:p>4</text:p>
          </table:table-cell>
          <table:table-cell table:formula="of:=IF(MOD([.A108]; 7) = 4; 18; 20)" office:value-type="float" office:value="20" calcext:value-type="float">
            <text:p>20</text:p>
          </table:table-cell>
          <table:table-cell table:formula="of:=[.E107]*0.997" office:value-type="float" office:value="2.61811839340877" calcext:value-type="float">
            <text:p>2,61811839340877</text:p>
          </table:table-cell>
          <table:table-cell table:formula="of:=[.F107]*0.997" office:value-type="float" office:value="6.54529598352193" calcext:value-type="float">
            <text:p>6,54529598352193</text:p>
          </table:table-cell>
          <table:table-cell table:formula="of:=[.D108]*[.E108]" office:value-type="float" office:value="52.3623678681754" calcext:value-type="float">
            <text:p>52,3623678681754</text:p>
          </table:table-cell>
          <table:table-cell table:formula="of:=[.C108]*[.F108]" office:value-type="float" office:value="26.1811839340877" calcext:value-type="float">
            <text:p>26,1811839340877</text:p>
          </table:table-cell>
          <table:table-cell table:formula="of:=[.G108]+[.H108]" office:value-type="float" office:value="78.5435518022631" calcext:value-type="float">
            <text:p>78,5435518022631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ce3" table:formula="of:=ROUND(SUM([.I2:.I108]);1)" office:value-type="float" office:value="9811.7" calcext:value-type="float">
            <text:p>981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20:17:23.885399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9:06:11.005526663</meta:creation-date>
    <dc:date>2022-04-21T20:41:49.060252129</dc:date>
    <meta:editing-duration>PT1H21M54S</meta:editing-duration>
    <meta:editing-cycles>29</meta:editing-cycles>
    <meta:generator>LibreOffice/6.4.7.2$Linux_X86_64 LibreOffice_project/40$Build-2</meta:generator>
    <meta:document-statistic meta:table-count="3" meta:cell-count="30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316cm" chart:style-name="ch2">
          <text:p>Zadanie 3</text:p>
        </chart:title>
        <chart:plot-area chart:style-name="ch3" table:cell-range-address="'zad1,2,3'.I2:'zad1,2,3'.I108" svg:x="1.331cm" svg:y="1.275cm" svg:width="14.349cm" svg:height="6.564cm">
          <chartooo:coordinate-region svg:x="2.138cm" svg:y="1.396cm" svg:width="13.542cm" svg:height="5.441cm"/>
          <chart:axis chart:dimension="x" chart:name="primary-x" chart:style-name="ch4">
            <chart:title svg:x="8.196cm" svg:y="8.019cm" chart:style-name="ch5">
              <text:p>Dni</text:p>
            </chart:title>
          </chart:axis>
          <chart:axis chart:dimension="y" chart:name="primary-y" chart:style-name="ch6">
            <chart:title svg:x="0.451cm" svg:y="5.342cm" chart:style-name="ch7">
              <text:p>Odległość</text:p>
            </chart:title>
            <chart:grid chart:style-name="ch8" chart:class="major"/>
          </chart:axis>
          <chart:series chart:style-name="ch9" chart:values-cell-range-address="'zad1,2,3'.I2:'zad1,2,3'.I108" chart:class="chart:bar">
            <chart:data-point chart:repeated="10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'zad1,2,3'.I2:'zad1,2,3'.I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.612">
                <text:p>117.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.43588">
                <text:p>116.43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.2715212">
                <text:p>115.2715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118805988">
                <text:p>114.118805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97761792812">
                <text:p>112.97761792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847841748839">
                <text:p>111.847841748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72936333135">
                <text:p>110.72936333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622069698037">
                <text:p>109.622069698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.525849001057">
                <text:p>108.525849001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.440590511046">
                <text:p>107.440590511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.366184605936">
                <text:p>106.366184605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.302522759876">
                <text:p>105.302522759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.249497532277">
                <text:p>104.249497532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.207002556955">
                <text:p>103.207002556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174932531385">
                <text:p>102.174932531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153183206071">
                <text:p>101.153183206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141651374011">
                <text:p>100.141651374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1402348602704">
                <text:p>99.1402348602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1488325116677">
                <text:p>98.1488325116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167344186551">
                <text:p>97.167344186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1956707446855">
                <text:p>96.1956707446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337140372386">
                <text:p>95.2337140372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.2813768968663">
                <text:p>94.2813768968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.3385631278976">
                <text:p>93.3385631278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.4051774966186">
                <text:p>92.4051774966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4811257216524">
                <text:p>91.4811257216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5663144644359">
                <text:p>90.5663144644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6606513197915">
                <text:p>89.6606513197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7640448065936">
                <text:p>88.7640448065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8764043585276">
                <text:p>87.8764043585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.9976403149423">
                <text:p>86.9976403149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1276639117929">
                <text:p>86.1276639117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.266387272675">
                <text:p>85.266387272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.4137233999482">
                <text:p>84.41372339994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5695861659488">
                <text:p>83.5695861659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.7338903042893">
                <text:p>82.7338903042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.9065514012464">
                <text:p>81.9065514012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.0874858872339">
                <text:p>81.0874858872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2766110283616">
                <text:p>80.2766110283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473844918078">
                <text:p>79.473844918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6791064688972">
                <text:p>78.6791064688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8923154042082">
                <text:p>77.8923154042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.1133922501661">
                <text:p>77.113392250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.3422583276645">
                <text:p>76.3422583276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5788357443878">
                <text:p>75.57883574438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.8230473869439">
                <text:p>74.82304738694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.0748169130745">
                <text:p>74.0748169130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3340687439438">
                <text:p>73.3340687439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6007280565043">
                <text:p>72.6007280565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8747207759393">
                <text:p>71.8747207759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.1559735681799">
                <text:p>71.1559735681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4444138324981">
                <text:p>70.4444138324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7399696941731">
                <text:p>69.7399696941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0425699972314">
                <text:p>69.0425699972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.352144297259">
                <text:p>68.352144297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686228542865">
                <text:p>67.6686228542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9919366257436">
                <text:p>66.9919366257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.3220172594862">
                <text:p>66.3220172594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.6587970868913">
                <text:p>65.65879708689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0022091160224">
                <text:p>65.0022091160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.3521870248622">
                <text:p>64.35218702486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7086651546135">
                <text:p>63.7086651546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0715785030674">
                <text:p>63.0715785030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.4408627180367">
                <text:p>62.44086271803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.8164540908564">
                <text:p>61.8164540908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1982895499478">
                <text:p>61.1982895499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5863066544483">
                <text:p>60.5863066544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.9804435879038">
                <text:p>59.9804435879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.3806391520248">
                <text:p>59.3806391520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868327605045">
                <text:p>58.78683276050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8155602228563">
                <text:p>52.8155602228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.2874046206278">
                <text:p>52.2874046206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.7645305744215">
                <text:p>51.7645305744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.2468852686773">
                <text:p>51.2468852686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.7344164159905">
                <text:p>50.73441641599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.2270722518306">
                <text:p>50.22707225183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7248015293123">
                <text:p>49.7248015293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2275535140192">
                <text:p>49.2275535140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735277978879">
                <text:p>48.735277978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2479251990902">
                <text:p>48.24792519909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7654459470993">
                <text:p>47.7654459470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.2877914876283">
                <text:p>47.28779148762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814913572752">
                <text:p>46.8149135727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3467644370245">
                <text:p>46.3467644370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.8832967926542">
                <text:p>45.8832967926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4244638247277">
                <text:p>45.42446382472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9702191864804">
                <text:p>44.97021918648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5205169946156">
                <text:p>44.5205169946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0753118246695">
                <text:p>44.0753118246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.6345587064228">
                <text:p>43.6345587064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1982131193585">
                <text:p>43.19821311935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766230988165">
                <text:p>42.766230988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.3385686782833">
                <text:p>42.33856867828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.9151829915005">
                <text:p>41.9151829915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4960311615855">
                <text:p>41.49603116158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810708499696">
                <text:p>41.0810708499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.6702601414699">
                <text:p>40.6702601414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.2635575400552">
                <text:p>40.26355754005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.8609219646546">
                <text:p>39.8609219646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.4623127450081">
                <text:p>39.4623127450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.067689617558">
                <text:p>39.0676896175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.6770127213824">
                <text:p>38.6770127213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.2902425941686">
                <text:p>38.2902425941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0150965012766">
                <text:p>31.0150965012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